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9.518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15.96cm"/>
    </style:style>
    <style:style style:name="co9" style:family="table-column">
      <style:table-column-properties fo:break-before="auto" style:column-width="11.16cm"/>
    </style:style>
    <style:style style:name="co10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khi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00000</text:p>
          </table:table-cell>
          <table:table-cell office:value-type="string">
            <text:p>NON FUNGSIONAL</text:p>
          </table:table-cell>
          <table:table-cell office:value-type="string">
            <text:p>00</text:p>
          </table:table-cell>
          <table:table-cell/>
          <table:table-cell table:formula="of:=&quot;('&quot;&amp;[.B1]&amp;&quot;','&quot;&amp;[.C1]&amp;&quot;','&quot;&amp;[.D1]&amp;&quot;'),&quot;" office:value-type="string" office:string-value="('00000','NON FUNGSIONAL','00'),">
            <text:p>('00000','NON FUNGSIONAL','00'),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001</text:p>
          </table:table-cell>
          <table:table-cell office:value-type="string">
            <text:p>DOKTER KHUSUS</text:p>
          </table:table-cell>
          <table:table-cell office:value-type="string">
            <text:p>00</text:p>
          </table:table-cell>
          <table:table-cell/>
          <table:table-cell table:formula="of:=&quot;('&quot;&amp;[.B2]&amp;&quot;','&quot;&amp;[.C2]&amp;&quot;','&quot;&amp;[.D2]&amp;&quot;'),&quot;" office:value-type="string" office:string-value="('00001','DOKTER KHUSUS','00'),">
            <text:p>('00001','DOKTER KHUSUS','00'),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0201</text:p>
          </table:table-cell>
          <table:table-cell office:value-type="string">
            <text:p>PRANATA HUBUNGAN MASYARAKAT MADYA</text:p>
          </table:table-cell>
          <table:table-cell office:value-type="string">
            <text:p>01</text:p>
          </table:table-cell>
          <table:table-cell/>
          <table:table-cell table:formula="of:=&quot;('&quot;&amp;[.B3]&amp;&quot;','&quot;&amp;[.C3]&amp;&quot;','&quot;&amp;[.D3]&amp;&quot;'),&quot;" office:value-type="string" office:string-value="('00201','PRANATA HUBUNGAN MASYARAKAT MADYA','01'),">
            <text:p>('00201','PRANATA HUBUNGAN MASYARAKAT MADYA','01'),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0202</text:p>
          </table:table-cell>
          <table:table-cell office:value-type="string">
            <text:p>PRANATA HUBUNGAN MASYARAKAT MUDA</text:p>
          </table:table-cell>
          <table:table-cell office:value-type="string">
            <text:p>01</text:p>
          </table:table-cell>
          <table:table-cell/>
          <table:table-cell table:formula="of:=&quot;('&quot;&amp;[.B4]&amp;&quot;','&quot;&amp;[.C4]&amp;&quot;','&quot;&amp;[.D4]&amp;&quot;'),&quot;" office:value-type="string" office:string-value="('00202','PRANATA HUBUNGAN MASYARAKAT MUDA','01'),">
            <text:p>('00202','PRANATA HUBUNGAN MASYARAKAT MUDA','01'),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0203</text:p>
          </table:table-cell>
          <table:table-cell office:value-type="string">
            <text:p>PRANATA HUBUNGAN MASYARAKAT PRATAMA</text:p>
          </table:table-cell>
          <table:table-cell office:value-type="string">
            <text:p>01</text:p>
          </table:table-cell>
          <table:table-cell/>
          <table:table-cell table:formula="of:=&quot;('&quot;&amp;[.B5]&amp;&quot;','&quot;&amp;[.C5]&amp;&quot;','&quot;&amp;[.D5]&amp;&quot;'),&quot;" office:value-type="string" office:string-value="('00203','PRANATA HUBUNGAN MASYARAKAT PRATAMA','01'),">
            <text:p>('00203','PRANATA HUBUNGAN MASYARAKAT PRATAMA','01'),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0204</text:p>
          </table:table-cell>
          <table:table-cell office:value-type="string">
            <text:p>PRANATA HUBUNGAN MASYARAKAT PENYELIA</text:p>
          </table:table-cell>
          <table:table-cell office:value-type="string">
            <text:p>01</text:p>
          </table:table-cell>
          <table:table-cell/>
          <table:table-cell table:formula="of:=&quot;('&quot;&amp;[.B6]&amp;&quot;','&quot;&amp;[.C6]&amp;&quot;','&quot;&amp;[.D6]&amp;&quot;'),&quot;" office:value-type="string" office:string-value="('00204','PRANATA HUBUNGAN MASYARAKAT PENYELIA','01'),">
            <text:p>('00204','PRANATA HUBUNGAN MASYARAKAT PENYELIA','01'),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0205</text:p>
          </table:table-cell>
          <table:table-cell office:value-type="string">
            <text:p>PRANATA HUBUNGAN PELAKSANA LANJUTAN</text:p>
          </table:table-cell>
          <table:table-cell office:value-type="string">
            <text:p>01</text:p>
          </table:table-cell>
          <table:table-cell/>
          <table:table-cell table:formula="of:=&quot;('&quot;&amp;[.B7]&amp;&quot;','&quot;&amp;[.C7]&amp;&quot;','&quot;&amp;[.D7]&amp;&quot;'),&quot;" office:value-type="string" office:string-value="('00205','PRANATA HUBUNGAN PELAKSANA LANJUTAN','01'),">
            <text:p>('00205','PRANATA HUBUNGAN PELAKSANA LANJUTAN','01'),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0206</text:p>
          </table:table-cell>
          <table:table-cell office:value-type="string">
            <text:p>PRANATA HUBUNGAN PELAKSANA</text:p>
          </table:table-cell>
          <table:table-cell office:value-type="string">
            <text:p>01</text:p>
          </table:table-cell>
          <table:table-cell/>
          <table:table-cell table:formula="of:=&quot;('&quot;&amp;[.B8]&amp;&quot;','&quot;&amp;[.C8]&amp;&quot;','&quot;&amp;[.D8]&amp;&quot;'),&quot;" office:value-type="string" office:string-value="('00206','PRANATA HUBUNGAN PELAKSANA','01'),">
            <text:p>('00206','PRANATA HUBUNGAN PELAKSANA','01'),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0207</text:p>
          </table:table-cell>
          <table:table-cell office:value-type="string">
            <text:p>PRANATA HUBUNGAN PELAKSANA PEMULA</text:p>
          </table:table-cell>
          <table:table-cell office:value-type="string">
            <text:p>01</text:p>
          </table:table-cell>
          <table:table-cell/>
          <table:table-cell table:formula="of:=&quot;('&quot;&amp;[.B9]&amp;&quot;','&quot;&amp;[.C9]&amp;&quot;','&quot;&amp;[.D9]&amp;&quot;'),&quot;" office:value-type="string" office:string-value="('00207','PRANATA HUBUNGAN PELAKSANA PEMULA','01'),">
            <text:p>('00207','PRANATA HUBUNGAN PELAKSANA PEMULA','01'),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0301</text:p>
          </table:table-cell>
          <table:table-cell office:value-type="string">
            <text:p>PENELITI UTAMA</text:p>
          </table:table-cell>
          <table:table-cell office:value-type="string">
            <text:p>02</text:p>
          </table:table-cell>
          <table:table-cell/>
          <table:table-cell table:formula="of:=&quot;('&quot;&amp;[.B10]&amp;&quot;','&quot;&amp;[.C10]&amp;&quot;','&quot;&amp;[.D10]&amp;&quot;'),&quot;" office:value-type="string" office:string-value="('00301','PENELITI UTAMA','02'),">
            <text:p>('00301','PENELITI UTAMA','02'),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0302</text:p>
          </table:table-cell>
          <table:table-cell office:value-type="string">
            <text:p>PENELITI MADYA</text:p>
          </table:table-cell>
          <table:table-cell office:value-type="string">
            <text:p>02</text:p>
          </table:table-cell>
          <table:table-cell/>
          <table:table-cell table:formula="of:=&quot;('&quot;&amp;[.B11]&amp;&quot;','&quot;&amp;[.C11]&amp;&quot;','&quot;&amp;[.D11]&amp;&quot;'),&quot;" office:value-type="string" office:string-value="('00302','PENELITI MADYA','02'),">
            <text:p>('00302','PENELITI MADYA','02'),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00303</text:p>
          </table:table-cell>
          <table:table-cell office:value-type="string">
            <text:p>PENELITI MUDA</text:p>
          </table:table-cell>
          <table:table-cell office:value-type="string">
            <text:p>02</text:p>
          </table:table-cell>
          <table:table-cell/>
          <table:table-cell table:formula="of:=&quot;('&quot;&amp;[.B12]&amp;&quot;','&quot;&amp;[.C12]&amp;&quot;','&quot;&amp;[.D12]&amp;&quot;'),&quot;" office:value-type="string" office:string-value="('00303','PENELITI MUDA','02'),">
            <text:p>('00303','PENELITI MUDA','02'),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00304</text:p>
          </table:table-cell>
          <table:table-cell office:value-type="string">
            <text:p>PENELITI PERTAMA</text:p>
          </table:table-cell>
          <table:table-cell office:value-type="string">
            <text:p>02</text:p>
          </table:table-cell>
          <table:table-cell/>
          <table:table-cell table:formula="of:=&quot;('&quot;&amp;[.B13]&amp;&quot;','&quot;&amp;[.C13]&amp;&quot;','&quot;&amp;[.D13]&amp;&quot;'),&quot;" office:value-type="string" office:string-value="('00304','PENELITI PERTAMA','02'),">
            <text:p>('00304','PENELITI PERTAMA','02'),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00305</text:p>
          </table:table-cell>
          <table:table-cell office:value-type="string">
            <text:p>AJUN PENELITI MUDA (SK LAMA)</text:p>
          </table:table-cell>
          <table:table-cell office:value-type="string">
            <text:p>02</text:p>
          </table:table-cell>
          <table:table-cell/>
          <table:table-cell table:formula="of:=&quot;('&quot;&amp;[.B14]&amp;&quot;','&quot;&amp;[.C14]&amp;&quot;','&quot;&amp;[.D14]&amp;&quot;'),&quot;" office:value-type="string" office:string-value="('00305','AJUN PENELITI MUDA (SK LAMA)','02'),">
            <text:p>('00305','AJUN PENELITI MUDA (SK LAMA)','02'),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00401</text:p>
          </table:table-cell>
          <table:table-cell office:value-type="string">
            <text:p>PEREKAYASA UTAMA</text:p>
          </table:table-cell>
          <table:table-cell office:value-type="string">
            <text:p>02</text:p>
          </table:table-cell>
          <table:table-cell/>
          <table:table-cell table:formula="of:=&quot;('&quot;&amp;[.B15]&amp;&quot;','&quot;&amp;[.C15]&amp;&quot;','&quot;&amp;[.D15]&amp;&quot;'),&quot;" office:value-type="string" office:string-value="('00401','PEREKAYASA UTAMA','02'),">
            <text:p>('00401','PEREKAYASA UTAMA','02'),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0402</text:p>
          </table:table-cell>
          <table:table-cell office:value-type="string">
            <text:p>PEREKAYASA MADYA</text:p>
          </table:table-cell>
          <table:table-cell office:value-type="string">
            <text:p>02</text:p>
          </table:table-cell>
          <table:table-cell/>
          <table:table-cell table:formula="of:=&quot;('&quot;&amp;[.B16]&amp;&quot;','&quot;&amp;[.C16]&amp;&quot;','&quot;&amp;[.D16]&amp;&quot;'),&quot;" office:value-type="string" office:string-value="('00402','PEREKAYASA MADYA','02'),">
            <text:p>('00402','PEREKAYASA MADYA','02'),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0403</text:p>
          </table:table-cell>
          <table:table-cell office:value-type="string">
            <text:p>PEREKAYASA MUDA</text:p>
          </table:table-cell>
          <table:table-cell office:value-type="string">
            <text:p>02</text:p>
          </table:table-cell>
          <table:table-cell/>
          <table:table-cell table:formula="of:=&quot;('&quot;&amp;[.B17]&amp;&quot;','&quot;&amp;[.C17]&amp;&quot;','&quot;&amp;[.D17]&amp;&quot;'),&quot;" office:value-type="string" office:string-value="('00403','PEREKAYASA MUDA','02'),">
            <text:p>('00403','PEREKAYASA MUDA','02'),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0404</text:p>
          </table:table-cell>
          <table:table-cell office:value-type="string">
            <text:p>PEREKAYASA PERTAMA</text:p>
          </table:table-cell>
          <table:table-cell office:value-type="string">
            <text:p>02</text:p>
          </table:table-cell>
          <table:table-cell/>
          <table:table-cell table:formula="of:=&quot;('&quot;&amp;[.B18]&amp;&quot;','&quot;&amp;[.C18]&amp;&quot;','&quot;&amp;[.D18]&amp;&quot;'),&quot;" office:value-type="string" office:string-value="('00404','PEREKAYASA PERTAMA','02'),">
            <text:p>('00404','PEREKAYASA PERTAMA','02'),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0501</text:p>
          </table:table-cell>
          <table:table-cell office:value-type="string">
            <text:p>TEKNISI PENELITIAN DAN PEREKAYASA PENYELIA</text:p>
          </table:table-cell>
          <table:table-cell office:value-type="string">
            <text:p>02</text:p>
          </table:table-cell>
          <table:table-cell/>
          <table:table-cell table:formula="of:=&quot;('&quot;&amp;[.B19]&amp;&quot;','&quot;&amp;[.C19]&amp;&quot;','&quot;&amp;[.D19]&amp;&quot;'),&quot;" office:value-type="string" office:string-value="('00501','TEKNISI PENELITIAN DAN PEREKAYASA PENYELIA','02'),">
            <text:p>('00501','TEKNISI PENELITIAN DAN PEREKAYASA PENYELIA','02'),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0502</text:p>
          </table:table-cell>
          <table:table-cell office:value-type="string">
            <text:p>TEKNISI PENELITIAN DAN PEREKAYASAAN PELAKSANA LANJUTAN</text:p>
          </table:table-cell>
          <table:table-cell office:value-type="string">
            <text:p>02</text:p>
          </table:table-cell>
          <table:table-cell/>
          <table:table-cell table:formula="of:=&quot;('&quot;&amp;[.B20]&amp;&quot;','&quot;&amp;[.C20]&amp;&quot;','&quot;&amp;[.D20]&amp;&quot;'),&quot;" office:value-type="string" office:string-value="('00502','TEKNISI PENELITIAN DAN PEREKAYASAAN PELAKSANA LANJUTAN','02'),">
            <text:p>('00502','TEKNISI PENELITIAN DAN PEREKAYASAAN PELAKSANA LANJUTAN','02'),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00503</text:p>
          </table:table-cell>
          <table:table-cell office:value-type="string">
            <text:p>TEKNISI PENELITIAN DAN PEREKAYASAAN PELAKSANA</text:p>
          </table:table-cell>
          <table:table-cell office:value-type="string">
            <text:p>02</text:p>
          </table:table-cell>
          <table:table-cell/>
          <table:table-cell table:formula="of:=&quot;('&quot;&amp;[.B21]&amp;&quot;','&quot;&amp;[.C21]&amp;&quot;','&quot;&amp;[.D21]&amp;&quot;'),&quot;" office:value-type="string" office:string-value="('00503','TEKNISI PENELITIAN DAN PEREKAYASAAN PELAKSANA','02'),">
            <text:p>('00503','TEKNISI PENELITIAN DAN PEREKAYASAAN PELAKSANA','02'),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0504</text:p>
          </table:table-cell>
          <table:table-cell office:value-type="string">
            <text:p>TEKNISI PENELITIAN DAN PEREKAYASAAN PELAKSANA PEMULA</text:p>
          </table:table-cell>
          <table:table-cell office:value-type="string">
            <text:p>02</text:p>
          </table:table-cell>
          <table:table-cell/>
          <table:table-cell table:formula="of:=&quot;('&quot;&amp;[.B22]&amp;&quot;','&quot;&amp;[.C22]&amp;&quot;','&quot;&amp;[.D22]&amp;&quot;'),&quot;" office:value-type="string" office:string-value="('00504','TEKNISI PENELITIAN DAN PEREKAYASAAN PELAKSANA PEMULA','02'),">
            <text:p>('00504','TEKNISI PENELITIAN DAN PEREKAYASAAN PELAKSANA PEMULA','02'),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0601</text:p>
          </table:table-cell>
          <table:table-cell office:value-type="string">
            <text:p>PENYULUH PERTANIAN UTAMA</text:p>
          </table:table-cell>
          <table:table-cell office:value-type="string">
            <text:p>03</text:p>
          </table:table-cell>
          <table:table-cell/>
          <table:table-cell table:formula="of:=&quot;('&quot;&amp;[.B23]&amp;&quot;','&quot;&amp;[.C23]&amp;&quot;','&quot;&amp;[.D23]&amp;&quot;'),&quot;" office:value-type="string" office:string-value="('00601','PENYULUH PERTANIAN UTAMA','03'),">
            <text:p>('00601','PENYULUH PERTANIAN UTAMA','03'),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00602</text:p>
          </table:table-cell>
          <table:table-cell office:value-type="string">
            <text:p>PENYULUH PERTANIAN MADYA</text:p>
          </table:table-cell>
          <table:table-cell office:value-type="string">
            <text:p>03</text:p>
          </table:table-cell>
          <table:table-cell/>
          <table:table-cell table:formula="of:=&quot;('&quot;&amp;[.B24]&amp;&quot;','&quot;&amp;[.C24]&amp;&quot;','&quot;&amp;[.D24]&amp;&quot;'),&quot;" office:value-type="string" office:string-value="('00602','PENYULUH PERTANIAN MADYA','03'),">
            <text:p>('00602','PENYULUH PERTANIAN MADYA','03'),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00603</text:p>
          </table:table-cell>
          <table:table-cell office:value-type="string">
            <text:p>PENYULUH PERTANIAN MUDA</text:p>
          </table:table-cell>
          <table:table-cell office:value-type="string">
            <text:p>03</text:p>
          </table:table-cell>
          <table:table-cell/>
          <table:table-cell table:formula="of:=&quot;('&quot;&amp;[.B25]&amp;&quot;','&quot;&amp;[.C25]&amp;&quot;','&quot;&amp;[.D25]&amp;&quot;'),&quot;" office:value-type="string" office:string-value="('00603','PENYULUH PERTANIAN MUDA','03'),">
            <text:p>('00603','PENYULUH PERTANIAN MUDA','03'),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00604</text:p>
          </table:table-cell>
          <table:table-cell office:value-type="string">
            <text:p>PENYULUH PERTANIAN PERTAMA</text:p>
          </table:table-cell>
          <table:table-cell office:value-type="string">
            <text:p>03</text:p>
          </table:table-cell>
          <table:table-cell/>
          <table:table-cell table:formula="of:=&quot;('&quot;&amp;[.B26]&amp;&quot;','&quot;&amp;[.C26]&amp;&quot;','&quot;&amp;[.D26]&amp;&quot;'),&quot;" office:value-type="string" office:string-value="('00604','PENYULUH PERTANIAN PERTAMA','03'),">
            <text:p>('00604','PENYULUH PERTANIAN PERTAMA','03'),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0605</text:p>
          </table:table-cell>
          <table:table-cell office:value-type="string">
            <text:p>PENYULUH PERTANIAN PENYELIA</text:p>
          </table:table-cell>
          <table:table-cell office:value-type="string">
            <text:p>03</text:p>
          </table:table-cell>
          <table:table-cell/>
          <table:table-cell table:formula="of:=&quot;('&quot;&amp;[.B27]&amp;&quot;','&quot;&amp;[.C27]&amp;&quot;','&quot;&amp;[.D27]&amp;&quot;'),&quot;" office:value-type="string" office:string-value="('00605','PENYULUH PERTANIAN PENYELIA','03'),">
            <text:p>('00605','PENYULUH PERTANIAN PENYELIA','03'),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0606</text:p>
          </table:table-cell>
          <table:table-cell office:value-type="string">
            <text:p>PENYULUH PERTANIAN PELAKSANA LANJUTAN</text:p>
          </table:table-cell>
          <table:table-cell office:value-type="string">
            <text:p>03</text:p>
          </table:table-cell>
          <table:table-cell/>
          <table:table-cell table:formula="of:=&quot;('&quot;&amp;[.B28]&amp;&quot;','&quot;&amp;[.C28]&amp;&quot;','&quot;&amp;[.D28]&amp;&quot;'),&quot;" office:value-type="string" office:string-value="('00606','PENYULUH PERTANIAN PELAKSANA LANJUTAN','03'),">
            <text:p>('00606','PENYULUH PERTANIAN PELAKSANA LANJUTAN','03'),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00607</text:p>
          </table:table-cell>
          <table:table-cell office:value-type="string">
            <text:p>PENYULUH PERTANIAN PELAKSANA</text:p>
          </table:table-cell>
          <table:table-cell office:value-type="string">
            <text:p>03</text:p>
          </table:table-cell>
          <table:table-cell/>
          <table:table-cell table:formula="of:=&quot;('&quot;&amp;[.B29]&amp;&quot;','&quot;&amp;[.C29]&amp;&quot;','&quot;&amp;[.D29]&amp;&quot;'),&quot;" office:value-type="string" office:string-value="('00607','PENYULUH PERTANIAN PELAKSANA','03'),">
            <text:p>('00607','PENYULUH PERTANIAN PELAKSANA','03'),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0701</text:p>
          </table:table-cell>
          <table:table-cell office:value-type="string">
            <text:p>PENGENDALI ORGANISME PENGGANGGU TUMBUHAN MADYA</text:p>
          </table:table-cell>
          <table:table-cell office:value-type="string">
            <text:p>03</text:p>
          </table:table-cell>
          <table:table-cell/>
          <table:table-cell table:formula="of:=&quot;('&quot;&amp;[.B30]&amp;&quot;','&quot;&amp;[.C30]&amp;&quot;','&quot;&amp;[.D30]&amp;&quot;'),&quot;" office:value-type="string" office:string-value="('00701','PENGENDALI ORGANISME PENGGANGGU TUMBUHAN MADYA','03'),">
            <text:p>('00701','PENGENDALI ORGANISME PENGGANGGU TUMBUHAN MADYA','03'),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0702</text:p>
          </table:table-cell>
          <table:table-cell office:value-type="string">
            <text:p>PENGENDALI ORGANISME PENGGANGGU TUMBUHAN MUDA</text:p>
          </table:table-cell>
          <table:table-cell office:value-type="string">
            <text:p>03</text:p>
          </table:table-cell>
          <table:table-cell/>
          <table:table-cell table:formula="of:=&quot;('&quot;&amp;[.B31]&amp;&quot;','&quot;&amp;[.C31]&amp;&quot;','&quot;&amp;[.D31]&amp;&quot;'),&quot;" office:value-type="string" office:string-value="('00702','PENGENDALI ORGANISME PENGGANGGU TUMBUHAN MUDA','03'),">
            <text:p>('00702','PENGENDALI ORGANISME PENGGANGGU TUMBUHAN MUDA','03'),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0703</text:p>
          </table:table-cell>
          <table:table-cell office:value-type="string">
            <text:p>PENGENDALI ORGANISME PENGGANGGU TUMBUHAN PERTAMA</text:p>
          </table:table-cell>
          <table:table-cell office:value-type="string">
            <text:p>03</text:p>
          </table:table-cell>
          <table:table-cell/>
          <table:table-cell table:formula="of:=&quot;('&quot;&amp;[.B32]&amp;&quot;','&quot;&amp;[.C32]&amp;&quot;','&quot;&amp;[.D32]&amp;&quot;'),&quot;" office:value-type="string" office:string-value="('00703','PENGENDALI ORGANISME PENGGANGGU TUMBUHAN PERTAMA','03'),">
            <text:p>('00703','PENGENDALI ORGANISME PENGGANGGU TUMBUHAN PERTAMA','03'),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00704</text:p>
          </table:table-cell>
          <table:table-cell office:value-type="string">
            <text:p>PENGENDALI ORGANISME PENGGANGGU TUMBUHAN PENYELIA</text:p>
          </table:table-cell>
          <table:table-cell office:value-type="string">
            <text:p>03</text:p>
          </table:table-cell>
          <table:table-cell/>
          <table:table-cell table:formula="of:=&quot;('&quot;&amp;[.B33]&amp;&quot;','&quot;&amp;[.C33]&amp;&quot;','&quot;&amp;[.D33]&amp;&quot;'),&quot;" office:value-type="string" office:string-value="('00704','PENGENDALI ORGANISME PENGGANGGU TUMBUHAN PENYELIA','03'),">
            <text:p>('00704','PENGENDALI ORGANISME PENGGANGGU TUMBUHAN PENYELIA','03'),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00705</text:p>
          </table:table-cell>
          <table:table-cell office:value-type="string">
            <text:p>PENGENDALI ORGANISME PENGGANGGU TUMBUHAN PELAK.LANJUTAN</text:p>
          </table:table-cell>
          <table:table-cell office:value-type="string">
            <text:p>03</text:p>
          </table:table-cell>
          <table:table-cell/>
          <table:table-cell table:formula="of:=&quot;('&quot;&amp;[.B34]&amp;&quot;','&quot;&amp;[.C34]&amp;&quot;','&quot;&amp;[.D34]&amp;&quot;'),&quot;" office:value-type="string" office:string-value="('00705','PENGENDALI ORGANISME PENGGANGGU TUMBUHAN PELAK.LANJUTAN','03'),">
            <text:p>('00705','PENGENDALI ORGANISME PENGGANGGU TUMBUHAN PELAK.LANJUTAN','03'),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00706</text:p>
          </table:table-cell>
          <table:table-cell office:value-type="string">
            <text:p>PENGENDALI ORGANISME PENGGANGGU TUMBUHAN</text:p>
          </table:table-cell>
          <table:table-cell office:value-type="string">
            <text:p>03</text:p>
          </table:table-cell>
          <table:table-cell/>
          <table:table-cell table:formula="of:=&quot;('&quot;&amp;[.B35]&amp;&quot;','&quot;&amp;[.C35]&amp;&quot;','&quot;&amp;[.D35]&amp;&quot;'),&quot;" office:value-type="string" office:string-value="('00706','PENGENDALI ORGANISME PENGGANGGU TUMBUHAN','03'),">
            <text:p>('00706','PENGENDALI ORGANISME PENGGANGGU TUMBUHAN','03'),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0801</text:p>
          </table:table-cell>
          <table:table-cell office:value-type="string">
            <text:p>PELAKSANA PENGAWAS BENIH TANAMAN MADYA</text:p>
          </table:table-cell>
          <table:table-cell office:value-type="string">
            <text:p>03</text:p>
          </table:table-cell>
          <table:table-cell/>
          <table:table-cell table:formula="of:=&quot;('&quot;&amp;[.B36]&amp;&quot;','&quot;&amp;[.C36]&amp;&quot;','&quot;&amp;[.D36]&amp;&quot;'),&quot;" office:value-type="string" office:string-value="('00801','PELAKSANA PENGAWAS BENIH TANAMAN MADYA','03'),">
            <text:p>('00801','PELAKSANA PENGAWAS BENIH TANAMAN MADYA','03'),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0802</text:p>
          </table:table-cell>
          <table:table-cell office:value-type="string">
            <text:p>PENGAWAS BENIH TANAMAN MUDA</text:p>
          </table:table-cell>
          <table:table-cell office:value-type="string">
            <text:p>03</text:p>
          </table:table-cell>
          <table:table-cell/>
          <table:table-cell table:formula="of:=&quot;('&quot;&amp;[.B37]&amp;&quot;','&quot;&amp;[.C37]&amp;&quot;','&quot;&amp;[.D37]&amp;&quot;'),&quot;" office:value-type="string" office:string-value="('00802','PENGAWAS BENIH TANAMAN MUDA','03'),">
            <text:p>('00802','PENGAWAS BENIH TANAMAN MUDA','03'),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00803</text:p>
          </table:table-cell>
          <table:table-cell office:value-type="string">
            <text:p>PENGAWAS BENIH TANAMAN PERTAMA</text:p>
          </table:table-cell>
          <table:table-cell office:value-type="string">
            <text:p>03</text:p>
          </table:table-cell>
          <table:table-cell/>
          <table:table-cell table:formula="of:=&quot;('&quot;&amp;[.B38]&amp;&quot;','&quot;&amp;[.C38]&amp;&quot;','&quot;&amp;[.D38]&amp;&quot;'),&quot;" office:value-type="string" office:string-value="('00803','PENGAWAS BENIH TANAMAN PERTAMA','03'),">
            <text:p>('00803','PENGAWAS BENIH TANAMAN PERTAMA','03'),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00804</text:p>
          </table:table-cell>
          <table:table-cell office:value-type="string">
            <text:p>PENGAWAS BENIH TANAMAN PENYELIA</text:p>
          </table:table-cell>
          <table:table-cell office:value-type="string">
            <text:p>03</text:p>
          </table:table-cell>
          <table:table-cell/>
          <table:table-cell table:formula="of:=&quot;('&quot;&amp;[.B39]&amp;&quot;','&quot;&amp;[.C39]&amp;&quot;','&quot;&amp;[.D39]&amp;&quot;'),&quot;" office:value-type="string" office:string-value="('00804','PENGAWAS BENIH TANAMAN PENYELIA','03'),">
            <text:p>('00804','PENGAWAS BENIH TANAMAN PENYELIA','03'),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00805</text:p>
          </table:table-cell>
          <table:table-cell office:value-type="string">
            <text:p>PENGAWAS BENIH TANAMAN PELAKSANA LANJUTAN</text:p>
          </table:table-cell>
          <table:table-cell office:value-type="string">
            <text:p>03</text:p>
          </table:table-cell>
          <table:table-cell/>
          <table:table-cell table:formula="of:=&quot;('&quot;&amp;[.B40]&amp;&quot;','&quot;&amp;[.C40]&amp;&quot;','&quot;&amp;[.D40]&amp;&quot;'),&quot;" office:value-type="string" office:string-value="('00805','PENGAWAS BENIH TANAMAN PELAKSANA LANJUTAN','03'),">
            <text:p>('00805','PENGAWAS BENIH TANAMAN PELAKSANA LANJUTAN','03'),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00806</text:p>
          </table:table-cell>
          <table:table-cell office:value-type="string">
            <text:p>PENGAWAS BENIH TANAMAN PELAKSANA</text:p>
          </table:table-cell>
          <table:table-cell office:value-type="string">
            <text:p>03</text:p>
          </table:table-cell>
          <table:table-cell/>
          <table:table-cell table:formula="of:=&quot;('&quot;&amp;[.B41]&amp;&quot;','&quot;&amp;[.C41]&amp;&quot;','&quot;&amp;[.D41]&amp;&quot;'),&quot;" office:value-type="string" office:string-value="('00806','PENGAWAS BENIH TANAMAN PELAKSANA','03'),">
            <text:p>('00806','PENGAWAS BENIH TANAMAN PELAKSANA','03'),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00901</text:p>
          </table:table-cell>
          <table:table-cell office:value-type="string">
            <text:p>PENGAWAS BIBIT TERNAK MADYA</text:p>
          </table:table-cell>
          <table:table-cell office:value-type="string">
            <text:p>03</text:p>
          </table:table-cell>
          <table:table-cell/>
          <table:table-cell table:formula="of:=&quot;('&quot;&amp;[.B42]&amp;&quot;','&quot;&amp;[.C42]&amp;&quot;','&quot;&amp;[.D42]&amp;&quot;'),&quot;" office:value-type="string" office:string-value="('00901','PENGAWAS BIBIT TERNAK MADYA','03'),">
            <text:p>('00901','PENGAWAS BIBIT TERNAK MADYA','03'),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00902</text:p>
          </table:table-cell>
          <table:table-cell office:value-type="string">
            <text:p>PENGAWAS BIBIT TERNAK MUDA</text:p>
          </table:table-cell>
          <table:table-cell office:value-type="string">
            <text:p>03</text:p>
          </table:table-cell>
          <table:table-cell/>
          <table:table-cell table:formula="of:=&quot;('&quot;&amp;[.B43]&amp;&quot;','&quot;&amp;[.C43]&amp;&quot;','&quot;&amp;[.D43]&amp;&quot;'),&quot;" office:value-type="string" office:string-value="('00902','PENGAWAS BIBIT TERNAK MUDA','03'),">
            <text:p>('00902','PENGAWAS BIBIT TERNAK MUDA','03'),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00903</text:p>
          </table:table-cell>
          <table:table-cell office:value-type="string">
            <text:p>PENGAWAS BIBIT TERNAK PERTAMA</text:p>
          </table:table-cell>
          <table:table-cell office:value-type="string">
            <text:p>03</text:p>
          </table:table-cell>
          <table:table-cell/>
          <table:table-cell table:formula="of:=&quot;('&quot;&amp;[.B44]&amp;&quot;','&quot;&amp;[.C44]&amp;&quot;','&quot;&amp;[.D44]&amp;&quot;'),&quot;" office:value-type="string" office:string-value="('00903','PENGAWAS BIBIT TERNAK PERTAMA','03'),">
            <text:p>('00903','PENGAWAS BIBIT TERNAK PERTAMA','03'),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00904</text:p>
          </table:table-cell>
          <table:table-cell office:value-type="string">
            <text:p>PENGAWAS BIBIT TERNAK PENYELIA</text:p>
          </table:table-cell>
          <table:table-cell office:value-type="string">
            <text:p>03</text:p>
          </table:table-cell>
          <table:table-cell/>
          <table:table-cell table:formula="of:=&quot;('&quot;&amp;[.B45]&amp;&quot;','&quot;&amp;[.C45]&amp;&quot;','&quot;&amp;[.D45]&amp;&quot;'),&quot;" office:value-type="string" office:string-value="('00904','PENGAWAS BIBIT TERNAK PENYELIA','03'),">
            <text:p>('00904','PENGAWAS BIBIT TERNAK PENYELIA','03'),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00905</text:p>
          </table:table-cell>
          <table:table-cell office:value-type="string">
            <text:p>PENGAWAS BIBIT TERNAK PELAKSANA LANJUTAN</text:p>
          </table:table-cell>
          <table:table-cell office:value-type="string">
            <text:p>03</text:p>
          </table:table-cell>
          <table:table-cell/>
          <table:table-cell table:formula="of:=&quot;('&quot;&amp;[.B46]&amp;&quot;','&quot;&amp;[.C46]&amp;&quot;','&quot;&amp;[.D46]&amp;&quot;'),&quot;" office:value-type="string" office:string-value="('00905','PENGAWAS BIBIT TERNAK PELAKSANA LANJUTAN','03'),">
            <text:p>('00905','PENGAWAS BIBIT TERNAK PELAKSANA LANJUTAN','03'),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00906</text:p>
          </table:table-cell>
          <table:table-cell office:value-type="string">
            <text:p>PENGAWAS BIBIT TERNAK PELAKSANA</text:p>
          </table:table-cell>
          <table:table-cell office:value-type="string">
            <text:p>03</text:p>
          </table:table-cell>
          <table:table-cell/>
          <table:table-cell table:formula="of:=&quot;('&quot;&amp;[.B47]&amp;&quot;','&quot;&amp;[.C47]&amp;&quot;','&quot;&amp;[.D47]&amp;&quot;'),&quot;" office:value-type="string" office:string-value="('00906','PENGAWAS BIBIT TERNAK PELAKSANA','03'),">
            <text:p>('00906','PENGAWAS BIBIT TERNAK PELAKSANA','03'),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01201</text:p>
          </table:table-cell>
          <table:table-cell office:value-type="string">
            <text:p>PENGAWAS PERIKANAN UTAMA</text:p>
          </table:table-cell>
          <table:table-cell office:value-type="string">
            <text:p>03</text:p>
          </table:table-cell>
          <table:table-cell/>
          <table:table-cell table:formula="of:=&quot;('&quot;&amp;[.B48]&amp;&quot;','&quot;&amp;[.C48]&amp;&quot;','&quot;&amp;[.D48]&amp;&quot;'),&quot;" office:value-type="string" office:string-value="('01201','PENGAWAS PERIKANAN UTAMA','03'),">
            <text:p>('01201','PENGAWAS PERIKANAN UTAMA','03'),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01202</text:p>
          </table:table-cell>
          <table:table-cell office:value-type="string">
            <text:p>PENGAWAS PERIKANAN MADYA</text:p>
          </table:table-cell>
          <table:table-cell office:value-type="string">
            <text:p>03</text:p>
          </table:table-cell>
          <table:table-cell/>
          <table:table-cell table:formula="of:=&quot;('&quot;&amp;[.B49]&amp;&quot;','&quot;&amp;[.C49]&amp;&quot;','&quot;&amp;[.D49]&amp;&quot;'),&quot;" office:value-type="string" office:string-value="('01202','PENGAWAS PERIKANAN MADYA','03'),">
            <text:p>('01202','PENGAWAS PERIKANAN MADYA','03'),</text:p>
          </table:table-cell>
          <table:table-cell table:number-columns-repeated="101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01203</text:p>
          </table:table-cell>
          <table:table-cell office:value-type="string">
            <text:p>PENGAWAS PERIKANAN MUDA</text:p>
          </table:table-cell>
          <table:table-cell office:value-type="string">
            <text:p>03</text:p>
          </table:table-cell>
          <table:table-cell/>
          <table:table-cell table:formula="of:=&quot;('&quot;&amp;[.B50]&amp;&quot;','&quot;&amp;[.C50]&amp;&quot;','&quot;&amp;[.D50]&amp;&quot;'),&quot;" office:value-type="string" office:string-value="('01203','PENGAWAS PERIKANAN MUDA','03'),">
            <text:p>('01203','PENGAWAS PERIKANAN MUDA','03'),</text:p>
          </table:table-cell>
          <table:table-cell table:number-columns-repeated="1018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01204</text:p>
          </table:table-cell>
          <table:table-cell office:value-type="string">
            <text:p>PENGAWAS PERIKANAN PERTAMA</text:p>
          </table:table-cell>
          <table:table-cell office:value-type="string">
            <text:p>03</text:p>
          </table:table-cell>
          <table:table-cell/>
          <table:table-cell table:formula="of:=&quot;('&quot;&amp;[.B51]&amp;&quot;','&quot;&amp;[.C51]&amp;&quot;','&quot;&amp;[.D51]&amp;&quot;'),&quot;" office:value-type="string" office:string-value="('01204','PENGAWAS PERIKANAN PERTAMA','03'),">
            <text:p>('01204','PENGAWAS PERIKANAN PERTAMA','03'),</text:p>
          </table:table-cell>
          <table:table-cell table:number-columns-repeated="1018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01205</text:p>
          </table:table-cell>
          <table:table-cell office:value-type="string">
            <text:p>PENGAWAS PERIKANAN PENYELIA</text:p>
          </table:table-cell>
          <table:table-cell office:value-type="string">
            <text:p>03</text:p>
          </table:table-cell>
          <table:table-cell/>
          <table:table-cell table:formula="of:=&quot;('&quot;&amp;[.B52]&amp;&quot;','&quot;&amp;[.C52]&amp;&quot;','&quot;&amp;[.D52]&amp;&quot;'),&quot;" office:value-type="string" office:string-value="('01205','PENGAWAS PERIKANAN PENYELIA','03'),">
            <text:p>('01205','PENGAWAS PERIKANAN PENYELIA','03'),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01206</text:p>
          </table:table-cell>
          <table:table-cell office:value-type="string">
            <text:p>PENGAWAS PERIKANAN PELAKSANA LANJUTAN</text:p>
          </table:table-cell>
          <table:table-cell office:value-type="string">
            <text:p>03</text:p>
          </table:table-cell>
          <table:table-cell/>
          <table:table-cell table:formula="of:=&quot;('&quot;&amp;[.B53]&amp;&quot;','&quot;&amp;[.C53]&amp;&quot;','&quot;&amp;[.D53]&amp;&quot;'),&quot;" office:value-type="string" office:string-value="('01206','PENGAWAS PERIKANAN PELAKSANA LANJUTAN','03'),">
            <text:p>('01206','PENGAWAS PERIKANAN PELAKSANA LANJUTAN','03'),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01207</text:p>
          </table:table-cell>
          <table:table-cell office:value-type="string">
            <text:p>PENGAWAS PERIKANAN PELAKSANA</text:p>
          </table:table-cell>
          <table:table-cell office:value-type="string">
            <text:p>03</text:p>
          </table:table-cell>
          <table:table-cell/>
          <table:table-cell table:formula="of:=&quot;('&quot;&amp;[.B54]&amp;&quot;','&quot;&amp;[.C54]&amp;&quot;','&quot;&amp;[.D54]&amp;&quot;'),&quot;" office:value-type="string" office:string-value="('01207','PENGAWAS PERIKANAN PELAKSANA','03'),">
            <text:p>('01207','PENGAWAS PERIKANAN PELAKSANA','03'),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01301</text:p>
          </table:table-cell>
          <table:table-cell office:value-type="string">
            <text:p>PENGENDALI HAMA DAN PENYAKIT IKAN MADYA</text:p>
          </table:table-cell>
          <table:table-cell office:value-type="string">
            <text:p>03</text:p>
          </table:table-cell>
          <table:table-cell/>
          <table:table-cell table:formula="of:=&quot;('&quot;&amp;[.B55]&amp;&quot;','&quot;&amp;[.C55]&amp;&quot;','&quot;&amp;[.D55]&amp;&quot;'),&quot;" office:value-type="string" office:string-value="('01301','PENGENDALI HAMA DAN PENYAKIT IKAN MADYA','03'),">
            <text:p>('01301','PENGENDALI HAMA DAN PENYAKIT IKAN MADYA','03'),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01302</text:p>
          </table:table-cell>
          <table:table-cell office:value-type="string">
            <text:p>PENGENDALI HAMA DAN PENYAKIT IKAN MUDA</text:p>
          </table:table-cell>
          <table:table-cell office:value-type="string">
            <text:p>03</text:p>
          </table:table-cell>
          <table:table-cell/>
          <table:table-cell table:formula="of:=&quot;('&quot;&amp;[.B56]&amp;&quot;','&quot;&amp;[.C56]&amp;&quot;','&quot;&amp;[.D56]&amp;&quot;'),&quot;" office:value-type="string" office:string-value="('01302','PENGENDALI HAMA DAN PENYAKIT IKAN MUDA','03'),">
            <text:p>('01302','PENGENDALI HAMA DAN PENYAKIT IKAN MUDA','03'),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1303</text:p>
          </table:table-cell>
          <table:table-cell office:value-type="string">
            <text:p>PENGENDALI HAMA DAN PENYAKIT IKAN PERTAMA</text:p>
          </table:table-cell>
          <table:table-cell office:value-type="string">
            <text:p>03</text:p>
          </table:table-cell>
          <table:table-cell/>
          <table:table-cell table:formula="of:=&quot;('&quot;&amp;[.B57]&amp;&quot;','&quot;&amp;[.C57]&amp;&quot;','&quot;&amp;[.D57]&amp;&quot;'),&quot;" office:value-type="string" office:string-value="('01303','PENGENDALI HAMA DAN PENYAKIT IKAN PERTAMA','03'),">
            <text:p>('01303','PENGENDALI HAMA DAN PENYAKIT IKAN PERTAMA','03'),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01304</text:p>
          </table:table-cell>
          <table:table-cell office:value-type="string">
            <text:p>PENGENDALI HAMA DAN PENYAKIT IKAN PENYELIA</text:p>
          </table:table-cell>
          <table:table-cell office:value-type="string">
            <text:p>03</text:p>
          </table:table-cell>
          <table:table-cell/>
          <table:table-cell table:formula="of:=&quot;('&quot;&amp;[.B58]&amp;&quot;','&quot;&amp;[.C58]&amp;&quot;','&quot;&amp;[.D58]&amp;&quot;'),&quot;" office:value-type="string" office:string-value="('01304','PENGENDALI HAMA DAN PENYAKIT IKAN PENYELIA','03'),">
            <text:p>('01304','PENGENDALI HAMA DAN PENYAKIT IKAN PENYELIA','03'),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01305</text:p>
          </table:table-cell>
          <table:table-cell office:value-type="string">
            <text:p>PENGENDALI HAMA DAN PENYAKIT IKAN PELAKSANA LANJUTAN</text:p>
          </table:table-cell>
          <table:table-cell office:value-type="string">
            <text:p>03</text:p>
          </table:table-cell>
          <table:table-cell/>
          <table:table-cell table:formula="of:=&quot;('&quot;&amp;[.B59]&amp;&quot;','&quot;&amp;[.C59]&amp;&quot;','&quot;&amp;[.D59]&amp;&quot;'),&quot;" office:value-type="string" office:string-value="('01305','PENGENDALI HAMA DAN PENYAKIT IKAN PELAKSANA LANJUTAN','03'),">
            <text:p>('01305','PENGENDALI HAMA DAN PENYAKIT IKAN PELAKSANA LANJUTAN','03'),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01306</text:p>
          </table:table-cell>
          <table:table-cell office:value-type="string">
            <text:p>PENGENDALI HAMA DAN PENYAKIT IKAN PELAKSANA</text:p>
          </table:table-cell>
          <table:table-cell office:value-type="string">
            <text:p>03</text:p>
          </table:table-cell>
          <table:table-cell/>
          <table:table-cell table:formula="of:=&quot;('&quot;&amp;[.B60]&amp;&quot;','&quot;&amp;[.C60]&amp;&quot;','&quot;&amp;[.D60]&amp;&quot;'),&quot;" office:value-type="string" office:string-value="('01306','PENGENDALI HAMA DAN PENYAKIT IKAN PELAKSANA','03'),">
            <text:p>('01306','PENGENDALI HAMA DAN PENYAKIT IKAN PELAKSANA','03'),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01401</text:p>
          </table:table-cell>
          <table:table-cell office:value-type="string">
            <text:p>PENGAWAS BENIH IKAN UTAMA</text:p>
          </table:table-cell>
          <table:table-cell office:value-type="string">
            <text:p>03</text:p>
          </table:table-cell>
          <table:table-cell/>
          <table:table-cell table:formula="of:=&quot;('&quot;&amp;[.B61]&amp;&quot;','&quot;&amp;[.C61]&amp;&quot;','&quot;&amp;[.D61]&amp;&quot;'),&quot;" office:value-type="string" office:string-value="('01401','PENGAWAS BENIH IKAN UTAMA','03'),">
            <text:p>('01401','PENGAWAS BENIH IKAN UTAMA','03'),</text:p>
          </table:table-cell>
          <table:table-cell table:number-columns-repeated="1018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01402</text:p>
          </table:table-cell>
          <table:table-cell office:value-type="string">
            <text:p>PENGAWAS BENIH IKAN MADYA</text:p>
          </table:table-cell>
          <table:table-cell office:value-type="string">
            <text:p>03</text:p>
          </table:table-cell>
          <table:table-cell/>
          <table:table-cell table:formula="of:=&quot;('&quot;&amp;[.B62]&amp;&quot;','&quot;&amp;[.C62]&amp;&quot;','&quot;&amp;[.D62]&amp;&quot;'),&quot;" office:value-type="string" office:string-value="('01402','PENGAWAS BENIH IKAN MADYA','03'),">
            <text:p>('01402','PENGAWAS BENIH IKAN MADYA','03'),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01403</text:p>
          </table:table-cell>
          <table:table-cell office:value-type="string">
            <text:p>PENGAWAS BENIH IKAN MUDA</text:p>
          </table:table-cell>
          <table:table-cell office:value-type="string">
            <text:p>03</text:p>
          </table:table-cell>
          <table:table-cell/>
          <table:table-cell table:formula="of:=&quot;('&quot;&amp;[.B63]&amp;&quot;','&quot;&amp;[.C63]&amp;&quot;','&quot;&amp;[.D63]&amp;&quot;'),&quot;" office:value-type="string" office:string-value="('01403','PENGAWAS BENIH IKAN MUDA','03'),">
            <text:p>('01403','PENGAWAS BENIH IKAN MUDA','03'),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01404</text:p>
          </table:table-cell>
          <table:table-cell office:value-type="string">
            <text:p>PENGAWAS BENIH IKAN PERTAMA</text:p>
          </table:table-cell>
          <table:table-cell office:value-type="string">
            <text:p>03</text:p>
          </table:table-cell>
          <table:table-cell/>
          <table:table-cell table:formula="of:=&quot;('&quot;&amp;[.B64]&amp;&quot;','&quot;&amp;[.C64]&amp;&quot;','&quot;&amp;[.D64]&amp;&quot;'),&quot;" office:value-type="string" office:string-value="('01404','PENGAWAS BENIH IKAN PERTAMA','03'),">
            <text:p>('01404','PENGAWAS BENIH IKAN PERTAMA','03'),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01405</text:p>
          </table:table-cell>
          <table:table-cell office:value-type="string">
            <text:p>PENGAWAS BENIH IKAN PENYELIA</text:p>
          </table:table-cell>
          <table:table-cell office:value-type="string">
            <text:p>03</text:p>
          </table:table-cell>
          <table:table-cell/>
          <table:table-cell table:formula="of:=&quot;('&quot;&amp;[.B65]&amp;&quot;','&quot;&amp;[.C65]&amp;&quot;','&quot;&amp;[.D65]&amp;&quot;'),&quot;" office:value-type="string" office:string-value="('01405','PENGAWAS BENIH IKAN PENYELIA','03'),">
            <text:p>('01405','PENGAWAS BENIH IKAN PENYELIA','03'),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01406</text:p>
          </table:table-cell>
          <table:table-cell office:value-type="string">
            <text:p>PENGAWAS BENIH IKAN PELAKSANA LANJUTAN</text:p>
          </table:table-cell>
          <table:table-cell office:value-type="string">
            <text:p>03</text:p>
          </table:table-cell>
          <table:table-cell/>
          <table:table-cell table:formula="of:=&quot;('&quot;&amp;[.B66]&amp;&quot;','&quot;&amp;[.C66]&amp;&quot;','&quot;&amp;[.D66]&amp;&quot;'),&quot;" office:value-type="string" office:string-value="('01406','PENGAWAS BENIH IKAN PELAKSANA LANJUTAN','03'),">
            <text:p>('01406','PENGAWAS BENIH IKAN PELAKSANA LANJUTAN','03'),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01407</text:p>
          </table:table-cell>
          <table:table-cell office:value-type="string">
            <text:p>PENGAWAS BENIH IKAN PELAKSANA</text:p>
          </table:table-cell>
          <table:table-cell office:value-type="string">
            <text:p>03</text:p>
          </table:table-cell>
          <table:table-cell/>
          <table:table-cell table:formula="of:=&quot;('&quot;&amp;[.B67]&amp;&quot;','&quot;&amp;[.C67]&amp;&quot;','&quot;&amp;[.D67]&amp;&quot;'),&quot;" office:value-type="string" office:string-value="('01407','PENGAWAS BENIH IKAN PELAKSANA','03'),">
            <text:p>('01407','PENGAWAS BENIH IKAN PELAKSANA','03'),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01408</text:p>
          </table:table-cell>
          <table:table-cell office:value-type="string">
            <text:p>PENYULUH PERTANIAN UTAMA</text:p>
          </table:table-cell>
          <table:table-cell office:value-type="string">
            <text:p>03</text:p>
          </table:table-cell>
          <table:table-cell/>
          <table:table-cell table:formula="of:=&quot;('&quot;&amp;[.B68]&amp;&quot;','&quot;&amp;[.C68]&amp;&quot;','&quot;&amp;[.D68]&amp;&quot;'),&quot;" office:value-type="string" office:string-value="('01408','PENYULUH PERTANIAN UTAMA','03'),">
            <text:p>('01408','PENYULUH PERTANIAN UTAMA','03'),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01409</text:p>
          </table:table-cell>
          <table:table-cell office:value-type="string">
            <text:p>PENYULUH PERTANIAN MADYA</text:p>
          </table:table-cell>
          <table:table-cell office:value-type="string">
            <text:p>03</text:p>
          </table:table-cell>
          <table:table-cell/>
          <table:table-cell table:formula="of:=&quot;('&quot;&amp;[.B69]&amp;&quot;','&quot;&amp;[.C69]&amp;&quot;','&quot;&amp;[.D69]&amp;&quot;'),&quot;" office:value-type="string" office:string-value="('01409','PENYULUH PERTANIAN MADYA','03'),">
            <text:p>('01409','PENYULUH PERTANIAN MADYA','03'),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01410</text:p>
          </table:table-cell>
          <table:table-cell office:value-type="string">
            <text:p>PENYULUH PERTANIAN MUDA</text:p>
          </table:table-cell>
          <table:table-cell office:value-type="string">
            <text:p>03</text:p>
          </table:table-cell>
          <table:table-cell/>
          <table:table-cell table:formula="of:=&quot;('&quot;&amp;[.B70]&amp;&quot;','&quot;&amp;[.C70]&amp;&quot;','&quot;&amp;[.D70]&amp;&quot;'),&quot;" office:value-type="string" office:string-value="('01410','PENYULUH PERTANIAN MUDA','03'),">
            <text:p>('01410','PENYULUH PERTANIAN MUDA','03'),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01411</text:p>
          </table:table-cell>
          <table:table-cell office:value-type="string">
            <text:p>PENYULUH PERTANIAN PERTAMA</text:p>
          </table:table-cell>
          <table:table-cell office:value-type="string">
            <text:p>03</text:p>
          </table:table-cell>
          <table:table-cell/>
          <table:table-cell table:formula="of:=&quot;('&quot;&amp;[.B71]&amp;&quot;','&quot;&amp;[.C71]&amp;&quot;','&quot;&amp;[.D71]&amp;&quot;'),&quot;" office:value-type="string" office:string-value="('01411','PENYULUH PERTANIAN PERTAMA','03'),">
            <text:p>('01411','PENYULUH PERTANIAN PERTAMA','03'),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01412</text:p>
          </table:table-cell>
          <table:table-cell office:value-type="string">
            <text:p>PENYULUH PERTANIAN PENYELIA</text:p>
          </table:table-cell>
          <table:table-cell office:value-type="string">
            <text:p>03</text:p>
          </table:table-cell>
          <table:table-cell/>
          <table:table-cell table:formula="of:=&quot;('&quot;&amp;[.B72]&amp;&quot;','&quot;&amp;[.C72]&amp;&quot;','&quot;&amp;[.D72]&amp;&quot;'),&quot;" office:value-type="string" office:string-value="('01412','PENYULUH PERTANIAN PENYELIA','03'),">
            <text:p>('01412','PENYULUH PERTANIAN PENYELIA','03'),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01413</text:p>
          </table:table-cell>
          <table:table-cell office:value-type="string">
            <text:p>PENYULUH PERTANIAN PELAKSANA LANJUTAN</text:p>
          </table:table-cell>
          <table:table-cell office:value-type="string">
            <text:p>03</text:p>
          </table:table-cell>
          <table:table-cell/>
          <table:table-cell table:formula="of:=&quot;('&quot;&amp;[.B73]&amp;&quot;','&quot;&amp;[.C73]&amp;&quot;','&quot;&amp;[.D73]&amp;&quot;'),&quot;" office:value-type="string" office:string-value="('01413','PENYULUH PERTANIAN PELAKSANA LANJUTAN','03'),">
            <text:p>('01413','PENYULUH PERTANIAN PELAKSANA LANJUTAN','03'),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01414</text:p>
          </table:table-cell>
          <table:table-cell office:value-type="string">
            <text:p>PENYULUH PERTANIAN PELAKSANA</text:p>
          </table:table-cell>
          <table:table-cell office:value-type="string">
            <text:p>03</text:p>
          </table:table-cell>
          <table:table-cell/>
          <table:table-cell table:formula="of:=&quot;('&quot;&amp;[.B74]&amp;&quot;','&quot;&amp;[.C74]&amp;&quot;','&quot;&amp;[.D74]&amp;&quot;'),&quot;" office:value-type="string" office:string-value="('01414','PENYULUH PERTANIAN PELAKSANA','03'),">
            <text:p>('01414','PENYULUH PERTANIAN PELAKSANA','03'),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01415</text:p>
          </table:table-cell>
          <table:table-cell office:value-type="string">
            <text:p>PENYULUH PERTANIAN PELAKSANA PEMULA</text:p>
          </table:table-cell>
          <table:table-cell office:value-type="string">
            <text:p>03</text:p>
          </table:table-cell>
          <table:table-cell/>
          <table:table-cell table:formula="of:=&quot;('&quot;&amp;[.B75]&amp;&quot;','&quot;&amp;[.C75]&amp;&quot;','&quot;&amp;[.D75]&amp;&quot;'),&quot;" office:value-type="string" office:string-value="('01415','PENYULUH PERTANIAN PELAKSANA PEMULA','03'),">
            <text:p>('01415','PENYULUH PERTANIAN PELAKSANA PEMULA','03'),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01416</text:p>
          </table:table-cell>
          <table:table-cell office:value-type="string">
            <text:p>PENGENDALI ORGANISME PENGGANGGU TUMBUHAN MADYA</text:p>
          </table:table-cell>
          <table:table-cell office:value-type="string">
            <text:p>03</text:p>
          </table:table-cell>
          <table:table-cell/>
          <table:table-cell table:formula="of:=&quot;('&quot;&amp;[.B76]&amp;&quot;','&quot;&amp;[.C76]&amp;&quot;','&quot;&amp;[.D76]&amp;&quot;'),&quot;" office:value-type="string" office:string-value="('01416','PENGENDALI ORGANISME PENGGANGGU TUMBUHAN MADYA','03'),">
            <text:p>('01416','PENGENDALI ORGANISME PENGGANGGU TUMBUHAN MADYA','03'),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01417</text:p>
          </table:table-cell>
          <table:table-cell office:value-type="string">
            <text:p>PENGENDALI ORGANISME PENGGANGGU TUMBUHAN MUDA</text:p>
          </table:table-cell>
          <table:table-cell office:value-type="string">
            <text:p>03</text:p>
          </table:table-cell>
          <table:table-cell/>
          <table:table-cell table:formula="of:=&quot;('&quot;&amp;[.B77]&amp;&quot;','&quot;&amp;[.C77]&amp;&quot;','&quot;&amp;[.D77]&amp;&quot;'),&quot;" office:value-type="string" office:string-value="('01417','PENGENDALI ORGANISME PENGGANGGU TUMBUHAN MUDA','03'),">
            <text:p>('01417','PENGENDALI ORGANISME PENGGANGGU TUMBUHAN MUDA','03'),</text:p>
          </table:table-cell>
          <table:table-cell table:number-columns-repeated="1018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01418</text:p>
          </table:table-cell>
          <table:table-cell office:value-type="string">
            <text:p>PENGENDALI ORGANISME PENGGANGGU TUMBUHAN PERTAMA</text:p>
          </table:table-cell>
          <table:table-cell office:value-type="string">
            <text:p>03</text:p>
          </table:table-cell>
          <table:table-cell/>
          <table:table-cell table:formula="of:=&quot;('&quot;&amp;[.B78]&amp;&quot;','&quot;&amp;[.C78]&amp;&quot;','&quot;&amp;[.D78]&amp;&quot;'),&quot;" office:value-type="string" office:string-value="('01418','PENGENDALI ORGANISME PENGGANGGU TUMBUHAN PERTAMA','03'),">
            <text:p>('01418','PENGENDALI ORGANISME PENGGANGGU TUMBUHAN PERTAMA','03'),</text:p>
          </table:table-cell>
          <table:table-cell table:number-columns-repeated="1018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01419</text:p>
          </table:table-cell>
          <table:table-cell office:value-type="string">
            <text:p>PENGENDALI ORGANISME PENGGANGGU TUMBUHAN PENYELIA</text:p>
          </table:table-cell>
          <table:table-cell office:value-type="string">
            <text:p>03</text:p>
          </table:table-cell>
          <table:table-cell/>
          <table:table-cell table:formula="of:=&quot;('&quot;&amp;[.B79]&amp;&quot;','&quot;&amp;[.C79]&amp;&quot;','&quot;&amp;[.D79]&amp;&quot;'),&quot;" office:value-type="string" office:string-value="('01419','PENGENDALI ORGANISME PENGGANGGU TUMBUHAN PENYELIA','03'),">
            <text:p>('01419','PENGENDALI ORGANISME PENGGANGGU TUMBUHAN PENYELI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0</text:p>
          </table:table-cell>
          <table:table-cell office:value-type="string">
            <text:p>PENGENDALI ORGANISME PENGGANGGU TUMBUHAN PELAKSANA LANJUTAN</text:p>
          </table:table-cell>
          <table:table-cell office:value-type="string">
            <text:p>03</text:p>
          </table:table-cell>
          <table:table-cell/>
          <table:table-cell table:formula="of:=&quot;('&quot;&amp;[.B80]&amp;&quot;','&quot;&amp;[.C80]&amp;&quot;','&quot;&amp;[.D80]&amp;&quot;'),&quot;" office:value-type="string" office:string-value="('01420','PENGENDALI ORGANISME PENGGANGGU TUMBUHAN PELAKSANA LANJUTAN','03'),">
            <text:p>('01420','PENGENDALI ORGANISME PENGGANGGU TUMBUHAN PELAKSANA LANJUTAN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1</text:p>
          </table:table-cell>
          <table:table-cell office:value-type="string">
            <text:p>PENGENDALI ORGANISME PENGGANGGU TUMBUHAN PELAKSANA PELAKSANA</text:p>
          </table:table-cell>
          <table:table-cell office:value-type="string">
            <text:p>03</text:p>
          </table:table-cell>
          <table:table-cell/>
          <table:table-cell table:formula="of:=&quot;('&quot;&amp;[.B81]&amp;&quot;','&quot;&amp;[.C81]&amp;&quot;','&quot;&amp;[.D81]&amp;&quot;'),&quot;" office:value-type="string" office:string-value="('01421','PENGENDALI ORGANISME PENGGANGGU TUMBUHAN PELAKSANA PELAKSANA','03'),">
            <text:p>('01421','PENGENDALI ORGANISME PENGGANGGU TUMBUHAN PELAKSANA PELAKSAN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2</text:p>
          </table:table-cell>
          <table:table-cell office:value-type="string">
            <text:p>PENGENDALI ORGANISME PENGGANGGU TUMBUHAN PELAKSANA PELAKSANA PEMULA</text:p>
          </table:table-cell>
          <table:table-cell office:value-type="string">
            <text:p>03</text:p>
          </table:table-cell>
          <table:table-cell/>
          <table:table-cell table:formula="of:=&quot;('&quot;&amp;[.B82]&amp;&quot;','&quot;&amp;[.C82]&amp;&quot;','&quot;&amp;[.D82]&amp;&quot;'),&quot;" office:value-type="string" office:string-value="('01422','PENGENDALI ORGANISME PENGGANGGU TUMBUHAN PELAKSANA PELAKSANA PEMULA','03'),">
            <text:p>('01422','PENGENDALI ORGANISME PENGGANGGU TUMBUHAN PELAKSANA PELAKSANA PEMUL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3</text:p>
          </table:table-cell>
          <table:table-cell office:value-type="string">
            <text:p>PENGAWAS BENIH TANAMAN MADYA</text:p>
          </table:table-cell>
          <table:table-cell office:value-type="string">
            <text:p>03</text:p>
          </table:table-cell>
          <table:table-cell/>
          <table:table-cell table:formula="of:=&quot;('&quot;&amp;[.B83]&amp;&quot;','&quot;&amp;[.C83]&amp;&quot;','&quot;&amp;[.D83]&amp;&quot;'),&quot;" office:value-type="string" office:string-value="('01423','PENGAWAS BENIH TANAMAN MADYA','03'),">
            <text:p>('01423','PENGAWAS BENIH TANAMAN MADY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4</text:p>
          </table:table-cell>
          <table:table-cell office:value-type="string">
            <text:p>PENGAWAS BENIH TANAMAN MUDA</text:p>
          </table:table-cell>
          <table:table-cell office:value-type="string">
            <text:p>03</text:p>
          </table:table-cell>
          <table:table-cell/>
          <table:table-cell table:formula="of:=&quot;('&quot;&amp;[.B84]&amp;&quot;','&quot;&amp;[.C84]&amp;&quot;','&quot;&amp;[.D84]&amp;&quot;'),&quot;" office:value-type="string" office:string-value="('01424','PENGAWAS BENIH TANAMAN MUDA','03'),">
            <text:p>('01424','PENGAWAS BENIH TANAMAN MUD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5</text:p>
          </table:table-cell>
          <table:table-cell office:value-type="string">
            <text:p>PENGAWAS BENIH TANAMAN PERTAMA</text:p>
          </table:table-cell>
          <table:table-cell office:value-type="string">
            <text:p>03</text:p>
          </table:table-cell>
          <table:table-cell/>
          <table:table-cell table:formula="of:=&quot;('&quot;&amp;[.B85]&amp;&quot;','&quot;&amp;[.C85]&amp;&quot;','&quot;&amp;[.D85]&amp;&quot;'),&quot;" office:value-type="string" office:string-value="('01425','PENGAWAS BENIH TANAMAN PERTAMA','03'),">
            <text:p>('01425','PENGAWAS BENIH TANAMAN PERTAM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6</text:p>
          </table:table-cell>
          <table:table-cell office:value-type="string">
            <text:p>PENGAWAS BENIH TANAMAN PENYELIA</text:p>
          </table:table-cell>
          <table:table-cell office:value-type="string">
            <text:p>03</text:p>
          </table:table-cell>
          <table:table-cell/>
          <table:table-cell table:formula="of:=&quot;('&quot;&amp;[.B86]&amp;&quot;','&quot;&amp;[.C86]&amp;&quot;','&quot;&amp;[.D86]&amp;&quot;'),&quot;" office:value-type="string" office:string-value="('01426','PENGAWAS BENIH TANAMAN PENYELIA','03'),">
            <text:p>('01426','PENGAWAS BENIH TANAMAN PENYELI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7</text:p>
          </table:table-cell>
          <table:table-cell office:value-type="string">
            <text:p>PENGAWAS BENIH TANAMAN LANJUTAN</text:p>
          </table:table-cell>
          <table:table-cell office:value-type="string">
            <text:p>03</text:p>
          </table:table-cell>
          <table:table-cell/>
          <table:table-cell table:formula="of:=&quot;('&quot;&amp;[.B87]&amp;&quot;','&quot;&amp;[.C87]&amp;&quot;','&quot;&amp;[.D87]&amp;&quot;'),&quot;" office:value-type="string" office:string-value="('01427','PENGAWAS BENIH TANAMAN LANJUTAN','03'),">
            <text:p>('01427','PENGAWAS BENIH TANAMAN LANJUTAN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8</text:p>
          </table:table-cell>
          <table:table-cell office:value-type="string">
            <text:p>PENGAWAS BENIH TANAMAN PELAKSANA</text:p>
          </table:table-cell>
          <table:table-cell office:value-type="string">
            <text:p>03</text:p>
          </table:table-cell>
          <table:table-cell/>
          <table:table-cell table:formula="of:=&quot;('&quot;&amp;[.B88]&amp;&quot;','&quot;&amp;[.C88]&amp;&quot;','&quot;&amp;[.D88]&amp;&quot;'),&quot;" office:value-type="string" office:string-value="('01428','PENGAWAS BENIH TANAMAN PELAKSANA','03'),">
            <text:p>('01428','PENGAWAS BENIH TANAMAN PELAKSAN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29</text:p>
          </table:table-cell>
          <table:table-cell office:value-type="string">
            <text:p>PENGAWAS BENIH TANAMAN PELAKSANA PEMULA</text:p>
          </table:table-cell>
          <table:table-cell office:value-type="string">
            <text:p>03</text:p>
          </table:table-cell>
          <table:table-cell/>
          <table:table-cell table:formula="of:=&quot;('&quot;&amp;[.B89]&amp;&quot;','&quot;&amp;[.C89]&amp;&quot;','&quot;&amp;[.D89]&amp;&quot;'),&quot;" office:value-type="string" office:string-value="('01429','PENGAWAS BENIH TANAMAN PELAKSANA PEMULA','03'),">
            <text:p>('01429','PENGAWAS BENIH TANAMAN PELAKSANA PEMUL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0</text:p>
          </table:table-cell>
          <table:table-cell office:value-type="string">
            <text:p>PENGAWAS BIBIT TERNAK MADYA</text:p>
          </table:table-cell>
          <table:table-cell office:value-type="string">
            <text:p>03</text:p>
          </table:table-cell>
          <table:table-cell/>
          <table:table-cell table:formula="of:=&quot;('&quot;&amp;[.B90]&amp;&quot;','&quot;&amp;[.C90]&amp;&quot;','&quot;&amp;[.D90]&amp;&quot;'),&quot;" office:value-type="string" office:string-value="('01430','PENGAWAS BIBIT TERNAK MADYA','03'),">
            <text:p>('01430','PENGAWAS BIBIT TERNAK MADY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1</text:p>
          </table:table-cell>
          <table:table-cell office:value-type="string">
            <text:p>PENGAWAS BIBIT TERNAK MUDA</text:p>
          </table:table-cell>
          <table:table-cell office:value-type="string">
            <text:p>03</text:p>
          </table:table-cell>
          <table:table-cell/>
          <table:table-cell table:formula="of:=&quot;('&quot;&amp;[.B91]&amp;&quot;','&quot;&amp;[.C91]&amp;&quot;','&quot;&amp;[.D91]&amp;&quot;'),&quot;" office:value-type="string" office:string-value="('01431','PENGAWAS BIBIT TERNAK MUDA','03'),">
            <text:p>('01431','PENGAWAS BIBIT TERNAK MUD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2</text:p>
          </table:table-cell>
          <table:table-cell office:value-type="string">
            <text:p>PENGAWAS BIBIT TERNAK PERTAMA</text:p>
          </table:table-cell>
          <table:table-cell office:value-type="string">
            <text:p>03</text:p>
          </table:table-cell>
          <table:table-cell/>
          <table:table-cell table:formula="of:=&quot;('&quot;&amp;[.B92]&amp;&quot;','&quot;&amp;[.C92]&amp;&quot;','&quot;&amp;[.D92]&amp;&quot;'),&quot;" office:value-type="string" office:string-value="('01432','PENGAWAS BIBIT TERNAK PERTAMA','03'),">
            <text:p>('01432','PENGAWAS BIBIT TERNAK PERTAM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3</text:p>
          </table:table-cell>
          <table:table-cell office:value-type="string">
            <text:p>PENGAWAS BIBIT TERNAK PENYELIA</text:p>
          </table:table-cell>
          <table:table-cell office:value-type="string">
            <text:p>03</text:p>
          </table:table-cell>
          <table:table-cell/>
          <table:table-cell table:formula="of:=&quot;('&quot;&amp;[.B93]&amp;&quot;','&quot;&amp;[.C93]&amp;&quot;','&quot;&amp;[.D93]&amp;&quot;'),&quot;" office:value-type="string" office:string-value="('01433','PENGAWAS BIBIT TERNAK PENYELIA','03'),">
            <text:p>('01433','PENGAWAS BIBIT TERNAK PENYELI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4</text:p>
          </table:table-cell>
          <table:table-cell office:value-type="string">
            <text:p>PENGAWAS BIBIT TERNAK PELAKSANA LANJUTAN</text:p>
          </table:table-cell>
          <table:table-cell office:value-type="string">
            <text:p>03</text:p>
          </table:table-cell>
          <table:table-cell/>
          <table:table-cell table:formula="of:=&quot;('&quot;&amp;[.B94]&amp;&quot;','&quot;&amp;[.C94]&amp;&quot;','&quot;&amp;[.D94]&amp;&quot;'),&quot;" office:value-type="string" office:string-value="('01434','PENGAWAS BIBIT TERNAK PELAKSANA LANJUTAN','03'),">
            <text:p>('01434','PENGAWAS BIBIT TERNAK PELAKSANA LANJUTAN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5</text:p>
          </table:table-cell>
          <table:table-cell office:value-type="string">
            <text:p>PENGAWAS BIBIT TERNAK PELAKSANA</text:p>
          </table:table-cell>
          <table:table-cell office:value-type="string">
            <text:p>03</text:p>
          </table:table-cell>
          <table:table-cell/>
          <table:table-cell table:formula="of:=&quot;('&quot;&amp;[.B95]&amp;&quot;','&quot;&amp;[.C95]&amp;&quot;','&quot;&amp;[.D95]&amp;&quot;'),&quot;" office:value-type="string" office:string-value="('01435','PENGAWAS BIBIT TERNAK PELAKSANA','03'),">
            <text:p>('01435','PENGAWAS BIBIT TERNAK PELAKSAN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6</text:p>
          </table:table-cell>
          <table:table-cell office:value-type="string">
            <text:p>MEDIK VETERINER UTAMA</text:p>
          </table:table-cell>
          <table:table-cell office:value-type="string">
            <text:p>03</text:p>
          </table:table-cell>
          <table:table-cell/>
          <table:table-cell table:formula="of:=&quot;('&quot;&amp;[.B96]&amp;&quot;','&quot;&amp;[.C96]&amp;&quot;','&quot;&amp;[.D96]&amp;&quot;'),&quot;" office:value-type="string" office:string-value="('01436','MEDIK VETERINER UTAMA','03'),">
            <text:p>('01436','MEDIK VETERINER UTAM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7</text:p>
          </table:table-cell>
          <table:table-cell office:value-type="string">
            <text:p>MEDIK VETERINER MADYA</text:p>
          </table:table-cell>
          <table:table-cell office:value-type="string">
            <text:p>03</text:p>
          </table:table-cell>
          <table:table-cell/>
          <table:table-cell table:formula="of:=&quot;('&quot;&amp;[.B97]&amp;&quot;','&quot;&amp;[.C97]&amp;&quot;','&quot;&amp;[.D97]&amp;&quot;'),&quot;" office:value-type="string" office:string-value="('01437','MEDIK VETERINER MADYA','03'),">
            <text:p>('01437','MEDIK VETERINER MADY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8</text:p>
          </table:table-cell>
          <table:table-cell office:value-type="string">
            <text:p>MEDIK VETERINER MUDA</text:p>
          </table:table-cell>
          <table:table-cell office:value-type="string">
            <text:p>03</text:p>
          </table:table-cell>
          <table:table-cell/>
          <table:table-cell table:formula="of:=&quot;('&quot;&amp;[.B98]&amp;&quot;','&quot;&amp;[.C98]&amp;&quot;','&quot;&amp;[.D98]&amp;&quot;'),&quot;" office:value-type="string" office:string-value="('01438','MEDIK VETERINER MUDA','03'),">
            <text:p>('01438','MEDIK VETERINER MUD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39</text:p>
          </table:table-cell>
          <table:table-cell office:value-type="string">
            <text:p>MEDIK VETERINER PERTAMA</text:p>
          </table:table-cell>
          <table:table-cell office:value-type="string">
            <text:p>03</text:p>
          </table:table-cell>
          <table:table-cell/>
          <table:table-cell table:formula="of:=&quot;('&quot;&amp;[.B99]&amp;&quot;','&quot;&amp;[.C99]&amp;&quot;','&quot;&amp;[.D99]&amp;&quot;'),&quot;" office:value-type="string" office:string-value="('01439','MEDIK VETERINER PERTAMA','03'),">
            <text:p>('01439','MEDIK VETERINER PERTAM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0</text:p>
          </table:table-cell>
          <table:table-cell office:value-type="string">
            <text:p>PARAMEDIK VETERINER PENYELIA</text:p>
          </table:table-cell>
          <table:table-cell office:value-type="string">
            <text:p>03</text:p>
          </table:table-cell>
          <table:table-cell/>
          <table:table-cell table:formula="of:=&quot;('&quot;&amp;[.B100]&amp;&quot;','&quot;&amp;[.C100]&amp;&quot;','&quot;&amp;[.D100]&amp;&quot;'),&quot;" office:value-type="string" office:string-value="('01440','PARAMEDIK VETERINER PENYELIA','03'),">
            <text:p>('01440','PARAMEDIK VETERINER PENYELI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1</text:p>
          </table:table-cell>
          <table:table-cell office:value-type="string">
            <text:p>PARAMEDIK VETERINER PELAKSANA LANJUTAN</text:p>
          </table:table-cell>
          <table:table-cell office:value-type="string">
            <text:p>03</text:p>
          </table:table-cell>
          <table:table-cell/>
          <table:table-cell table:formula="of:=&quot;('&quot;&amp;[.B101]&amp;&quot;','&quot;&amp;[.C101]&amp;&quot;','&quot;&amp;[.D101]&amp;&quot;'),&quot;" office:value-type="string" office:string-value="('01441','PARAMEDIK VETERINER PELAKSANA LANJUTAN','03'),">
            <text:p>('01441','PARAMEDIK VETERINER PELAKSANA LANJUTAN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2</text:p>
          </table:table-cell>
          <table:table-cell office:value-type="string">
            <text:p>PARAMEDIK VETERINER PELAKSANA</text:p>
          </table:table-cell>
          <table:table-cell office:value-type="string">
            <text:p>03</text:p>
          </table:table-cell>
          <table:table-cell/>
          <table:table-cell table:formula="of:=&quot;('&quot;&amp;[.B102]&amp;&quot;','&quot;&amp;[.C102]&amp;&quot;','&quot;&amp;[.D102]&amp;&quot;'),&quot;" office:value-type="string" office:string-value="('01442','PARAMEDIK VETERINER PELAKSANA','03'),">
            <text:p>('01442','PARAMEDIK VETERINER PELAKSAN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3</text:p>
          </table:table-cell>
          <table:table-cell office:value-type="string">
            <text:p>PARAMEDIK VETERINER PELAKSANA PEMULA</text:p>
          </table:table-cell>
          <table:table-cell office:value-type="string">
            <text:p>03</text:p>
          </table:table-cell>
          <table:table-cell/>
          <table:table-cell table:formula="of:=&quot;('&quot;&amp;[.B103]&amp;&quot;','&quot;&amp;[.C103]&amp;&quot;','&quot;&amp;[.D103]&amp;&quot;'),&quot;" office:value-type="string" office:string-value="('01443','PARAMEDIK VETERINER PELAKSANA PEMULA','03'),">
            <text:p>('01443','PARAMEDIK VETERINER PELAKSANA PEMUL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4</text:p>
          </table:table-cell>
          <table:table-cell office:value-type="string">
            <text:p>PENGAWAS MUTU PAKAN MADYA</text:p>
          </table:table-cell>
          <table:table-cell office:value-type="string">
            <text:p>03</text:p>
          </table:table-cell>
          <table:table-cell/>
          <table:table-cell table:formula="of:=&quot;('&quot;&amp;[.B104]&amp;&quot;','&quot;&amp;[.C104]&amp;&quot;','&quot;&amp;[.D104]&amp;&quot;'),&quot;" office:value-type="string" office:string-value="('01444','PENGAWAS MUTU PAKAN MADYA','03'),">
            <text:p>('01444','PENGAWAS MUTU PAKAN MADY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5</text:p>
          </table:table-cell>
          <table:table-cell office:value-type="string">
            <text:p>PENGAWAS MUTU PAKAN MUDA</text:p>
          </table:table-cell>
          <table:table-cell office:value-type="string">
            <text:p>03</text:p>
          </table:table-cell>
          <table:table-cell/>
          <table:table-cell table:formula="of:=&quot;('&quot;&amp;[.B105]&amp;&quot;','&quot;&amp;[.C105]&amp;&quot;','&quot;&amp;[.D105]&amp;&quot;'),&quot;" office:value-type="string" office:string-value="('01445','PENGAWAS MUTU PAKAN MUDA','03'),">
            <text:p>('01445','PENGAWAS MUTU PAKAN MUD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6</text:p>
          </table:table-cell>
          <table:table-cell office:value-type="string">
            <text:p>PENGAWAS MUTU PAKAN PERTAMA</text:p>
          </table:table-cell>
          <table:table-cell office:value-type="string">
            <text:p>03</text:p>
          </table:table-cell>
          <table:table-cell/>
          <table:table-cell table:formula="of:=&quot;('&quot;&amp;[.B106]&amp;&quot;','&quot;&amp;[.C106]&amp;&quot;','&quot;&amp;[.D106]&amp;&quot;'),&quot;" office:value-type="string" office:string-value="('01446','PENGAWAS MUTU PAKAN PERTAMA','03'),">
            <text:p>('01446','PENGAWAS MUTU PAKAN PERTAM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7</text:p>
          </table:table-cell>
          <table:table-cell office:value-type="string">
            <text:p>PENGAWAS MUTU PAKAN PENYELIA</text:p>
          </table:table-cell>
          <table:table-cell office:value-type="string">
            <text:p>03</text:p>
          </table:table-cell>
          <table:table-cell/>
          <table:table-cell table:formula="of:=&quot;('&quot;&amp;[.B107]&amp;&quot;','&quot;&amp;[.C107]&amp;&quot;','&quot;&amp;[.D107]&amp;&quot;'),&quot;" office:value-type="string" office:string-value="('01447','PENGAWAS MUTU PAKAN PENYELIA','03'),">
            <text:p>('01447','PENGAWAS MUTU PAKAN PENYELI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8</text:p>
          </table:table-cell>
          <table:table-cell office:value-type="string">
            <text:p>PENGAWAS MUTU PAKAN PELAKSANA LANJUTAN</text:p>
          </table:table-cell>
          <table:table-cell office:value-type="string">
            <text:p>03</text:p>
          </table:table-cell>
          <table:table-cell/>
          <table:table-cell table:formula="of:=&quot;('&quot;&amp;[.B108]&amp;&quot;','&quot;&amp;[.C108]&amp;&quot;','&quot;&amp;[.D108]&amp;&quot;'),&quot;" office:value-type="string" office:string-value="('01448','PENGAWAS MUTU PAKAN PELAKSANA LANJUTAN','03'),">
            <text:p>('01448','PENGAWAS MUTU PAKAN PELAKSANA LANJUTAN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49</text:p>
          </table:table-cell>
          <table:table-cell office:value-type="string">
            <text:p>PENGAWAS MUTU PAKAN PELAKSANA</text:p>
          </table:table-cell>
          <table:table-cell office:value-type="string">
            <text:p>03</text:p>
          </table:table-cell>
          <table:table-cell/>
          <table:table-cell table:formula="of:=&quot;('&quot;&amp;[.B109]&amp;&quot;','&quot;&amp;[.C109]&amp;&quot;','&quot;&amp;[.D109]&amp;&quot;'),&quot;" office:value-type="string" office:string-value="('01449','PENGAWAS MUTU PAKAN PELAKSANA','03'),">
            <text:p>('01449','PENGAWAS MUTU PAKAN PELAKSAN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450</text:p>
          </table:table-cell>
          <table:table-cell office:value-type="string">
            <text:p>PENGAWAS MUTU PAKAN PELAKSANA PEMULA</text:p>
          </table:table-cell>
          <table:table-cell office:value-type="string">
            <text:p>03</text:p>
          </table:table-cell>
          <table:table-cell/>
          <table:table-cell table:formula="of:=&quot;('&quot;&amp;[.B110]&amp;&quot;','&quot;&amp;[.C110]&amp;&quot;','&quot;&amp;[.D110]&amp;&quot;'),&quot;" office:value-type="string" office:string-value="('01450','PENGAWAS MUTU PAKAN PELAKSANA PEMULA','03'),">
            <text:p>('01450','PENGAWAS MUTU PAKAN PELAKSANA PEMULA','0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001</text:p>
          </table:table-cell>
          <table:table-cell office:value-type="string">
            <text:p>MEDIK VETERINER UTAMA</text:p>
          </table:table-cell>
          <table:table-cell office:value-type="string">
            <text:p>04</text:p>
          </table:table-cell>
          <table:table-cell/>
          <table:table-cell table:formula="of:=&quot;('&quot;&amp;[.B111]&amp;&quot;','&quot;&amp;[.C111]&amp;&quot;','&quot;&amp;[.D111]&amp;&quot;'),&quot;" office:value-type="string" office:string-value="('01001','MEDIK VETERINER UTAMA','04'),">
            <text:p>('01001','MEDIK VETERINER U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002</text:p>
          </table:table-cell>
          <table:table-cell office:value-type="string">
            <text:p>MEDIK VETERINER MADYA</text:p>
          </table:table-cell>
          <table:table-cell office:value-type="string">
            <text:p>04</text:p>
          </table:table-cell>
          <table:table-cell/>
          <table:table-cell table:formula="of:=&quot;('&quot;&amp;[.B112]&amp;&quot;','&quot;&amp;[.C112]&amp;&quot;','&quot;&amp;[.D112]&amp;&quot;'),&quot;" office:value-type="string" office:string-value="('01002','MEDIK VETERINER MADYA','04'),">
            <text:p>('01002','MEDIK VETERINER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003</text:p>
          </table:table-cell>
          <table:table-cell office:value-type="string">
            <text:p>MEDIK VETERINER MUDA</text:p>
          </table:table-cell>
          <table:table-cell office:value-type="string">
            <text:p>04</text:p>
          </table:table-cell>
          <table:table-cell/>
          <table:table-cell table:formula="of:=&quot;('&quot;&amp;[.B113]&amp;&quot;','&quot;&amp;[.C113]&amp;&quot;','&quot;&amp;[.D113]&amp;&quot;'),&quot;" office:value-type="string" office:string-value="('01003','MEDIK VETERINER MUDA','04'),">
            <text:p>('01003','MEDIK VETERINER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004</text:p>
          </table:table-cell>
          <table:table-cell office:value-type="string">
            <text:p>MEDIK VETERINER PERTAMA</text:p>
          </table:table-cell>
          <table:table-cell office:value-type="string">
            <text:p>04</text:p>
          </table:table-cell>
          <table:table-cell/>
          <table:table-cell table:formula="of:=&quot;('&quot;&amp;[.B114]&amp;&quot;','&quot;&amp;[.C114]&amp;&quot;','&quot;&amp;[.D114]&amp;&quot;'),&quot;" office:value-type="string" office:string-value="('01004','MEDIK VETERINER PERTAMA','04'),">
            <text:p>('01004','MEDIK VETERINER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101</text:p>
          </table:table-cell>
          <table:table-cell office:value-type="string">
            <text:p>PARAMEDIK VETERINER PENYELIA</text:p>
          </table:table-cell>
          <table:table-cell office:value-type="string">
            <text:p>04</text:p>
          </table:table-cell>
          <table:table-cell/>
          <table:table-cell table:formula="of:=&quot;('&quot;&amp;[.B115]&amp;&quot;','&quot;&amp;[.C115]&amp;&quot;','&quot;&amp;[.D115]&amp;&quot;'),&quot;" office:value-type="string" office:string-value="('01101','PARAMEDIK VETERINER PENYELIA','04'),">
            <text:p>('01101','PARAMEDIK VETERINER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102</text:p>
          </table:table-cell>
          <table:table-cell office:value-type="string">
            <text:p>PARAMEDIK VETERINER PELAKSANA LANJUTAN</text:p>
          </table:table-cell>
          <table:table-cell office:value-type="string">
            <text:p>04</text:p>
          </table:table-cell>
          <table:table-cell/>
          <table:table-cell table:formula="of:=&quot;('&quot;&amp;[.B116]&amp;&quot;','&quot;&amp;[.C116]&amp;&quot;','&quot;&amp;[.D116]&amp;&quot;'),&quot;" office:value-type="string" office:string-value="('01102','PARAMEDIK VETERINER PELAKSANA LANJUTAN','04'),">
            <text:p>('01102','PARAMEDIK VETERINER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103</text:p>
          </table:table-cell>
          <table:table-cell office:value-type="string">
            <text:p>PARAMEDIK VETERINER PELAKSANA</text:p>
          </table:table-cell>
          <table:table-cell office:value-type="string">
            <text:p>04</text:p>
          </table:table-cell>
          <table:table-cell/>
          <table:table-cell table:formula="of:=&quot;('&quot;&amp;[.B117]&amp;&quot;','&quot;&amp;[.C117]&amp;&quot;','&quot;&amp;[.D117]&amp;&quot;'),&quot;" office:value-type="string" office:string-value="('01103','PARAMEDIK VETERINER PELAKSANA','04'),">
            <text:p>('01103','PARAMEDIK VETERINER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1</text:p>
          </table:table-cell>
          <table:table-cell office:value-type="string">
            <text:p>PENGAWAS FARMASI DAN MAKANAN UTAMA</text:p>
          </table:table-cell>
          <table:table-cell office:value-type="string">
            <text:p>04</text:p>
          </table:table-cell>
          <table:table-cell/>
          <table:table-cell table:formula="of:=&quot;('&quot;&amp;[.B118]&amp;&quot;','&quot;&amp;[.C118]&amp;&quot;','&quot;&amp;[.D118]&amp;&quot;'),&quot;" office:value-type="string" office:string-value="('03801','PENGAWAS FARMASI DAN MAKANAN UTAMA','04'),">
            <text:p>('03801','PENGAWAS FARMASI DAN MAKANAN U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2</text:p>
          </table:table-cell>
          <table:table-cell office:value-type="string">
            <text:p>PENGAWAS FARMASI DAN MAKANAN MADYA</text:p>
          </table:table-cell>
          <table:table-cell office:value-type="string">
            <text:p>04</text:p>
          </table:table-cell>
          <table:table-cell/>
          <table:table-cell table:formula="of:=&quot;('&quot;&amp;[.B119]&amp;&quot;','&quot;&amp;[.C119]&amp;&quot;','&quot;&amp;[.D119]&amp;&quot;'),&quot;" office:value-type="string" office:string-value="('03802','PENGAWAS FARMASI DAN MAKANAN MADYA','04'),">
            <text:p>('03802','PENGAWAS FARMASI DAN MAKANAN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3</text:p>
          </table:table-cell>
          <table:table-cell office:value-type="string">
            <text:p>PENGAWAS FARMASI DAN MAKANAN MUDA</text:p>
          </table:table-cell>
          <table:table-cell office:value-type="string">
            <text:p>04</text:p>
          </table:table-cell>
          <table:table-cell/>
          <table:table-cell table:formula="of:=&quot;('&quot;&amp;[.B120]&amp;&quot;','&quot;&amp;[.C120]&amp;&quot;','&quot;&amp;[.D120]&amp;&quot;'),&quot;" office:value-type="string" office:string-value="('03803','PENGAWAS FARMASI DAN MAKANAN MUDA','04'),">
            <text:p>('03803','PENGAWAS FARMASI DAN MAKANAN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4</text:p>
          </table:table-cell>
          <table:table-cell office:value-type="string">
            <text:p>PENGAWAS FARMASI DAN MAKANAN PERTAMA</text:p>
          </table:table-cell>
          <table:table-cell office:value-type="string">
            <text:p>04</text:p>
          </table:table-cell>
          <table:table-cell/>
          <table:table-cell table:formula="of:=&quot;('&quot;&amp;[.B121]&amp;&quot;','&quot;&amp;[.C121]&amp;&quot;','&quot;&amp;[.D121]&amp;&quot;'),&quot;" office:value-type="string" office:string-value="('03804','PENGAWAS FARMASI DAN MAKANAN PERTAMA','04'),">
            <text:p>('03804','PENGAWAS FARMASI DAN MAKANAN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5</text:p>
          </table:table-cell>
          <table:table-cell office:value-type="string">
            <text:p>PENGAWAS FARMASI DAN MAKANAN PENYELIA</text:p>
          </table:table-cell>
          <table:table-cell office:value-type="string">
            <text:p>04</text:p>
          </table:table-cell>
          <table:table-cell/>
          <table:table-cell table:formula="of:=&quot;('&quot;&amp;[.B122]&amp;&quot;','&quot;&amp;[.C122]&amp;&quot;','&quot;&amp;[.D122]&amp;&quot;'),&quot;" office:value-type="string" office:string-value="('03805','PENGAWAS FARMASI DAN MAKANAN PENYELIA','04'),">
            <text:p>('03805','PENGAWAS FARMASI DAN MAKANAN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6</text:p>
          </table:table-cell>
          <table:table-cell office:value-type="string">
            <text:p>PENGAWAS FARMASI DAN MAKANAN PELAKSANA LANJUTAN</text:p>
          </table:table-cell>
          <table:table-cell office:value-type="string">
            <text:p>04</text:p>
          </table:table-cell>
          <table:table-cell/>
          <table:table-cell table:formula="of:=&quot;('&quot;&amp;[.B123]&amp;&quot;','&quot;&amp;[.C123]&amp;&quot;','&quot;&amp;[.D123]&amp;&quot;'),&quot;" office:value-type="string" office:string-value="('03806','PENGAWAS FARMASI DAN MAKANAN PELAKSANA LANJUTAN','04'),">
            <text:p>('03806','PENGAWAS FARMASI DAN MAKANAN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807</text:p>
          </table:table-cell>
          <table:table-cell office:value-type="string">
            <text:p>PENGAWAS FARMASI DAN MAKANAN PELAKSANA</text:p>
          </table:table-cell>
          <table:table-cell office:value-type="string">
            <text:p>04</text:p>
          </table:table-cell>
          <table:table-cell/>
          <table:table-cell table:formula="of:=&quot;('&quot;&amp;[.B124]&amp;&quot;','&quot;&amp;[.C124]&amp;&quot;','&quot;&amp;[.D124]&amp;&quot;'),&quot;" office:value-type="string" office:string-value="('03807','PENGAWAS FARMASI DAN MAKANAN PELAKSANA','04'),">
            <text:p>('03807','PENGAWAS FARMASI DAN MAKANAN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201</text:p>
          </table:table-cell>
          <table:table-cell office:value-type="string">
            <text:p>DOKTER UTAMA</text:p>
          </table:table-cell>
          <table:table-cell office:value-type="string">
            <text:p>04</text:p>
          </table:table-cell>
          <table:table-cell/>
          <table:table-cell table:formula="of:=&quot;('&quot;&amp;[.B125]&amp;&quot;','&quot;&amp;[.C125]&amp;&quot;','&quot;&amp;[.D125]&amp;&quot;'),&quot;" office:value-type="string" office:string-value="('04201','DOKTER UTAMA','04'),">
            <text:p>('04201','DOKTER U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202</text:p>
          </table:table-cell>
          <table:table-cell office:value-type="string">
            <text:p>DOKTER MADYA</text:p>
          </table:table-cell>
          <table:table-cell office:value-type="string">
            <text:p>04</text:p>
          </table:table-cell>
          <table:table-cell/>
          <table:table-cell table:formula="of:=&quot;('&quot;&amp;[.B126]&amp;&quot;','&quot;&amp;[.C126]&amp;&quot;','&quot;&amp;[.D126]&amp;&quot;'),&quot;" office:value-type="string" office:string-value="('04202','DOKTER MADYA','04'),">
            <text:p>('04202','DOKTER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203</text:p>
          </table:table-cell>
          <table:table-cell office:value-type="string">
            <text:p>DOKTER MUDA</text:p>
          </table:table-cell>
          <table:table-cell office:value-type="string">
            <text:p>04</text:p>
          </table:table-cell>
          <table:table-cell/>
          <table:table-cell table:formula="of:=&quot;('&quot;&amp;[.B127]&amp;&quot;','&quot;&amp;[.C127]&amp;&quot;','&quot;&amp;[.D127]&amp;&quot;'),&quot;" office:value-type="string" office:string-value="('04203','DOKTER MUDA','04'),">
            <text:p>('04203','DOKTER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204</text:p>
          </table:table-cell>
          <table:table-cell office:value-type="string">
            <text:p>DOKTER PERTAMA</text:p>
          </table:table-cell>
          <table:table-cell office:value-type="string">
            <text:p>04</text:p>
          </table:table-cell>
          <table:table-cell/>
          <table:table-cell table:formula="of:=&quot;('&quot;&amp;[.B128]&amp;&quot;','&quot;&amp;[.C128]&amp;&quot;','&quot;&amp;[.D128]&amp;&quot;'),&quot;" office:value-type="string" office:string-value="('04204','DOKTER PERTAMA','04'),">
            <text:p>('04204','DOKTER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301</text:p>
          </table:table-cell>
          <table:table-cell office:value-type="string">
            <text:p>DOKTER GIGI UTAMA</text:p>
          </table:table-cell>
          <table:table-cell office:value-type="string">
            <text:p>04</text:p>
          </table:table-cell>
          <table:table-cell/>
          <table:table-cell table:formula="of:=&quot;('&quot;&amp;[.B129]&amp;&quot;','&quot;&amp;[.C129]&amp;&quot;','&quot;&amp;[.D129]&amp;&quot;'),&quot;" office:value-type="string" office:string-value="('04301','DOKTER GIGI UTAMA','04'),">
            <text:p>('04301','DOKTER GIGI U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302</text:p>
          </table:table-cell>
          <table:table-cell office:value-type="string">
            <text:p>DOKTER GIGI MADYA</text:p>
          </table:table-cell>
          <table:table-cell office:value-type="string">
            <text:p>04</text:p>
          </table:table-cell>
          <table:table-cell/>
          <table:table-cell table:formula="of:=&quot;('&quot;&amp;[.B130]&amp;&quot;','&quot;&amp;[.C130]&amp;&quot;','&quot;&amp;[.D130]&amp;&quot;'),&quot;" office:value-type="string" office:string-value="('04302','DOKTER GIGI MADYA','04'),">
            <text:p>('04302','DOKTER GIGI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303</text:p>
          </table:table-cell>
          <table:table-cell office:value-type="string">
            <text:p>DOKTER GIGI MUDA</text:p>
          </table:table-cell>
          <table:table-cell office:value-type="string">
            <text:p>04</text:p>
          </table:table-cell>
          <table:table-cell/>
          <table:table-cell table:formula="of:=&quot;('&quot;&amp;[.B131]&amp;&quot;','&quot;&amp;[.C131]&amp;&quot;','&quot;&amp;[.D131]&amp;&quot;'),&quot;" office:value-type="string" office:string-value="('04303','DOKTER GIGI MUDA','04'),">
            <text:p>('04303','DOKTER GIGI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304</text:p>
          </table:table-cell>
          <table:table-cell office:value-type="string">
            <text:p>DOKTER GIGI PERTAMA</text:p>
          </table:table-cell>
          <table:table-cell office:value-type="string">
            <text:p>04</text:p>
          </table:table-cell>
          <table:table-cell/>
          <table:table-cell table:formula="of:=&quot;('&quot;&amp;[.B132]&amp;&quot;','&quot;&amp;[.C132]&amp;&quot;','&quot;&amp;[.D132]&amp;&quot;'),&quot;" office:value-type="string" office:string-value="('04304','DOKTER GIGI PERTAMA','04'),">
            <text:p>('04304','DOKTER GIGI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401</text:p>
          </table:table-cell>
          <table:table-cell office:value-type="string">
            <text:p>APOTEKER UTAMA</text:p>
          </table:table-cell>
          <table:table-cell office:value-type="string">
            <text:p>04</text:p>
          </table:table-cell>
          <table:table-cell/>
          <table:table-cell table:formula="of:=&quot;('&quot;&amp;[.B133]&amp;&quot;','&quot;&amp;[.C133]&amp;&quot;','&quot;&amp;[.D133]&amp;&quot;'),&quot;" office:value-type="string" office:string-value="('04401','APOTEKER UTAMA','04'),">
            <text:p>('04401','APOTEKER U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402</text:p>
          </table:table-cell>
          <table:table-cell office:value-type="string">
            <text:p>APOTEKER MADYA</text:p>
          </table:table-cell>
          <table:table-cell office:value-type="string">
            <text:p>04</text:p>
          </table:table-cell>
          <table:table-cell/>
          <table:table-cell table:formula="of:=&quot;('&quot;&amp;[.B134]&amp;&quot;','&quot;&amp;[.C134]&amp;&quot;','&quot;&amp;[.D134]&amp;&quot;'),&quot;" office:value-type="string" office:string-value="('04402','APOTEKER MADYA','04'),">
            <text:p>('04402','APOTEKER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403</text:p>
          </table:table-cell>
          <table:table-cell office:value-type="string">
            <text:p>APOTEKER MUDA</text:p>
          </table:table-cell>
          <table:table-cell office:value-type="string">
            <text:p>04</text:p>
          </table:table-cell>
          <table:table-cell/>
          <table:table-cell table:formula="of:=&quot;('&quot;&amp;[.B135]&amp;&quot;','&quot;&amp;[.C135]&amp;&quot;','&quot;&amp;[.D135]&amp;&quot;'),&quot;" office:value-type="string" office:string-value="('04403','APOTEKER MUDA','04'),">
            <text:p>('04403','APOTEKER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404</text:p>
          </table:table-cell>
          <table:table-cell office:value-type="string">
            <text:p>APOTEKER PERTAMA</text:p>
          </table:table-cell>
          <table:table-cell office:value-type="string">
            <text:p>04</text:p>
          </table:table-cell>
          <table:table-cell/>
          <table:table-cell table:formula="of:=&quot;('&quot;&amp;[.B136]&amp;&quot;','&quot;&amp;[.C136]&amp;&quot;','&quot;&amp;[.D136]&amp;&quot;'),&quot;" office:value-type="string" office:string-value="('04404','APOTEKER PERTAMA','04'),">
            <text:p>('04404','APOTEKER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501</text:p>
          </table:table-cell>
          <table:table-cell office:value-type="string">
            <text:p>ASISTEN APOTEKER PENYELIA</text:p>
          </table:table-cell>
          <table:table-cell office:value-type="string">
            <text:p>04</text:p>
          </table:table-cell>
          <table:table-cell/>
          <table:table-cell table:formula="of:=&quot;('&quot;&amp;[.B137]&amp;&quot;','&quot;&amp;[.C137]&amp;&quot;','&quot;&amp;[.D137]&amp;&quot;'),&quot;" office:value-type="string" office:string-value="('04501','ASISTEN APOTEKER PENYELIA','04'),">
            <text:p>('04501','ASISTEN APOTEKER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502</text:p>
          </table:table-cell>
          <table:table-cell office:value-type="string">
            <text:p>ASISTEN APOTEKER PELAKSANA LANJUTAN</text:p>
          </table:table-cell>
          <table:table-cell office:value-type="string">
            <text:p>04</text:p>
          </table:table-cell>
          <table:table-cell/>
          <table:table-cell table:formula="of:=&quot;('&quot;&amp;[.B138]&amp;&quot;','&quot;&amp;[.C138]&amp;&quot;','&quot;&amp;[.D138]&amp;&quot;'),&quot;" office:value-type="string" office:string-value="('04502','ASISTEN APOTEKER PELAKSANA LANJUTAN','04'),">
            <text:p>('04502','ASISTEN APOTEKER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503</text:p>
          </table:table-cell>
          <table:table-cell office:value-type="string">
            <text:p>ASISTEN APOTEKER PELAKSANA</text:p>
          </table:table-cell>
          <table:table-cell office:value-type="string">
            <text:p>04</text:p>
          </table:table-cell>
          <table:table-cell/>
          <table:table-cell table:formula="of:=&quot;('&quot;&amp;[.B139]&amp;&quot;','&quot;&amp;[.C139]&amp;&quot;','&quot;&amp;[.D139]&amp;&quot;'),&quot;" office:value-type="string" office:string-value="('04503','ASISTEN APOTEKER PELAKSANA','04'),">
            <text:p>('04503','ASISTEN APOTEKER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504</text:p>
          </table:table-cell>
          <table:table-cell office:value-type="string">
            <text:p>ASISTEN APOTEKER PELAKSANA PEMULA</text:p>
          </table:table-cell>
          <table:table-cell office:value-type="string">
            <text:p>04</text:p>
          </table:table-cell>
          <table:table-cell/>
          <table:table-cell table:formula="of:=&quot;('&quot;&amp;[.B140]&amp;&quot;','&quot;&amp;[.C140]&amp;&quot;','&quot;&amp;[.D140]&amp;&quot;'),&quot;" office:value-type="string" office:string-value="('04504','ASISTEN APOTEKER PELAKSANA PEMULA','04'),">
            <text:p>('04504','ASISTEN APOTEKER PELAK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1</text:p>
          </table:table-cell>
          <table:table-cell office:value-type="string">
            <text:p>PRANATA LABORATORIUM KESEHATAN MADYA</text:p>
          </table:table-cell>
          <table:table-cell office:value-type="string">
            <text:p>04</text:p>
          </table:table-cell>
          <table:table-cell/>
          <table:table-cell table:formula="of:=&quot;('&quot;&amp;[.B141]&amp;&quot;','&quot;&amp;[.C141]&amp;&quot;','&quot;&amp;[.D141]&amp;&quot;'),&quot;" office:value-type="string" office:string-value="('04601','PRANATA LABORATORIUM KESEHATAN MADYA','04'),">
            <text:p>('04601','PRANATA LABORATORIUM KESEHATAN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2</text:p>
          </table:table-cell>
          <table:table-cell office:value-type="string">
            <text:p>PRANATA LABORATORIUM KESEHATAN MUDA</text:p>
          </table:table-cell>
          <table:table-cell office:value-type="string">
            <text:p>04</text:p>
          </table:table-cell>
          <table:table-cell/>
          <table:table-cell table:formula="of:=&quot;('&quot;&amp;[.B142]&amp;&quot;','&quot;&amp;[.C142]&amp;&quot;','&quot;&amp;[.D142]&amp;&quot;'),&quot;" office:value-type="string" office:string-value="('04602','PRANATA LABORATORIUM KESEHATAN MUDA','04'),">
            <text:p>('04602','PRANATA LABORATORIUM KESEHATAN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3</text:p>
          </table:table-cell>
          <table:table-cell office:value-type="string">
            <text:p>PRANATA LABORATORIUM KESEHATAN PERTAMA</text:p>
          </table:table-cell>
          <table:table-cell office:value-type="string">
            <text:p>04</text:p>
          </table:table-cell>
          <table:table-cell/>
          <table:table-cell table:formula="of:=&quot;('&quot;&amp;[.B143]&amp;&quot;','&quot;&amp;[.C143]&amp;&quot;','&quot;&amp;[.D143]&amp;&quot;'),&quot;" office:value-type="string" office:string-value="('04603','PRANATA LABORATORIUM KESEHATAN PERTAMA','04'),">
            <text:p>('04603','PRANATA LABORATORIUM KESEHATAN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4</text:p>
          </table:table-cell>
          <table:table-cell office:value-type="string">
            <text:p>PRANATA LABORATORIUM KESEHATAN PENYELIA</text:p>
          </table:table-cell>
          <table:table-cell office:value-type="string">
            <text:p>04</text:p>
          </table:table-cell>
          <table:table-cell/>
          <table:table-cell table:formula="of:=&quot;('&quot;&amp;[.B144]&amp;&quot;','&quot;&amp;[.C144]&amp;&quot;','&quot;&amp;[.D144]&amp;&quot;'),&quot;" office:value-type="string" office:string-value="('04604','PRANATA LABORATORIUM KESEHATAN PENYELIA','04'),">
            <text:p>('04604','PRANATA LABORATORIUM KESEHATAN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5</text:p>
          </table:table-cell>
          <table:table-cell office:value-type="string">
            <text:p>PRANATA LABORATORIUM KESEHATAN PELAKSANA LANJUTAN</text:p>
          </table:table-cell>
          <table:table-cell office:value-type="string">
            <text:p>04</text:p>
          </table:table-cell>
          <table:table-cell/>
          <table:table-cell table:formula="of:=&quot;('&quot;&amp;[.B145]&amp;&quot;','&quot;&amp;[.C145]&amp;&quot;','&quot;&amp;[.D145]&amp;&quot;'),&quot;" office:value-type="string" office:string-value="('04605','PRANATA LABORATORIUM KESEHATAN PELAKSANA LANJUTAN','04'),">
            <text:p>('04605','PRANATA LABORATORIUM KESEHATAN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6</text:p>
          </table:table-cell>
          <table:table-cell office:value-type="string">
            <text:p>PRANATA LABORATORIUM KESEHATAN PELAKSANA</text:p>
          </table:table-cell>
          <table:table-cell office:value-type="string">
            <text:p>04</text:p>
          </table:table-cell>
          <table:table-cell/>
          <table:table-cell table:formula="of:=&quot;('&quot;&amp;[.B146]&amp;&quot;','&quot;&amp;[.C146]&amp;&quot;','&quot;&amp;[.D146]&amp;&quot;'),&quot;" office:value-type="string" office:string-value="('04606','PRANATA LABORATORIUM KESEHATAN PELAKSANA','04'),">
            <text:p>('04606','PRANATA LABORATORIUM KESEHATAN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607</text:p>
          </table:table-cell>
          <table:table-cell office:value-type="string">
            <text:p>PRANATA LABORATORIUM KESEHATAN PELAKSANA PEMULA</text:p>
          </table:table-cell>
          <table:table-cell office:value-type="string">
            <text:p>04</text:p>
          </table:table-cell>
          <table:table-cell/>
          <table:table-cell table:formula="of:=&quot;('&quot;&amp;[.B147]&amp;&quot;','&quot;&amp;[.C147]&amp;&quot;','&quot;&amp;[.D147]&amp;&quot;'),&quot;" office:value-type="string" office:string-value="('04607','PRANATA LABORATORIUM KESEHATAN PELAKSANA PEMULA','04'),">
            <text:p>('04607','PRANATA LABORATORIUM KESEHATAN PELAK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1</text:p>
          </table:table-cell>
          <table:table-cell office:value-type="string">
            <text:p>EPIDEMIOLOG KESEHATAN MADYA</text:p>
          </table:table-cell>
          <table:table-cell office:value-type="string">
            <text:p>04</text:p>
          </table:table-cell>
          <table:table-cell/>
          <table:table-cell table:formula="of:=&quot;('&quot;&amp;[.B148]&amp;&quot;','&quot;&amp;[.C148]&amp;&quot;','&quot;&amp;[.D148]&amp;&quot;'),&quot;" office:value-type="string" office:string-value="('04701','EPIDEMIOLOG KESEHATAN MADYA','04'),">
            <text:p>('04701','EPIDEMIOLOG KESEHATAN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2</text:p>
          </table:table-cell>
          <table:table-cell office:value-type="string">
            <text:p>EPIDEMIOLOG KESEHATAN MUDA</text:p>
          </table:table-cell>
          <table:table-cell office:value-type="string">
            <text:p>04</text:p>
          </table:table-cell>
          <table:table-cell/>
          <table:table-cell table:formula="of:=&quot;('&quot;&amp;[.B149]&amp;&quot;','&quot;&amp;[.C149]&amp;&quot;','&quot;&amp;[.D149]&amp;&quot;'),&quot;" office:value-type="string" office:string-value="('04702','EPIDEMIOLOG KESEHATAN MUDA','04'),">
            <text:p>('04702','EPIDEMIOLOG KESEHATAN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3</text:p>
          </table:table-cell>
          <table:table-cell office:value-type="string">
            <text:p>EPIDEMIOLOG KESEHATAN PERTAMA</text:p>
          </table:table-cell>
          <table:table-cell office:value-type="string">
            <text:p>04</text:p>
          </table:table-cell>
          <table:table-cell/>
          <table:table-cell table:formula="of:=&quot;('&quot;&amp;[.B150]&amp;&quot;','&quot;&amp;[.C150]&amp;&quot;','&quot;&amp;[.D150]&amp;&quot;'),&quot;" office:value-type="string" office:string-value="('04703','EPIDEMIOLOG KESEHATAN PERTAMA','04'),">
            <text:p>('04703','EPIDEMIOLOG KESEHATAN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4</text:p>
          </table:table-cell>
          <table:table-cell office:value-type="string">
            <text:p>EPIDEMIOLOG KESEHATAN PENYELIA</text:p>
          </table:table-cell>
          <table:table-cell office:value-type="string">
            <text:p>04</text:p>
          </table:table-cell>
          <table:table-cell/>
          <table:table-cell table:formula="of:=&quot;('&quot;&amp;[.B151]&amp;&quot;','&quot;&amp;[.C151]&amp;&quot;','&quot;&amp;[.D151]&amp;&quot;'),&quot;" office:value-type="string" office:string-value="('04704','EPIDEMIOLOG KESEHATAN PENYELIA','04'),">
            <text:p>('04704','EPIDEMIOLOG KESEHATAN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5</text:p>
          </table:table-cell>
          <table:table-cell office:value-type="string">
            <text:p>EPIDEMIOLOG KESEHATAN PELAKSANA LANJUTAN</text:p>
          </table:table-cell>
          <table:table-cell office:value-type="string">
            <text:p>04</text:p>
          </table:table-cell>
          <table:table-cell/>
          <table:table-cell table:formula="of:=&quot;('&quot;&amp;[.B152]&amp;&quot;','&quot;&amp;[.C152]&amp;&quot;','&quot;&amp;[.D152]&amp;&quot;'),&quot;" office:value-type="string" office:string-value="('04705','EPIDEMIOLOG KESEHATAN PELAKSANA LANJUTAN','04'),">
            <text:p>('04705','EPIDEMIOLOG KESEHATAN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6</text:p>
          </table:table-cell>
          <table:table-cell office:value-type="string">
            <text:p>EPIDEMIOLOG KESEHATAN PELAKSANA</text:p>
          </table:table-cell>
          <table:table-cell office:value-type="string">
            <text:p>04</text:p>
          </table:table-cell>
          <table:table-cell/>
          <table:table-cell table:formula="of:=&quot;('&quot;&amp;[.B153]&amp;&quot;','&quot;&amp;[.C153]&amp;&quot;','&quot;&amp;[.D153]&amp;&quot;'),&quot;" office:value-type="string" office:string-value="('04706','EPIDEMIOLOG KESEHATAN PELAKSANA','04'),">
            <text:p>('04706','EPIDEMIOLOG KESEHATAN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707</text:p>
          </table:table-cell>
          <table:table-cell office:value-type="string">
            <text:p>EPIDEMIOLOG KESEHATAN PELASANA PEMULA</text:p>
          </table:table-cell>
          <table:table-cell office:value-type="string">
            <text:p>04</text:p>
          </table:table-cell>
          <table:table-cell/>
          <table:table-cell table:formula="of:=&quot;('&quot;&amp;[.B154]&amp;&quot;','&quot;&amp;[.C154]&amp;&quot;','&quot;&amp;[.D154]&amp;&quot;'),&quot;" office:value-type="string" office:string-value="('04707','EPIDEMIOLOG KESEHATAN PELASANA PEMULA','04'),">
            <text:p>('04707','EPIDEMIOLOG KESEHATAN PELA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1</text:p>
          </table:table-cell>
          <table:table-cell office:value-type="string">
            <text:p>ENTOMOLOG KESEHATAN MADYA</text:p>
          </table:table-cell>
          <table:table-cell office:value-type="string">
            <text:p>04</text:p>
          </table:table-cell>
          <table:table-cell/>
          <table:table-cell table:formula="of:=&quot;('&quot;&amp;[.B155]&amp;&quot;','&quot;&amp;[.C155]&amp;&quot;','&quot;&amp;[.D155]&amp;&quot;'),&quot;" office:value-type="string" office:string-value="('04801','ENTOMOLOG KESEHATAN MADYA','04'),">
            <text:p>('04801','ENTOMOLOG KESEHATAN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2</text:p>
          </table:table-cell>
          <table:table-cell office:value-type="string">
            <text:p>ENTOMOLOG KESEHATAN MUDA</text:p>
          </table:table-cell>
          <table:table-cell office:value-type="string">
            <text:p>04</text:p>
          </table:table-cell>
          <table:table-cell/>
          <table:table-cell table:formula="of:=&quot;('&quot;&amp;[.B156]&amp;&quot;','&quot;&amp;[.C156]&amp;&quot;','&quot;&amp;[.D156]&amp;&quot;'),&quot;" office:value-type="string" office:string-value="('04802','ENTOMOLOG KESEHATAN MUDA','04'),">
            <text:p>('04802','ENTOMOLOG KESEHATAN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3</text:p>
          </table:table-cell>
          <table:table-cell office:value-type="string">
            <text:p>ENTOMOLOG KESEHATAN PERTAMA</text:p>
          </table:table-cell>
          <table:table-cell office:value-type="string">
            <text:p>04</text:p>
          </table:table-cell>
          <table:table-cell/>
          <table:table-cell table:formula="of:=&quot;('&quot;&amp;[.B157]&amp;&quot;','&quot;&amp;[.C157]&amp;&quot;','&quot;&amp;[.D157]&amp;&quot;'),&quot;" office:value-type="string" office:string-value="('04803','ENTOMOLOG KESEHATAN PERTAMA','04'),">
            <text:p>('04803','ENTOMOLOG KESEHATAN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4</text:p>
          </table:table-cell>
          <table:table-cell office:value-type="string">
            <text:p>ENTOMOLOG KESEHATAN PENYELIA</text:p>
          </table:table-cell>
          <table:table-cell office:value-type="string">
            <text:p>04</text:p>
          </table:table-cell>
          <table:table-cell/>
          <table:table-cell table:formula="of:=&quot;('&quot;&amp;[.B158]&amp;&quot;','&quot;&amp;[.C158]&amp;&quot;','&quot;&amp;[.D158]&amp;&quot;'),&quot;" office:value-type="string" office:string-value="('04804','ENTOMOLOG KESEHATAN PENYELIA','04'),">
            <text:p>('04804','ENTOMOLOG KESEHATAN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5</text:p>
          </table:table-cell>
          <table:table-cell office:value-type="string">
            <text:p>ENTOMOLOG KESEHATAN PELAKSANA LANJUTAN</text:p>
          </table:table-cell>
          <table:table-cell office:value-type="string">
            <text:p>04</text:p>
          </table:table-cell>
          <table:table-cell/>
          <table:table-cell table:formula="of:=&quot;('&quot;&amp;[.B159]&amp;&quot;','&quot;&amp;[.C159]&amp;&quot;','&quot;&amp;[.D159]&amp;&quot;'),&quot;" office:value-type="string" office:string-value="('04805','ENTOMOLOG KESEHATAN PELAKSANA LANJUTAN','04'),">
            <text:p>('04805','ENTOMOLOG KESEHATAN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6</text:p>
          </table:table-cell>
          <table:table-cell office:value-type="string">
            <text:p>ENTOMOLOG KESEHATAN PELAKSANA</text:p>
          </table:table-cell>
          <table:table-cell office:value-type="string">
            <text:p>04</text:p>
          </table:table-cell>
          <table:table-cell/>
          <table:table-cell table:formula="of:=&quot;('&quot;&amp;[.B160]&amp;&quot;','&quot;&amp;[.C160]&amp;&quot;','&quot;&amp;[.D160]&amp;&quot;'),&quot;" office:value-type="string" office:string-value="('04806','ENTOMOLOG KESEHATAN PELAKSANA','04'),">
            <text:p>('04806','ENTOMOLOG KESEHATAN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807</text:p>
          </table:table-cell>
          <table:table-cell office:value-type="string">
            <text:p>ENTOMOLOG KESEHATAN PELAKSANA PEMULA</text:p>
          </table:table-cell>
          <table:table-cell office:value-type="string">
            <text:p>04</text:p>
          </table:table-cell>
          <table:table-cell/>
          <table:table-cell table:formula="of:=&quot;('&quot;&amp;[.B161]&amp;&quot;','&quot;&amp;[.C161]&amp;&quot;','&quot;&amp;[.D161]&amp;&quot;'),&quot;" office:value-type="string" office:string-value="('04807','ENTOMOLOG KESEHATAN PELAKSANA PEMULA','04'),">
            <text:p>('04807','ENTOMOLOG KESEHATAN PELAK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1</text:p>
          </table:table-cell>
          <table:table-cell office:value-type="string">
            <text:p>SANITARIAN MADYA</text:p>
          </table:table-cell>
          <table:table-cell office:value-type="string">
            <text:p>04</text:p>
          </table:table-cell>
          <table:table-cell/>
          <table:table-cell table:formula="of:=&quot;('&quot;&amp;[.B162]&amp;&quot;','&quot;&amp;[.C162]&amp;&quot;','&quot;&amp;[.D162]&amp;&quot;'),&quot;" office:value-type="string" office:string-value="('04901','SANITARIAN MADYA','04'),">
            <text:p>('04901','SANITARIAN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2</text:p>
          </table:table-cell>
          <table:table-cell office:value-type="string">
            <text:p>SANITARIAN MUDA</text:p>
          </table:table-cell>
          <table:table-cell office:value-type="string">
            <text:p>04</text:p>
          </table:table-cell>
          <table:table-cell/>
          <table:table-cell table:formula="of:=&quot;('&quot;&amp;[.B163]&amp;&quot;','&quot;&amp;[.C163]&amp;&quot;','&quot;&amp;[.D163]&amp;&quot;'),&quot;" office:value-type="string" office:string-value="('04902','SANITARIAN MUDA','04'),">
            <text:p>('04902','SANITARIAN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3</text:p>
          </table:table-cell>
          <table:table-cell office:value-type="string">
            <text:p>SANITARIAN PERTAMA</text:p>
          </table:table-cell>
          <table:table-cell office:value-type="string">
            <text:p>04</text:p>
          </table:table-cell>
          <table:table-cell/>
          <table:table-cell table:formula="of:=&quot;('&quot;&amp;[.B164]&amp;&quot;','&quot;&amp;[.C164]&amp;&quot;','&quot;&amp;[.D164]&amp;&quot;'),&quot;" office:value-type="string" office:string-value="('04903','SANITARIAN PERTAMA','04'),">
            <text:p>('04903','SANITARIAN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4</text:p>
          </table:table-cell>
          <table:table-cell office:value-type="string">
            <text:p>SANITARIAN PENYELIA</text:p>
          </table:table-cell>
          <table:table-cell office:value-type="string">
            <text:p>04</text:p>
          </table:table-cell>
          <table:table-cell/>
          <table:table-cell table:formula="of:=&quot;('&quot;&amp;[.B165]&amp;&quot;','&quot;&amp;[.C165]&amp;&quot;','&quot;&amp;[.D165]&amp;&quot;'),&quot;" office:value-type="string" office:string-value="('04904','SANITARIAN PENYELIA','04'),">
            <text:p>('04904','SANITARIAN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5</text:p>
          </table:table-cell>
          <table:table-cell office:value-type="string">
            <text:p>SANITARIAN PELAKSANA LANJUTAN</text:p>
          </table:table-cell>
          <table:table-cell office:value-type="string">
            <text:p>04</text:p>
          </table:table-cell>
          <table:table-cell/>
          <table:table-cell table:formula="of:=&quot;('&quot;&amp;[.B166]&amp;&quot;','&quot;&amp;[.C166]&amp;&quot;','&quot;&amp;[.D166]&amp;&quot;'),&quot;" office:value-type="string" office:string-value="('04905','SANITARIAN PELAKSANA LANJUTAN','04'),">
            <text:p>('04905','SANITARIAN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6</text:p>
          </table:table-cell>
          <table:table-cell office:value-type="string">
            <text:p>SANITARIAN PELAKSANA</text:p>
          </table:table-cell>
          <table:table-cell office:value-type="string">
            <text:p>04</text:p>
          </table:table-cell>
          <table:table-cell/>
          <table:table-cell table:formula="of:=&quot;('&quot;&amp;[.B167]&amp;&quot;','&quot;&amp;[.C167]&amp;&quot;','&quot;&amp;[.D167]&amp;&quot;'),&quot;" office:value-type="string" office:string-value="('04906','SANITARIAN PELAKSANA','04'),">
            <text:p>('04906','SANITARIAN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907</text:p>
          </table:table-cell>
          <table:table-cell office:value-type="string">
            <text:p>SANITARIAN PELAKSANA PEMULA</text:p>
          </table:table-cell>
          <table:table-cell office:value-type="string">
            <text:p>04</text:p>
          </table:table-cell>
          <table:table-cell/>
          <table:table-cell table:formula="of:=&quot;('&quot;&amp;[.B168]&amp;&quot;','&quot;&amp;[.C168]&amp;&quot;','&quot;&amp;[.D168]&amp;&quot;'),&quot;" office:value-type="string" office:string-value="('04907','SANITARIAN PELAKSANA PEMULA','04'),">
            <text:p>('04907','SANITARIAN PELAK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001</text:p>
          </table:table-cell>
          <table:table-cell office:value-type="string">
            <text:p>ADMINISTRASI KESEHATAN MADYA</text:p>
          </table:table-cell>
          <table:table-cell office:value-type="string">
            <text:p>04</text:p>
          </table:table-cell>
          <table:table-cell/>
          <table:table-cell table:formula="of:=&quot;('&quot;&amp;[.B169]&amp;&quot;','&quot;&amp;[.C169]&amp;&quot;','&quot;&amp;[.D169]&amp;&quot;'),&quot;" office:value-type="string" office:string-value="('05001','ADMINISTRASI KESEHATAN MADYA','04'),">
            <text:p>('05001','ADMINISTRASI KESEHATAN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002</text:p>
          </table:table-cell>
          <table:table-cell office:value-type="string">
            <text:p>ADMINISTRASI KESEHATAN MUDA</text:p>
          </table:table-cell>
          <table:table-cell office:value-type="string">
            <text:p>04</text:p>
          </table:table-cell>
          <table:table-cell/>
          <table:table-cell table:formula="of:=&quot;('&quot;&amp;[.B170]&amp;&quot;','&quot;&amp;[.C170]&amp;&quot;','&quot;&amp;[.D170]&amp;&quot;'),&quot;" office:value-type="string" office:string-value="('05002','ADMINISTRASI KESEHATAN MUDA','04'),">
            <text:p>('05002','ADMINISTRASI KESEHATAN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003</text:p>
          </table:table-cell>
          <table:table-cell office:value-type="string">
            <text:p>ADMINISTRASI KESEHATAN PERTAMA</text:p>
          </table:table-cell>
          <table:table-cell office:value-type="string">
            <text:p>04</text:p>
          </table:table-cell>
          <table:table-cell/>
          <table:table-cell table:formula="of:=&quot;('&quot;&amp;[.B171]&amp;&quot;','&quot;&amp;[.C171]&amp;&quot;','&quot;&amp;[.D171]&amp;&quot;'),&quot;" office:value-type="string" office:string-value="('05003','ADMINISTRASI KESEHATAN PERTAMA','04'),">
            <text:p>('05003','ADMINISTRASI KESEHATAN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1</text:p>
          </table:table-cell>
          <table:table-cell office:value-type="string">
            <text:p>PENYULUH KESEHATAN MASYARAKAT MADYA</text:p>
          </table:table-cell>
          <table:table-cell office:value-type="string">
            <text:p>04</text:p>
          </table:table-cell>
          <table:table-cell/>
          <table:table-cell table:formula="of:=&quot;('&quot;&amp;[.B172]&amp;&quot;','&quot;&amp;[.C172]&amp;&quot;','&quot;&amp;[.D172]&amp;&quot;'),&quot;" office:value-type="string" office:string-value="('05101','PENYULUH KESEHATAN MASYARAKAT MADYA','04'),">
            <text:p>('05101','PENYULUH KESEHATAN MASYARAKAT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2</text:p>
          </table:table-cell>
          <table:table-cell office:value-type="string">
            <text:p>PENYULUH KESEHATAN MASYARAKAT MUDA</text:p>
          </table:table-cell>
          <table:table-cell office:value-type="string">
            <text:p>04</text:p>
          </table:table-cell>
          <table:table-cell/>
          <table:table-cell table:formula="of:=&quot;('&quot;&amp;[.B173]&amp;&quot;','&quot;&amp;[.C173]&amp;&quot;','&quot;&amp;[.D173]&amp;&quot;'),&quot;" office:value-type="string" office:string-value="('05102','PENYULUH KESEHATAN MASYARAKAT MUDA','04'),">
            <text:p>('05102','PENYULUH KESEHATAN MASYARAKAT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3</text:p>
          </table:table-cell>
          <table:table-cell office:value-type="string">
            <text:p>PENYULUH KESEHATAN MASYARAKAT PERTAMA</text:p>
          </table:table-cell>
          <table:table-cell office:value-type="string">
            <text:p>04</text:p>
          </table:table-cell>
          <table:table-cell/>
          <table:table-cell table:formula="of:=&quot;('&quot;&amp;[.B174]&amp;&quot;','&quot;&amp;[.C174]&amp;&quot;','&quot;&amp;[.D174]&amp;&quot;'),&quot;" office:value-type="string" office:string-value="('05103','PENYULUH KESEHATAN MASYARAKAT PERTAMA','04'),">
            <text:p>('05103','PENYULUH KESEHATAN MASYARAKAT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4</text:p>
          </table:table-cell>
          <table:table-cell office:value-type="string">
            <text:p>PENYULUH KESEHATAN MASYARAKAT PENYELIA</text:p>
          </table:table-cell>
          <table:table-cell office:value-type="string">
            <text:p>04</text:p>
          </table:table-cell>
          <table:table-cell/>
          <table:table-cell table:formula="of:=&quot;('&quot;&amp;[.B175]&amp;&quot;','&quot;&amp;[.C175]&amp;&quot;','&quot;&amp;[.D175]&amp;&quot;'),&quot;" office:value-type="string" office:string-value="('05104','PENYULUH KESEHATAN MASYARAKAT PENYELIA','04'),">
            <text:p>('05104','PENYULUH KESEHATAN MASYARAKAT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5</text:p>
          </table:table-cell>
          <table:table-cell office:value-type="string">
            <text:p>PENYULUH KESEHATAN MASYARAKAT PELAKSANA LANJUTAN</text:p>
          </table:table-cell>
          <table:table-cell office:value-type="string">
            <text:p>04</text:p>
          </table:table-cell>
          <table:table-cell/>
          <table:table-cell table:formula="of:=&quot;('&quot;&amp;[.B176]&amp;&quot;','&quot;&amp;[.C176]&amp;&quot;','&quot;&amp;[.D176]&amp;&quot;'),&quot;" office:value-type="string" office:string-value="('05105','PENYULUH KESEHATAN MASYARAKAT PELAKSANA LANJUTAN','04'),">
            <text:p>('05105','PENYULUH KESEHATAN MASYARAKAT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6</text:p>
          </table:table-cell>
          <table:table-cell office:value-type="string">
            <text:p>PENYULUH KESEHATAN MASYARAKAT PELAKSANA</text:p>
          </table:table-cell>
          <table:table-cell office:value-type="string">
            <text:p>04</text:p>
          </table:table-cell>
          <table:table-cell/>
          <table:table-cell table:formula="of:=&quot;('&quot;&amp;[.B177]&amp;&quot;','&quot;&amp;[.C177]&amp;&quot;','&quot;&amp;[.D177]&amp;&quot;'),&quot;" office:value-type="string" office:string-value="('05106','PENYULUH KESEHATAN MASYARAKAT PELAKSANA','04'),">
            <text:p>('05106','PENYULUH KESEHATAN MASYARAKAT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201</text:p>
          </table:table-cell>
          <table:table-cell office:value-type="string">
            <text:p>PERAWAT GIGI PENYELIA</text:p>
          </table:table-cell>
          <table:table-cell office:value-type="string">
            <text:p>04</text:p>
          </table:table-cell>
          <table:table-cell/>
          <table:table-cell table:formula="of:=&quot;('&quot;&amp;[.B178]&amp;&quot;','&quot;&amp;[.C178]&amp;&quot;','&quot;&amp;[.D178]&amp;&quot;'),&quot;" office:value-type="string" office:string-value="('05201','PERAWAT GIGI PENYELIA','04'),">
            <text:p>('05201','PERAWAT GIGI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202</text:p>
          </table:table-cell>
          <table:table-cell office:value-type="string">
            <text:p>PERAWAT GIGI PELAKSANA LANJUTAN</text:p>
          </table:table-cell>
          <table:table-cell office:value-type="string">
            <text:p>04</text:p>
          </table:table-cell>
          <table:table-cell/>
          <table:table-cell table:formula="of:=&quot;('&quot;&amp;[.B179]&amp;&quot;','&quot;&amp;[.C179]&amp;&quot;','&quot;&amp;[.D179]&amp;&quot;'),&quot;" office:value-type="string" office:string-value="('05202','PERAWAT GIGI PELAKSANA LANJUTAN','04'),">
            <text:p>('05202','PERAWAT GIGI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203</text:p>
          </table:table-cell>
          <table:table-cell office:value-type="string">
            <text:p>PERAWAT GIGI PELAKSANA</text:p>
          </table:table-cell>
          <table:table-cell office:value-type="string">
            <text:p>04</text:p>
          </table:table-cell>
          <table:table-cell/>
          <table:table-cell table:formula="of:=&quot;('&quot;&amp;[.B180]&amp;&quot;','&quot;&amp;[.C180]&amp;&quot;','&quot;&amp;[.D180]&amp;&quot;'),&quot;" office:value-type="string" office:string-value="('05203','PERAWAT GIGI PELAKSANA','04'),">
            <text:p>('05203','PERAWAT GIGI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204</text:p>
          </table:table-cell>
          <table:table-cell office:value-type="string">
            <text:p>PERAWAT GIGI PELAKSANA PEMULA</text:p>
          </table:table-cell>
          <table:table-cell office:value-type="string">
            <text:p>04</text:p>
          </table:table-cell>
          <table:table-cell/>
          <table:table-cell table:formula="of:=&quot;('&quot;&amp;[.B181]&amp;&quot;','&quot;&amp;[.C181]&amp;&quot;','&quot;&amp;[.D181]&amp;&quot;'),&quot;" office:value-type="string" office:string-value="('05204','PERAWAT GIGI PELAKSANA PEMULA','04'),">
            <text:p>('05204','PERAWAT GIGI PELAK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301</text:p>
          </table:table-cell>
          <table:table-cell office:value-type="string">
            <text:p>NUTRISIONIS MADYA</text:p>
          </table:table-cell>
          <table:table-cell office:value-type="string">
            <text:p>04</text:p>
          </table:table-cell>
          <table:table-cell/>
          <table:table-cell table:formula="of:=&quot;('&quot;&amp;[.B182]&amp;&quot;','&quot;&amp;[.C182]&amp;&quot;','&quot;&amp;[.D182]&amp;&quot;'),&quot;" office:value-type="string" office:string-value="('05301','NUTRISIONIS MADYA','04'),">
            <text:p>('05301','NUTRISIONIS MADY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302</text:p>
          </table:table-cell>
          <table:table-cell office:value-type="string">
            <text:p>NUTRISIONIS MUDA</text:p>
          </table:table-cell>
          <table:table-cell office:value-type="string">
            <text:p>04</text:p>
          </table:table-cell>
          <table:table-cell/>
          <table:table-cell table:formula="of:=&quot;('&quot;&amp;[.B183]&amp;&quot;','&quot;&amp;[.C183]&amp;&quot;','&quot;&amp;[.D183]&amp;&quot;'),&quot;" office:value-type="string" office:string-value="('05302','NUTRISIONIS MUDA','04'),">
            <text:p>('05302','NUTRISIONIS MUD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303</text:p>
          </table:table-cell>
          <table:table-cell office:value-type="string">
            <text:p>NUTRISIONIS PERTAMA</text:p>
          </table:table-cell>
          <table:table-cell office:value-type="string">
            <text:p>04</text:p>
          </table:table-cell>
          <table:table-cell/>
          <table:table-cell table:formula="of:=&quot;('&quot;&amp;[.B184]&amp;&quot;','&quot;&amp;[.C184]&amp;&quot;','&quot;&amp;[.D184]&amp;&quot;'),&quot;" office:value-type="string" office:string-value="('05303','NUTRISIONIS PERTAMA','04'),">
            <text:p>('05303','NUTRISIONIS PERTAM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304</text:p>
          </table:table-cell>
          <table:table-cell office:value-type="string">
            <text:p>NUTRISIONIS PENYELIA</text:p>
          </table:table-cell>
          <table:table-cell office:value-type="string">
            <text:p>04</text:p>
          </table:table-cell>
          <table:table-cell/>
          <table:table-cell table:formula="of:=&quot;('&quot;&amp;[.B185]&amp;&quot;','&quot;&amp;[.C185]&amp;&quot;','&quot;&amp;[.D185]&amp;&quot;'),&quot;" office:value-type="string" office:string-value="('05304','NUTRISIONIS PENYELIA','04'),">
            <text:p>('05304','NUTRISIONIS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305</text:p>
          </table:table-cell>
          <table:table-cell office:value-type="string">
            <text:p>NUTRISIONIS PELAKSANA LANJUTAN</text:p>
          </table:table-cell>
          <table:table-cell office:value-type="string">
            <text:p>04</text:p>
          </table:table-cell>
          <table:table-cell/>
          <table:table-cell table:formula="of:=&quot;('&quot;&amp;[.B186]&amp;&quot;','&quot;&amp;[.C186]&amp;&quot;','&quot;&amp;[.D186]&amp;&quot;'),&quot;" office:value-type="string" office:string-value="('05305','NUTRISIONIS PELAKSANA LANJUTAN','04'),">
            <text:p>('05305','NUTRISIONIS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306</text:p>
          </table:table-cell>
          <table:table-cell office:value-type="string">
            <text:p>NUTRISIONIS PELAKSANA</text:p>
          </table:table-cell>
          <table:table-cell office:value-type="string">
            <text:p>04</text:p>
          </table:table-cell>
          <table:table-cell/>
          <table:table-cell table:formula="of:=&quot;('&quot;&amp;[.B187]&amp;&quot;','&quot;&amp;[.C187]&amp;&quot;','&quot;&amp;[.D187]&amp;&quot;'),&quot;" office:value-type="string" office:string-value="('05306','NUTRISIONIS PELAKSANA','04'),">
            <text:p>('05306','NUTRISIONIS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401</text:p>
          </table:table-cell>
          <table:table-cell office:value-type="string">
            <text:p>BIDAN PENYELIA</text:p>
          </table:table-cell>
          <table:table-cell office:value-type="string">
            <text:p>04</text:p>
          </table:table-cell>
          <table:table-cell/>
          <table:table-cell table:formula="of:=&quot;('&quot;&amp;[.B188]&amp;&quot;','&quot;&amp;[.C188]&amp;&quot;','&quot;&amp;[.D188]&amp;&quot;'),&quot;" office:value-type="string" office:string-value="('05401','BIDAN PENYELIA','04'),">
            <text:p>('05401','BIDAN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402</text:p>
          </table:table-cell>
          <table:table-cell office:value-type="string">
            <text:p>BIDAN PELAKSANA LANJUTAN</text:p>
          </table:table-cell>
          <table:table-cell office:value-type="string">
            <text:p>04</text:p>
          </table:table-cell>
          <table:table-cell/>
          <table:table-cell table:formula="of:=&quot;('&quot;&amp;[.B189]&amp;&quot;','&quot;&amp;[.C189]&amp;&quot;','&quot;&amp;[.D189]&amp;&quot;'),&quot;" office:value-type="string" office:string-value="('05402','BIDAN PELAKSANA LANJUTAN','04'),">
            <text:p>('05402','BIDAN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403</text:p>
          </table:table-cell>
          <table:table-cell office:value-type="string">
            <text:p>BIDAN PELAKSANA</text:p>
          </table:table-cell>
          <table:table-cell office:value-type="string">
            <text:p>04</text:p>
          </table:table-cell>
          <table:table-cell/>
          <table:table-cell table:formula="of:=&quot;('&quot;&amp;[.B190]&amp;&quot;','&quot;&amp;[.C190]&amp;&quot;','&quot;&amp;[.D190]&amp;&quot;'),&quot;" office:value-type="string" office:string-value="('05403','BIDAN PELAKSANA','04'),">
            <text:p>('05403','BIDAN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1</text:p>
          </table:table-cell>
          <table:table-cell office:value-type="string">
            <text:p>PERAWAT MADYA (DIPLOMA)</text:p>
          </table:table-cell>
          <table:table-cell office:value-type="string">
            <text:p>04</text:p>
          </table:table-cell>
          <table:table-cell/>
          <table:table-cell table:formula="of:=&quot;('&quot;&amp;[.B191]&amp;&quot;','&quot;&amp;[.C191]&amp;&quot;','&quot;&amp;[.D191]&amp;&quot;'),&quot;" office:value-type="string" office:string-value="('05501','PERAWAT MADYA (DIPLOMA)','04'),">
            <text:p>('05501','PERAWAT MADYA (DIPLOMA)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2</text:p>
          </table:table-cell>
          <table:table-cell office:value-type="string">
            <text:p>PERAWAT MUDA (DIPLOMA)</text:p>
          </table:table-cell>
          <table:table-cell office:value-type="string">
            <text:p>04</text:p>
          </table:table-cell>
          <table:table-cell/>
          <table:table-cell table:formula="of:=&quot;('&quot;&amp;[.B192]&amp;&quot;','&quot;&amp;[.C192]&amp;&quot;','&quot;&amp;[.D192]&amp;&quot;'),&quot;" office:value-type="string" office:string-value="('05502','PERAWAT MUDA (DIPLOMA)','04'),">
            <text:p>('05502','PERAWAT MUDA (DIPLOMA)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3</text:p>
          </table:table-cell>
          <table:table-cell office:value-type="string">
            <text:p>PERAWAT PERTAMA (DIPLOMA)</text:p>
          </table:table-cell>
          <table:table-cell office:value-type="string">
            <text:p>04</text:p>
          </table:table-cell>
          <table:table-cell/>
          <table:table-cell table:formula="of:=&quot;('&quot;&amp;[.B193]&amp;&quot;','&quot;&amp;[.C193]&amp;&quot;','&quot;&amp;[.D193]&amp;&quot;'),&quot;" office:value-type="string" office:string-value="('05503','PERAWAT PERTAMA (DIPLOMA)','04'),">
            <text:p>('05503','PERAWAT PERTAMA (DIPLOMA)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4</text:p>
          </table:table-cell>
          <table:table-cell office:value-type="string">
            <text:p>PERAWAT PENYELIA</text:p>
          </table:table-cell>
          <table:table-cell office:value-type="string">
            <text:p>04</text:p>
          </table:table-cell>
          <table:table-cell/>
          <table:table-cell table:formula="of:=&quot;('&quot;&amp;[.B194]&amp;&quot;','&quot;&amp;[.C194]&amp;&quot;','&quot;&amp;[.D194]&amp;&quot;'),&quot;" office:value-type="string" office:string-value="('05504','PERAWAT PENYELIA','04'),">
            <text:p>('05504','PERAWAT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5</text:p>
          </table:table-cell>
          <table:table-cell office:value-type="string">
            <text:p>PERAWAT PELAKSANA LANJUTAN</text:p>
          </table:table-cell>
          <table:table-cell office:value-type="string">
            <text:p>04</text:p>
          </table:table-cell>
          <table:table-cell/>
          <table:table-cell table:formula="of:=&quot;('&quot;&amp;[.B195]&amp;&quot;','&quot;&amp;[.C195]&amp;&quot;','&quot;&amp;[.D195]&amp;&quot;'),&quot;" office:value-type="string" office:string-value="('05505','PERAWAT PELAKSANA LANJUTAN','04'),">
            <text:p>('05505','PERAWAT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6</text:p>
          </table:table-cell>
          <table:table-cell office:value-type="string">
            <text:p>PERAWAT PELAKSANA</text:p>
          </table:table-cell>
          <table:table-cell office:value-type="string">
            <text:p>04</text:p>
          </table:table-cell>
          <table:table-cell/>
          <table:table-cell table:formula="of:=&quot;('&quot;&amp;[.B196]&amp;&quot;','&quot;&amp;[.C196]&amp;&quot;','&quot;&amp;[.D196]&amp;&quot;'),&quot;" office:value-type="string" office:string-value="('05506','PERAWAT PELAKSANA','04'),">
            <text:p>('05506','PERAWAT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7</text:p>
          </table:table-cell>
          <table:table-cell office:value-type="string">
            <text:p>PERAWAT PELAKSANA PEMULA</text:p>
          </table:table-cell>
          <table:table-cell office:value-type="string">
            <text:p>04</text:p>
          </table:table-cell>
          <table:table-cell/>
          <table:table-cell table:formula="of:=&quot;('&quot;&amp;[.B197]&amp;&quot;','&quot;&amp;[.C197]&amp;&quot;','&quot;&amp;[.D197]&amp;&quot;'),&quot;" office:value-type="string" office:string-value="('05507','PERAWAT PELAKSANA PEMULA','04'),">
            <text:p>('05507','PERAWAT PELAKSANA PEMUL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8</text:p>
          </table:table-cell>
          <table:table-cell office:value-type="string">
            <text:p>PERAWAT MADYA (SARJANA)</text:p>
          </table:table-cell>
          <table:table-cell office:value-type="string">
            <text:p>04</text:p>
          </table:table-cell>
          <table:table-cell/>
          <table:table-cell table:formula="of:=&quot;('&quot;&amp;[.B198]&amp;&quot;','&quot;&amp;[.C198]&amp;&quot;','&quot;&amp;[.D198]&amp;&quot;'),&quot;" office:value-type="string" office:string-value="('05508','PERAWAT MADYA (SARJANA)','04'),">
            <text:p>('05508','PERAWAT MADYA (SARJANA)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09</text:p>
          </table:table-cell>
          <table:table-cell office:value-type="string">
            <text:p>PERAWAT MUDA (SARJANA)</text:p>
          </table:table-cell>
          <table:table-cell office:value-type="string">
            <text:p>04</text:p>
          </table:table-cell>
          <table:table-cell/>
          <table:table-cell table:formula="of:=&quot;('&quot;&amp;[.B199]&amp;&quot;','&quot;&amp;[.C199]&amp;&quot;','&quot;&amp;[.D199]&amp;&quot;'),&quot;" office:value-type="string" office:string-value="('05509','PERAWAT MUDA (SARJANA)','04'),">
            <text:p>('05509','PERAWAT MUDA (SARJANA)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510</text:p>
          </table:table-cell>
          <table:table-cell office:value-type="string">
            <text:p>PERAWAT PERTAMA (SARJANA)</text:p>
          </table:table-cell>
          <table:table-cell office:value-type="string">
            <text:p>04</text:p>
          </table:table-cell>
          <table:table-cell/>
          <table:table-cell table:formula="of:=&quot;('&quot;&amp;[.B200]&amp;&quot;','&quot;&amp;[.C200]&amp;&quot;','&quot;&amp;[.D200]&amp;&quot;'),&quot;" office:value-type="string" office:string-value="('05510','PERAWAT PERTAMA (SARJANA)','04'),">
            <text:p>('05510','PERAWAT PERTAMA (SARJANA)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601</text:p>
          </table:table-cell>
          <table:table-cell office:value-type="string">
            <text:p>RADIOGRAFER PENYELIA</text:p>
          </table:table-cell>
          <table:table-cell office:value-type="string">
            <text:p>04</text:p>
          </table:table-cell>
          <table:table-cell/>
          <table:table-cell table:formula="of:=&quot;('&quot;&amp;[.B201]&amp;&quot;','&quot;&amp;[.C201]&amp;&quot;','&quot;&amp;[.D201]&amp;&quot;'),&quot;" office:value-type="string" office:string-value="('05601','RADIOGRAFER PENYELIA','04'),">
            <text:p>('05601','RADIOGRAFER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602</text:p>
          </table:table-cell>
          <table:table-cell office:value-type="string">
            <text:p>RADIOGRAFER PELAKSANA LANJUTAN</text:p>
          </table:table-cell>
          <table:table-cell office:value-type="string">
            <text:p>04</text:p>
          </table:table-cell>
          <table:table-cell/>
          <table:table-cell table:formula="of:=&quot;('&quot;&amp;[.B202]&amp;&quot;','&quot;&amp;[.C202]&amp;&quot;','&quot;&amp;[.D202]&amp;&quot;'),&quot;" office:value-type="string" office:string-value="('05602','RADIOGRAFER PELAKSANA LANJUTAN','04'),">
            <text:p>('05602','RADIOGRAFER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603</text:p>
          </table:table-cell>
          <table:table-cell office:value-type="string">
            <text:p>RADIOGRAFER PELAKSANA</text:p>
          </table:table-cell>
          <table:table-cell office:value-type="string">
            <text:p>04</text:p>
          </table:table-cell>
          <table:table-cell/>
          <table:table-cell table:formula="of:=&quot;('&quot;&amp;[.B203]&amp;&quot;','&quot;&amp;[.C203]&amp;&quot;','&quot;&amp;[.D203]&amp;&quot;'),&quot;" office:value-type="string" office:string-value="('05603','RADIOGRAFER PELAKSANA','04'),">
            <text:p>('05603','RADIOGRAFER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701</text:p>
          </table:table-cell>
          <table:table-cell office:value-type="string">
            <text:p>PEREKAM MEDIS PENYELIA</text:p>
          </table:table-cell>
          <table:table-cell office:value-type="string">
            <text:p>04</text:p>
          </table:table-cell>
          <table:table-cell/>
          <table:table-cell table:formula="of:=&quot;('&quot;&amp;[.B204]&amp;&quot;','&quot;&amp;[.C204]&amp;&quot;','&quot;&amp;[.D204]&amp;&quot;'),&quot;" office:value-type="string" office:string-value="('05701','PEREKAM MEDIS PENYELIA','04'),">
            <text:p>('05701','PEREKAM MEDIS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702</text:p>
          </table:table-cell>
          <table:table-cell office:value-type="string">
            <text:p>PEREKAM MEDIS PELAKSANA LANJUTAN</text:p>
          </table:table-cell>
          <table:table-cell office:value-type="string">
            <text:p>04</text:p>
          </table:table-cell>
          <table:table-cell/>
          <table:table-cell table:formula="of:=&quot;('&quot;&amp;[.B205]&amp;&quot;','&quot;&amp;[.C205]&amp;&quot;','&quot;&amp;[.D205]&amp;&quot;'),&quot;" office:value-type="string" office:string-value="('05702','PEREKAM MEDIS PELAKSANA LANJUTAN','04'),">
            <text:p>('05702','PEREKAM MEDIS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703</text:p>
          </table:table-cell>
          <table:table-cell office:value-type="string">
            <text:p>PEREKAM MEDIS PELAKSANA</text:p>
          </table:table-cell>
          <table:table-cell office:value-type="string">
            <text:p>04</text:p>
          </table:table-cell>
          <table:table-cell/>
          <table:table-cell table:formula="of:=&quot;('&quot;&amp;[.B206]&amp;&quot;','&quot;&amp;[.C206]&amp;&quot;','&quot;&amp;[.D206]&amp;&quot;'),&quot;" office:value-type="string" office:string-value="('05703','PEREKAM MEDIS PELAKSANA','04'),">
            <text:p>('05703','PEREKAM MEDIS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801</text:p>
          </table:table-cell>
          <table:table-cell office:value-type="string">
            <text:p>TEKNISI ELEKTROMEDIS PENYELIA</text:p>
          </table:table-cell>
          <table:table-cell office:value-type="string">
            <text:p>04</text:p>
          </table:table-cell>
          <table:table-cell/>
          <table:table-cell table:formula="of:=&quot;('&quot;&amp;[.B207]&amp;&quot;','&quot;&amp;[.C207]&amp;&quot;','&quot;&amp;[.D207]&amp;&quot;'),&quot;" office:value-type="string" office:string-value="('05801','TEKNISI ELEKTROMEDIS PENYELIA','04'),">
            <text:p>('05801','TEKNISI ELEKTROMEDIS PENYELI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802</text:p>
          </table:table-cell>
          <table:table-cell office:value-type="string">
            <text:p>TEKNISI ELEKTROMEDIS PELAKSANA LANJUTAN</text:p>
          </table:table-cell>
          <table:table-cell office:value-type="string">
            <text:p>04</text:p>
          </table:table-cell>
          <table:table-cell/>
          <table:table-cell table:formula="of:=&quot;('&quot;&amp;[.B208]&amp;&quot;','&quot;&amp;[.C208]&amp;&quot;','&quot;&amp;[.D208]&amp;&quot;'),&quot;" office:value-type="string" office:string-value="('05802','TEKNISI ELEKTROMEDIS PELAKSANA LANJUTAN','04'),">
            <text:p>('05802','TEKNISI ELEKTROMEDIS PELAKSANA LANJUT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803</text:p>
          </table:table-cell>
          <table:table-cell office:value-type="string">
            <text:p>TEKNISI ELEKTROMEDIS PELAKSANA</text:p>
          </table:table-cell>
          <table:table-cell office:value-type="string">
            <text:p>04</text:p>
          </table:table-cell>
          <table:table-cell/>
          <table:table-cell table:formula="of:=&quot;('&quot;&amp;[.B209]&amp;&quot;','&quot;&amp;[.C209]&amp;&quot;','&quot;&amp;[.D209]&amp;&quot;'),&quot;" office:value-type="string" office:string-value="('05803','TEKNISI ELEKTROMEDIS PELAKSANA','04'),">
            <text:p>('05803','TEKNISI ELEKTROMEDIS PELAKSANA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1</text:p>
          </table:table-cell>
          <table:table-cell office:value-type="string">
            <text:p>TENAGA KESEHATAN SARJANA GOL III</text:p>
          </table:table-cell>
          <table:table-cell office:value-type="string">
            <text:p>04</text:p>
          </table:table-cell>
          <table:table-cell/>
          <table:table-cell table:formula="of:=&quot;('&quot;&amp;[.B210]&amp;&quot;','&quot;&amp;[.C210]&amp;&quot;','&quot;&amp;[.D210]&amp;&quot;'),&quot;" office:value-type="string" office:string-value="('09401','TENAGA KESEHATAN SARJANA GOL III','04'),">
            <text:p>('09401','TENAGA KESEHATAN SARJANA GOL I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2</text:p>
          </table:table-cell>
          <table:table-cell office:value-type="string">
            <text:p>TENAGA KESEHATAN SARJANA GOL IV</text:p>
          </table:table-cell>
          <table:table-cell office:value-type="string">
            <text:p>04</text:p>
          </table:table-cell>
          <table:table-cell/>
          <table:table-cell table:formula="of:=&quot;('&quot;&amp;[.B211]&amp;&quot;','&quot;&amp;[.C211]&amp;&quot;','&quot;&amp;[.D211]&amp;&quot;'),&quot;" office:value-type="string" office:string-value="('09402','TENAGA KESEHATAN SARJANA GOL IV','04'),">
            <text:p>('09402','TENAGA KESEHATAN SARJANA GOL IV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3</text:p>
          </table:table-cell>
          <table:table-cell office:value-type="string">
            <text:p>PARAMEDIS GOL IV</text:p>
          </table:table-cell>
          <table:table-cell office:value-type="string">
            <text:p>04</text:p>
          </table:table-cell>
          <table:table-cell/>
          <table:table-cell table:formula="of:=&quot;('&quot;&amp;[.B212]&amp;&quot;','&quot;&amp;[.C212]&amp;&quot;','&quot;&amp;[.D212]&amp;&quot;'),&quot;" office:value-type="string" office:string-value="('09403','PARAMEDIS GOL IV','04'),">
            <text:p>('09403','PARAMEDIS GOL IV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4</text:p>
          </table:table-cell>
          <table:table-cell office:value-type="string">
            <text:p>PARAMEDIS GOL III</text:p>
          </table:table-cell>
          <table:table-cell office:value-type="string">
            <text:p>04</text:p>
          </table:table-cell>
          <table:table-cell/>
          <table:table-cell table:formula="of:=&quot;('&quot;&amp;[.B213]&amp;&quot;','&quot;&amp;[.C213]&amp;&quot;','&quot;&amp;[.D213]&amp;&quot;'),&quot;" office:value-type="string" office:string-value="('09404','PARAMEDIS GOL III','04'),">
            <text:p>('09404','PARAMEDIS GOL I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5</text:p>
          </table:table-cell>
          <table:table-cell office:value-type="string">
            <text:p>PARAMEDIS GOL II</text:p>
          </table:table-cell>
          <table:table-cell office:value-type="string">
            <text:p>04</text:p>
          </table:table-cell>
          <table:table-cell/>
          <table:table-cell table:formula="of:=&quot;('&quot;&amp;[.B214]&amp;&quot;','&quot;&amp;[.C214]&amp;&quot;','&quot;&amp;[.D214]&amp;&quot;'),&quot;" office:value-type="string" office:string-value="('09405','PARAMEDIS GOL II','04'),">
            <text:p>('09405','PARAMEDIS GOL 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6</text:p>
          </table:table-cell>
          <table:table-cell office:value-type="string">
            <text:p>PARAMEDIS PEMBANTU GOL III</text:p>
          </table:table-cell>
          <table:table-cell office:value-type="string">
            <text:p>04</text:p>
          </table:table-cell>
          <table:table-cell/>
          <table:table-cell table:formula="of:=&quot;('&quot;&amp;[.B215]&amp;&quot;','&quot;&amp;[.C215]&amp;&quot;','&quot;&amp;[.D215]&amp;&quot;'),&quot;" office:value-type="string" office:string-value="('09406','PARAMEDIS PEMBANTU GOL III','04'),">
            <text:p>('09406','PARAMEDIS PEMBANTU GOL I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7</text:p>
          </table:table-cell>
          <table:table-cell office:value-type="string">
            <text:p>PARAMEDIS PEMBANTU GOL II</text:p>
          </table:table-cell>
          <table:table-cell office:value-type="string">
            <text:p>04</text:p>
          </table:table-cell>
          <table:table-cell/>
          <table:table-cell table:formula="of:=&quot;('&quot;&amp;[.B216]&amp;&quot;','&quot;&amp;[.C216]&amp;&quot;','&quot;&amp;[.D216]&amp;&quot;'),&quot;" office:value-type="string" office:string-value="('09407','PARAMEDIS PEMBANTU GOL II','04'),">
            <text:p>('09407','PARAMEDIS PEMBANTU GOL 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408</text:p>
          </table:table-cell>
          <table:table-cell office:value-type="string">
            <text:p>PARAMEDIS PEMBANTU GOL I</text:p>
          </table:table-cell>
          <table:table-cell office:value-type="string">
            <text:p>04</text:p>
          </table:table-cell>
          <table:table-cell/>
          <table:table-cell table:formula="of:=&quot;('&quot;&amp;[.B217]&amp;&quot;','&quot;&amp;[.C217]&amp;&quot;','&quot;&amp;[.D217]&amp;&quot;'),&quot;" office:value-type="string" office:string-value="('09408','PARAMEDIS PEMBANTU GOL I','04'),">
            <text:p>('09408','PARAMEDIS PEMBANTU GOL 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1</text:p>
          </table:table-cell>
          <table:table-cell office:value-type="string">
            <text:p>TENAGA KESEHATAN SARJANA GOL IV</text:p>
          </table:table-cell>
          <table:table-cell office:value-type="string">
            <text:p>04</text:p>
          </table:table-cell>
          <table:table-cell/>
          <table:table-cell table:formula="of:=&quot;('&quot;&amp;[.B218]&amp;&quot;','&quot;&amp;[.C218]&amp;&quot;','&quot;&amp;[.D218]&amp;&quot;'),&quot;" office:value-type="string" office:string-value="('09501','TENAGA KESEHATAN SARJANA GOL IV','04'),">
            <text:p>('09501','TENAGA KESEHATAN SARJANA GOL IV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2</text:p>
          </table:table-cell>
          <table:table-cell office:value-type="string">
            <text:p>TENAGA KESEHATAN SARJANA GOL III</text:p>
          </table:table-cell>
          <table:table-cell office:value-type="string">
            <text:p>04</text:p>
          </table:table-cell>
          <table:table-cell/>
          <table:table-cell table:formula="of:=&quot;('&quot;&amp;[.B219]&amp;&quot;','&quot;&amp;[.C219]&amp;&quot;','&quot;&amp;[.D219]&amp;&quot;'),&quot;" office:value-type="string" office:string-value="('09502','TENAGA KESEHATAN SARJANA GOL III','04'),">
            <text:p>('09502','TENAGA KESEHATAN SARJANA GOL I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3</text:p>
          </table:table-cell>
          <table:table-cell office:value-type="string">
            <text:p>PARAMEDIS GOL IV</text:p>
          </table:table-cell>
          <table:table-cell office:value-type="string">
            <text:p>04</text:p>
          </table:table-cell>
          <table:table-cell/>
          <table:table-cell table:formula="of:=&quot;('&quot;&amp;[.B220]&amp;&quot;','&quot;&amp;[.C220]&amp;&quot;','&quot;&amp;[.D220]&amp;&quot;'),&quot;" office:value-type="string" office:string-value="('09503','PARAMEDIS GOL IV','04'),">
            <text:p>('09503','PARAMEDIS GOL IV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4</text:p>
          </table:table-cell>
          <table:table-cell office:value-type="string">
            <text:p>PARAMEDIS GOL III</text:p>
          </table:table-cell>
          <table:table-cell office:value-type="string">
            <text:p>04</text:p>
          </table:table-cell>
          <table:table-cell/>
          <table:table-cell table:formula="of:=&quot;('&quot;&amp;[.B221]&amp;&quot;','&quot;&amp;[.C221]&amp;&quot;','&quot;&amp;[.D221]&amp;&quot;'),&quot;" office:value-type="string" office:string-value="('09504','PARAMEDIS GOL III','04'),">
            <text:p>('09504','PARAMEDIS GOL I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5</text:p>
          </table:table-cell>
          <table:table-cell office:value-type="string">
            <text:p>PARAMEDIS GOL II</text:p>
          </table:table-cell>
          <table:table-cell office:value-type="string">
            <text:p>04</text:p>
          </table:table-cell>
          <table:table-cell/>
          <table:table-cell table:formula="of:=&quot;('&quot;&amp;[.B222]&amp;&quot;','&quot;&amp;[.C222]&amp;&quot;','&quot;&amp;[.D222]&amp;&quot;'),&quot;" office:value-type="string" office:string-value="('09505','PARAMEDIS GOL II','04'),">
            <text:p>('09505','PARAMEDIS GOL 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6</text:p>
          </table:table-cell>
          <table:table-cell office:value-type="string">
            <text:p>PARAMEDIS PEMBANTU GOL III</text:p>
          </table:table-cell>
          <table:table-cell office:value-type="string">
            <text:p>04</text:p>
          </table:table-cell>
          <table:table-cell/>
          <table:table-cell table:formula="of:=&quot;('&quot;&amp;[.B223]&amp;&quot;','&quot;&amp;[.C223]&amp;&quot;','&quot;&amp;[.D223]&amp;&quot;'),&quot;" office:value-type="string" office:string-value="('09506','PARAMEDIS PEMBANTU GOL III','04'),">
            <text:p>('09506','PARAMEDIS PEMBANTU GOL I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7</text:p>
          </table:table-cell>
          <table:table-cell office:value-type="string">
            <text:p>PARAMEDIS PEMBANTU GOL II</text:p>
          </table:table-cell>
          <table:table-cell office:value-type="string">
            <text:p>04</text:p>
          </table:table-cell>
          <table:table-cell/>
          <table:table-cell table:formula="of:=&quot;('&quot;&amp;[.B224]&amp;&quot;','&quot;&amp;[.C224]&amp;&quot;','&quot;&amp;[.D224]&amp;&quot;'),&quot;" office:value-type="string" office:string-value="('09507','PARAMEDIS PEMBANTU GOL II','04'),">
            <text:p>('09507','PARAMEDIS PEMBANTU GOL I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8</text:p>
          </table:table-cell>
          <table:table-cell office:value-type="string">
            <text:p>PARAMEDIS PEMBANTU GOL I</text:p>
          </table:table-cell>
          <table:table-cell office:value-type="string">
            <text:p>04</text:p>
          </table:table-cell>
          <table:table-cell/>
          <table:table-cell table:formula="of:=&quot;('&quot;&amp;[.B225]&amp;&quot;','&quot;&amp;[.C225]&amp;&quot;','&quot;&amp;[.D225]&amp;&quot;'),&quot;" office:value-type="string" office:string-value="('09508','PARAMEDIS PEMBANTU GOL I','04'),">
            <text:p>('09508','PARAMEDIS PEMBANTU GOL I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5107</text:p>
          </table:table-cell>
          <table:table-cell office:value-type="string">
            <text:p>PENYULUH KESEHATAN BANTUAN</text:p>
          </table:table-cell>
          <table:table-cell office:value-type="string">
            <text:p>04</text:p>
          </table:table-cell>
          <table:table-cell/>
          <table:table-cell table:formula="of:=&quot;('&quot;&amp;[.B226]&amp;&quot;','&quot;&amp;[.C226]&amp;&quot;','&quot;&amp;[.D226]&amp;&quot;'),&quot;" office:value-type="string" office:string-value="('05107','PENYULUH KESEHATAN BANTUAN','04'),">
            <text:p>('05107','PENYULUH KESEHATAN BANTUAN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09</text:p>
          </table:table-cell>
          <table:table-cell office:value-type="string">
            <text:p>GABUNGAN FUNGSIONAL DAN TJUMUM</text:p>
          </table:table-cell>
          <table:table-cell office:value-type="string">
            <text:p>04</text:p>
          </table:table-cell>
          <table:table-cell/>
          <table:table-cell table:formula="of:=&quot;('&quot;&amp;[.B227]&amp;&quot;','&quot;&amp;[.C227]&amp;&quot;','&quot;&amp;[.D227]&amp;&quot;'),&quot;" office:value-type="string" office:string-value="('09509','GABUNGAN FUNGSIONAL DAN TJUMUM','04'),">
            <text:p>('09509','GABUNGAN FUNGSIONAL DAN TJUMUM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510</text:p>
          </table:table-cell>
          <table:table-cell office:value-type="string">
            <text:p>GABUNGAN FUNGSIONAL DAN TJUMUM</text:p>
          </table:table-cell>
          <table:table-cell office:value-type="string">
            <text:p>04</text:p>
          </table:table-cell>
          <table:table-cell/>
          <table:table-cell table:formula="of:=&quot;('&quot;&amp;[.B228]&amp;&quot;','&quot;&amp;[.C228]&amp;&quot;','&quot;&amp;[.D228]&amp;&quot;'),&quot;" office:value-type="string" office:string-value="('09510','GABUNGAN FUNGSIONAL DAN TJUMUM','04'),">
            <text:p>('09510','GABUNGAN FUNGSIONAL DAN TJUMUM','0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1</text:p>
          </table:table-cell>
          <table:table-cell office:value-type="string">
            <text:p>PENYULUH KEHUTANAN MADYA</text:p>
          </table:table-cell>
          <table:table-cell office:value-type="string">
            <text:p>05</text:p>
          </table:table-cell>
          <table:table-cell/>
          <table:table-cell table:formula="of:=&quot;('&quot;&amp;[.B229]&amp;&quot;','&quot;&amp;[.C229]&amp;&quot;','&quot;&amp;[.D229]&amp;&quot;'),&quot;" office:value-type="string" office:string-value="('01501','PENYULUH KEHUTANAN MADYA','05'),">
            <text:p>('01501','PENYULUH KEHUTANAN MADY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2</text:p>
          </table:table-cell>
          <table:table-cell office:value-type="string">
            <text:p>PENYULUH KEHUTANAN MUDA</text:p>
          </table:table-cell>
          <table:table-cell office:value-type="string">
            <text:p>05</text:p>
          </table:table-cell>
          <table:table-cell/>
          <table:table-cell table:formula="of:=&quot;('&quot;&amp;[.B230]&amp;&quot;','&quot;&amp;[.C230]&amp;&quot;','&quot;&amp;[.D230]&amp;&quot;'),&quot;" office:value-type="string" office:string-value="('01502','PENYULUH KEHUTANAN MUDA','05'),">
            <text:p>('01502','PENYULUH KEHUTANAN MUD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3</text:p>
          </table:table-cell>
          <table:table-cell office:value-type="string">
            <text:p>PENYULUH KEHUTANAN PERTAMA</text:p>
          </table:table-cell>
          <table:table-cell office:value-type="string">
            <text:p>05</text:p>
          </table:table-cell>
          <table:table-cell/>
          <table:table-cell table:formula="of:=&quot;('&quot;&amp;[.B231]&amp;&quot;','&quot;&amp;[.C231]&amp;&quot;','&quot;&amp;[.D231]&amp;&quot;'),&quot;" office:value-type="string" office:string-value="('01503','PENYULUH KEHUTANAN PERTAMA','05'),">
            <text:p>('01503','PENYULUH KEHUTANAN PERTAM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4</text:p>
          </table:table-cell>
          <table:table-cell office:value-type="string">
            <text:p>PENYULUH KEHUTANAN PENYELIA</text:p>
          </table:table-cell>
          <table:table-cell office:value-type="string">
            <text:p>05</text:p>
          </table:table-cell>
          <table:table-cell/>
          <table:table-cell table:formula="of:=&quot;('&quot;&amp;[.B232]&amp;&quot;','&quot;&amp;[.C232]&amp;&quot;','&quot;&amp;[.D232]&amp;&quot;'),&quot;" office:value-type="string" office:string-value="('01504','PENYULUH KEHUTANAN PENYELIA','05'),">
            <text:p>('01504','PENYULUH KEHUTANAN PENYELI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5</text:p>
          </table:table-cell>
          <table:table-cell office:value-type="string">
            <text:p>PENYULUH KEHUTANAN PELAKSANA LANJUTAN</text:p>
          </table:table-cell>
          <table:table-cell office:value-type="string">
            <text:p>05</text:p>
          </table:table-cell>
          <table:table-cell/>
          <table:table-cell table:formula="of:=&quot;('&quot;&amp;[.B233]&amp;&quot;','&quot;&amp;[.C233]&amp;&quot;','&quot;&amp;[.D233]&amp;&quot;'),&quot;" office:value-type="string" office:string-value="('01505','PENYULUH KEHUTANAN PELAKSANA LANJUTAN','05'),">
            <text:p>('01505','PENYULUH KEHUTANAN PELAKSANA LANJUTAN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6</text:p>
          </table:table-cell>
          <table:table-cell office:value-type="string">
            <text:p>PENYULUH KEHUTANAN PELAKSANA</text:p>
          </table:table-cell>
          <table:table-cell office:value-type="string">
            <text:p>05</text:p>
          </table:table-cell>
          <table:table-cell/>
          <table:table-cell table:formula="of:=&quot;('&quot;&amp;[.B234]&amp;&quot;','&quot;&amp;[.C234]&amp;&quot;','&quot;&amp;[.D234]&amp;&quot;'),&quot;" office:value-type="string" office:string-value="('01506','PENYULUH KEHUTANAN PELAKSANA','05'),">
            <text:p>('01506','PENYULUH KEHUTANAN PELAKSAN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1</text:p>
          </table:table-cell>
          <table:table-cell office:value-type="string">
            <text:p>PENGENDALI EKOSISTEM HUTAN MADYA</text:p>
          </table:table-cell>
          <table:table-cell office:value-type="string">
            <text:p>05</text:p>
          </table:table-cell>
          <table:table-cell/>
          <table:table-cell table:formula="of:=&quot;('&quot;&amp;[.B235]&amp;&quot;','&quot;&amp;[.C235]&amp;&quot;','&quot;&amp;[.D235]&amp;&quot;'),&quot;" office:value-type="string" office:string-value="('01601','PENGENDALI EKOSISTEM HUTAN MADYA','05'),">
            <text:p>('01601','PENGENDALI EKOSISTEM HUTAN MADY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2</text:p>
          </table:table-cell>
          <table:table-cell office:value-type="string">
            <text:p>PENGENDALI EKOSISTEM HUTAN MUDA</text:p>
          </table:table-cell>
          <table:table-cell office:value-type="string">
            <text:p>05</text:p>
          </table:table-cell>
          <table:table-cell/>
          <table:table-cell table:formula="of:=&quot;('&quot;&amp;[.B236]&amp;&quot;','&quot;&amp;[.C236]&amp;&quot;','&quot;&amp;[.D236]&amp;&quot;'),&quot;" office:value-type="string" office:string-value="('01602','PENGENDALI EKOSISTEM HUTAN MUDA','05'),">
            <text:p>('01602','PENGENDALI EKOSISTEM HUTAN MUD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3</text:p>
          </table:table-cell>
          <table:table-cell office:value-type="string">
            <text:p>PENGENDALI EKOSISTEM HUTAN PERTAMA</text:p>
          </table:table-cell>
          <table:table-cell office:value-type="string">
            <text:p>05</text:p>
          </table:table-cell>
          <table:table-cell/>
          <table:table-cell table:formula="of:=&quot;('&quot;&amp;[.B237]&amp;&quot;','&quot;&amp;[.C237]&amp;&quot;','&quot;&amp;[.D237]&amp;&quot;'),&quot;" office:value-type="string" office:string-value="('01603','PENGENDALI EKOSISTEM HUTAN PERTAMA','05'),">
            <text:p>('01603','PENGENDALI EKOSISTEM HUTAN PERTAM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4</text:p>
          </table:table-cell>
          <table:table-cell office:value-type="string">
            <text:p>PENGENDALI EKOSISTEM HUTAN PENYELIA</text:p>
          </table:table-cell>
          <table:table-cell office:value-type="string">
            <text:p>05</text:p>
          </table:table-cell>
          <table:table-cell/>
          <table:table-cell table:formula="of:=&quot;('&quot;&amp;[.B238]&amp;&quot;','&quot;&amp;[.C238]&amp;&quot;','&quot;&amp;[.D238]&amp;&quot;'),&quot;" office:value-type="string" office:string-value="('01604','PENGENDALI EKOSISTEM HUTAN PENYELIA','05'),">
            <text:p>('01604','PENGENDALI EKOSISTEM HUTAN PENYELI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5</text:p>
          </table:table-cell>
          <table:table-cell office:value-type="string">
            <text:p>PENGENDALI EKOSISTEM HUTAN PELAKSANA LANJUTAN</text:p>
          </table:table-cell>
          <table:table-cell office:value-type="string">
            <text:p>05</text:p>
          </table:table-cell>
          <table:table-cell/>
          <table:table-cell table:formula="of:=&quot;('&quot;&amp;[.B239]&amp;&quot;','&quot;&amp;[.C239]&amp;&quot;','&quot;&amp;[.D239]&amp;&quot;'),&quot;" office:value-type="string" office:string-value="('01605','PENGENDALI EKOSISTEM HUTAN PELAKSANA LANJUTAN','05'),">
            <text:p>('01605','PENGENDALI EKOSISTEM HUTAN PELAKSANA LANJUTAN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6</text:p>
          </table:table-cell>
          <table:table-cell office:value-type="string">
            <text:p>PENGENDALI EKOSISTEM HUTAN PELAKSANA</text:p>
          </table:table-cell>
          <table:table-cell office:value-type="string">
            <text:p>05</text:p>
          </table:table-cell>
          <table:table-cell/>
          <table:table-cell table:formula="of:=&quot;('&quot;&amp;[.B240]&amp;&quot;','&quot;&amp;[.C240]&amp;&quot;','&quot;&amp;[.D240]&amp;&quot;'),&quot;" office:value-type="string" office:string-value="('01606','PENGENDALI EKOSISTEM HUTAN PELAKSANA','05'),">
            <text:p>('01606','PENGENDALI EKOSISTEM HUTAN PELAKSAN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607</text:p>
          </table:table-cell>
          <table:table-cell office:value-type="string">
            <text:p>PENGENDALI EKOSISTEM HUTAN PEMULA</text:p>
          </table:table-cell>
          <table:table-cell office:value-type="string">
            <text:p>05</text:p>
          </table:table-cell>
          <table:table-cell/>
          <table:table-cell table:formula="of:=&quot;('&quot;&amp;[.B241]&amp;&quot;','&quot;&amp;[.C241]&amp;&quot;','&quot;&amp;[.D241]&amp;&quot;'),&quot;" office:value-type="string" office:string-value="('01607','PENGENDALI EKOSISTEM HUTAN PEMULA','05'),">
            <text:p>('01607','PENGENDALI EKOSISTEM HUTAN PEMUL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701</text:p>
          </table:table-cell>
          <table:table-cell office:value-type="string">
            <text:p>PENGENDALI DAMPAK LINGKUNGAN MADYA</text:p>
          </table:table-cell>
          <table:table-cell office:value-type="string">
            <text:p>05</text:p>
          </table:table-cell>
          <table:table-cell/>
          <table:table-cell table:formula="of:=&quot;('&quot;&amp;[.B242]&amp;&quot;','&quot;&amp;[.C242]&amp;&quot;','&quot;&amp;[.D242]&amp;&quot;'),&quot;" office:value-type="string" office:string-value="('01701','PENGENDALI DAMPAK LINGKUNGAN MADYA','05'),">
            <text:p>('01701','PENGENDALI DAMPAK LINGKUNGAN MADY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702</text:p>
          </table:table-cell>
          <table:table-cell office:value-type="string">
            <text:p>PENGENDALI DAMPAK LINGKUNGAN MUDA</text:p>
          </table:table-cell>
          <table:table-cell office:value-type="string">
            <text:p>05</text:p>
          </table:table-cell>
          <table:table-cell/>
          <table:table-cell table:formula="of:=&quot;('&quot;&amp;[.B243]&amp;&quot;','&quot;&amp;[.C243]&amp;&quot;','&quot;&amp;[.D243]&amp;&quot;'),&quot;" office:value-type="string" office:string-value="('01702','PENGENDALI DAMPAK LINGKUNGAN MUDA','05'),">
            <text:p>('01702','PENGENDALI DAMPAK LINGKUNGAN MUD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703</text:p>
          </table:table-cell>
          <table:table-cell office:value-type="string">
            <text:p>PENGENDALI DAMPAK LINGKUNGAN PERTAMA</text:p>
          </table:table-cell>
          <table:table-cell office:value-type="string">
            <text:p>05</text:p>
          </table:table-cell>
          <table:table-cell/>
          <table:table-cell table:formula="of:=&quot;('&quot;&amp;[.B244]&amp;&quot;','&quot;&amp;[.C244]&amp;&quot;','&quot;&amp;[.D244]&amp;&quot;'),&quot;" office:value-type="string" office:string-value="('01703','PENGENDALI DAMPAK LINGKUNGAN PERTAMA','05'),">
            <text:p>('01703','PENGENDALI DAMPAK LINGKUNGAN PERTAM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704</text:p>
          </table:table-cell>
          <table:table-cell office:value-type="string">
            <text:p>PENGENDALI DAMPAK LINGKUNGAN PENYELIA</text:p>
          </table:table-cell>
          <table:table-cell office:value-type="string">
            <text:p>05</text:p>
          </table:table-cell>
          <table:table-cell/>
          <table:table-cell table:formula="of:=&quot;('&quot;&amp;[.B245]&amp;&quot;','&quot;&amp;[.C245]&amp;&quot;','&quot;&amp;[.D245]&amp;&quot;'),&quot;" office:value-type="string" office:string-value="('01704','PENGENDALI DAMPAK LINGKUNGAN PENYELIA','05'),">
            <text:p>('01704','PENGENDALI DAMPAK LINGKUNGAN PENYELI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705</text:p>
          </table:table-cell>
          <table:table-cell office:value-type="string">
            <text:p>PENGENDALI DAMPAK LINGKUNGAN PELAKSANA LANJUTAN</text:p>
          </table:table-cell>
          <table:table-cell office:value-type="string">
            <text:p>05</text:p>
          </table:table-cell>
          <table:table-cell/>
          <table:table-cell table:formula="of:=&quot;('&quot;&amp;[.B246]&amp;&quot;','&quot;&amp;[.C246]&amp;&quot;','&quot;&amp;[.D246]&amp;&quot;'),&quot;" office:value-type="string" office:string-value="('01705','PENGENDALI DAMPAK LINGKUNGAN PELAKSANA LANJUTAN','05'),">
            <text:p>('01705','PENGENDALI DAMPAK LINGKUNGAN PELAKSANA LANJUTAN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706</text:p>
          </table:table-cell>
          <table:table-cell office:value-type="string">
            <text:p>PENGENDALI DAMPAK LINGKUNGAN PELAKSANA</text:p>
          </table:table-cell>
          <table:table-cell office:value-type="string">
            <text:p>05</text:p>
          </table:table-cell>
          <table:table-cell/>
          <table:table-cell table:formula="of:=&quot;('&quot;&amp;[.B247]&amp;&quot;','&quot;&amp;[.C247]&amp;&quot;','&quot;&amp;[.D247]&amp;&quot;'),&quot;" office:value-type="string" office:string-value="('01706','PENGENDALI DAMPAK LINGKUNGAN PELAKSANA','05'),">
            <text:p>('01706','PENGENDALI DAMPAK LINGKUNGAN PELAKSAN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1</text:p>
          </table:table-cell>
          <table:table-cell office:value-type="string">
            <text:p>POLISI KEHUTANAN PENYELIA</text:p>
          </table:table-cell>
          <table:table-cell office:value-type="string">
            <text:p>05</text:p>
          </table:table-cell>
          <table:table-cell/>
          <table:table-cell table:formula="of:=&quot;('&quot;&amp;[.B248]&amp;&quot;','&quot;&amp;[.C248]&amp;&quot;','&quot;&amp;[.D248]&amp;&quot;'),&quot;" office:value-type="string" office:string-value="('03501','POLISI KEHUTANAN PENYELIA','05'),">
            <text:p>('03501','POLISI KEHUTANAN PENYELI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2</text:p>
          </table:table-cell>
          <table:table-cell office:value-type="string">
            <text:p>POLISI KEHUTANAN PELAKSANA LANJUTAN</text:p>
          </table:table-cell>
          <table:table-cell office:value-type="string">
            <text:p>05</text:p>
          </table:table-cell>
          <table:table-cell/>
          <table:table-cell table:formula="of:=&quot;('&quot;&amp;[.B249]&amp;&quot;','&quot;&amp;[.C249]&amp;&quot;','&quot;&amp;[.D249]&amp;&quot;'),&quot;" office:value-type="string" office:string-value="('03502','POLISI KEHUTANAN PELAKSANA LANJUTAN','05'),">
            <text:p>('03502','POLISI KEHUTANAN PELAKSANA LANJUTAN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3</text:p>
          </table:table-cell>
          <table:table-cell office:value-type="string">
            <text:p>POLISI KEHUTANAN PELAKSANA</text:p>
          </table:table-cell>
          <table:table-cell office:value-type="string">
            <text:p>05</text:p>
          </table:table-cell>
          <table:table-cell/>
          <table:table-cell table:formula="of:=&quot;('&quot;&amp;[.B250]&amp;&quot;','&quot;&amp;[.C250]&amp;&quot;','&quot;&amp;[.D250]&amp;&quot;'),&quot;" office:value-type="string" office:string-value="('03503','POLISI KEHUTANAN PELAKSANA','05'),">
            <text:p>('03503','POLISI KEHUTANAN PELAKSAN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4</text:p>
          </table:table-cell>
          <table:table-cell office:value-type="string">
            <text:p>POLISI KEHUTANAN PELAKSANA PEMULA</text:p>
          </table:table-cell>
          <table:table-cell office:value-type="string">
            <text:p>05</text:p>
          </table:table-cell>
          <table:table-cell/>
          <table:table-cell table:formula="of:=&quot;('&quot;&amp;[.B251]&amp;&quot;','&quot;&amp;[.C251]&amp;&quot;','&quot;&amp;[.D251]&amp;&quot;'),&quot;" office:value-type="string" office:string-value="('03504','POLISI KEHUTANAN PELAKSANA PEMULA','05'),">
            <text:p>('03504','POLISI KEHUTANAN PELAKSANA PEMUL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7</text:p>
          </table:table-cell>
          <table:table-cell office:value-type="string">
            <text:p>PENYULUH KEHUTANAN MADYA</text:p>
          </table:table-cell>
          <table:table-cell office:value-type="string">
            <text:p>05</text:p>
          </table:table-cell>
          <table:table-cell/>
          <table:table-cell table:formula="of:=&quot;('&quot;&amp;[.B252]&amp;&quot;','&quot;&amp;[.C252]&amp;&quot;','&quot;&amp;[.D252]&amp;&quot;'),&quot;" office:value-type="string" office:string-value="('01507','PENYULUH KEHUTANAN MADYA','05'),">
            <text:p>('01507','PENYULUH KEHUTANAN MADY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8</text:p>
          </table:table-cell>
          <table:table-cell office:value-type="string">
            <text:p>PENYULUH KEHUTANAN MUDA</text:p>
          </table:table-cell>
          <table:table-cell office:value-type="string">
            <text:p>05</text:p>
          </table:table-cell>
          <table:table-cell/>
          <table:table-cell table:formula="of:=&quot;('&quot;&amp;[.B253]&amp;&quot;','&quot;&amp;[.C253]&amp;&quot;','&quot;&amp;[.D253]&amp;&quot;'),&quot;" office:value-type="string" office:string-value="('01508','PENYULUH KEHUTANAN MUDA','05'),">
            <text:p>('01508','PENYULUH KEHUTANAN MUD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09</text:p>
          </table:table-cell>
          <table:table-cell office:value-type="string">
            <text:p>PENYULUH KEHUTANAN PERTAMA</text:p>
          </table:table-cell>
          <table:table-cell office:value-type="string">
            <text:p>05</text:p>
          </table:table-cell>
          <table:table-cell/>
          <table:table-cell table:formula="of:=&quot;('&quot;&amp;[.B254]&amp;&quot;','&quot;&amp;[.C254]&amp;&quot;','&quot;&amp;[.D254]&amp;&quot;'),&quot;" office:value-type="string" office:string-value="('01509','PENYULUH KEHUTANAN PERTAMA','05'),">
            <text:p>('01509','PENYULUH KEHUTANAN PERTAM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10</text:p>
          </table:table-cell>
          <table:table-cell office:value-type="string">
            <text:p>PENYULUH KEHUTANAN PENYELIA</text:p>
          </table:table-cell>
          <table:table-cell office:value-type="string">
            <text:p>05</text:p>
          </table:table-cell>
          <table:table-cell/>
          <table:table-cell table:formula="of:=&quot;('&quot;&amp;[.B255]&amp;&quot;','&quot;&amp;[.C255]&amp;&quot;','&quot;&amp;[.D255]&amp;&quot;'),&quot;" office:value-type="string" office:string-value="('01510','PENYULUH KEHUTANAN PENYELIA','05'),">
            <text:p>('01510','PENYULUH KEHUTANAN PENYELI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11</text:p>
          </table:table-cell>
          <table:table-cell office:value-type="string">
            <text:p>PENYULUH KEHUTANAN PELAKSANA LANJUTAN</text:p>
          </table:table-cell>
          <table:table-cell office:value-type="string">
            <text:p>05</text:p>
          </table:table-cell>
          <table:table-cell/>
          <table:table-cell table:formula="of:=&quot;('&quot;&amp;[.B256]&amp;&quot;','&quot;&amp;[.C256]&amp;&quot;','&quot;&amp;[.D256]&amp;&quot;'),&quot;" office:value-type="string" office:string-value="('01511','PENYULUH KEHUTANAN PELAKSANA LANJUTAN','05'),">
            <text:p>('01511','PENYULUH KEHUTANAN PELAKSANA LANJUTAN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512</text:p>
          </table:table-cell>
          <table:table-cell office:value-type="string">
            <text:p>PENYULUH KEHUTANAN PELAKSANA</text:p>
          </table:table-cell>
          <table:table-cell office:value-type="string">
            <text:p>05</text:p>
          </table:table-cell>
          <table:table-cell/>
          <table:table-cell table:formula="of:=&quot;('&quot;&amp;[.B257]&amp;&quot;','&quot;&amp;[.C257]&amp;&quot;','&quot;&amp;[.D257]&amp;&quot;'),&quot;" office:value-type="string" office:string-value="('01512','PENYULUH KEHUTANAN PELAKSANA','05'),">
            <text:p>('01512','PENYULUH KEHUTANAN PELAKSAN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5</text:p>
          </table:table-cell>
          <table:table-cell office:value-type="string">
            <text:p>POLISI KEHUTANAN MADYA</text:p>
          </table:table-cell>
          <table:table-cell office:value-type="string">
            <text:p>05</text:p>
          </table:table-cell>
          <table:table-cell/>
          <table:table-cell table:formula="of:=&quot;('&quot;&amp;[.B258]&amp;&quot;','&quot;&amp;[.C258]&amp;&quot;','&quot;&amp;[.D258]&amp;&quot;'),&quot;" office:value-type="string" office:string-value="('03505','POLISI KEHUTANAN MADYA','05'),">
            <text:p>('03505','POLISI KEHUTANAN MADY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6</text:p>
          </table:table-cell>
          <table:table-cell office:value-type="string">
            <text:p>POLISI KEHUTANAN MUDA</text:p>
          </table:table-cell>
          <table:table-cell office:value-type="string">
            <text:p>05</text:p>
          </table:table-cell>
          <table:table-cell/>
          <table:table-cell table:formula="of:=&quot;('&quot;&amp;[.B259]&amp;&quot;','&quot;&amp;[.C259]&amp;&quot;','&quot;&amp;[.D259]&amp;&quot;'),&quot;" office:value-type="string" office:string-value="('03506','POLISI KEHUTANAN MUDA','05'),">
            <text:p>('03506','POLISI KEHUTANAN MUD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7</text:p>
          </table:table-cell>
          <table:table-cell office:value-type="string">
            <text:p>POLISI KEHUTANAN PERTAMA</text:p>
          </table:table-cell>
          <table:table-cell office:value-type="string">
            <text:p>05</text:p>
          </table:table-cell>
          <table:table-cell/>
          <table:table-cell table:formula="of:=&quot;('&quot;&amp;[.B260]&amp;&quot;','&quot;&amp;[.C260]&amp;&quot;','&quot;&amp;[.D260]&amp;&quot;'),&quot;" office:value-type="string" office:string-value="('03507','POLISI KEHUTANAN PERTAMA','05'),">
            <text:p>('03507','POLISI KEHUTANAN PERTAM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8</text:p>
          </table:table-cell>
          <table:table-cell office:value-type="string">
            <text:p>POLISI KEHUTANAN PENYELIA</text:p>
          </table:table-cell>
          <table:table-cell office:value-type="string">
            <text:p>05</text:p>
          </table:table-cell>
          <table:table-cell/>
          <table:table-cell table:formula="of:=&quot;('&quot;&amp;[.B261]&amp;&quot;','&quot;&amp;[.C261]&amp;&quot;','&quot;&amp;[.D261]&amp;&quot;'),&quot;" office:value-type="string" office:string-value="('03508','POLISI KEHUTANAN PENYELIA','05'),">
            <text:p>('03508','POLISI KEHUTANAN PENYELI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09</text:p>
          </table:table-cell>
          <table:table-cell office:value-type="string">
            <text:p>POLISI KEHUTANAN PELAKSANA LANJUTAN</text:p>
          </table:table-cell>
          <table:table-cell office:value-type="string">
            <text:p>05</text:p>
          </table:table-cell>
          <table:table-cell/>
          <table:table-cell table:formula="of:=&quot;('&quot;&amp;[.B262]&amp;&quot;','&quot;&amp;[.C262]&amp;&quot;','&quot;&amp;[.D262]&amp;&quot;'),&quot;" office:value-type="string" office:string-value="('03509','POLISI KEHUTANAN PELAKSANA LANJUTAN','05'),">
            <text:p>('03509','POLISI KEHUTANAN PELAKSANA LANJUTAN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10</text:p>
          </table:table-cell>
          <table:table-cell office:value-type="string">
            <text:p>POLISI KEHUTANAN PELAKSANA</text:p>
          </table:table-cell>
          <table:table-cell office:value-type="string">
            <text:p>05</text:p>
          </table:table-cell>
          <table:table-cell/>
          <table:table-cell table:formula="of:=&quot;('&quot;&amp;[.B263]&amp;&quot;','&quot;&amp;[.C263]&amp;&quot;','&quot;&amp;[.D263]&amp;&quot;'),&quot;" office:value-type="string" office:string-value="('03510','POLISI KEHUTANAN PELAKSANA','05'),">
            <text:p>('03510','POLISI KEHUTANAN PELAKSAN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511</text:p>
          </table:table-cell>
          <table:table-cell office:value-type="string">
            <text:p>POLISI KEHUTANAN PELAKSANA PEMULA</text:p>
          </table:table-cell>
          <table:table-cell office:value-type="string">
            <text:p>05</text:p>
          </table:table-cell>
          <table:table-cell/>
          <table:table-cell table:formula="of:=&quot;('&quot;&amp;[.B264]&amp;&quot;','&quot;&amp;[.C264]&amp;&quot;','&quot;&amp;[.D264]&amp;&quot;'),&quot;" office:value-type="string" office:string-value="('03511','POLISI KEHUTANAN PELAKSANA PEMULA','05'),">
            <text:p>('03511','POLISI KEHUTANAN PELAKSANA PEMULA','0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1</text:p>
          </table:table-cell>
          <table:table-cell office:value-type="string">
            <text:p>TEKNIK PENGAIRAN UTAMA</text:p>
          </table:table-cell>
          <table:table-cell office:value-type="string">
            <text:p>06</text:p>
          </table:table-cell>
          <table:table-cell/>
          <table:table-cell table:formula="of:=&quot;('&quot;&amp;[.B265]&amp;&quot;','&quot;&amp;[.C265]&amp;&quot;','&quot;&amp;[.D265]&amp;&quot;'),&quot;" office:value-type="string" office:string-value="('01801','TEKNIK PENGAIRAN UTAMA','06'),">
            <text:p>('01801','TEKNIK PENGAIRAN U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2</text:p>
          </table:table-cell>
          <table:table-cell office:value-type="string">
            <text:p>TEKNIK PENGAIRAN MADYA</text:p>
          </table:table-cell>
          <table:table-cell office:value-type="string">
            <text:p>06</text:p>
          </table:table-cell>
          <table:table-cell/>
          <table:table-cell table:formula="of:=&quot;('&quot;&amp;[.B266]&amp;&quot;','&quot;&amp;[.C266]&amp;&quot;','&quot;&amp;[.D266]&amp;&quot;'),&quot;" office:value-type="string" office:string-value="('01802','TEKNIK PENGAIRAN MADYA','06'),">
            <text:p>('01802','TEKNIK PENGAIRAN MADY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3</text:p>
          </table:table-cell>
          <table:table-cell office:value-type="string">
            <text:p>TEKNIK PENGAIRAN MUDA</text:p>
          </table:table-cell>
          <table:table-cell office:value-type="string">
            <text:p>06</text:p>
          </table:table-cell>
          <table:table-cell/>
          <table:table-cell table:formula="of:=&quot;('&quot;&amp;[.B267]&amp;&quot;','&quot;&amp;[.C267]&amp;&quot;','&quot;&amp;[.D267]&amp;&quot;'),&quot;" office:value-type="string" office:string-value="('01803','TEKNIK PENGAIRAN MUDA','06'),">
            <text:p>('01803','TEKNIK PENGAIRAN MUD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4</text:p>
          </table:table-cell>
          <table:table-cell office:value-type="string">
            <text:p>TEKNIK PENGAIRAN PERTAMA</text:p>
          </table:table-cell>
          <table:table-cell office:value-type="string">
            <text:p>06</text:p>
          </table:table-cell>
          <table:table-cell/>
          <table:table-cell table:formula="of:=&quot;('&quot;&amp;[.B268]&amp;&quot;','&quot;&amp;[.C268]&amp;&quot;','&quot;&amp;[.D268]&amp;&quot;'),&quot;" office:value-type="string" office:string-value="('01804','TEKNIK PENGAIRAN PERTAMA','06'),">
            <text:p>('01804','TEKNIK PENGAIRAN PER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5</text:p>
          </table:table-cell>
          <table:table-cell office:value-type="string">
            <text:p>TEKNIK PENGAIRAN PENYELIA</text:p>
          </table:table-cell>
          <table:table-cell office:value-type="string">
            <text:p>06</text:p>
          </table:table-cell>
          <table:table-cell/>
          <table:table-cell table:formula="of:=&quot;('&quot;&amp;[.B269]&amp;&quot;','&quot;&amp;[.C269]&amp;&quot;','&quot;&amp;[.D269]&amp;&quot;'),&quot;" office:value-type="string" office:string-value="('01805','TEKNIK PENGAIRAN PENYELIA','06'),">
            <text:p>('01805','TEKNIK PENGAIRAN PENYELI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6</text:p>
          </table:table-cell>
          <table:table-cell office:value-type="string">
            <text:p>TEKNIK PENGAIRAN PELAKSANA LANJUTAN</text:p>
          </table:table-cell>
          <table:table-cell office:value-type="string">
            <text:p>06</text:p>
          </table:table-cell>
          <table:table-cell/>
          <table:table-cell table:formula="of:=&quot;('&quot;&amp;[.B270]&amp;&quot;','&quot;&amp;[.C270]&amp;&quot;','&quot;&amp;[.D270]&amp;&quot;'),&quot;" office:value-type="string" office:string-value="('01806','TEKNIK PENGAIRAN PELAKSANA LANJUTAN','06'),">
            <text:p>('01806','TEKNIK PENGAIRAN PELAKSANA LANJUTAN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807</text:p>
          </table:table-cell>
          <table:table-cell office:value-type="string">
            <text:p>TEKNIK PENGAIRAN PELAKSANA</text:p>
          </table:table-cell>
          <table:table-cell office:value-type="string">
            <text:p>06</text:p>
          </table:table-cell>
          <table:table-cell/>
          <table:table-cell table:formula="of:=&quot;('&quot;&amp;[.B271]&amp;&quot;','&quot;&amp;[.C271]&amp;&quot;','&quot;&amp;[.D271]&amp;&quot;'),&quot;" office:value-type="string" office:string-value="('01807','TEKNIK PENGAIRAN PELAKSANA','06'),">
            <text:p>('01807','TEKNIK PENGAIRAN PELAKSAN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1</text:p>
          </table:table-cell>
          <table:table-cell office:value-type="string">
            <text:p>TEKNIK JALAN DAN JEMBATAN UTAMA</text:p>
          </table:table-cell>
          <table:table-cell office:value-type="string">
            <text:p>06</text:p>
          </table:table-cell>
          <table:table-cell/>
          <table:table-cell table:formula="of:=&quot;('&quot;&amp;[.B272]&amp;&quot;','&quot;&amp;[.C272]&amp;&quot;','&quot;&amp;[.D272]&amp;&quot;'),&quot;" office:value-type="string" office:string-value="('01901','TEKNIK JALAN DAN JEMBATAN UTAMA','06'),">
            <text:p>('01901','TEKNIK JALAN DAN JEMBATAN U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2</text:p>
          </table:table-cell>
          <table:table-cell office:value-type="string">
            <text:p>TEKNIK JALAN DAN JEMBATAN MADYA</text:p>
          </table:table-cell>
          <table:table-cell office:value-type="string">
            <text:p>06</text:p>
          </table:table-cell>
          <table:table-cell/>
          <table:table-cell table:formula="of:=&quot;('&quot;&amp;[.B273]&amp;&quot;','&quot;&amp;[.C273]&amp;&quot;','&quot;&amp;[.D273]&amp;&quot;'),&quot;" office:value-type="string" office:string-value="('01902','TEKNIK JALAN DAN JEMBATAN MADYA','06'),">
            <text:p>('01902','TEKNIK JALAN DAN JEMBATAN MADY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3</text:p>
          </table:table-cell>
          <table:table-cell office:value-type="string">
            <text:p>TEKNIK JALAN DAN JEMBATAN MUDA</text:p>
          </table:table-cell>
          <table:table-cell office:value-type="string">
            <text:p>06</text:p>
          </table:table-cell>
          <table:table-cell/>
          <table:table-cell table:formula="of:=&quot;('&quot;&amp;[.B274]&amp;&quot;','&quot;&amp;[.C274]&amp;&quot;','&quot;&amp;[.D274]&amp;&quot;'),&quot;" office:value-type="string" office:string-value="('01903','TEKNIK JALAN DAN JEMBATAN MUDA','06'),">
            <text:p>('01903','TEKNIK JALAN DAN JEMBATAN MUD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4</text:p>
          </table:table-cell>
          <table:table-cell office:value-type="string">
            <text:p>TEKNIK JALAN DAN JEMBATAN PERTAMA</text:p>
          </table:table-cell>
          <table:table-cell office:value-type="string">
            <text:p>06</text:p>
          </table:table-cell>
          <table:table-cell/>
          <table:table-cell table:formula="of:=&quot;('&quot;&amp;[.B275]&amp;&quot;','&quot;&amp;[.C275]&amp;&quot;','&quot;&amp;[.D275]&amp;&quot;'),&quot;" office:value-type="string" office:string-value="('01904','TEKNIK JALAN DAN JEMBATAN PERTAMA','06'),">
            <text:p>('01904','TEKNIK JALAN DAN JEMBATAN PER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5</text:p>
          </table:table-cell>
          <table:table-cell office:value-type="string">
            <text:p>TEKNIK JALAN DAN JEMBATAN PENYELIA</text:p>
          </table:table-cell>
          <table:table-cell office:value-type="string">
            <text:p>06</text:p>
          </table:table-cell>
          <table:table-cell/>
          <table:table-cell table:formula="of:=&quot;('&quot;&amp;[.B276]&amp;&quot;','&quot;&amp;[.C276]&amp;&quot;','&quot;&amp;[.D276]&amp;&quot;'),&quot;" office:value-type="string" office:string-value="('01905','TEKNIK JALAN DAN JEMBATAN PENYELIA','06'),">
            <text:p>('01905','TEKNIK JALAN DAN JEMBATAN PENYELI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6</text:p>
          </table:table-cell>
          <table:table-cell office:value-type="string">
            <text:p>TEKNIK JALAN DAN JEMBATAN PELAKSANA LANJUTAN</text:p>
          </table:table-cell>
          <table:table-cell office:value-type="string">
            <text:p>06</text:p>
          </table:table-cell>
          <table:table-cell/>
          <table:table-cell table:formula="of:=&quot;('&quot;&amp;[.B277]&amp;&quot;','&quot;&amp;[.C277]&amp;&quot;','&quot;&amp;[.D277]&amp;&quot;'),&quot;" office:value-type="string" office:string-value="('01906','TEKNIK JALAN DAN JEMBATAN PELAKSANA LANJUTAN','06'),">
            <text:p>('01906','TEKNIK JALAN DAN JEMBATAN PELAKSANA LANJUTAN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1907</text:p>
          </table:table-cell>
          <table:table-cell office:value-type="string">
            <text:p>TEKNIK JALAN DAN JEMBATAN PELAKSANA</text:p>
          </table:table-cell>
          <table:table-cell office:value-type="string">
            <text:p>06</text:p>
          </table:table-cell>
          <table:table-cell/>
          <table:table-cell table:formula="of:=&quot;('&quot;&amp;[.B278]&amp;&quot;','&quot;&amp;[.C278]&amp;&quot;','&quot;&amp;[.D278]&amp;&quot;'),&quot;" office:value-type="string" office:string-value="('01907','TEKNIK JALAN DAN JEMBATAN PELAKSANA','06'),">
            <text:p>('01907','TEKNIK JALAN DAN JEMBATAN PELAKSAN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1</text:p>
          </table:table-cell>
          <table:table-cell office:value-type="string">
            <text:p>TEKNIK TATA BANGUNAN DAN PERUMAHAN UTAMA</text:p>
          </table:table-cell>
          <table:table-cell office:value-type="string">
            <text:p>06</text:p>
          </table:table-cell>
          <table:table-cell/>
          <table:table-cell table:formula="of:=&quot;('&quot;&amp;[.B279]&amp;&quot;','&quot;&amp;[.C279]&amp;&quot;','&quot;&amp;[.D279]&amp;&quot;'),&quot;" office:value-type="string" office:string-value="('02001','TEKNIK TATA BANGUNAN DAN PERUMAHAN UTAMA','06'),">
            <text:p>('02001','TEKNIK TATA BANGUNAN DAN PERUMAHAN U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2</text:p>
          </table:table-cell>
          <table:table-cell office:value-type="string">
            <text:p>TEKNIK TATA BANGUNAN DAN PERUMAHAN MADYA</text:p>
          </table:table-cell>
          <table:table-cell office:value-type="string">
            <text:p>06</text:p>
          </table:table-cell>
          <table:table-cell/>
          <table:table-cell table:formula="of:=&quot;('&quot;&amp;[.B280]&amp;&quot;','&quot;&amp;[.C280]&amp;&quot;','&quot;&amp;[.D280]&amp;&quot;'),&quot;" office:value-type="string" office:string-value="('02002','TEKNIK TATA BANGUNAN DAN PERUMAHAN MADYA','06'),">
            <text:p>('02002','TEKNIK TATA BANGUNAN DAN PERUMAHAN MADY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3</text:p>
          </table:table-cell>
          <table:table-cell office:value-type="string">
            <text:p>TEKNIK TATA BANGUNAN DAN PERUMAHAN MUDA</text:p>
          </table:table-cell>
          <table:table-cell office:value-type="string">
            <text:p>06</text:p>
          </table:table-cell>
          <table:table-cell/>
          <table:table-cell table:formula="of:=&quot;('&quot;&amp;[.B281]&amp;&quot;','&quot;&amp;[.C281]&amp;&quot;','&quot;&amp;[.D281]&amp;&quot;'),&quot;" office:value-type="string" office:string-value="('02003','TEKNIK TATA BANGUNAN DAN PERUMAHAN MUDA','06'),">
            <text:p>('02003','TEKNIK TATA BANGUNAN DAN PERUMAHAN MUD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4</text:p>
          </table:table-cell>
          <table:table-cell office:value-type="string">
            <text:p>TEKNIK TATA BANGUNAN DAN PERUMAHAN PERTAMA</text:p>
          </table:table-cell>
          <table:table-cell office:value-type="string">
            <text:p>06</text:p>
          </table:table-cell>
          <table:table-cell/>
          <table:table-cell table:formula="of:=&quot;('&quot;&amp;[.B282]&amp;&quot;','&quot;&amp;[.C282]&amp;&quot;','&quot;&amp;[.D282]&amp;&quot;'),&quot;" office:value-type="string" office:string-value="('02004','TEKNIK TATA BANGUNAN DAN PERUMAHAN PERTAMA','06'),">
            <text:p>('02004','TEKNIK TATA BANGUNAN DAN PERUMAHAN PER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5</text:p>
          </table:table-cell>
          <table:table-cell office:value-type="string">
            <text:p>TEKNIK TATA BANGUNAN DAN PERUMAHAN PENYELIA</text:p>
          </table:table-cell>
          <table:table-cell office:value-type="string">
            <text:p>06</text:p>
          </table:table-cell>
          <table:table-cell/>
          <table:table-cell table:formula="of:=&quot;('&quot;&amp;[.B283]&amp;&quot;','&quot;&amp;[.C283]&amp;&quot;','&quot;&amp;[.D283]&amp;&quot;'),&quot;" office:value-type="string" office:string-value="('02005','TEKNIK TATA BANGUNAN DAN PERUMAHAN PENYELIA','06'),">
            <text:p>('02005','TEKNIK TATA BANGUNAN DAN PERUMAHAN PENYELI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6</text:p>
          </table:table-cell>
          <table:table-cell office:value-type="string">
            <text:p>TEKNIK TATA BANGUNAN DAN PERUMAHAN PELAKSANA LANJUTAN</text:p>
          </table:table-cell>
          <table:table-cell office:value-type="string">
            <text:p>06</text:p>
          </table:table-cell>
          <table:table-cell/>
          <table:table-cell table:formula="of:=&quot;('&quot;&amp;[.B284]&amp;&quot;','&quot;&amp;[.C284]&amp;&quot;','&quot;&amp;[.D284]&amp;&quot;'),&quot;" office:value-type="string" office:string-value="('02006','TEKNIK TATA BANGUNAN DAN PERUMAHAN PELAKSANA LANJUTAN','06'),">
            <text:p>('02006','TEKNIK TATA BANGUNAN DAN PERUMAHAN PELAKSANA LANJUTAN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007</text:p>
          </table:table-cell>
          <table:table-cell office:value-type="string">
            <text:p>TEKNIK TATA BANGUNAN DAN PERUMAHAN PELAKSANA</text:p>
          </table:table-cell>
          <table:table-cell office:value-type="string">
            <text:p>06</text:p>
          </table:table-cell>
          <table:table-cell/>
          <table:table-cell table:formula="of:=&quot;('&quot;&amp;[.B285]&amp;&quot;','&quot;&amp;[.C285]&amp;&quot;','&quot;&amp;[.D285]&amp;&quot;'),&quot;" office:value-type="string" office:string-value="('02007','TEKNIK TATA BANGUNAN DAN PERUMAHAN PELAKSANA','06'),">
            <text:p>('02007','TEKNIK TATA BANGUNAN DAN PERUMAHAN PELAKSAN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1</text:p>
          </table:table-cell>
          <table:table-cell office:value-type="string">
            <text:p>TEKNIK PENYEHATAN LINGKUNGAN UTAMA</text:p>
          </table:table-cell>
          <table:table-cell office:value-type="string">
            <text:p>06</text:p>
          </table:table-cell>
          <table:table-cell/>
          <table:table-cell table:formula="of:=&quot;('&quot;&amp;[.B286]&amp;&quot;','&quot;&amp;[.C286]&amp;&quot;','&quot;&amp;[.D286]&amp;&quot;'),&quot;" office:value-type="string" office:string-value="('02101','TEKNIK PENYEHATAN LINGKUNGAN UTAMA','06'),">
            <text:p>('02101','TEKNIK PENYEHATAN LINGKUNGAN U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2</text:p>
          </table:table-cell>
          <table:table-cell office:value-type="string">
            <text:p>TEKNIK PENYEHATAN LINGKUNGAN MADYA</text:p>
          </table:table-cell>
          <table:table-cell office:value-type="string">
            <text:p>06</text:p>
          </table:table-cell>
          <table:table-cell/>
          <table:table-cell table:formula="of:=&quot;('&quot;&amp;[.B287]&amp;&quot;','&quot;&amp;[.C287]&amp;&quot;','&quot;&amp;[.D287]&amp;&quot;'),&quot;" office:value-type="string" office:string-value="('02102','TEKNIK PENYEHATAN LINGKUNGAN MADYA','06'),">
            <text:p>('02102','TEKNIK PENYEHATAN LINGKUNGAN MADY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3</text:p>
          </table:table-cell>
          <table:table-cell office:value-type="string">
            <text:p>TEKNIK PENYEHATAN LINGKUNGAN MUDA</text:p>
          </table:table-cell>
          <table:table-cell office:value-type="string">
            <text:p>06</text:p>
          </table:table-cell>
          <table:table-cell/>
          <table:table-cell table:formula="of:=&quot;('&quot;&amp;[.B288]&amp;&quot;','&quot;&amp;[.C288]&amp;&quot;','&quot;&amp;[.D288]&amp;&quot;'),&quot;" office:value-type="string" office:string-value="('02103','TEKNIK PENYEHATAN LINGKUNGAN MUDA','06'),">
            <text:p>('02103','TEKNIK PENYEHATAN LINGKUNGAN MUD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4</text:p>
          </table:table-cell>
          <table:table-cell office:value-type="string">
            <text:p>TEKNIK PENYEHATAN LINGKUNGAN PERTAMA</text:p>
          </table:table-cell>
          <table:table-cell office:value-type="string">
            <text:p>06</text:p>
          </table:table-cell>
          <table:table-cell/>
          <table:table-cell table:formula="of:=&quot;('&quot;&amp;[.B289]&amp;&quot;','&quot;&amp;[.C289]&amp;&quot;','&quot;&amp;[.D289]&amp;&quot;'),&quot;" office:value-type="string" office:string-value="('02104','TEKNIK PENYEHATAN LINGKUNGAN PERTAMA','06'),">
            <text:p>('02104','TEKNIK PENYEHATAN LINGKUNGAN PER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5</text:p>
          </table:table-cell>
          <table:table-cell office:value-type="string">
            <text:p>TEKNIK PENYEHATAN LINGKUNGAN PENYELIA</text:p>
          </table:table-cell>
          <table:table-cell office:value-type="string">
            <text:p>06</text:p>
          </table:table-cell>
          <table:table-cell/>
          <table:table-cell table:formula="of:=&quot;('&quot;&amp;[.B290]&amp;&quot;','&quot;&amp;[.C290]&amp;&quot;','&quot;&amp;[.D290]&amp;&quot;'),&quot;" office:value-type="string" office:string-value="('02105','TEKNIK PENYEHATAN LINGKUNGAN PENYELIA','06'),">
            <text:p>('02105','TEKNIK PENYEHATAN LINGKUNGAN PENYELI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6</text:p>
          </table:table-cell>
          <table:table-cell office:value-type="string">
            <text:p>TEKNIK PENYEHATAN LINGKUNGAN PELAKSANA LANJUTAN</text:p>
          </table:table-cell>
          <table:table-cell office:value-type="string">
            <text:p>06</text:p>
          </table:table-cell>
          <table:table-cell/>
          <table:table-cell table:formula="of:=&quot;('&quot;&amp;[.B291]&amp;&quot;','&quot;&amp;[.C291]&amp;&quot;','&quot;&amp;[.D291]&amp;&quot;'),&quot;" office:value-type="string" office:string-value="('02106','TEKNIK PENYEHATAN LINGKUNGAN PELAKSANA LANJUTAN','06'),">
            <text:p>('02106','TEKNIK PENYEHATAN LINGKUNGAN PELAKSANA LANJUTAN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107</text:p>
          </table:table-cell>
          <table:table-cell office:value-type="string">
            <text:p>TEKNIK PENYEHATAN LINGKUNGAN PELAKSANA</text:p>
          </table:table-cell>
          <table:table-cell office:value-type="string">
            <text:p>06</text:p>
          </table:table-cell>
          <table:table-cell/>
          <table:table-cell table:formula="of:=&quot;('&quot;&amp;[.B292]&amp;&quot;','&quot;&amp;[.C292]&amp;&quot;','&quot;&amp;[.D292]&amp;&quot;'),&quot;" office:value-type="string" office:string-value="('02107','TEKNIK PENYEHATAN LINGKUNGAN PELAKSANA','06'),">
            <text:p>('02107','TEKNIK PENYEHATAN LINGKUNGAN PELAKSAN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1</text:p>
          </table:table-cell>
          <table:table-cell office:value-type="string">
            <text:p>SURVEYOR PEMETAAN MADYA</text:p>
          </table:table-cell>
          <table:table-cell office:value-type="string">
            <text:p>06</text:p>
          </table:table-cell>
          <table:table-cell/>
          <table:table-cell table:formula="of:=&quot;('&quot;&amp;[.B293]&amp;&quot;','&quot;&amp;[.C293]&amp;&quot;','&quot;&amp;[.D293]&amp;&quot;'),&quot;" office:value-type="string" office:string-value="('02201','SURVEYOR PEMETAAN MADYA','06'),">
            <text:p>('02201','SURVEYOR PEMETAAN MADY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2</text:p>
          </table:table-cell>
          <table:table-cell office:value-type="string">
            <text:p>SURVEYOR PEMETAAN MUDA</text:p>
          </table:table-cell>
          <table:table-cell office:value-type="string">
            <text:p>06</text:p>
          </table:table-cell>
          <table:table-cell/>
          <table:table-cell table:formula="of:=&quot;('&quot;&amp;[.B294]&amp;&quot;','&quot;&amp;[.C294]&amp;&quot;','&quot;&amp;[.D294]&amp;&quot;'),&quot;" office:value-type="string" office:string-value="('02202','SURVEYOR PEMETAAN MUDA','06'),">
            <text:p>('02202','SURVEYOR PEMETAAN MUD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3</text:p>
          </table:table-cell>
          <table:table-cell office:value-type="string">
            <text:p>SURVEYOR PEMETAAN PERTAMA</text:p>
          </table:table-cell>
          <table:table-cell office:value-type="string">
            <text:p>06</text:p>
          </table:table-cell>
          <table:table-cell/>
          <table:table-cell table:formula="of:=&quot;('&quot;&amp;[.B295]&amp;&quot;','&quot;&amp;[.C295]&amp;&quot;','&quot;&amp;[.D295]&amp;&quot;'),&quot;" office:value-type="string" office:string-value="('02203','SURVEYOR PEMETAAN PERTAMA','06'),">
            <text:p>('02203','SURVEYOR PEMETAAN PER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4</text:p>
          </table:table-cell>
          <table:table-cell office:value-type="string">
            <text:p>SURVEYOR PEMETAAN PENYELIA</text:p>
          </table:table-cell>
          <table:table-cell office:value-type="string">
            <text:p>06</text:p>
          </table:table-cell>
          <table:table-cell/>
          <table:table-cell table:formula="of:=&quot;('&quot;&amp;[.B296]&amp;&quot;','&quot;&amp;[.C296]&amp;&quot;','&quot;&amp;[.D296]&amp;&quot;'),&quot;" office:value-type="string" office:string-value="('02204','SURVEYOR PEMETAAN PENYELIA','06'),">
            <text:p>('02204','SURVEYOR PEMETAAN PENYELI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5</text:p>
          </table:table-cell>
          <table:table-cell office:value-type="string">
            <text:p>SURVEYOR PEMETAAN PELAKSANA LANJUTAN</text:p>
          </table:table-cell>
          <table:table-cell office:value-type="string">
            <text:p>06</text:p>
          </table:table-cell>
          <table:table-cell/>
          <table:table-cell table:formula="of:=&quot;('&quot;&amp;[.B297]&amp;&quot;','&quot;&amp;[.C297]&amp;&quot;','&quot;&amp;[.D297]&amp;&quot;'),&quot;" office:value-type="string" office:string-value="('02205','SURVEYOR PEMETAAN PELAKSANA LANJUTAN','06'),">
            <text:p>('02205','SURVEYOR PEMETAAN PELAKSANA LANJUTAN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6</text:p>
          </table:table-cell>
          <table:table-cell office:value-type="string">
            <text:p>SURVEYOR PEMETAAN PELAKSANA</text:p>
          </table:table-cell>
          <table:table-cell office:value-type="string">
            <text:p>06</text:p>
          </table:table-cell>
          <table:table-cell/>
          <table:table-cell table:formula="of:=&quot;('&quot;&amp;[.B298]&amp;&quot;','&quot;&amp;[.C298]&amp;&quot;','&quot;&amp;[.D298]&amp;&quot;'),&quot;" office:value-type="string" office:string-value="('02206','SURVEYOR PEMETAAN PELAKSANA','06'),">
            <text:p>('02206','SURVEYOR PEMETAAN PELAKSAN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207</text:p>
          </table:table-cell>
          <table:table-cell office:value-type="string">
            <text:p>SURVEYOR PEMETAAN PELAKSANA PEMULA</text:p>
          </table:table-cell>
          <table:table-cell office:value-type="string">
            <text:p>06</text:p>
          </table:table-cell>
          <table:table-cell/>
          <table:table-cell table:formula="of:=&quot;('&quot;&amp;[.B299]&amp;&quot;','&quot;&amp;[.C299]&amp;&quot;','&quot;&amp;[.D299]&amp;&quot;'),&quot;" office:value-type="string" office:string-value="('02207','SURVEYOR PEMETAAN PELAKSANA PEMULA','06'),">
            <text:p>('02207','SURVEYOR PEMETAAN PELAKSANA PEMUL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301</text:p>
          </table:table-cell>
          <table:table-cell office:value-type="string">
            <text:p>PENYELIDIK BUMI UTAMA</text:p>
          </table:table-cell>
          <table:table-cell office:value-type="string">
            <text:p>06</text:p>
          </table:table-cell>
          <table:table-cell/>
          <table:table-cell table:formula="of:=&quot;('&quot;&amp;[.B300]&amp;&quot;','&quot;&amp;[.C300]&amp;&quot;','&quot;&amp;[.D300]&amp;&quot;'),&quot;" office:value-type="string" office:string-value="('02301','PENYELIDIK BUMI UTAMA','06'),">
            <text:p>('02301','PENYELIDIK BUMI U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302</text:p>
          </table:table-cell>
          <table:table-cell office:value-type="string">
            <text:p>PENYELIDIK BUMI MADYA</text:p>
          </table:table-cell>
          <table:table-cell office:value-type="string">
            <text:p>06</text:p>
          </table:table-cell>
          <table:table-cell/>
          <table:table-cell table:formula="of:=&quot;('&quot;&amp;[.B301]&amp;&quot;','&quot;&amp;[.C301]&amp;&quot;','&quot;&amp;[.D301]&amp;&quot;'),&quot;" office:value-type="string" office:string-value="('02302','PENYELIDIK BUMI MADYA','06'),">
            <text:p>('02302','PENYELIDIK BUMI MADY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303</text:p>
          </table:table-cell>
          <table:table-cell office:value-type="string">
            <text:p>PENYELIDIK BUMI MUDA</text:p>
          </table:table-cell>
          <table:table-cell office:value-type="string">
            <text:p>06</text:p>
          </table:table-cell>
          <table:table-cell/>
          <table:table-cell table:formula="of:=&quot;('&quot;&amp;[.B302]&amp;&quot;','&quot;&amp;[.C302]&amp;&quot;','&quot;&amp;[.D302]&amp;&quot;'),&quot;" office:value-type="string" office:string-value="('02303','PENYELIDIK BUMI MUDA','06'),">
            <text:p>('02303','PENYELIDIK BUMI MUD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304</text:p>
          </table:table-cell>
          <table:table-cell office:value-type="string">
            <text:p>PENYELIDIK BUMI PERTAMA</text:p>
          </table:table-cell>
          <table:table-cell office:value-type="string">
            <text:p>06</text:p>
          </table:table-cell>
          <table:table-cell/>
          <table:table-cell table:formula="of:=&quot;('&quot;&amp;[.B303]&amp;&quot;','&quot;&amp;[.C303]&amp;&quot;','&quot;&amp;[.D303]&amp;&quot;'),&quot;" office:value-type="string" office:string-value="('02304','PENYELIDIK BUMI PERTAMA','06'),">
            <text:p>('02304','PENYELIDIK BUMI PERTAMA','0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1</text:p>
          </table:table-cell>
          <table:table-cell office:value-type="string">
            <text:p>PRANATA KOMPUTER UTAMA</text:p>
          </table:table-cell>
          <table:table-cell office:value-type="string">
            <text:p>07</text:p>
          </table:table-cell>
          <table:table-cell/>
          <table:table-cell table:formula="of:=&quot;('&quot;&amp;[.B304]&amp;&quot;','&quot;&amp;[.C304]&amp;&quot;','&quot;&amp;[.D304]&amp;&quot;'),&quot;" office:value-type="string" office:string-value="('02401','PRANATA KOMPUTER UTAMA','07'),">
            <text:p>('02401','PRANATA KOMPUTER UTAM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2</text:p>
          </table:table-cell>
          <table:table-cell office:value-type="string">
            <text:p>PRANATA KOMPUTER MADYA</text:p>
          </table:table-cell>
          <table:table-cell office:value-type="string">
            <text:p>07</text:p>
          </table:table-cell>
          <table:table-cell/>
          <table:table-cell table:formula="of:=&quot;('&quot;&amp;[.B305]&amp;&quot;','&quot;&amp;[.C305]&amp;&quot;','&quot;&amp;[.D305]&amp;&quot;'),&quot;" office:value-type="string" office:string-value="('02402','PRANATA KOMPUTER MADYA','07'),">
            <text:p>('02402','PRANATA KOMPUTER MADY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3</text:p>
          </table:table-cell>
          <table:table-cell office:value-type="string">
            <text:p>PRANATA KOMPUTER MUDA</text:p>
          </table:table-cell>
          <table:table-cell office:value-type="string">
            <text:p>07</text:p>
          </table:table-cell>
          <table:table-cell/>
          <table:table-cell table:formula="of:=&quot;('&quot;&amp;[.B306]&amp;&quot;','&quot;&amp;[.C306]&amp;&quot;','&quot;&amp;[.D306]&amp;&quot;'),&quot;" office:value-type="string" office:string-value="('02403','PRANATA KOMPUTER MUDA','07'),">
            <text:p>('02403','PRANATA KOMPUTER MUD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4</text:p>
          </table:table-cell>
          <table:table-cell office:value-type="string">
            <text:p>PRANATA KOMPUTER PERTAMA</text:p>
          </table:table-cell>
          <table:table-cell office:value-type="string">
            <text:p>07</text:p>
          </table:table-cell>
          <table:table-cell/>
          <table:table-cell table:formula="of:=&quot;('&quot;&amp;[.B307]&amp;&quot;','&quot;&amp;[.C307]&amp;&quot;','&quot;&amp;[.D307]&amp;&quot;'),&quot;" office:value-type="string" office:string-value="('02404','PRANATA KOMPUTER PERTAMA','07'),">
            <text:p>('02404','PRANATA KOMPUTER PERTAM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5</text:p>
          </table:table-cell>
          <table:table-cell office:value-type="string">
            <text:p>PRANATA KOMPUTER PENYELIA</text:p>
          </table:table-cell>
          <table:table-cell office:value-type="string">
            <text:p>07</text:p>
          </table:table-cell>
          <table:table-cell/>
          <table:table-cell table:formula="of:=&quot;('&quot;&amp;[.B308]&amp;&quot;','&quot;&amp;[.C308]&amp;&quot;','&quot;&amp;[.D308]&amp;&quot;'),&quot;" office:value-type="string" office:string-value="('02405','PRANATA KOMPUTER PENYELIA','07'),">
            <text:p>('02405','PRANATA KOMPUTER PENYELI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6</text:p>
          </table:table-cell>
          <table:table-cell office:value-type="string">
            <text:p>PRANATA KOMPUTER PELAKSANA LANJUTAN</text:p>
          </table:table-cell>
          <table:table-cell office:value-type="string">
            <text:p>07</text:p>
          </table:table-cell>
          <table:table-cell/>
          <table:table-cell table:formula="of:=&quot;('&quot;&amp;[.B309]&amp;&quot;','&quot;&amp;[.C309]&amp;&quot;','&quot;&amp;[.D309]&amp;&quot;'),&quot;" office:value-type="string" office:string-value="('02406','PRANATA KOMPUTER PELAKSANA LANJUTAN','07'),">
            <text:p>('02406','PRANATA KOMPUTER PELAKSANA LANJUTAN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7</text:p>
          </table:table-cell>
          <table:table-cell office:value-type="string">
            <text:p>PRANATA KOMPUTER PELAKSANA</text:p>
          </table:table-cell>
          <table:table-cell office:value-type="string">
            <text:p>07</text:p>
          </table:table-cell>
          <table:table-cell/>
          <table:table-cell table:formula="of:=&quot;('&quot;&amp;[.B310]&amp;&quot;','&quot;&amp;[.C310]&amp;&quot;','&quot;&amp;[.D310]&amp;&quot;'),&quot;" office:value-type="string" office:string-value="('02407','PRANATA KOMPUTER PELAKSANA','07'),">
            <text:p>('02407','PRANATA KOMPUTER PELAKSAN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408</text:p>
          </table:table-cell>
          <table:table-cell office:value-type="string">
            <text:p>PRANATA KOMPUTER PELAKSANA PEMULA</text:p>
          </table:table-cell>
          <table:table-cell office:value-type="string">
            <text:p>07</text:p>
          </table:table-cell>
          <table:table-cell/>
          <table:table-cell table:formula="of:=&quot;('&quot;&amp;[.B311]&amp;&quot;','&quot;&amp;[.C311]&amp;&quot;','&quot;&amp;[.D311]&amp;&quot;'),&quot;" office:value-type="string" office:string-value="('02408','PRANATA KOMPUTER PELAKSANA PEMULA','07'),">
            <text:p>('02408','PRANATA KOMPUTER PELAKSANA PEMULA','0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1</text:p>
          </table:table-cell>
          <table:table-cell office:value-type="string">
            <text:p>STATISTISI MADYA</text:p>
          </table:table-cell>
          <table:table-cell office:value-type="string">
            <text:p>08</text:p>
          </table:table-cell>
          <table:table-cell/>
          <table:table-cell table:formula="of:=&quot;('&quot;&amp;[.B312]&amp;&quot;','&quot;&amp;[.C312]&amp;&quot;','&quot;&amp;[.D312]&amp;&quot;'),&quot;" office:value-type="string" office:string-value="('02501','STATISTISI MADYA','08'),">
            <text:p>('02501','STATISTISI MADYA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2</text:p>
          </table:table-cell>
          <table:table-cell office:value-type="string">
            <text:p>STATISTISI MUDA</text:p>
          </table:table-cell>
          <table:table-cell office:value-type="string">
            <text:p>08</text:p>
          </table:table-cell>
          <table:table-cell/>
          <table:table-cell table:formula="of:=&quot;('&quot;&amp;[.B313]&amp;&quot;','&quot;&amp;[.C313]&amp;&quot;','&quot;&amp;[.D313]&amp;&quot;'),&quot;" office:value-type="string" office:string-value="('02502','STATISTISI MUDA','08'),">
            <text:p>('02502','STATISTISI MUDA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3</text:p>
          </table:table-cell>
          <table:table-cell office:value-type="string">
            <text:p>STATISTISI PERTAMA</text:p>
          </table:table-cell>
          <table:table-cell office:value-type="string">
            <text:p>08</text:p>
          </table:table-cell>
          <table:table-cell/>
          <table:table-cell table:formula="of:=&quot;('&quot;&amp;[.B314]&amp;&quot;','&quot;&amp;[.C314]&amp;&quot;','&quot;&amp;[.D314]&amp;&quot;'),&quot;" office:value-type="string" office:string-value="('02503','STATISTISI PERTAMA','08'),">
            <text:p>('02503','STATISTISI PERTAMA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4</text:p>
          </table:table-cell>
          <table:table-cell office:value-type="string">
            <text:p>STATISTISI PENYELIA</text:p>
          </table:table-cell>
          <table:table-cell office:value-type="string">
            <text:p>08</text:p>
          </table:table-cell>
          <table:table-cell/>
          <table:table-cell table:formula="of:=&quot;('&quot;&amp;[.B315]&amp;&quot;','&quot;&amp;[.C315]&amp;&quot;','&quot;&amp;[.D315]&amp;&quot;'),&quot;" office:value-type="string" office:string-value="('02504','STATISTISI PENYELIA','08'),">
            <text:p>('02504','STATISTISI PENYELIA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5</text:p>
          </table:table-cell>
          <table:table-cell office:value-type="string">
            <text:p>STATISTISI PELAKSANA LANJUTAN</text:p>
          </table:table-cell>
          <table:table-cell office:value-type="string">
            <text:p>08</text:p>
          </table:table-cell>
          <table:table-cell/>
          <table:table-cell table:formula="of:=&quot;('&quot;&amp;[.B316]&amp;&quot;','&quot;&amp;[.C316]&amp;&quot;','&quot;&amp;[.D316]&amp;&quot;'),&quot;" office:value-type="string" office:string-value="('02505','STATISTISI PELAKSANA LANJUTAN','08'),">
            <text:p>('02505','STATISTISI PELAKSANA LANJUTAN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6</text:p>
          </table:table-cell>
          <table:table-cell office:value-type="string">
            <text:p>STATISTISI PELAKSANA</text:p>
          </table:table-cell>
          <table:table-cell office:value-type="string">
            <text:p>08</text:p>
          </table:table-cell>
          <table:table-cell/>
          <table:table-cell table:formula="of:=&quot;('&quot;&amp;[.B317]&amp;&quot;','&quot;&amp;[.C317]&amp;&quot;','&quot;&amp;[.D317]&amp;&quot;'),&quot;" office:value-type="string" office:string-value="('02506','STATISTISI PELAKSANA','08'),">
            <text:p>('02506','STATISTISI PELAKSANA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507</text:p>
          </table:table-cell>
          <table:table-cell office:value-type="string">
            <text:p>STATISTISI PELAKSANA PEMULA</text:p>
          </table:table-cell>
          <table:table-cell office:value-type="string">
            <text:p>08</text:p>
          </table:table-cell>
          <table:table-cell/>
          <table:table-cell table:formula="of:=&quot;('&quot;&amp;[.B318]&amp;&quot;','&quot;&amp;[.C318]&amp;&quot;','&quot;&amp;[.D318]&amp;&quot;'),&quot;" office:value-type="string" office:string-value="('02507','STATISTISI PELAKSANA PEMULA','08'),">
            <text:p>('02507','STATISTISI PELAKSANA PEMULA','0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601</text:p>
          </table:table-cell>
          <table:table-cell office:value-type="string">
            <text:p>PEMERIKSA PATEN MADYA</text:p>
          </table:table-cell>
          <table:table-cell office:value-type="string">
            <text:p>09</text:p>
          </table:table-cell>
          <table:table-cell/>
          <table:table-cell table:formula="of:=&quot;('&quot;&amp;[.B319]&amp;&quot;','&quot;&amp;[.C319]&amp;&quot;','&quot;&amp;[.D319]&amp;&quot;'),&quot;" office:value-type="string" office:string-value="('02601','PEMERIKSA PATEN MADYA','09'),">
            <text:p>('02601','PEMERIKSA PATEN MADY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602</text:p>
          </table:table-cell>
          <table:table-cell office:value-type="string">
            <text:p>PEMERIKSA PATEN MUDA</text:p>
          </table:table-cell>
          <table:table-cell office:value-type="string">
            <text:p>09</text:p>
          </table:table-cell>
          <table:table-cell/>
          <table:table-cell table:formula="of:=&quot;('&quot;&amp;[.B320]&amp;&quot;','&quot;&amp;[.C320]&amp;&quot;','&quot;&amp;[.D320]&amp;&quot;'),&quot;" office:value-type="string" office:string-value="('02602','PEMERIKSA PATEN MUDA','09'),">
            <text:p>('02602','PEMERIKSA PATEN MUD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603</text:p>
          </table:table-cell>
          <table:table-cell office:value-type="string">
            <text:p>PEMERIKSA PATEN PERTAMA</text:p>
          </table:table-cell>
          <table:table-cell office:value-type="string">
            <text:p>09</text:p>
          </table:table-cell>
          <table:table-cell/>
          <table:table-cell table:formula="of:=&quot;('&quot;&amp;[.B321]&amp;&quot;','&quot;&amp;[.C321]&amp;&quot;','&quot;&amp;[.D321]&amp;&quot;'),&quot;" office:value-type="string" office:string-value="('02603','PEMERIKSA PATEN PERTAMA','09'),">
            <text:p>('02603','PEMERIKSA PATEN PERTAM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701</text:p>
          </table:table-cell>
          <table:table-cell office:value-type="string">
            <text:p>PEMERIKSA MEREK MADYA</text:p>
          </table:table-cell>
          <table:table-cell office:value-type="string">
            <text:p>09</text:p>
          </table:table-cell>
          <table:table-cell/>
          <table:table-cell table:formula="of:=&quot;('&quot;&amp;[.B322]&amp;&quot;','&quot;&amp;[.C322]&amp;&quot;','&quot;&amp;[.D322]&amp;&quot;'),&quot;" office:value-type="string" office:string-value="('02701','PEMERIKSA MEREK MADYA','09'),">
            <text:p>('02701','PEMERIKSA MEREK MADY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702</text:p>
          </table:table-cell>
          <table:table-cell office:value-type="string">
            <text:p>PEMERIKSA MEREK MUDA</text:p>
          </table:table-cell>
          <table:table-cell office:value-type="string">
            <text:p>09</text:p>
          </table:table-cell>
          <table:table-cell/>
          <table:table-cell table:formula="of:=&quot;('&quot;&amp;[.B323]&amp;&quot;','&quot;&amp;[.C323]&amp;&quot;','&quot;&amp;[.D323]&amp;&quot;'),&quot;" office:value-type="string" office:string-value="('02702','PEMERIKSA MEREK MUDA','09'),">
            <text:p>('02702','PEMERIKSA MEREK MUD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703</text:p>
          </table:table-cell>
          <table:table-cell office:value-type="string">
            <text:p>PEMERIKSA MEREK PERTAMA</text:p>
          </table:table-cell>
          <table:table-cell office:value-type="string">
            <text:p>09</text:p>
          </table:table-cell>
          <table:table-cell/>
          <table:table-cell table:formula="of:=&quot;('&quot;&amp;[.B324]&amp;&quot;','&quot;&amp;[.C324]&amp;&quot;','&quot;&amp;[.D324]&amp;&quot;'),&quot;" office:value-type="string" office:string-value="('02703','PEMERIKSA MEREK PERTAMA','09'),">
            <text:p>('02703','PEMERIKSA MEREK PERTAM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704</text:p>
          </table:table-cell>
          <table:table-cell office:value-type="string">
            <text:p>PEMERIKSA MEREK PENYELIA</text:p>
          </table:table-cell>
          <table:table-cell office:value-type="string">
            <text:p>09</text:p>
          </table:table-cell>
          <table:table-cell/>
          <table:table-cell table:formula="of:=&quot;('&quot;&amp;[.B325]&amp;&quot;','&quot;&amp;[.C325]&amp;&quot;','&quot;&amp;[.D325]&amp;&quot;'),&quot;" office:value-type="string" office:string-value="('02704','PEMERIKSA MEREK PENYELIA','09'),">
            <text:p>('02704','PEMERIKSA MEREK PENYELI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705</text:p>
          </table:table-cell>
          <table:table-cell office:value-type="string">
            <text:p>PEMERIKSA MEREK PELAKSANA LANJUTAN</text:p>
          </table:table-cell>
          <table:table-cell office:value-type="string">
            <text:p>09</text:p>
          </table:table-cell>
          <table:table-cell/>
          <table:table-cell table:formula="of:=&quot;('&quot;&amp;[.B326]&amp;&quot;','&quot;&amp;[.C326]&amp;&quot;','&quot;&amp;[.D326]&amp;&quot;'),&quot;" office:value-type="string" office:string-value="('02705','PEMERIKSA MEREK PELAKSANA LANJUTAN','09'),">
            <text:p>('02705','PEMERIKSA MEREK PELAKSANA LANJUTAN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706</text:p>
          </table:table-cell>
          <table:table-cell office:value-type="string">
            <text:p>PEMERIKSA MEREK PELAKSANA</text:p>
          </table:table-cell>
          <table:table-cell office:value-type="string">
            <text:p>09</text:p>
          </table:table-cell>
          <table:table-cell/>
          <table:table-cell table:formula="of:=&quot;('&quot;&amp;[.B327]&amp;&quot;','&quot;&amp;[.C327]&amp;&quot;','&quot;&amp;[.D327]&amp;&quot;'),&quot;" office:value-type="string" office:string-value="('02706','PEMERIKSA MEREK PELAKSANA','09'),">
            <text:p>('02706','PEMERIKSA MEREK PELAKSANA','0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801</text:p>
          </table:table-cell>
          <table:table-cell office:value-type="string">
            <text:p>PERANTARA HUBUNGAN INDUSTRIAL MADYA</text:p>
          </table:table-cell>
          <table:table-cell office:value-type="string">
            <text:p>10</text:p>
          </table:table-cell>
          <table:table-cell/>
          <table:table-cell table:formula="of:=&quot;('&quot;&amp;[.B328]&amp;&quot;','&quot;&amp;[.C328]&amp;&quot;','&quot;&amp;[.D328]&amp;&quot;'),&quot;" office:value-type="string" office:string-value="('02801','PERANTARA HUBUNGAN INDUSTRIAL MADYA','10'),">
            <text:p>('02801','PERANTARA HUBUNGAN INDUSTRIAL MADYA','1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802</text:p>
          </table:table-cell>
          <table:table-cell office:value-type="string">
            <text:p>PERANTARA HUBUNGAN INDUSTRIAL MUDA</text:p>
          </table:table-cell>
          <table:table-cell office:value-type="string">
            <text:p>10</text:p>
          </table:table-cell>
          <table:table-cell/>
          <table:table-cell table:formula="of:=&quot;('&quot;&amp;[.B329]&amp;&quot;','&quot;&amp;[.C329]&amp;&quot;','&quot;&amp;[.D329]&amp;&quot;'),&quot;" office:value-type="string" office:string-value="('02802','PERANTARA HUBUNGAN INDUSTRIAL MUDA','10'),">
            <text:p>('02802','PERANTARA HUBUNGAN INDUSTRIAL MUDA','1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803</text:p>
          </table:table-cell>
          <table:table-cell office:value-type="string">
            <text:p>PERANTARA HUBUNGAN INDUSTRIAL PERTAMA</text:p>
          </table:table-cell>
          <table:table-cell office:value-type="string">
            <text:p>10</text:p>
          </table:table-cell>
          <table:table-cell/>
          <table:table-cell table:formula="of:=&quot;('&quot;&amp;[.B330]&amp;&quot;','&quot;&amp;[.C330]&amp;&quot;','&quot;&amp;[.D330]&amp;&quot;'),&quot;" office:value-type="string" office:string-value="('02803','PERANTARA HUBUNGAN INDUSTRIAL PERTAMA','10'),">
            <text:p>('02803','PERANTARA HUBUNGAN INDUSTRIAL PERTAMA','1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901</text:p>
          </table:table-cell>
          <table:table-cell office:value-type="string">
            <text:p>PERANCANG PERATURAN PEUNDANG - UNDANGAN UTAMA</text:p>
          </table:table-cell>
          <table:table-cell office:value-type="string">
            <text:p>11</text:p>
          </table:table-cell>
          <table:table-cell/>
          <table:table-cell table:formula="of:=&quot;('&quot;&amp;[.B331]&amp;&quot;','&quot;&amp;[.C331]&amp;&quot;','&quot;&amp;[.D331]&amp;&quot;'),&quot;" office:value-type="string" office:string-value="('02901','PERANCANG PERATURAN PEUNDANG - UNDANGAN UTAMA','11'),">
            <text:p>('02901','PERANCANG PERATURAN PEUNDANG - UNDANGAN UTAMA','1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902</text:p>
          </table:table-cell>
          <table:table-cell office:value-type="string">
            <text:p>PERANCANG PERATURAN PEUNDANG - UNDANGAN MADYA</text:p>
          </table:table-cell>
          <table:table-cell office:value-type="string">
            <text:p>11</text:p>
          </table:table-cell>
          <table:table-cell/>
          <table:table-cell table:formula="of:=&quot;('&quot;&amp;[.B332]&amp;&quot;','&quot;&amp;[.C332]&amp;&quot;','&quot;&amp;[.D332]&amp;&quot;'),&quot;" office:value-type="string" office:string-value="('02902','PERANCANG PERATURAN PEUNDANG - UNDANGAN MADYA','11'),">
            <text:p>('02902','PERANCANG PERATURAN PEUNDANG - UNDANGAN MADYA','1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903</text:p>
          </table:table-cell>
          <table:table-cell office:value-type="string">
            <text:p>PERANCANG PERATURAN PEUNDANG - UNDANGAN MUDA</text:p>
          </table:table-cell>
          <table:table-cell office:value-type="string">
            <text:p>11</text:p>
          </table:table-cell>
          <table:table-cell/>
          <table:table-cell table:formula="of:=&quot;('&quot;&amp;[.B333]&amp;&quot;','&quot;&amp;[.C333]&amp;&quot;','&quot;&amp;[.D333]&amp;&quot;'),&quot;" office:value-type="string" office:string-value="('02903','PERANCANG PERATURAN PEUNDANG - UNDANGAN MUDA','11'),">
            <text:p>('02903','PERANCANG PERATURAN PEUNDANG - UNDANGAN MUDA','1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2904</text:p>
          </table:table-cell>
          <table:table-cell office:value-type="string">
            <text:p>PERANCANG PERATURAN PEUNDANG - UNDANGAN PERTAMA</text:p>
          </table:table-cell>
          <table:table-cell office:value-type="string">
            <text:p>11</text:p>
          </table:table-cell>
          <table:table-cell/>
          <table:table-cell table:formula="of:=&quot;('&quot;&amp;[.B334]&amp;&quot;','&quot;&amp;[.C334]&amp;&quot;','&quot;&amp;[.D334]&amp;&quot;'),&quot;" office:value-type="string" office:string-value="('02904','PERANCANG PERATURAN PEUNDANG - UNDANGAN PERTAMA','11'),">
            <text:p>('02904','PERANCANG PERATURAN PEUNDANG - UNDANGAN PERTAMA','1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001</text:p>
          </table:table-cell>
          <table:table-cell office:value-type="string">
            <text:p>PERENCANA UTAMA</text:p>
          </table:table-cell>
          <table:table-cell office:value-type="string">
            <text:p>12</text:p>
          </table:table-cell>
          <table:table-cell/>
          <table:table-cell table:formula="of:=&quot;('&quot;&amp;[.B335]&amp;&quot;','&quot;&amp;[.C335]&amp;&quot;','&quot;&amp;[.D335]&amp;&quot;'),&quot;" office:value-type="string" office:string-value="('03001','PERENCANA UTAMA','12'),">
            <text:p>('03001','PERENCANA UTAMA','1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002</text:p>
          </table:table-cell>
          <table:table-cell office:value-type="string">
            <text:p>PERENCANA MADYA</text:p>
          </table:table-cell>
          <table:table-cell office:value-type="string">
            <text:p>12</text:p>
          </table:table-cell>
          <table:table-cell/>
          <table:table-cell table:formula="of:=&quot;('&quot;&amp;[.B336]&amp;&quot;','&quot;&amp;[.C336]&amp;&quot;','&quot;&amp;[.D336]&amp;&quot;'),&quot;" office:value-type="string" office:string-value="('03002','PERENCANA MADYA','12'),">
            <text:p>('03002','PERENCANA MADYA','1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003</text:p>
          </table:table-cell>
          <table:table-cell office:value-type="string">
            <text:p>PERENCANA MUDA</text:p>
          </table:table-cell>
          <table:table-cell office:value-type="string">
            <text:p>12</text:p>
          </table:table-cell>
          <table:table-cell/>
          <table:table-cell table:formula="of:=&quot;('&quot;&amp;[.B337]&amp;&quot;','&quot;&amp;[.C337]&amp;&quot;','&quot;&amp;[.D337]&amp;&quot;'),&quot;" office:value-type="string" office:string-value="('03003','PERENCANA MUDA','12'),">
            <text:p>('03003','PERENCANA MUDA','1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004</text:p>
          </table:table-cell>
          <table:table-cell office:value-type="string">
            <text:p>PERENCANA PERTAMA</text:p>
          </table:table-cell>
          <table:table-cell office:value-type="string">
            <text:p>12</text:p>
          </table:table-cell>
          <table:table-cell/>
          <table:table-cell table:formula="of:=&quot;('&quot;&amp;[.B338]&amp;&quot;','&quot;&amp;[.C338]&amp;&quot;','&quot;&amp;[.D338]&amp;&quot;'),&quot;" office:value-type="string" office:string-value="('03004','PERENCANA PERTAMA','12'),">
            <text:p>('03004','PERENCANA PERTAMA','1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1</text:p>
          </table:table-cell>
          <table:table-cell office:value-type="string">
            <text:p>ANALIS KEPEGAWAIAN MADYA</text:p>
          </table:table-cell>
          <table:table-cell office:value-type="string">
            <text:p>13</text:p>
          </table:table-cell>
          <table:table-cell/>
          <table:table-cell table:formula="of:=&quot;('&quot;&amp;[.B339]&amp;&quot;','&quot;&amp;[.C339]&amp;&quot;','&quot;&amp;[.D339]&amp;&quot;'),&quot;" office:value-type="string" office:string-value="('03101','ANALIS KEPEGAWAIAN MADYA','13'),">
            <text:p>('03101','ANALIS KEPEGAWAIAN MADY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2</text:p>
          </table:table-cell>
          <table:table-cell office:value-type="string">
            <text:p>ANALIS KEPEGAWAIAN MUDA</text:p>
          </table:table-cell>
          <table:table-cell office:value-type="string">
            <text:p>13</text:p>
          </table:table-cell>
          <table:table-cell/>
          <table:table-cell table:formula="of:=&quot;('&quot;&amp;[.B340]&amp;&quot;','&quot;&amp;[.C340]&amp;&quot;','&quot;&amp;[.D340]&amp;&quot;'),&quot;" office:value-type="string" office:string-value="('03102','ANALIS KEPEGAWAIAN MUDA','13'),">
            <text:p>('03102','ANALIS KEPEGAWAIAN MUD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3</text:p>
          </table:table-cell>
          <table:table-cell office:value-type="string">
            <text:p>ANALIS KEPEGAWAIAN PERTAMA</text:p>
          </table:table-cell>
          <table:table-cell office:value-type="string">
            <text:p>13</text:p>
          </table:table-cell>
          <table:table-cell/>
          <table:table-cell table:formula="of:=&quot;('&quot;&amp;[.B341]&amp;&quot;','&quot;&amp;[.C341]&amp;&quot;','&quot;&amp;[.D341]&amp;&quot;'),&quot;" office:value-type="string" office:string-value="('03103','ANALIS KEPEGAWAIAN PERTAMA','13'),">
            <text:p>('03103','ANALIS KEPEGAWAIAN PERTAM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4</text:p>
          </table:table-cell>
          <table:table-cell office:value-type="string">
            <text:p>ANALIS KEPEGAWAIAN PENYELIA</text:p>
          </table:table-cell>
          <table:table-cell office:value-type="string">
            <text:p>13</text:p>
          </table:table-cell>
          <table:table-cell/>
          <table:table-cell table:formula="of:=&quot;('&quot;&amp;[.B342]&amp;&quot;','&quot;&amp;[.C342]&amp;&quot;','&quot;&amp;[.D342]&amp;&quot;'),&quot;" office:value-type="string" office:string-value="('03104','ANALIS KEPEGAWAIAN PENYELIA','13'),">
            <text:p>('03104','ANALIS KEPEGAWAIAN PENYELI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5</text:p>
          </table:table-cell>
          <table:table-cell office:value-type="string">
            <text:p>ANALIS KEPEGAWAIAN PELAKSANA LANJUTAN</text:p>
          </table:table-cell>
          <table:table-cell office:value-type="string">
            <text:p>13</text:p>
          </table:table-cell>
          <table:table-cell/>
          <table:table-cell table:formula="of:=&quot;('&quot;&amp;[.B343]&amp;&quot;','&quot;&amp;[.C343]&amp;&quot;','&quot;&amp;[.D343]&amp;&quot;'),&quot;" office:value-type="string" office:string-value="('03105','ANALIS KEPEGAWAIAN PELAKSANA LANJUTAN','13'),">
            <text:p>('03105','ANALIS KEPEGAWAIAN PELAKSANA LANJUTAN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6</text:p>
          </table:table-cell>
          <table:table-cell office:value-type="string">
            <text:p>ANALIS KEPEGAWAIAN PELAKSANA</text:p>
          </table:table-cell>
          <table:table-cell office:value-type="string">
            <text:p>13</text:p>
          </table:table-cell>
          <table:table-cell/>
          <table:table-cell table:formula="of:=&quot;('&quot;&amp;[.B344]&amp;&quot;','&quot;&amp;[.C344]&amp;&quot;','&quot;&amp;[.D344]&amp;&quot;'),&quot;" office:value-type="string" office:string-value="('03106','ANALIS KEPEGAWAIAN PELAKSANA','13'),">
            <text:p>('03106','ANALIS KEPEGAWAIAN PELAKSAN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7</text:p>
          </table:table-cell>
          <table:table-cell office:value-type="string">
            <text:p>ANALIS KEPEGAWAIAN MADYA</text:p>
          </table:table-cell>
          <table:table-cell office:value-type="string">
            <text:p>13</text:p>
          </table:table-cell>
          <table:table-cell/>
          <table:table-cell table:formula="of:=&quot;('&quot;&amp;[.B345]&amp;&quot;','&quot;&amp;[.C345]&amp;&quot;','&quot;&amp;[.D345]&amp;&quot;'),&quot;" office:value-type="string" office:string-value="('03107','ANALIS KEPEGAWAIAN MADYA','13'),">
            <text:p>('03107','ANALIS KEPEGAWAIAN MADY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8</text:p>
          </table:table-cell>
          <table:table-cell office:value-type="string">
            <text:p>ANALIS KEPEGAWAIAN MUDA</text:p>
          </table:table-cell>
          <table:table-cell office:value-type="string">
            <text:p>13</text:p>
          </table:table-cell>
          <table:table-cell/>
          <table:table-cell table:formula="of:=&quot;('&quot;&amp;[.B346]&amp;&quot;','&quot;&amp;[.C346]&amp;&quot;','&quot;&amp;[.D346]&amp;&quot;'),&quot;" office:value-type="string" office:string-value="('03108','ANALIS KEPEGAWAIAN MUDA','13'),">
            <text:p>('03108','ANALIS KEPEGAWAIAN MUD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09</text:p>
          </table:table-cell>
          <table:table-cell office:value-type="string">
            <text:p>ANALIS KEPEGAWAIAN PERTAMA</text:p>
          </table:table-cell>
          <table:table-cell office:value-type="string">
            <text:p>13</text:p>
          </table:table-cell>
          <table:table-cell/>
          <table:table-cell table:formula="of:=&quot;('&quot;&amp;[.B347]&amp;&quot;','&quot;&amp;[.C347]&amp;&quot;','&quot;&amp;[.D347]&amp;&quot;'),&quot;" office:value-type="string" office:string-value="('03109','ANALIS KEPEGAWAIAN PERTAMA','13'),">
            <text:p>('03109','ANALIS KEPEGAWAIAN PERTAM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10</text:p>
          </table:table-cell>
          <table:table-cell office:value-type="string">
            <text:p>ANALIS KEPEGAWAIAN PENYELIA</text:p>
          </table:table-cell>
          <table:table-cell office:value-type="string">
            <text:p>13</text:p>
          </table:table-cell>
          <table:table-cell/>
          <table:table-cell table:formula="of:=&quot;('&quot;&amp;[.B348]&amp;&quot;','&quot;&amp;[.C348]&amp;&quot;','&quot;&amp;[.D348]&amp;&quot;'),&quot;" office:value-type="string" office:string-value="('03110','ANALIS KEPEGAWAIAN PENYELIA','13'),">
            <text:p>('03110','ANALIS KEPEGAWAIAN PENYELI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11</text:p>
          </table:table-cell>
          <table:table-cell office:value-type="string">
            <text:p>ANALIS KEPEGAWAIAN PELAKSANA LANJUTAN</text:p>
          </table:table-cell>
          <table:table-cell office:value-type="string">
            <text:p>13</text:p>
          </table:table-cell>
          <table:table-cell/>
          <table:table-cell table:formula="of:=&quot;('&quot;&amp;[.B349]&amp;&quot;','&quot;&amp;[.C349]&amp;&quot;','&quot;&amp;[.D349]&amp;&quot;'),&quot;" office:value-type="string" office:string-value="('03111','ANALIS KEPEGAWAIAN PELAKSANA LANJUTAN','13'),">
            <text:p>('03111','ANALIS KEPEGAWAIAN PELAKSANA LANJUTAN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112</text:p>
          </table:table-cell>
          <table:table-cell office:value-type="string">
            <text:p>ANALIS KEPEGAWAIAN PELAKSANA</text:p>
          </table:table-cell>
          <table:table-cell office:value-type="string">
            <text:p>13</text:p>
          </table:table-cell>
          <table:table-cell/>
          <table:table-cell table:formula="of:=&quot;('&quot;&amp;[.B350]&amp;&quot;','&quot;&amp;[.C350]&amp;&quot;','&quot;&amp;[.D350]&amp;&quot;'),&quot;" office:value-type="string" office:string-value="('03112','ANALIS KEPEGAWAIAN PELAKSANA','13'),">
            <text:p>('03112','ANALIS KEPEGAWAIAN PELAKSANA','1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1</text:p>
          </table:table-cell>
          <table:table-cell office:value-type="string">
            <text:p>ARSIPARIS UTAMA</text:p>
          </table:table-cell>
          <table:table-cell office:value-type="string">
            <text:p>14</text:p>
          </table:table-cell>
          <table:table-cell/>
          <table:table-cell table:formula="of:=&quot;('&quot;&amp;[.B351]&amp;&quot;','&quot;&amp;[.C351]&amp;&quot;','&quot;&amp;[.D351]&amp;&quot;'),&quot;" office:value-type="string" office:string-value="('03201','ARSIPARIS UTAMA','14'),">
            <text:p>('03201','ARSIPARIS U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2</text:p>
          </table:table-cell>
          <table:table-cell office:value-type="string">
            <text:p>ARSIPARIS MADYA</text:p>
          </table:table-cell>
          <table:table-cell office:value-type="string">
            <text:p>14</text:p>
          </table:table-cell>
          <table:table-cell/>
          <table:table-cell table:formula="of:=&quot;('&quot;&amp;[.B352]&amp;&quot;','&quot;&amp;[.C352]&amp;&quot;','&quot;&amp;[.D352]&amp;&quot;'),&quot;" office:value-type="string" office:string-value="('03202','ARSIPARIS MADYA','14'),">
            <text:p>('03202','ARSIPARIS MADY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3</text:p>
          </table:table-cell>
          <table:table-cell office:value-type="string">
            <text:p>ARSIPARIS MUDA</text:p>
          </table:table-cell>
          <table:table-cell office:value-type="string">
            <text:p>14</text:p>
          </table:table-cell>
          <table:table-cell/>
          <table:table-cell table:formula="of:=&quot;('&quot;&amp;[.B353]&amp;&quot;','&quot;&amp;[.C353]&amp;&quot;','&quot;&amp;[.D353]&amp;&quot;'),&quot;" office:value-type="string" office:string-value="('03203','ARSIPARIS MUDA','14'),">
            <text:p>('03203','ARSIPARIS MUD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4</text:p>
          </table:table-cell>
          <table:table-cell office:value-type="string">
            <text:p>ARSIPARIS PERTAMA</text:p>
          </table:table-cell>
          <table:table-cell office:value-type="string">
            <text:p>14</text:p>
          </table:table-cell>
          <table:table-cell/>
          <table:table-cell table:formula="of:=&quot;('&quot;&amp;[.B354]&amp;&quot;','&quot;&amp;[.C354]&amp;&quot;','&quot;&amp;[.D354]&amp;&quot;'),&quot;" office:value-type="string" office:string-value="('03204','ARSIPARIS PERTAMA','14'),">
            <text:p>('03204','ARSIPARIS PER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5</text:p>
          </table:table-cell>
          <table:table-cell office:value-type="string">
            <text:p>ARSIPARIS PENYELIA</text:p>
          </table:table-cell>
          <table:table-cell office:value-type="string">
            <text:p>14</text:p>
          </table:table-cell>
          <table:table-cell/>
          <table:table-cell table:formula="of:=&quot;('&quot;&amp;[.B355]&amp;&quot;','&quot;&amp;[.C355]&amp;&quot;','&quot;&amp;[.D355]&amp;&quot;'),&quot;" office:value-type="string" office:string-value="('03205','ARSIPARIS PENYELIA','14'),">
            <text:p>('03205','ARSIPARIS PENYELI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6</text:p>
          </table:table-cell>
          <table:table-cell office:value-type="string">
            <text:p>ARSIPARIS PELAKSANA LANJUTAN</text:p>
          </table:table-cell>
          <table:table-cell office:value-type="string">
            <text:p>14</text:p>
          </table:table-cell>
          <table:table-cell/>
          <table:table-cell table:formula="of:=&quot;('&quot;&amp;[.B356]&amp;&quot;','&quot;&amp;[.C356]&amp;&quot;','&quot;&amp;[.D356]&amp;&quot;'),&quot;" office:value-type="string" office:string-value="('03206','ARSIPARIS PELAKSANA LANJUTAN','14'),">
            <text:p>('03206','ARSIPARIS PELAKSANA LANJUTAN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207</text:p>
          </table:table-cell>
          <table:table-cell office:value-type="string">
            <text:p>ARSIPARIS PELAKSANA</text:p>
          </table:table-cell>
          <table:table-cell office:value-type="string">
            <text:p>14</text:p>
          </table:table-cell>
          <table:table-cell/>
          <table:table-cell table:formula="of:=&quot;('&quot;&amp;[.B357]&amp;&quot;','&quot;&amp;[.C357]&amp;&quot;','&quot;&amp;[.D357]&amp;&quot;'),&quot;" office:value-type="string" office:string-value="('03207','ARSIPARIS PELAKSANA','14'),">
            <text:p>('03207','ARSIPARIS PELAKSAN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1</text:p>
          </table:table-cell>
          <table:table-cell office:value-type="string">
            <text:p>PUSTAKAWAN UTAMA</text:p>
          </table:table-cell>
          <table:table-cell office:value-type="string">
            <text:p>14</text:p>
          </table:table-cell>
          <table:table-cell/>
          <table:table-cell table:formula="of:=&quot;('&quot;&amp;[.B358]&amp;&quot;','&quot;&amp;[.C358]&amp;&quot;','&quot;&amp;[.D358]&amp;&quot;'),&quot;" office:value-type="string" office:string-value="('03301','PUSTAKAWAN UTAMA','14'),">
            <text:p>('03301','PUSTAKAWAN U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2</text:p>
          </table:table-cell>
          <table:table-cell office:value-type="string">
            <text:p>PUSTAKAWAN MADYA</text:p>
          </table:table-cell>
          <table:table-cell office:value-type="string">
            <text:p>14</text:p>
          </table:table-cell>
          <table:table-cell/>
          <table:table-cell table:formula="of:=&quot;('&quot;&amp;[.B359]&amp;&quot;','&quot;&amp;[.C359]&amp;&quot;','&quot;&amp;[.D359]&amp;&quot;'),&quot;" office:value-type="string" office:string-value="('03302','PUSTAKAWAN MADYA','14'),">
            <text:p>('03302','PUSTAKAWAN MADY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3</text:p>
          </table:table-cell>
          <table:table-cell office:value-type="string">
            <text:p>PUSTAKAWAN MUDA</text:p>
          </table:table-cell>
          <table:table-cell office:value-type="string">
            <text:p>14</text:p>
          </table:table-cell>
          <table:table-cell/>
          <table:table-cell table:formula="of:=&quot;('&quot;&amp;[.B360]&amp;&quot;','&quot;&amp;[.C360]&amp;&quot;','&quot;&amp;[.D360]&amp;&quot;'),&quot;" office:value-type="string" office:string-value="('03303','PUSTAKAWAN MUDA','14'),">
            <text:p>('03303','PUSTAKAWAN MUD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4</text:p>
          </table:table-cell>
          <table:table-cell office:value-type="string">
            <text:p>PUSTAKAWAN PERTAMA</text:p>
          </table:table-cell>
          <table:table-cell office:value-type="string">
            <text:p>14</text:p>
          </table:table-cell>
          <table:table-cell/>
          <table:table-cell table:formula="of:=&quot;('&quot;&amp;[.B361]&amp;&quot;','&quot;&amp;[.C361]&amp;&quot;','&quot;&amp;[.D361]&amp;&quot;'),&quot;" office:value-type="string" office:string-value="('03304','PUSTAKAWAN PERTAMA','14'),">
            <text:p>('03304','PUSTAKAWAN PER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5</text:p>
          </table:table-cell>
          <table:table-cell office:value-type="string">
            <text:p>PUSTAKAWAN PENYELIA</text:p>
          </table:table-cell>
          <table:table-cell office:value-type="string">
            <text:p>14</text:p>
          </table:table-cell>
          <table:table-cell/>
          <table:table-cell table:formula="of:=&quot;('&quot;&amp;[.B362]&amp;&quot;','&quot;&amp;[.C362]&amp;&quot;','&quot;&amp;[.D362]&amp;&quot;'),&quot;" office:value-type="string" office:string-value="('03305','PUSTAKAWAN PENYELIA','14'),">
            <text:p>('03305','PUSTAKAWAN PENYELI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6</text:p>
          </table:table-cell>
          <table:table-cell office:value-type="string">
            <text:p>PUSTAKAWAN PELAKSANA LANJUTAN</text:p>
          </table:table-cell>
          <table:table-cell office:value-type="string">
            <text:p>14</text:p>
          </table:table-cell>
          <table:table-cell/>
          <table:table-cell table:formula="of:=&quot;('&quot;&amp;[.B363]&amp;&quot;','&quot;&amp;[.C363]&amp;&quot;','&quot;&amp;[.D363]&amp;&quot;'),&quot;" office:value-type="string" office:string-value="('03306','PUSTAKAWAN PELAKSANA LANJUTAN','14'),">
            <text:p>('03306','PUSTAKAWAN PELAKSANA LANJUTAN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7</text:p>
          </table:table-cell>
          <table:table-cell office:value-type="string">
            <text:p>PUSTAKAWAN PELAKSANA</text:p>
          </table:table-cell>
          <table:table-cell office:value-type="string">
            <text:p>14</text:p>
          </table:table-cell>
          <table:table-cell/>
          <table:table-cell table:formula="of:=&quot;('&quot;&amp;[.B364]&amp;&quot;','&quot;&amp;[.C364]&amp;&quot;','&quot;&amp;[.D364]&amp;&quot;'),&quot;" office:value-type="string" office:string-value="('03307','PUSTAKAWAN PELAKSANA','14'),">
            <text:p>('03307','PUSTAKAWAN PELAKSAN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1</text:p>
          </table:table-cell>
          <table:table-cell office:value-type="string">
            <text:p>AGEN MADYA</text:p>
          </table:table-cell>
          <table:table-cell office:value-type="string">
            <text:p>14</text:p>
          </table:table-cell>
          <table:table-cell/>
          <table:table-cell table:formula="of:=&quot;('&quot;&amp;[.B365]&amp;&quot;','&quot;&amp;[.C365]&amp;&quot;','&quot;&amp;[.D365]&amp;&quot;'),&quot;" office:value-type="string" office:string-value="('03401','AGEN MADYA','14'),">
            <text:p>('03401','AGEN MADY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2</text:p>
          </table:table-cell>
          <table:table-cell office:value-type="string">
            <text:p>AGEN MUDA</text:p>
          </table:table-cell>
          <table:table-cell office:value-type="string">
            <text:p>14</text:p>
          </table:table-cell>
          <table:table-cell/>
          <table:table-cell table:formula="of:=&quot;('&quot;&amp;[.B366]&amp;&quot;','&quot;&amp;[.C366]&amp;&quot;','&quot;&amp;[.D366]&amp;&quot;'),&quot;" office:value-type="string" office:string-value="('03402','AGEN MUDA','14'),">
            <text:p>('03402','AGEN MUD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3</text:p>
          </table:table-cell>
          <table:table-cell office:value-type="string">
            <text:p>AGEN PERTAMA</text:p>
          </table:table-cell>
          <table:table-cell office:value-type="string">
            <text:p>14</text:p>
          </table:table-cell>
          <table:table-cell/>
          <table:table-cell table:formula="of:=&quot;('&quot;&amp;[.B367]&amp;&quot;','&quot;&amp;[.C367]&amp;&quot;','&quot;&amp;[.D367]&amp;&quot;'),&quot;" office:value-type="string" office:string-value="('03403','AGEN PERTAMA','14'),">
            <text:p>('03403','AGEN PER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4</text:p>
          </table:table-cell>
          <table:table-cell office:value-type="string">
            <text:p>AGEN PENYELIA</text:p>
          </table:table-cell>
          <table:table-cell office:value-type="string">
            <text:p>14</text:p>
          </table:table-cell>
          <table:table-cell/>
          <table:table-cell table:formula="of:=&quot;('&quot;&amp;[.B368]&amp;&quot;','&quot;&amp;[.C368]&amp;&quot;','&quot;&amp;[.D368]&amp;&quot;'),&quot;" office:value-type="string" office:string-value="('03404','AGEN PENYELIA','14'),">
            <text:p>('03404','AGEN PENYELI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5</text:p>
          </table:table-cell>
          <table:table-cell office:value-type="string">
            <text:p>AGEN PELAKSANA LANJUTAN</text:p>
          </table:table-cell>
          <table:table-cell office:value-type="string">
            <text:p>14</text:p>
          </table:table-cell>
          <table:table-cell/>
          <table:table-cell table:formula="of:=&quot;('&quot;&amp;[.B369]&amp;&quot;','&quot;&amp;[.C369]&amp;&quot;','&quot;&amp;[.D369]&amp;&quot;'),&quot;" office:value-type="string" office:string-value="('03405','AGEN PELAKSANA LANJUTAN','14'),">
            <text:p>('03405','AGEN PELAKSANA LANJUTAN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6</text:p>
          </table:table-cell>
          <table:table-cell office:value-type="string">
            <text:p>AGEN PELAKSANA</text:p>
          </table:table-cell>
          <table:table-cell office:value-type="string">
            <text:p>14</text:p>
          </table:table-cell>
          <table:table-cell/>
          <table:table-cell table:formula="of:=&quot;('&quot;&amp;[.B370]&amp;&quot;','&quot;&amp;[.C370]&amp;&quot;','&quot;&amp;[.D370]&amp;&quot;'),&quot;" office:value-type="string" office:string-value="('03406','AGEN PELAKSANA','14'),">
            <text:p>('03406','AGEN PELAKSAN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7</text:p>
          </table:table-cell>
          <table:table-cell office:value-type="string">
            <text:p>PENATA RUANG MADYA</text:p>
          </table:table-cell>
          <table:table-cell office:value-type="string">
            <text:p>14</text:p>
          </table:table-cell>
          <table:table-cell/>
          <table:table-cell table:formula="of:=&quot;('&quot;&amp;[.B371]&amp;&quot;','&quot;&amp;[.C371]&amp;&quot;','&quot;&amp;[.D371]&amp;&quot;'),&quot;" office:value-type="string" office:string-value="('03407','PENATA RUANG MADYA','14'),">
            <text:p>('03407','PENATA RUANG MADY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8</text:p>
          </table:table-cell>
          <table:table-cell office:value-type="string">
            <text:p>PENATA RUANG MUDA</text:p>
          </table:table-cell>
          <table:table-cell office:value-type="string">
            <text:p>14</text:p>
          </table:table-cell>
          <table:table-cell/>
          <table:table-cell table:formula="of:=&quot;('&quot;&amp;[.B372]&amp;&quot;','&quot;&amp;[.C372]&amp;&quot;','&quot;&amp;[.D372]&amp;&quot;'),&quot;" office:value-type="string" office:string-value="('03408','PENATA RUANG MUDA','14'),">
            <text:p>('03408','PENATA RUANG MUD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409</text:p>
          </table:table-cell>
          <table:table-cell office:value-type="string">
            <text:p>PENATA RUANG PERTAMA</text:p>
          </table:table-cell>
          <table:table-cell office:value-type="string">
            <text:p>14</text:p>
          </table:table-cell>
          <table:table-cell/>
          <table:table-cell table:formula="of:=&quot;('&quot;&amp;[.B373]&amp;&quot;','&quot;&amp;[.C373]&amp;&quot;','&quot;&amp;[.D373]&amp;&quot;'),&quot;" office:value-type="string" office:string-value="('03409','PENATA RUANG PERTAMA','14'),">
            <text:p>('03409','PENATA RUANG PER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8</text:p>
          </table:table-cell>
          <table:table-cell office:value-type="string">
            <text:p>PUSTAKAWAN MADYA</text:p>
          </table:table-cell>
          <table:table-cell office:value-type="string">
            <text:p>14</text:p>
          </table:table-cell>
          <table:table-cell/>
          <table:table-cell table:formula="of:=&quot;('&quot;&amp;[.B374]&amp;&quot;','&quot;&amp;[.C374]&amp;&quot;','&quot;&amp;[.D374]&amp;&quot;'),&quot;" office:value-type="string" office:string-value="('03308','PUSTAKAWAN MADYA','14'),">
            <text:p>('03308','PUSTAKAWAN MADY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09</text:p>
          </table:table-cell>
          <table:table-cell office:value-type="string">
            <text:p>PUSTAKAWAN MUDA</text:p>
          </table:table-cell>
          <table:table-cell office:value-type="string">
            <text:p>14</text:p>
          </table:table-cell>
          <table:table-cell/>
          <table:table-cell table:formula="of:=&quot;('&quot;&amp;[.B375]&amp;&quot;','&quot;&amp;[.C375]&amp;&quot;','&quot;&amp;[.D375]&amp;&quot;'),&quot;" office:value-type="string" office:string-value="('03309','PUSTAKAWAN MUDA','14'),">
            <text:p>('03309','PUSTAKAWAN MUD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10</text:p>
          </table:table-cell>
          <table:table-cell office:value-type="string">
            <text:p>PUSTAKAWAN UTAMA</text:p>
          </table:table-cell>
          <table:table-cell office:value-type="string">
            <text:p>14</text:p>
          </table:table-cell>
          <table:table-cell/>
          <table:table-cell table:formula="of:=&quot;('&quot;&amp;[.B376]&amp;&quot;','&quot;&amp;[.C376]&amp;&quot;','&quot;&amp;[.D376]&amp;&quot;'),&quot;" office:value-type="string" office:string-value="('03310','PUSTAKAWAN UTAMA','14'),">
            <text:p>('03310','PUSTAKAWAN U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11</text:p>
          </table:table-cell>
          <table:table-cell office:value-type="string">
            <text:p>PUSTAKAWAN PERTAMA</text:p>
          </table:table-cell>
          <table:table-cell office:value-type="string">
            <text:p>14</text:p>
          </table:table-cell>
          <table:table-cell/>
          <table:table-cell table:formula="of:=&quot;('&quot;&amp;[.B377]&amp;&quot;','&quot;&amp;[.C377]&amp;&quot;','&quot;&amp;[.D377]&amp;&quot;'),&quot;" office:value-type="string" office:string-value="('03311','PUSTAKAWAN PERTAMA','14'),">
            <text:p>('03311','PUSTAKAWAN PERTAM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12</text:p>
          </table:table-cell>
          <table:table-cell office:value-type="string">
            <text:p>PUSTAKAWAN PENYELIA</text:p>
          </table:table-cell>
          <table:table-cell office:value-type="string">
            <text:p>14</text:p>
          </table:table-cell>
          <table:table-cell/>
          <table:table-cell table:formula="of:=&quot;('&quot;&amp;[.B378]&amp;&quot;','&quot;&amp;[.C378]&amp;&quot;','&quot;&amp;[.D378]&amp;&quot;'),&quot;" office:value-type="string" office:string-value="('03312','PUSTAKAWAN PENYELIA','14'),">
            <text:p>('03312','PUSTAKAWAN PENYELI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13</text:p>
          </table:table-cell>
          <table:table-cell office:value-type="string">
            <text:p>PUSTAKAWAN PELAKSANA LANJUTAN</text:p>
          </table:table-cell>
          <table:table-cell office:value-type="string">
            <text:p>14</text:p>
          </table:table-cell>
          <table:table-cell/>
          <table:table-cell table:formula="of:=&quot;('&quot;&amp;[.B379]&amp;&quot;','&quot;&amp;[.C379]&amp;&quot;','&quot;&amp;[.D379]&amp;&quot;'),&quot;" office:value-type="string" office:string-value="('03313','PUSTAKAWAN PELAKSANA LANJUTAN','14'),">
            <text:p>('03313','PUSTAKAWAN PELAKSANA LANJUTAN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314</text:p>
          </table:table-cell>
          <table:table-cell office:value-type="string">
            <text:p>PUSTAKAWAN PELAKSANA</text:p>
          </table:table-cell>
          <table:table-cell office:value-type="string">
            <text:p>14</text:p>
          </table:table-cell>
          <table:table-cell/>
          <table:table-cell table:formula="of:=&quot;('&quot;&amp;[.B380]&amp;&quot;','&quot;&amp;[.C380]&amp;&quot;','&quot;&amp;[.D380]&amp;&quot;'),&quot;" office:value-type="string" office:string-value="('03314','PUSTAKAWAN PELAKSANA','14'),">
            <text:p>('03314','PUSTAKAWAN PELAKSANA','1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901</text:p>
          </table:table-cell>
          <table:table-cell office:value-type="string">
            <text:p>PEMERIKSA PAJAK MADYA</text:p>
          </table:table-cell>
          <table:table-cell office:value-type="string">
            <text:p>16</text:p>
          </table:table-cell>
          <table:table-cell/>
          <table:table-cell table:formula="of:=&quot;('&quot;&amp;[.B381]&amp;&quot;','&quot;&amp;[.C381]&amp;&quot;','&quot;&amp;[.D381]&amp;&quot;'),&quot;" office:value-type="string" office:string-value="('03901','PEMERIKSA PAJAK MADYA','16'),">
            <text:p>('03901','PEMERIKSA PAJAK MADY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902</text:p>
          </table:table-cell>
          <table:table-cell office:value-type="string">
            <text:p>PEMERIKSA PAJAK MUDA</text:p>
          </table:table-cell>
          <table:table-cell office:value-type="string">
            <text:p>16</text:p>
          </table:table-cell>
          <table:table-cell/>
          <table:table-cell table:formula="of:=&quot;('&quot;&amp;[.B382]&amp;&quot;','&quot;&amp;[.C382]&amp;&quot;','&quot;&amp;[.D382]&amp;&quot;'),&quot;" office:value-type="string" office:string-value="('03902','PEMERIKSA PAJAK MUDA','16'),">
            <text:p>('03902','PEMERIKSA PAJAK MUD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903</text:p>
          </table:table-cell>
          <table:table-cell office:value-type="string">
            <text:p>PEMERIKSA PAJAK PERTAMA</text:p>
          </table:table-cell>
          <table:table-cell office:value-type="string">
            <text:p>16</text:p>
          </table:table-cell>
          <table:table-cell/>
          <table:table-cell table:formula="of:=&quot;('&quot;&amp;[.B383]&amp;&quot;','&quot;&amp;[.C383]&amp;&quot;','&quot;&amp;[.D383]&amp;&quot;'),&quot;" office:value-type="string" office:string-value="('03903','PEMERIKSA PAJAK PERTAMA','16'),">
            <text:p>('03903','PEMERIKSA PAJAK PERTAM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904</text:p>
          </table:table-cell>
          <table:table-cell office:value-type="string">
            <text:p>PEMERIKSA PAJAK PENYELIA</text:p>
          </table:table-cell>
          <table:table-cell office:value-type="string">
            <text:p>16</text:p>
          </table:table-cell>
          <table:table-cell/>
          <table:table-cell table:formula="of:=&quot;('&quot;&amp;[.B384]&amp;&quot;','&quot;&amp;[.C384]&amp;&quot;','&quot;&amp;[.D384]&amp;&quot;'),&quot;" office:value-type="string" office:string-value="('03904','PEMERIKSA PAJAK PENYELIA','16'),">
            <text:p>('03904','PEMERIKSA PAJAK PENYELI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905</text:p>
          </table:table-cell>
          <table:table-cell office:value-type="string">
            <text:p>PEMERIKSA PAJAK PELAKSANA LANJUTAN</text:p>
          </table:table-cell>
          <table:table-cell office:value-type="string">
            <text:p>16</text:p>
          </table:table-cell>
          <table:table-cell/>
          <table:table-cell table:formula="of:=&quot;('&quot;&amp;[.B385]&amp;&quot;','&quot;&amp;[.C385]&amp;&quot;','&quot;&amp;[.D385]&amp;&quot;'),&quot;" office:value-type="string" office:string-value="('03905','PEMERIKSA PAJAK PELAKSANA LANJUTAN','16'),">
            <text:p>('03905','PEMERIKSA PAJAK PELAKSANA LANJUTAN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906</text:p>
          </table:table-cell>
          <table:table-cell office:value-type="string">
            <text:p>PEMERIKSA PAJAK PELAKSANA</text:p>
          </table:table-cell>
          <table:table-cell office:value-type="string">
            <text:p>16</text:p>
          </table:table-cell>
          <table:table-cell/>
          <table:table-cell table:formula="of:=&quot;('&quot;&amp;[.B386]&amp;&quot;','&quot;&amp;[.C386]&amp;&quot;','&quot;&amp;[.D386]&amp;&quot;'),&quot;" office:value-type="string" office:string-value="('03906','PEMERIKSA PAJAK PELAKSANA','16'),">
            <text:p>('03906','PEMERIKSA PAJAK PELAKSAN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001</text:p>
          </table:table-cell>
          <table:table-cell office:value-type="string">
            <text:p>PEMERIKSA BEA DAN CUKAI MADYA</text:p>
          </table:table-cell>
          <table:table-cell office:value-type="string">
            <text:p>16</text:p>
          </table:table-cell>
          <table:table-cell/>
          <table:table-cell table:formula="of:=&quot;('&quot;&amp;[.B387]&amp;&quot;','&quot;&amp;[.C387]&amp;&quot;','&quot;&amp;[.D387]&amp;&quot;'),&quot;" office:value-type="string" office:string-value="('04001','PEMERIKSA BEA DAN CUKAI MADYA','16'),">
            <text:p>('04001','PEMERIKSA BEA DAN CUKAI MADY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002</text:p>
          </table:table-cell>
          <table:table-cell office:value-type="string">
            <text:p>PEMERIKSA BEA DAN CUKAI MUDA</text:p>
          </table:table-cell>
          <table:table-cell office:value-type="string">
            <text:p>16</text:p>
          </table:table-cell>
          <table:table-cell/>
          <table:table-cell table:formula="of:=&quot;('&quot;&amp;[.B388]&amp;&quot;','&quot;&amp;[.C388]&amp;&quot;','&quot;&amp;[.D388]&amp;&quot;'),&quot;" office:value-type="string" office:string-value="('04002','PEMERIKSA BEA DAN CUKAI MUDA','16'),">
            <text:p>('04002','PEMERIKSA BEA DAN CUKAI MUD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003</text:p>
          </table:table-cell>
          <table:table-cell office:value-type="string">
            <text:p>PEMERIKSA BEA DAN CUKAI PERTAMA</text:p>
          </table:table-cell>
          <table:table-cell office:value-type="string">
            <text:p>16</text:p>
          </table:table-cell>
          <table:table-cell/>
          <table:table-cell table:formula="of:=&quot;('&quot;&amp;[.B389]&amp;&quot;','&quot;&amp;[.C389]&amp;&quot;','&quot;&amp;[.D389]&amp;&quot;'),&quot;" office:value-type="string" office:string-value="('04003','PEMERIKSA BEA DAN CUKAI PERTAMA','16'),">
            <text:p>('04003','PEMERIKSA BEA DAN CUKAI PERTAM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004</text:p>
          </table:table-cell>
          <table:table-cell office:value-type="string">
            <text:p>PEMERIKSA BEA DAN CUKAI PENYELIA</text:p>
          </table:table-cell>
          <table:table-cell office:value-type="string">
            <text:p>16</text:p>
          </table:table-cell>
          <table:table-cell/>
          <table:table-cell table:formula="of:=&quot;('&quot;&amp;[.B390]&amp;&quot;','&quot;&amp;[.C390]&amp;&quot;','&quot;&amp;[.D390]&amp;&quot;'),&quot;" office:value-type="string" office:string-value="('04004','PEMERIKSA BEA DAN CUKAI PENYELIA','16'),">
            <text:p>('04004','PEMERIKSA BEA DAN CUKAI PENYELI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005</text:p>
          </table:table-cell>
          <table:table-cell office:value-type="string">
            <text:p>PEMERIKSA BEA DAN CUKAI PELAKSANA LANJUTAN</text:p>
          </table:table-cell>
          <table:table-cell office:value-type="string">
            <text:p>16</text:p>
          </table:table-cell>
          <table:table-cell/>
          <table:table-cell table:formula="of:=&quot;('&quot;&amp;[.B391]&amp;&quot;','&quot;&amp;[.C391]&amp;&quot;','&quot;&amp;[.D391]&amp;&quot;'),&quot;" office:value-type="string" office:string-value="('04005','PEMERIKSA BEA DAN CUKAI PELAKSANA LANJUTAN','16'),">
            <text:p>('04005','PEMERIKSA BEA DAN CUKAI PELAKSANA LANJUTAN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006</text:p>
          </table:table-cell>
          <table:table-cell office:value-type="string">
            <text:p>PEMERIKSA BEA DAN CUKAI PELAKSANA</text:p>
          </table:table-cell>
          <table:table-cell office:value-type="string">
            <text:p>16</text:p>
          </table:table-cell>
          <table:table-cell/>
          <table:table-cell table:formula="of:=&quot;('&quot;&amp;[.B392]&amp;&quot;','&quot;&amp;[.C392]&amp;&quot;','&quot;&amp;[.D392]&amp;&quot;'),&quot;" office:value-type="string" office:string-value="('04006','PEMERIKSA BEA DAN CUKAI PELAKSANA','16'),">
            <text:p>('04006','PEMERIKSA BEA DAN CUKAI PELAKSAN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101</text:p>
          </table:table-cell>
          <table:table-cell office:value-type="string">
            <text:p>PENILAI PAJAK BUMI DAN BANGUNAN MADYA</text:p>
          </table:table-cell>
          <table:table-cell office:value-type="string">
            <text:p>16</text:p>
          </table:table-cell>
          <table:table-cell/>
          <table:table-cell table:formula="of:=&quot;('&quot;&amp;[.B393]&amp;&quot;','&quot;&amp;[.C393]&amp;&quot;','&quot;&amp;[.D393]&amp;&quot;'),&quot;" office:value-type="string" office:string-value="('04101','PENILAI PAJAK BUMI DAN BANGUNAN MADYA','16'),">
            <text:p>('04101','PENILAI PAJAK BUMI DAN BANGUNAN MADY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102</text:p>
          </table:table-cell>
          <table:table-cell office:value-type="string">
            <text:p>PENILAI PAJAK BUMI DAN BANGUNAN MUDA</text:p>
          </table:table-cell>
          <table:table-cell office:value-type="string">
            <text:p>16</text:p>
          </table:table-cell>
          <table:table-cell/>
          <table:table-cell table:formula="of:=&quot;('&quot;&amp;[.B394]&amp;&quot;','&quot;&amp;[.C394]&amp;&quot;','&quot;&amp;[.D394]&amp;&quot;'),&quot;" office:value-type="string" office:string-value="('04102','PENILAI PAJAK BUMI DAN BANGUNAN MUDA','16'),">
            <text:p>('04102','PENILAI PAJAK BUMI DAN BANGUNAN MUD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103</text:p>
          </table:table-cell>
          <table:table-cell office:value-type="string">
            <text:p>PENILAI PAJAK BUMI DAN BANGUNAN PERTAMA</text:p>
          </table:table-cell>
          <table:table-cell office:value-type="string">
            <text:p>16</text:p>
          </table:table-cell>
          <table:table-cell/>
          <table:table-cell table:formula="of:=&quot;('&quot;&amp;[.B395]&amp;&quot;','&quot;&amp;[.C395]&amp;&quot;','&quot;&amp;[.D395]&amp;&quot;'),&quot;" office:value-type="string" office:string-value="('04103','PENILAI PAJAK BUMI DAN BANGUNAN PERTAMA','16'),">
            <text:p>('04103','PENILAI PAJAK BUMI DAN BANGUNAN PERTAM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104</text:p>
          </table:table-cell>
          <table:table-cell office:value-type="string">
            <text:p>PENILAI PAJAK BUMI DAN BANGUNAN PENYELIA</text:p>
          </table:table-cell>
          <table:table-cell office:value-type="string">
            <text:p>16</text:p>
          </table:table-cell>
          <table:table-cell/>
          <table:table-cell table:formula="of:=&quot;('&quot;&amp;[.B396]&amp;&quot;','&quot;&amp;[.C396]&amp;&quot;','&quot;&amp;[.D396]&amp;&quot;'),&quot;" office:value-type="string" office:string-value="('04104','PENILAI PAJAK BUMI DAN BANGUNAN PENYELIA','16'),">
            <text:p>('04104','PENILAI PAJAK BUMI DAN BANGUNAN PENYELI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105</text:p>
          </table:table-cell>
          <table:table-cell office:value-type="string">
            <text:p>PENILAI PAJAK BUMI DAN BANGUNAN PELAKSANA LANJUTAN</text:p>
          </table:table-cell>
          <table:table-cell office:value-type="string">
            <text:p>16</text:p>
          </table:table-cell>
          <table:table-cell/>
          <table:table-cell table:formula="of:=&quot;('&quot;&amp;[.B397]&amp;&quot;','&quot;&amp;[.C397]&amp;&quot;','&quot;&amp;[.D397]&amp;&quot;'),&quot;" office:value-type="string" office:string-value="('04105','PENILAI PAJAK BUMI DAN BANGUNAN PELAKSANA LANJUTAN','16'),">
            <text:p>('04105','PENILAI PAJAK BUMI DAN BANGUNAN PELAKSANA LANJUTAN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4106</text:p>
          </table:table-cell>
          <table:table-cell office:value-type="string">
            <text:p>PENILAI PAJAK BUMI DAN BANGUNAN PELAKSANA</text:p>
          </table:table-cell>
          <table:table-cell office:value-type="string">
            <text:p>16</text:p>
          </table:table-cell>
          <table:table-cell/>
          <table:table-cell table:formula="of:=&quot;('&quot;&amp;[.B398]&amp;&quot;','&quot;&amp;[.C398]&amp;&quot;','&quot;&amp;[.D398]&amp;&quot;'),&quot;" office:value-type="string" office:string-value="('04106','PENILAI PAJAK BUMI DAN BANGUNAN PELAKSANA','16'),">
            <text:p>('04106','PENILAI PAJAK BUMI DAN BANGUNAN PELAKSANA','1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001</text:p>
          </table:table-cell>
          <table:table-cell office:value-type="string">
            <text:p>PENGAMAT METEOROLOGI DAN GEOFISIKA MADYA</text:p>
          </table:table-cell>
          <table:table-cell office:value-type="string">
            <text:p>18</text:p>
          </table:table-cell>
          <table:table-cell/>
          <table:table-cell table:formula="of:=&quot;('&quot;&amp;[.B399]&amp;&quot;','&quot;&amp;[.C399]&amp;&quot;','&quot;&amp;[.D399]&amp;&quot;'),&quot;" office:value-type="string" office:string-value="('06001','PENGAMAT METEOROLOGI DAN GEOFISIKA MADYA','18'),">
            <text:p>('06001','PENGAMAT METEOROLOGI DAN GEOFISIKA MADYA','1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002</text:p>
          </table:table-cell>
          <table:table-cell office:value-type="string">
            <text:p>PENGAMAT METEOROLOGI DAN GEOFISIKA MUDA</text:p>
          </table:table-cell>
          <table:table-cell office:value-type="string">
            <text:p>18</text:p>
          </table:table-cell>
          <table:table-cell/>
          <table:table-cell table:formula="of:=&quot;('&quot;&amp;[.B400]&amp;&quot;','&quot;&amp;[.C400]&amp;&quot;','&quot;&amp;[.D400]&amp;&quot;'),&quot;" office:value-type="string" office:string-value="('06002','PENGAMAT METEOROLOGI DAN GEOFISIKA MUDA','18'),">
            <text:p>('06002','PENGAMAT METEOROLOGI DAN GEOFISIKA MUDA','1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003</text:p>
          </table:table-cell>
          <table:table-cell office:value-type="string">
            <text:p>PENGAMAT METEOROLOGI DAN GEOFISIKA PERTAMA</text:p>
          </table:table-cell>
          <table:table-cell office:value-type="string">
            <text:p>18</text:p>
          </table:table-cell>
          <table:table-cell/>
          <table:table-cell table:formula="of:=&quot;('&quot;&amp;[.B401]&amp;&quot;','&quot;&amp;[.C401]&amp;&quot;','&quot;&amp;[.D401]&amp;&quot;'),&quot;" office:value-type="string" office:string-value="('06003','PENGAMAT METEOROLOGI DAN GEOFISIKA PERTAMA','18'),">
            <text:p>('06003','PENGAMAT METEOROLOGI DAN GEOFISIKA PERTAMA','1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004</text:p>
          </table:table-cell>
          <table:table-cell office:value-type="string">
            <text:p>PENGAMAT METEOROLOGI DAN GEOFISIKA PENYELIA</text:p>
          </table:table-cell>
          <table:table-cell office:value-type="string">
            <text:p>18</text:p>
          </table:table-cell>
          <table:table-cell/>
          <table:table-cell table:formula="of:=&quot;('&quot;&amp;[.B402]&amp;&quot;','&quot;&amp;[.C402]&amp;&quot;','&quot;&amp;[.D402]&amp;&quot;'),&quot;" office:value-type="string" office:string-value="('06004','PENGAMAT METEOROLOGI DAN GEOFISIKA PENYELIA','18'),">
            <text:p>('06004','PENGAMAT METEOROLOGI DAN GEOFISIKA PENYELIA','1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005</text:p>
          </table:table-cell>
          <table:table-cell office:value-type="string">
            <text:p>PENGAMAT METEOROLOGI DAN GEOFISIKA PELAKSANA LANJUTAN</text:p>
          </table:table-cell>
          <table:table-cell office:value-type="string">
            <text:p>18</text:p>
          </table:table-cell>
          <table:table-cell/>
          <table:table-cell table:formula="of:=&quot;('&quot;&amp;[.B403]&amp;&quot;','&quot;&amp;[.C403]&amp;&quot;','&quot;&amp;[.D403]&amp;&quot;'),&quot;" office:value-type="string" office:string-value="('06005','PENGAMAT METEOROLOGI DAN GEOFISIKA PELAKSANA LANJUTAN','18'),">
            <text:p>('06005','PENGAMAT METEOROLOGI DAN GEOFISIKA PELAKSANA LANJUTAN','1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006</text:p>
          </table:table-cell>
          <table:table-cell office:value-type="string">
            <text:p>PENGAMAT METEOROLOGI DAN GEOFISIKA PELAKSANA</text:p>
          </table:table-cell>
          <table:table-cell office:value-type="string">
            <text:p>18</text:p>
          </table:table-cell>
          <table:table-cell/>
          <table:table-cell table:formula="of:=&quot;('&quot;&amp;[.B404]&amp;&quot;','&quot;&amp;[.C404]&amp;&quot;','&quot;&amp;[.D404]&amp;&quot;'),&quot;" office:value-type="string" office:string-value="('06006','PENGAMAT METEOROLOGI DAN GEOFISIKA PELAKSANA','18'),">
            <text:p>('06006','PENGAMAT METEOROLOGI DAN GEOFISIKA PELAKSANA','1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1</text:p>
          </table:table-cell>
          <table:table-cell office:value-type="string">
            <text:p>INSTRUKTUR MADYA</text:p>
          </table:table-cell>
          <table:table-cell office:value-type="string">
            <text:p>19</text:p>
          </table:table-cell>
          <table:table-cell/>
          <table:table-cell table:formula="of:=&quot;('&quot;&amp;[.B405]&amp;&quot;','&quot;&amp;[.C405]&amp;&quot;','&quot;&amp;[.D405]&amp;&quot;'),&quot;" office:value-type="string" office:string-value="('06201','INSTRUKTUR MADYA','19'),">
            <text:p>('06201','INSTRUKTUR MADY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2</text:p>
          </table:table-cell>
          <table:table-cell office:value-type="string">
            <text:p>INSTRUKTUR MUDA</text:p>
          </table:table-cell>
          <table:table-cell office:value-type="string">
            <text:p>19</text:p>
          </table:table-cell>
          <table:table-cell/>
          <table:table-cell table:formula="of:=&quot;('&quot;&amp;[.B406]&amp;&quot;','&quot;&amp;[.C406]&amp;&quot;','&quot;&amp;[.D406]&amp;&quot;'),&quot;" office:value-type="string" office:string-value="('06202','INSTRUKTUR MUDA','19'),">
            <text:p>('06202','INSTRUKTUR MUD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3</text:p>
          </table:table-cell>
          <table:table-cell office:value-type="string">
            <text:p>INSTRUKTUR PERTAMA</text:p>
          </table:table-cell>
          <table:table-cell office:value-type="string">
            <text:p>19</text:p>
          </table:table-cell>
          <table:table-cell/>
          <table:table-cell table:formula="of:=&quot;('&quot;&amp;[.B407]&amp;&quot;','&quot;&amp;[.C407]&amp;&quot;','&quot;&amp;[.D407]&amp;&quot;'),&quot;" office:value-type="string" office:string-value="('06203','INSTRUKTUR PERTAMA','19'),">
            <text:p>('06203','INSTRUKTUR PERTAM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4</text:p>
          </table:table-cell>
          <table:table-cell office:value-type="string">
            <text:p>INSTRUKTUR PENYELIA</text:p>
          </table:table-cell>
          <table:table-cell office:value-type="string">
            <text:p>19</text:p>
          </table:table-cell>
          <table:table-cell/>
          <table:table-cell table:formula="of:=&quot;('&quot;&amp;[.B408]&amp;&quot;','&quot;&amp;[.C408]&amp;&quot;','&quot;&amp;[.D408]&amp;&quot;'),&quot;" office:value-type="string" office:string-value="('06204','INSTRUKTUR PENYELIA','19'),">
            <text:p>('06204','INSTRUKTUR PENYELI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5</text:p>
          </table:table-cell>
          <table:table-cell office:value-type="string">
            <text:p>INSTRUKTUR PELAKSANA LANJUTAN</text:p>
          </table:table-cell>
          <table:table-cell office:value-type="string">
            <text:p>19</text:p>
          </table:table-cell>
          <table:table-cell/>
          <table:table-cell table:formula="of:=&quot;('&quot;&amp;[.B409]&amp;&quot;','&quot;&amp;[.C409]&amp;&quot;','&quot;&amp;[.D409]&amp;&quot;'),&quot;" office:value-type="string" office:string-value="('06205','INSTRUKTUR PELAKSANA LANJUTAN','19'),">
            <text:p>('06205','INSTRUKTUR PELAKSANA LANJUTAN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6</text:p>
          </table:table-cell>
          <table:table-cell office:value-type="string">
            <text:p>INSTRUKTUR PELAKSANA</text:p>
          </table:table-cell>
          <table:table-cell office:value-type="string">
            <text:p>19</text:p>
          </table:table-cell>
          <table:table-cell/>
          <table:table-cell table:formula="of:=&quot;('&quot;&amp;[.B410]&amp;&quot;','&quot;&amp;[.C410]&amp;&quot;','&quot;&amp;[.D410]&amp;&quot;'),&quot;" office:value-type="string" office:string-value="('06206','INSTRUKTUR PELAKSANA','19'),">
            <text:p>('06206','INSTRUKTUR PELAKSAN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301</text:p>
          </table:table-cell>
          <table:table-cell office:value-type="string">
            <text:p>WIDYAISWARA UTAMA</text:p>
          </table:table-cell>
          <table:table-cell office:value-type="string">
            <text:p>19</text:p>
          </table:table-cell>
          <table:table-cell/>
          <table:table-cell table:formula="of:=&quot;('&quot;&amp;[.B411]&amp;&quot;','&quot;&amp;[.C411]&amp;&quot;','&quot;&amp;[.D411]&amp;&quot;'),&quot;" office:value-type="string" office:string-value="('06301','WIDYAISWARA UTAMA','19'),">
            <text:p>('06301','WIDYAISWARA UTAM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302</text:p>
          </table:table-cell>
          <table:table-cell office:value-type="string">
            <text:p>WIDYAISWARA MADYA</text:p>
          </table:table-cell>
          <table:table-cell office:value-type="string">
            <text:p>19</text:p>
          </table:table-cell>
          <table:table-cell/>
          <table:table-cell table:formula="of:=&quot;('&quot;&amp;[.B412]&amp;&quot;','&quot;&amp;[.C412]&amp;&quot;','&quot;&amp;[.D412]&amp;&quot;'),&quot;" office:value-type="string" office:string-value="('06302','WIDYAISWARA MADYA','19'),">
            <text:p>('06302','WIDYAISWARA MADY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303</text:p>
          </table:table-cell>
          <table:table-cell office:value-type="string">
            <text:p>WIDYAISWARA MUDA</text:p>
          </table:table-cell>
          <table:table-cell office:value-type="string">
            <text:p>19</text:p>
          </table:table-cell>
          <table:table-cell/>
          <table:table-cell table:formula="of:=&quot;('&quot;&amp;[.B413]&amp;&quot;','&quot;&amp;[.C413]&amp;&quot;','&quot;&amp;[.D413]&amp;&quot;'),&quot;" office:value-type="string" office:string-value="('06303','WIDYAISWARA MUDA','19'),">
            <text:p>('06303','WIDYAISWARA MUD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304</text:p>
          </table:table-cell>
          <table:table-cell office:value-type="string">
            <text:p>WIDYAISWARA PERTAMA</text:p>
          </table:table-cell>
          <table:table-cell office:value-type="string">
            <text:p>19</text:p>
          </table:table-cell>
          <table:table-cell/>
          <table:table-cell table:formula="of:=&quot;('&quot;&amp;[.B414]&amp;&quot;','&quot;&amp;[.C414]&amp;&quot;','&quot;&amp;[.D414]&amp;&quot;'),&quot;" office:value-type="string" office:string-value="('06304','WIDYAISWARA PERTAMA','19'),">
            <text:p>('06304','WIDYAISWARA PERTAM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7</text:p>
          </table:table-cell>
          <table:table-cell office:value-type="string">
            <text:p>PENGEMBANG TEKNOLOGI PEMBELAJARAN MADYA</text:p>
          </table:table-cell>
          <table:table-cell office:value-type="string">
            <text:p>19</text:p>
          </table:table-cell>
          <table:table-cell/>
          <table:table-cell table:formula="of:=&quot;('&quot;&amp;[.B415]&amp;&quot;','&quot;&amp;[.C415]&amp;&quot;','&quot;&amp;[.D415]&amp;&quot;'),&quot;" office:value-type="string" office:string-value="('06207','PENGEMBANG TEKNOLOGI PEMBELAJARAN MADYA','19'),">
            <text:p>('06207','PENGEMBANG TEKNOLOGI PEMBELAJARAN MADY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01</text:p>
          </table:table-cell>
          <table:table-cell office:value-type="string">
            <text:p>GURU BESAR</text:p>
          </table:table-cell>
          <table:table-cell office:value-type="string">
            <text:p>19</text:p>
          </table:table-cell>
          <table:table-cell/>
          <table:table-cell table:formula="of:=&quot;('&quot;&amp;[.B416]&amp;&quot;','&quot;&amp;[.C416]&amp;&quot;','&quot;&amp;[.D416]&amp;&quot;'),&quot;" office:value-type="string" office:string-value="('06901','GURU BESAR','19'),">
            <text:p>('06901','GURU BESAR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02</text:p>
          </table:table-cell>
          <table:table-cell office:value-type="string">
            <text:p>LEKTOR KEPALA</text:p>
          </table:table-cell>
          <table:table-cell office:value-type="string">
            <text:p>19</text:p>
          </table:table-cell>
          <table:table-cell/>
          <table:table-cell table:formula="of:=&quot;('&quot;&amp;[.B417]&amp;&quot;','&quot;&amp;[.C417]&amp;&quot;','&quot;&amp;[.D417]&amp;&quot;'),&quot;" office:value-type="string" office:string-value="('06902','LEKTOR KEPALA','19'),">
            <text:p>('06902','LEKTOR KEPAL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03</text:p>
          </table:table-cell>
          <table:table-cell office:value-type="string">
            <text:p>LEKTOR ASISTEN AHLI</text:p>
          </table:table-cell>
          <table:table-cell office:value-type="string">
            <text:p>19</text:p>
          </table:table-cell>
          <table:table-cell/>
          <table:table-cell table:formula="of:=&quot;('&quot;&amp;[.B418]&amp;&quot;','&quot;&amp;[.C418]&amp;&quot;','&quot;&amp;[.D418]&amp;&quot;'),&quot;" office:value-type="string" office:string-value="('06903','LEKTOR ASISTEN AHLI','19'),">
            <text:p>('06903','LEKTOR ASISTEN AHL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04</text:p>
          </table:table-cell>
          <table:table-cell office:value-type="string">
            <text:p>GURU BESAR SEBAGAI REKTOR</text:p>
          </table:table-cell>
          <table:table-cell office:value-type="string">
            <text:p>19</text:p>
          </table:table-cell>
          <table:table-cell/>
          <table:table-cell table:formula="of:=&quot;('&quot;&amp;[.B419]&amp;&quot;','&quot;&amp;[.C419]&amp;&quot;','&quot;&amp;[.D419]&amp;&quot;'),&quot;" office:value-type="string" office:string-value="('06904','GURU BESAR SEBAGAI REKTOR','19'),">
            <text:p>('06904','GURU BESAR SEBAGAI REKTOR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11</text:p>
          </table:table-cell>
          <table:table-cell office:value-type="string">
            <text:p>LEKTOR KEPALA SEBAGAI REKTOR</text:p>
          </table:table-cell>
          <table:table-cell office:value-type="string">
            <text:p>19</text:p>
          </table:table-cell>
          <table:table-cell/>
          <table:table-cell table:formula="of:=&quot;('&quot;&amp;[.B420]&amp;&quot;','&quot;&amp;[.C420]&amp;&quot;','&quot;&amp;[.D420]&amp;&quot;'),&quot;" office:value-type="string" office:string-value="('06911','LEKTOR KEPALA SEBAGAI REKTOR','19'),">
            <text:p>('06911','LEKTOR KEPALA SEBAGAI REKTOR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12</text:p>
          </table:table-cell>
          <table:table-cell office:value-type="string">
            <text:p>GURU BESAR SEBAGAI PEMBANTU REKTOR/DEKAN</text:p>
          </table:table-cell>
          <table:table-cell office:value-type="string">
            <text:p>19</text:p>
          </table:table-cell>
          <table:table-cell/>
          <table:table-cell table:formula="of:=&quot;('&quot;&amp;[.B421]&amp;&quot;','&quot;&amp;[.C421]&amp;&quot;','&quot;&amp;[.D421]&amp;&quot;'),&quot;" office:value-type="string" office:string-value="('06912','GURU BESAR SEBAGAI PEMBANTU REKTOR/DEKAN','19'),">
            <text:p>('06912','GURU BESAR SEBAGAI PEMBANTU REKTOR/DEKAN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21</text:p>
          </table:table-cell>
          <table:table-cell office:value-type="string">
            <text:p>LEKTOR KEPALA SEBAGAI PEMBANTU REKTOR/DEKAN</text:p>
          </table:table-cell>
          <table:table-cell office:value-type="string">
            <text:p>19</text:p>
          </table:table-cell>
          <table:table-cell/>
          <table:table-cell table:formula="of:=&quot;('&quot;&amp;[.B422]&amp;&quot;','&quot;&amp;[.C422]&amp;&quot;','&quot;&amp;[.D422]&amp;&quot;'),&quot;" office:value-type="string" office:string-value="('06921','LEKTOR KEPALA SEBAGAI PEMBANTU REKTOR/DEKAN','19'),">
            <text:p>('06921','LEKTOR KEPALA SEBAGAI PEMBANTU REKTOR/DEKAN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22</text:p>
          </table:table-cell>
          <table:table-cell office:value-type="string">
            <text:p>GURU BESAR SBG PEMBANTU DEKAN/KETUA SEKOLAH TINGGI /DIR. POLTEK/ DIR.AKADEMI</text:p>
          </table:table-cell>
          <table:table-cell office:value-type="string">
            <text:p>19</text:p>
          </table:table-cell>
          <table:table-cell/>
          <table:table-cell table:formula="of:=&quot;('&quot;&amp;[.B423]&amp;&quot;','&quot;&amp;[.C423]&amp;&quot;','&quot;&amp;[.D423]&amp;&quot;'),&quot;" office:value-type="string" office:string-value="('06922','GURU BESAR SBG PEMBANTU DEKAN/KETUA SEKOLAH TINGGI /DIR. POLTEK/ DIR.AKADEMI','19'),">
            <text:p>('06922','GURU BESAR SBG PEMBANTU DEKAN/KETUA SEKOLAH TINGGI /DIR. POLTEK/ DIR.AKADEM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31</text:p>
          </table:table-cell>
          <table:table-cell office:value-type="string">
            <text:p>LEKTOR KEPALA SBG PEMBANTU DEKAN/KETUA SEKOLAH TINGGI /DIR. POLTEK/ DIR.AKADEMI</text:p>
          </table:table-cell>
          <table:table-cell office:value-type="string">
            <text:p>19</text:p>
          </table:table-cell>
          <table:table-cell/>
          <table:table-cell table:formula="of:=&quot;('&quot;&amp;[.B424]&amp;&quot;','&quot;&amp;[.C424]&amp;&quot;','&quot;&amp;[.D424]&amp;&quot;'),&quot;" office:value-type="string" office:string-value="('06931','LEKTOR KEPALA SBG PEMBANTU DEKAN/KETUA SEKOLAH TINGGI /DIR. POLTEK/ DIR.AKADEMI','19'),">
            <text:p>('06931','LEKTOR KEPALA SBG PEMBANTU DEKAN/KETUA SEKOLAH TINGGI /DIR. POLTEK/ DIR.AKADEM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32</text:p>
          </table:table-cell>
          <table:table-cell office:value-type="string">
            <text:p>LEKTOR SBG PEMBANTU DEKAN/KETUA SEKOLAH TINGGI /DIR. POLTEK/ DIR.AKADEMI</text:p>
          </table:table-cell>
          <table:table-cell office:value-type="string">
            <text:p>19</text:p>
          </table:table-cell>
          <table:table-cell/>
          <table:table-cell table:formula="of:=&quot;('&quot;&amp;[.B425]&amp;&quot;','&quot;&amp;[.C425]&amp;&quot;','&quot;&amp;[.D425]&amp;&quot;'),&quot;" office:value-type="string" office:string-value="('06932','LEKTOR SBG PEMBANTU DEKAN/KETUA SEKOLAH TINGGI /DIR. POLTEK/ DIR.AKADEMI','19'),">
            <text:p>('06932','LEKTOR SBG PEMBANTU DEKAN/KETUA SEKOLAH TINGGI /DIR. POLTEK/ DIR.AKADEM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33</text:p>
          </table:table-cell>
          <table:table-cell office:value-type="string">
            <text:p>GURU BESAR SEBAGAI PEMBANTU KETUA/PEMBANTU DIREKTUR</text:p>
          </table:table-cell>
          <table:table-cell office:value-type="string">
            <text:p>19</text:p>
          </table:table-cell>
          <table:table-cell/>
          <table:table-cell table:formula="of:=&quot;('&quot;&amp;[.B426]&amp;&quot;','&quot;&amp;[.C426]&amp;&quot;','&quot;&amp;[.D426]&amp;&quot;'),&quot;" office:value-type="string" office:string-value="('06933','GURU BESAR SEBAGAI PEMBANTU KETUA/PEMBANTU DIREKTUR','19'),">
            <text:p>('06933','GURU BESAR SEBAGAI PEMBANTU KETUA/PEMBANTU DIREKTUR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41</text:p>
          </table:table-cell>
          <table:table-cell office:value-type="string">
            <text:p>LEKTOR KEPALA SEBAGAI PEMBANTU KETUA/PEMBANTU DIREKTUR</text:p>
          </table:table-cell>
          <table:table-cell office:value-type="string">
            <text:p>19</text:p>
          </table:table-cell>
          <table:table-cell/>
          <table:table-cell table:formula="of:=&quot;('&quot;&amp;[.B427]&amp;&quot;','&quot;&amp;[.C427]&amp;&quot;','&quot;&amp;[.D427]&amp;&quot;'),&quot;" office:value-type="string" office:string-value="('06941','LEKTOR KEPALA SEBAGAI PEMBANTU KETUA/PEMBANTU DIREKTUR','19'),">
            <text:p>('06941','LEKTOR KEPALA SEBAGAI PEMBANTU KETUA/PEMBANTU DIREKTUR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42</text:p>
          </table:table-cell>
          <table:table-cell office:value-type="string">
            <text:p>LEKTOR SEBAGAI PEMBANTU KETUA/PEMBANTU DIREKTUR </text:p>
          </table:table-cell>
          <table:table-cell office:value-type="string">
            <text:p>19</text:p>
          </table:table-cell>
          <table:table-cell/>
          <table:table-cell table:formula="of:=&quot;('&quot;&amp;[.B428]&amp;&quot;','&quot;&amp;[.C428]&amp;&quot;','&quot;&amp;[.D428]&amp;&quot;'),&quot;" office:value-type="string" office:string-value="('06942','LEKTOR SEBAGAI PEMBANTU KETUA/PEMBANTU DIREKTUR ','19'),">
            <text:p>('06942','LEKTOR SEBAGAI PEMBANTU KETUA/PEMBANTU DIREKTUR 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943</text:p>
          </table:table-cell>
          <table:table-cell office:value-type="string">
            <text:p>GURU GOLONGAN II</text:p>
          </table:table-cell>
          <table:table-cell office:value-type="string">
            <text:p>19</text:p>
          </table:table-cell>
          <table:table-cell/>
          <table:table-cell table:formula="of:=&quot;('&quot;&amp;[.B429]&amp;&quot;','&quot;&amp;[.C429]&amp;&quot;','&quot;&amp;[.D429]&amp;&quot;'),&quot;" office:value-type="string" office:string-value="('06943','GURU GOLONGAN II','19'),">
            <text:p>('06943','GURU GOLONGAN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02</text:p>
          </table:table-cell>
          <table:table-cell office:value-type="string">
            <text:p>GURU GOLONGAN III</text:p>
          </table:table-cell>
          <table:table-cell office:value-type="string">
            <text:p>19</text:p>
          </table:table-cell>
          <table:table-cell/>
          <table:table-cell table:formula="of:=&quot;('&quot;&amp;[.B430]&amp;&quot;','&quot;&amp;[.C430]&amp;&quot;','&quot;&amp;[.D430]&amp;&quot;'),&quot;" office:value-type="string" office:string-value="('08702','GURU GOLONGAN III','19'),">
            <text:p>('08702','GURU GOLONGAN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03</text:p>
          </table:table-cell>
          <table:table-cell office:value-type="string">
            <text:p>GURU GOLONGAN IV</text:p>
          </table:table-cell>
          <table:table-cell office:value-type="string">
            <text:p>19</text:p>
          </table:table-cell>
          <table:table-cell/>
          <table:table-cell table:formula="of:=&quot;('&quot;&amp;[.B431]&amp;&quot;','&quot;&amp;[.C431]&amp;&quot;','&quot;&amp;[.D431]&amp;&quot;'),&quot;" office:value-type="string" office:string-value="('08703','GURU GOLONGAN IV','19'),">
            <text:p>('08703','GURU GOLONGAN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04</text:p>
          </table:table-cell>
          <table:table-cell office:value-type="string">
            <text:p>PAMONG BELAJAR GOLONGAN II</text:p>
          </table:table-cell>
          <table:table-cell office:value-type="string">
            <text:p>19</text:p>
          </table:table-cell>
          <table:table-cell/>
          <table:table-cell table:formula="of:=&quot;('&quot;&amp;[.B432]&amp;&quot;','&quot;&amp;[.C432]&amp;&quot;','&quot;&amp;[.D432]&amp;&quot;'),&quot;" office:value-type="string" office:string-value="('08704','PAMONG BELAJAR GOLONGAN II','19'),">
            <text:p>('08704','PAMONG BELAJAR GOLONGAN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12</text:p>
          </table:table-cell>
          <table:table-cell office:value-type="string">
            <text:p>PAMONG BELAJAR GOLONGAN III</text:p>
          </table:table-cell>
          <table:table-cell office:value-type="string">
            <text:p>19</text:p>
          </table:table-cell>
          <table:table-cell/>
          <table:table-cell table:formula="of:=&quot;('&quot;&amp;[.B433]&amp;&quot;','&quot;&amp;[.C433]&amp;&quot;','&quot;&amp;[.D433]&amp;&quot;'),&quot;" office:value-type="string" office:string-value="('08712','PAMONG BELAJAR GOLONGAN III','19'),">
            <text:p>('08712','PAMONG BELAJAR GOLONGAN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13</text:p>
          </table:table-cell>
          <table:table-cell office:value-type="string">
            <text:p>PAMONG BELAJAR GOLONGAN IV</text:p>
          </table:table-cell>
          <table:table-cell office:value-type="string">
            <text:p>19</text:p>
          </table:table-cell>
          <table:table-cell/>
          <table:table-cell table:formula="of:=&quot;('&quot;&amp;[.B434]&amp;&quot;','&quot;&amp;[.C434]&amp;&quot;','&quot;&amp;[.D434]&amp;&quot;'),&quot;" office:value-type="string" office:string-value="('08713','PAMONG BELAJAR GOLONGAN IV','19'),">
            <text:p>('08713','PAMONG BELAJAR GOLONGAN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14</text:p>
          </table:table-cell>
          <table:table-cell office:value-type="string">
            <text:p>PENILIK GOLONGAN II</text:p>
          </table:table-cell>
          <table:table-cell office:value-type="string">
            <text:p>19</text:p>
          </table:table-cell>
          <table:table-cell/>
          <table:table-cell table:formula="of:=&quot;('&quot;&amp;[.B435]&amp;&quot;','&quot;&amp;[.C435]&amp;&quot;','&quot;&amp;[.D435]&amp;&quot;'),&quot;" office:value-type="string" office:string-value="('08714','PENILIK GOLONGAN II','19'),">
            <text:p>('08714','PENILIK GOLONGAN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22</text:p>
          </table:table-cell>
          <table:table-cell office:value-type="string">
            <text:p>PENILIK GOLONGAN III</text:p>
          </table:table-cell>
          <table:table-cell office:value-type="string">
            <text:p>19</text:p>
          </table:table-cell>
          <table:table-cell/>
          <table:table-cell table:formula="of:=&quot;('&quot;&amp;[.B436]&amp;&quot;','&quot;&amp;[.C436]&amp;&quot;','&quot;&amp;[.D436]&amp;&quot;'),&quot;" office:value-type="string" office:string-value="('08722','PENILIK GOLONGAN III','19'),">
            <text:p>('08722','PENILIK GOLONGAN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23</text:p>
          </table:table-cell>
          <table:table-cell office:value-type="string">
            <text:p>PENILIK GOLONGAN IV</text:p>
          </table:table-cell>
          <table:table-cell office:value-type="string">
            <text:p>19</text:p>
          </table:table-cell>
          <table:table-cell/>
          <table:table-cell table:formula="of:=&quot;('&quot;&amp;[.B437]&amp;&quot;','&quot;&amp;[.C437]&amp;&quot;','&quot;&amp;[.D437]&amp;&quot;'),&quot;" office:value-type="string" office:string-value="('08723','PENILIK GOLONGAN IV','19'),">
            <text:p>('08723','PENILIK GOLONGAN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24</text:p>
          </table:table-cell>
          <table:table-cell office:value-type="string">
            <text:p>GURU YANG DIBERI TUGAS TAMBAHAN SEBAGAI KEPALA TK, RA/BA, DAN YANG SEDERAJAT GOL II</text:p>
          </table:table-cell>
          <table:table-cell office:value-type="string">
            <text:p>19</text:p>
          </table:table-cell>
          <table:table-cell/>
          <table:table-cell table:formula="of:=&quot;('&quot;&amp;[.B438]&amp;&quot;','&quot;&amp;[.C438]&amp;&quot;','&quot;&amp;[.D438]&amp;&quot;'),&quot;" office:value-type="string" office:string-value="('08724','GURU YANG DIBERI TUGAS TAMBAHAN SEBAGAI KEPALA TK, RA/BA, DAN YANG SEDERAJAT GOL II','19'),">
            <text:p>('08724','GURU YANG DIBERI TUGAS TAMBAHAN SEBAGAI KEPALA TK, RA/BA, DAN YANG SEDERAJAT GOL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32</text:p>
          </table:table-cell>
          <table:table-cell office:value-type="string">
            <text:p>GURU YANG DIBERI TUGAS TAMBAHAN SEBAGAI KEPALA TK, RA/BA, DAN YANG SEDERAJAT GOL III</text:p>
          </table:table-cell>
          <table:table-cell office:value-type="string">
            <text:p>19</text:p>
          </table:table-cell>
          <table:table-cell/>
          <table:table-cell table:formula="of:=&quot;('&quot;&amp;[.B439]&amp;&quot;','&quot;&amp;[.C439]&amp;&quot;','&quot;&amp;[.D439]&amp;&quot;'),&quot;" office:value-type="string" office:string-value="('08732','GURU YANG DIBERI TUGAS TAMBAHAN SEBAGAI KEPALA TK, RA/BA, DAN YANG SEDERAJAT GOL III','19'),">
            <text:p>('08732','GURU YANG DIBERI TUGAS TAMBAHAN SEBAGAI KEPALA TK, RA/BA, DAN YANG SEDERAJAT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33</text:p>
          </table:table-cell>
          <table:table-cell office:value-type="string">
            <text:p>GURU YANG DIBERI TUGAS TAMBAHAN SEBAGAI KEPALA TK, RA/BA, DAN YANG SEDERAJAT GOL IV</text:p>
          </table:table-cell>
          <table:table-cell office:value-type="string">
            <text:p>19</text:p>
          </table:table-cell>
          <table:table-cell/>
          <table:table-cell table:formula="of:=&quot;('&quot;&amp;[.B440]&amp;&quot;','&quot;&amp;[.C440]&amp;&quot;','&quot;&amp;[.D440]&amp;&quot;'),&quot;" office:value-type="string" office:string-value="('08733','GURU YANG DIBERI TUGAS TAMBAHAN SEBAGAI KEPALA TK, RA/BA, DAN YANG SEDERAJAT GOL IV','19'),">
            <text:p>('08733','GURU YANG DIBERI TUGAS TAMBAHAN SEBAGAI KEPALA TK, RA/BA, DAN YANG SEDERAJAT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34</text:p>
          </table:table-cell>
          <table:table-cell office:value-type="string">
            <text:p>GURU YANG DIBERI TUGAS TAMBAHAN SEBAGAI KEPALA SD, SDLB, MI, DAN SEDERAJAT GOL II</text:p>
          </table:table-cell>
          <table:table-cell office:value-type="string">
            <text:p>19</text:p>
          </table:table-cell>
          <table:table-cell/>
          <table:table-cell table:formula="of:=&quot;('&quot;&amp;[.B441]&amp;&quot;','&quot;&amp;[.C441]&amp;&quot;','&quot;&amp;[.D441]&amp;&quot;'),&quot;" office:value-type="string" office:string-value="('08734','GURU YANG DIBERI TUGAS TAMBAHAN SEBAGAI KEPALA SD, SDLB, MI, DAN SEDERAJAT GOL II','19'),">
            <text:p>('08734','GURU YANG DIBERI TUGAS TAMBAHAN SEBAGAI KEPALA SD, SDLB, MI, DAN SEDERAJAT GOL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42</text:p>
          </table:table-cell>
          <table:table-cell office:value-type="string">
            <text:p>GURU YANG DIBERI TUGAS TAMBAHAN SEBAGAI KEPALA SD, SDLB, MI, DAN SEDERAJAT GOL III</text:p>
          </table:table-cell>
          <table:table-cell office:value-type="string">
            <text:p>19</text:p>
          </table:table-cell>
          <table:table-cell/>
          <table:table-cell table:formula="of:=&quot;('&quot;&amp;[.B442]&amp;&quot;','&quot;&amp;[.C442]&amp;&quot;','&quot;&amp;[.D442]&amp;&quot;'),&quot;" office:value-type="string" office:string-value="('08742','GURU YANG DIBERI TUGAS TAMBAHAN SEBAGAI KEPALA SD, SDLB, MI, DAN SEDERAJAT GOL III','19'),">
            <text:p>('08742','GURU YANG DIBERI TUGAS TAMBAHAN SEBAGAI KEPALA SD, SDLB, MI, DAN SEDERAJAT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43</text:p>
          </table:table-cell>
          <table:table-cell office:value-type="string">
            <text:p>GURU YANG DIBERI TUGAS TAMBAHAN SEBAGAI KEPALA SD, SDLB, MI, DAN SEDERAJAT GOL IV</text:p>
          </table:table-cell>
          <table:table-cell office:value-type="string">
            <text:p>19</text:p>
          </table:table-cell>
          <table:table-cell/>
          <table:table-cell table:formula="of:=&quot;('&quot;&amp;[.B443]&amp;&quot;','&quot;&amp;[.C443]&amp;&quot;','&quot;&amp;[.D443]&amp;&quot;'),&quot;" office:value-type="string" office:string-value="('08743','GURU YANG DIBERI TUGAS TAMBAHAN SEBAGAI KEPALA SD, SDLB, MI, DAN SEDERAJAT GOL IV','19'),">
            <text:p>('08743','GURU YANG DIBERI TUGAS TAMBAHAN SEBAGAI KEPALA SD, SDLB, MI, DAN SEDERAJAT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44</text:p>
          </table:table-cell>
          <table:table-cell office:value-type="string">
            <text:p>GURU YANG DIBERI TUGAS TAMBAHAN SBG KEPALA SLTP, MTS, DAN YANG SEDERAJAT GOL II</text:p>
          </table:table-cell>
          <table:table-cell office:value-type="string">
            <text:p>19</text:p>
          </table:table-cell>
          <table:table-cell/>
          <table:table-cell table:formula="of:=&quot;('&quot;&amp;[.B444]&amp;&quot;','&quot;&amp;[.C444]&amp;&quot;','&quot;&amp;[.D444]&amp;&quot;'),&quot;" office:value-type="string" office:string-value="('08744','GURU YANG DIBERI TUGAS TAMBAHAN SBG KEPALA SLTP, MTS, DAN YANG SEDERAJAT GOL II','19'),">
            <text:p>('08744','GURU YANG DIBERI TUGAS TAMBAHAN SBG KEPALA SLTP, MTS, DAN YANG SEDERAJAT GOL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52</text:p>
          </table:table-cell>
          <table:table-cell office:value-type="string">
            <text:p>GURU YANG DIBERI TUGAS TAMBAHAN SBG KEPALA SLTP, MTS, DAN YANG SEDERAJAT GOL III</text:p>
          </table:table-cell>
          <table:table-cell office:value-type="string">
            <text:p>19</text:p>
          </table:table-cell>
          <table:table-cell/>
          <table:table-cell table:formula="of:=&quot;('&quot;&amp;[.B445]&amp;&quot;','&quot;&amp;[.C445]&amp;&quot;','&quot;&amp;[.D445]&amp;&quot;'),&quot;" office:value-type="string" office:string-value="('08752','GURU YANG DIBERI TUGAS TAMBAHAN SBG KEPALA SLTP, MTS, DAN YANG SEDERAJAT GOL III','19'),">
            <text:p>('08752','GURU YANG DIBERI TUGAS TAMBAHAN SBG KEPALA SLTP, MTS, DAN YANG SEDERAJAT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53</text:p>
          </table:table-cell>
          <table:table-cell office:value-type="string">
            <text:p>GURU YANG DIBERI TUGAS TAMBAHAN SBG KEPALA SLTP, MTS, DAN YANG SEDERAJAT GOL IV</text:p>
          </table:table-cell>
          <table:table-cell office:value-type="string">
            <text:p>19</text:p>
          </table:table-cell>
          <table:table-cell/>
          <table:table-cell table:formula="of:=&quot;('&quot;&amp;[.B446]&amp;&quot;','&quot;&amp;[.C446]&amp;&quot;','&quot;&amp;[.D446]&amp;&quot;'),&quot;" office:value-type="string" office:string-value="('08753','GURU YANG DIBERI TUGAS TAMBAHAN SBG KEPALA SLTP, MTS, DAN YANG SEDERAJAT GOL IV','19'),">
            <text:p>('08753','GURU YANG DIBERI TUGAS TAMBAHAN SBG KEPALA SLTP, MTS, DAN YANG SEDERAJAT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54</text:p>
          </table:table-cell>
          <table:table-cell office:value-type="string">
            <text:p>GURU YANG DIBERI TUGAS TAMBAHAN SBG KEPALA SEKOLAH MENENGAH , SLB, MA, DAN YANG SEDERAJAT GOL III</text:p>
          </table:table-cell>
          <table:table-cell office:value-type="string">
            <text:p>19</text:p>
          </table:table-cell>
          <table:table-cell/>
          <table:table-cell table:formula="of:=&quot;('&quot;&amp;[.B447]&amp;&quot;','&quot;&amp;[.C447]&amp;&quot;','&quot;&amp;[.D447]&amp;&quot;'),&quot;" office:value-type="string" office:string-value="('08754','GURU YANG DIBERI TUGAS TAMBAHAN SBG KEPALA SEKOLAH MENENGAH , SLB, MA, DAN YANG SEDERAJAT GOL III','19'),">
            <text:p>('08754','GURU YANG DIBERI TUGAS TAMBAHAN SBG KEPALA SEKOLAH MENENGAH , SLB, MA, DAN YANG SEDERAJAT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63</text:p>
          </table:table-cell>
          <table:table-cell office:value-type="string">
            <text:p>GURU YANG DIBERI TUGAS TAMBAHAN SBG KEPALA SEKOLAH MENENGAH , SLB, MA, DAN YANG SEDERAJAT GOL IV</text:p>
          </table:table-cell>
          <table:table-cell office:value-type="string">
            <text:p>19</text:p>
          </table:table-cell>
          <table:table-cell/>
          <table:table-cell table:formula="of:=&quot;('&quot;&amp;[.B448]&amp;&quot;','&quot;&amp;[.C448]&amp;&quot;','&quot;&amp;[.D448]&amp;&quot;'),&quot;" office:value-type="string" office:string-value="('08763','GURU YANG DIBERI TUGAS TAMBAHAN SBG KEPALA SEKOLAH MENENGAH , SLB, MA, DAN YANG SEDERAJAT GOL IV','19'),">
            <text:p>('08763','GURU YANG DIBERI TUGAS TAMBAHAN SBG KEPALA SEKOLAH MENENGAH , SLB, MA, DAN YANG SEDERAJAT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64</text:p>
          </table:table-cell>
          <table:table-cell office:value-type="string">
            <text:p>PENGAWAS SEKOLAH DAN PENGAWAS MAPEL PEND.AGAMA PD TK, RA/BA, SD,MI, SDLB, DAN YANG SEDERAJAT GOL III</text:p>
          </table:table-cell>
          <table:table-cell office:value-type="string">
            <text:p>19</text:p>
          </table:table-cell>
          <table:table-cell/>
          <table:table-cell table:formula="of:=&quot;('&quot;&amp;[.B449]&amp;&quot;','&quot;&amp;[.C449]&amp;&quot;','&quot;&amp;[.D449]&amp;&quot;'),&quot;" office:value-type="string" office:string-value="('08764','PENGAWAS SEKOLAH DAN PENGAWAS MAPEL PEND.AGAMA PD TK, RA/BA, SD,MI, SDLB, DAN YANG SEDERAJAT GOL III','19'),">
            <text:p>('08764','PENGAWAS SEKOLAH DAN PENGAWAS MAPEL PEND.AGAMA PD TK, RA/BA, SD,MI, SDLB, DAN YANG SEDERAJAT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73</text:p>
          </table:table-cell>
          <table:table-cell office:value-type="string">
            <text:p>PENGAWAS SEKOLAH DAN PENGAWAS MAPEL PEND.AGAMA PD TK, RA/BA, SD,MI, SDLB, DAN YANG SEDERAJAT GOL IV</text:p>
          </table:table-cell>
          <table:table-cell office:value-type="string">
            <text:p>19</text:p>
          </table:table-cell>
          <table:table-cell/>
          <table:table-cell table:formula="of:=&quot;('&quot;&amp;[.B450]&amp;&quot;','&quot;&amp;[.C450]&amp;&quot;','&quot;&amp;[.D450]&amp;&quot;'),&quot;" office:value-type="string" office:string-value="('08773','PENGAWAS SEKOLAH DAN PENGAWAS MAPEL PEND.AGAMA PD TK, RA/BA, SD,MI, SDLB, DAN YANG SEDERAJAT GOL IV','19'),">
            <text:p>('08773','PENGAWAS SEKOLAH DAN PENGAWAS MAPEL PEND.AGAMA PD TK, RA/BA, SD,MI, SDLB, DAN YANG SEDERAJAT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74</text:p>
          </table:table-cell>
          <table:table-cell office:value-type="string">
            <text:p>PENGAWAS MAPEL/ RUMPUN MAPEL DAN PENGAWAS BIMBINGAN DAN KONSELING PD SLTP, MTS, SEKOLAH MENENGAH, MA, DAN YANG SEDERAJAT GOL III</text:p>
          </table:table-cell>
          <table:table-cell office:value-type="string">
            <text:p>19</text:p>
          </table:table-cell>
          <table:table-cell/>
          <table:table-cell table:formula="of:=&quot;('&quot;&amp;[.B451]&amp;&quot;','&quot;&amp;[.C451]&amp;&quot;','&quot;&amp;[.D451]&amp;&quot;'),&quot;" office:value-type="string" office:string-value="('08774','PENGAWAS MAPEL/ RUMPUN MAPEL DAN PENGAWAS BIMBINGAN DAN KONSELING PD SLTP, MTS, SEKOLAH MENENGAH, MA, DAN YANG SEDERAJAT GOL III','19'),">
            <text:p>('08774','PENGAWAS MAPEL/ RUMPUN MAPEL DAN PENGAWAS BIMBINGAN DAN KONSELING PD SLTP, MTS, SEKOLAH MENENGAH, MA, DAN YANG SEDERAJAT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83</text:p>
          </table:table-cell>
          <table:table-cell office:value-type="string">
            <text:p>PENGAWAS MAPEL/ RUMPUN MAPEL DAN PENGAWAS BIMBINGAN DAN KONSELING PD SLTP, MTS, SEKOLAH MENENGAH, MA, DAN YANG SEDERAJAT GOL IV</text:p>
          </table:table-cell>
          <table:table-cell office:value-type="string">
            <text:p>19</text:p>
          </table:table-cell>
          <table:table-cell/>
          <table:table-cell table:formula="of:=&quot;('&quot;&amp;[.B452]&amp;&quot;','&quot;&amp;[.C452]&amp;&quot;','&quot;&amp;[.D452]&amp;&quot;'),&quot;" office:value-type="string" office:string-value="('08783','PENGAWAS MAPEL/ RUMPUN MAPEL DAN PENGAWAS BIMBINGAN DAN KONSELING PD SLTP, MTS, SEKOLAH MENENGAH, MA, DAN YANG SEDERAJAT GOL IV','19'),">
            <text:p>('08783','PENGAWAS MAPEL/ RUMPUN MAPEL DAN PENGAWAS BIMBINGAN DAN KONSELING PD SLTP, MTS, SEKOLAH MENENGAH, MA, DAN YANG SEDERAJAT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84</text:p>
          </table:table-cell>
          <table:table-cell office:value-type="string">
            <text:p>PENGAWAS PENDIDIKAN LUAR BIASA PADA SEKOLAH LUAR BIASA GOL III</text:p>
          </table:table-cell>
          <table:table-cell office:value-type="string">
            <text:p>19</text:p>
          </table:table-cell>
          <table:table-cell/>
          <table:table-cell table:formula="of:=&quot;('&quot;&amp;[.B453]&amp;&quot;','&quot;&amp;[.C453]&amp;&quot;','&quot;&amp;[.D453]&amp;&quot;'),&quot;" office:value-type="string" office:string-value="('08784','PENGAWAS PENDIDIKAN LUAR BIASA PADA SEKOLAH LUAR BIASA GOL III','19'),">
            <text:p>('08784','PENGAWAS PENDIDIKAN LUAR BIASA PADA SEKOLAH LUAR BIASA GOL I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3</text:p>
          </table:table-cell>
          <table:table-cell office:value-type="string">
            <text:p>PENGAWAS PENDIDIKAN LUAR BIASA PADA SEKOLAH LUAR BIASA GOL IV</text:p>
          </table:table-cell>
          <table:table-cell office:value-type="string">
            <text:p>19</text:p>
          </table:table-cell>
          <table:table-cell/>
          <table:table-cell table:formula="of:=&quot;('&quot;&amp;[.B454]&amp;&quot;','&quot;&amp;[.C454]&amp;&quot;','&quot;&amp;[.D454]&amp;&quot;'),&quot;" office:value-type="string" office:string-value="('08793','PENGAWAS PENDIDIKAN LUAR BIASA PADA SEKOLAH LUAR BIASA GOL IV','19'),">
            <text:p>('08793','PENGAWAS PENDIDIKAN LUAR BIASA PADA SEKOLAH LUAR BIASA GOL IV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4</text:p>
          </table:table-cell>
          <table:table-cell office:value-type="string">
            <text:p>GURU BANTU</text:p>
          </table:table-cell>
          <table:table-cell office:value-type="string">
            <text:p>19</text:p>
          </table:table-cell>
          <table:table-cell/>
          <table:table-cell table:formula="of:=&quot;('&quot;&amp;[.B455]&amp;&quot;','&quot;&amp;[.C455]&amp;&quot;','&quot;&amp;[.D455]&amp;&quot;'),&quot;" office:value-type="string" office:string-value="('08794','GURU BANTU','19'),">
            <text:p>('08794','GURU BANTU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05</text:p>
          </table:table-cell>
          <table:table-cell office:value-type="string">
            <text:p>GURU BANTU I</text:p>
          </table:table-cell>
          <table:table-cell office:value-type="string">
            <text:p>19</text:p>
          </table:table-cell>
          <table:table-cell/>
          <table:table-cell table:formula="of:=&quot;('&quot;&amp;[.B456]&amp;&quot;','&quot;&amp;[.C456]&amp;&quot;','&quot;&amp;[.D456]&amp;&quot;'),&quot;" office:value-type="string" office:string-value="('08705','GURU BANTU I','19'),">
            <text:p>('08705','GURU BANTU 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06</text:p>
          </table:table-cell>
          <table:table-cell office:value-type="string">
            <text:p>GURU BANTU II</text:p>
          </table:table-cell>
          <table:table-cell office:value-type="string">
            <text:p>19</text:p>
          </table:table-cell>
          <table:table-cell/>
          <table:table-cell table:formula="of:=&quot;('&quot;&amp;[.B457]&amp;&quot;','&quot;&amp;[.C457]&amp;&quot;','&quot;&amp;[.D457]&amp;&quot;'),&quot;" office:value-type="string" office:string-value="('08706','GURU BANTU II','19'),">
            <text:p>('08706','GURU BANTU II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07</text:p>
          </table:table-cell>
          <table:table-cell office:value-type="string">
            <text:p>PRANATA LABORATORIUM PENDIDIKAN MADYA</text:p>
          </table:table-cell>
          <table:table-cell office:value-type="string">
            <text:p>19</text:p>
          </table:table-cell>
          <table:table-cell/>
          <table:table-cell table:formula="of:=&quot;('&quot;&amp;[.B458]&amp;&quot;','&quot;&amp;[.C458]&amp;&quot;','&quot;&amp;[.D458]&amp;&quot;'),&quot;" office:value-type="string" office:string-value="('08707','PRANATA LABORATORIUM PENDIDIKAN MADYA','19'),">
            <text:p>('08707','PRANATA LABORATORIUM PENDIDIKAN MADY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5</text:p>
          </table:table-cell>
          <table:table-cell office:value-type="string">
            <text:p>PRANATA LABORATORIUM PENDIDIKAN MUDA</text:p>
          </table:table-cell>
          <table:table-cell office:value-type="string">
            <text:p>19</text:p>
          </table:table-cell>
          <table:table-cell/>
          <table:table-cell table:formula="of:=&quot;('&quot;&amp;[.B459]&amp;&quot;','&quot;&amp;[.C459]&amp;&quot;','&quot;&amp;[.D459]&amp;&quot;'),&quot;" office:value-type="string" office:string-value="('08795','PRANATA LABORATORIUM PENDIDIKAN MUDA','19'),">
            <text:p>('08795','PRANATA LABORATORIUM PENDIDIKAN MUD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6</text:p>
          </table:table-cell>
          <table:table-cell office:value-type="string">
            <text:p>PRANATA LABORATORIUM PENDIDIKAN PERTAMA</text:p>
          </table:table-cell>
          <table:table-cell office:value-type="string">
            <text:p>19</text:p>
          </table:table-cell>
          <table:table-cell/>
          <table:table-cell table:formula="of:=&quot;('&quot;&amp;[.B460]&amp;&quot;','&quot;&amp;[.C460]&amp;&quot;','&quot;&amp;[.D460]&amp;&quot;'),&quot;" office:value-type="string" office:string-value="('08796','PRANATA LABORATORIUM PENDIDIKAN PERTAMA','19'),">
            <text:p>('08796','PRANATA LABORATORIUM PENDIDIKAN PERTAM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7</text:p>
          </table:table-cell>
          <table:table-cell office:value-type="string">
            <text:p>PRANATA LABORATORIUM PENDIDIKAN PENYELIA</text:p>
          </table:table-cell>
          <table:table-cell office:value-type="string">
            <text:p>19</text:p>
          </table:table-cell>
          <table:table-cell/>
          <table:table-cell table:formula="of:=&quot;('&quot;&amp;[.B461]&amp;&quot;','&quot;&amp;[.C461]&amp;&quot;','&quot;&amp;[.D461]&amp;&quot;'),&quot;" office:value-type="string" office:string-value="('08797','PRANATA LABORATORIUM PENDIDIKAN PENYELIA','19'),">
            <text:p>('08797','PRANATA LABORATORIUM PENDIDIKAN PENYELI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8</text:p>
          </table:table-cell>
          <table:table-cell office:value-type="string">
            <text:p>PRANATA LABORATORIUM PENDIDIKAN PELAKSANA LANJUTAN</text:p>
          </table:table-cell>
          <table:table-cell office:value-type="string">
            <text:p>19</text:p>
          </table:table-cell>
          <table:table-cell/>
          <table:table-cell table:formula="of:=&quot;('&quot;&amp;[.B462]&amp;&quot;','&quot;&amp;[.C462]&amp;&quot;','&quot;&amp;[.D462]&amp;&quot;'),&quot;" office:value-type="string" office:string-value="('08798','PRANATA LABORATORIUM PENDIDIKAN PELAKSANA LANJUTAN','19'),">
            <text:p>('08798','PRANATA LABORATORIUM PENDIDIKAN PELAKSANA LANJUTAN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799</text:p>
          </table:table-cell>
          <table:table-cell office:value-type="string">
            <text:p>PRANATA LABORATORIUM PENDIDIKAN PELAKSANA</text:p>
          </table:table-cell>
          <table:table-cell office:value-type="string">
            <text:p>19</text:p>
          </table:table-cell>
          <table:table-cell/>
          <table:table-cell table:formula="of:=&quot;('&quot;&amp;[.B463]&amp;&quot;','&quot;&amp;[.C463]&amp;&quot;','&quot;&amp;[.D463]&amp;&quot;'),&quot;" office:value-type="string" office:string-value="('08799','PRANATA LABORATORIUM PENDIDIKAN PELAKSANA','19'),">
            <text:p>('08799','PRANATA LABORATORIUM PENDIDIKAN PELAKSAN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800</text:p>
          </table:table-cell>
          <table:table-cell office:value-type="string">
            <text:p>PENGEMBANG TEKNOLOGI PEMBELAJARAN MUDA</text:p>
          </table:table-cell>
          <table:table-cell office:value-type="string">
            <text:p>19</text:p>
          </table:table-cell>
          <table:table-cell/>
          <table:table-cell table:formula="of:=&quot;('&quot;&amp;[.B464]&amp;&quot;','&quot;&amp;[.C464]&amp;&quot;','&quot;&amp;[.D464]&amp;&quot;'),&quot;" office:value-type="string" office:string-value="('08800','PENGEMBANG TEKNOLOGI PEMBELAJARAN MUDA','19'),">
            <text:p>('08800','PENGEMBANG TEKNOLOGI PEMBELAJARAN MUD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8</text:p>
          </table:table-cell>
          <table:table-cell office:value-type="string">
            <text:p>PENGEMBANG TEKNOLOGI PEMBELAJARAN PERTAMA</text:p>
          </table:table-cell>
          <table:table-cell office:value-type="string">
            <text:p>19</text:p>
          </table:table-cell>
          <table:table-cell/>
          <table:table-cell table:formula="of:=&quot;('&quot;&amp;[.B465]&amp;&quot;','&quot;&amp;[.C465]&amp;&quot;','&quot;&amp;[.D465]&amp;&quot;'),&quot;" office:value-type="string" office:string-value="('06208','PENGEMBANG TEKNOLOGI PEMBELAJARAN PERTAMA','19'),">
            <text:p>('06208','PENGEMBANG TEKNOLOGI PEMBELAJARAN PERTAM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209</text:p>
          </table:table-cell>
          <table:table-cell office:value-type="string">
            <text:p>PENYULUH PERINDUSTRIAN DAN PERDAGANGAN MUDA</text:p>
          </table:table-cell>
          <table:table-cell office:value-type="string">
            <text:p>19</text:p>
          </table:table-cell>
          <table:table-cell/>
          <table:table-cell table:formula="of:=&quot;('&quot;&amp;[.B466]&amp;&quot;','&quot;&amp;[.C466]&amp;&quot;','&quot;&amp;[.D466]&amp;&quot;'),&quot;" office:value-type="string" office:string-value="('06209','PENYULUH PERINDUSTRIAN DAN PERDAGANGAN MUDA','19'),">
            <text:p>('06209','PENYULUH PERINDUSTRIAN DAN PERDAGANGAN MUDA','19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402</text:p>
          </table:table-cell>
          <table:table-cell office:value-type="string">
            <text:p>PENYULUH PERINDUSTRIAN DAN PERDAGANGAN PERTAMA</text:p>
          </table:table-cell>
          <table:table-cell office:value-type="string">
            <text:p>20</text:p>
          </table:table-cell>
          <table:table-cell/>
          <table:table-cell table:formula="of:=&quot;('&quot;&amp;[.B467]&amp;&quot;','&quot;&amp;[.C467]&amp;&quot;','&quot;&amp;[.D467]&amp;&quot;'),&quot;" office:value-type="string" office:string-value="('06402','PENYULUH PERINDUSTRIAN DAN PERDAGANGAN PERTAMA','20'),">
            <text:p>('06402','PENYULUH PERINDUSTRIAN DAN PERDAGANGAN PERTAMA','2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403</text:p>
          </table:table-cell>
          <table:table-cell office:value-type="string">
            <text:p>PENYULUH PERINDUSTRIAN DAN PERDAGANGAN PENYELIA</text:p>
          </table:table-cell>
          <table:table-cell office:value-type="string">
            <text:p>20</text:p>
          </table:table-cell>
          <table:table-cell/>
          <table:table-cell table:formula="of:=&quot;('&quot;&amp;[.B468]&amp;&quot;','&quot;&amp;[.C468]&amp;&quot;','&quot;&amp;[.D468]&amp;&quot;'),&quot;" office:value-type="string" office:string-value="('06403','PENYULUH PERINDUSTRIAN DAN PERDAGANGAN PENYELIA','20'),">
            <text:p>('06403','PENYULUH PERINDUSTRIAN DAN PERDAGANGAN PENYELIA','2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404</text:p>
          </table:table-cell>
          <table:table-cell office:value-type="string">
            <text:p>PENYULUH PERINDUSTRIAN DAN PERDAGANGAN PELAKSANA LANJUTAN</text:p>
          </table:table-cell>
          <table:table-cell office:value-type="string">
            <text:p>20</text:p>
          </table:table-cell>
          <table:table-cell/>
          <table:table-cell table:formula="of:=&quot;('&quot;&amp;[.B469]&amp;&quot;','&quot;&amp;[.C469]&amp;&quot;','&quot;&amp;[.D469]&amp;&quot;'),&quot;" office:value-type="string" office:string-value="('06404','PENYULUH PERINDUSTRIAN DAN PERDAGANGAN PELAKSANA LANJUTAN','20'),">
            <text:p>('06404','PENYULUH PERINDUSTRIAN DAN PERDAGANGAN PELAKSANA LANJUTAN','2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405</text:p>
          </table:table-cell>
          <table:table-cell office:value-type="string">
            <text:p>PENYULUH PERINDUSTRIAN DAN PERDAGANGAN PELAKSANA</text:p>
          </table:table-cell>
          <table:table-cell office:value-type="string">
            <text:p>20</text:p>
          </table:table-cell>
          <table:table-cell/>
          <table:table-cell table:formula="of:=&quot;('&quot;&amp;[.B470]&amp;&quot;','&quot;&amp;[.C470]&amp;&quot;','&quot;&amp;[.D470]&amp;&quot;'),&quot;" office:value-type="string" office:string-value="('06405','PENYULUH PERINDUSTRIAN DAN PERDAGANGAN PELAKSANA','20'),">
            <text:p>('06405','PENYULUH PERINDUSTRIAN DAN PERDAGANGAN PELAKSANA','2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406</text:p>
          </table:table-cell>
          <table:table-cell office:value-type="string">
            <text:p>PENYULUH PERINDUSTRIAN DAN PERDAGANGAN MADYA</text:p>
          </table:table-cell>
          <table:table-cell office:value-type="string">
            <text:p>20</text:p>
          </table:table-cell>
          <table:table-cell/>
          <table:table-cell table:formula="of:=&quot;('&quot;&amp;[.B471]&amp;&quot;','&quot;&amp;[.C471]&amp;&quot;','&quot;&amp;[.D471]&amp;&quot;'),&quot;" office:value-type="string" office:string-value="('06406','PENYULUH PERINDUSTRIAN DAN PERDAGANGAN MADYA','20'),">
            <text:p>('06406','PENYULUH PERINDUSTRIAN DAN PERDAGANGAN MADYA','2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407</text:p>
          </table:table-cell>
          <table:table-cell office:value-type="string">
            <text:p>PEKERJA SOSIAL MADYA</text:p>
          </table:table-cell>
          <table:table-cell office:value-type="string">
            <text:p>20</text:p>
          </table:table-cell>
          <table:table-cell/>
          <table:table-cell table:formula="of:=&quot;('&quot;&amp;[.B472]&amp;&quot;','&quot;&amp;[.C472]&amp;&quot;','&quot;&amp;[.D472]&amp;&quot;'),&quot;" office:value-type="string" office:string-value="('06407','PEKERJA SOSIAL MADYA','20'),">
            <text:p>('06407','PEKERJA SOSIAL MADYA','20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1</text:p>
          </table:table-cell>
          <table:table-cell office:value-type="string">
            <text:p>PEKERJA SOSIAL MUDA</text:p>
          </table:table-cell>
          <table:table-cell office:value-type="string">
            <text:p>21</text:p>
          </table:table-cell>
          <table:table-cell/>
          <table:table-cell table:formula="of:=&quot;('&quot;&amp;[.B473]&amp;&quot;','&quot;&amp;[.C473]&amp;&quot;','&quot;&amp;[.D473]&amp;&quot;'),&quot;" office:value-type="string" office:string-value="('06501','PEKERJA SOSIAL MUDA','21'),">
            <text:p>('06501','PEKERJA SOSIAL MUD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2</text:p>
          </table:table-cell>
          <table:table-cell office:value-type="string">
            <text:p>PEKERJA SOSIAL PERTAMA</text:p>
          </table:table-cell>
          <table:table-cell office:value-type="string">
            <text:p>21</text:p>
          </table:table-cell>
          <table:table-cell/>
          <table:table-cell table:formula="of:=&quot;('&quot;&amp;[.B474]&amp;&quot;','&quot;&amp;[.C474]&amp;&quot;','&quot;&amp;[.D474]&amp;&quot;'),&quot;" office:value-type="string" office:string-value="('06502','PEKERJA SOSIAL PERTAMA','21'),">
            <text:p>('06502','PEKERJA SOSIAL PERTAM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3</text:p>
          </table:table-cell>
          <table:table-cell office:value-type="string">
            <text:p>PEKERJA SOSIAL PENYELIA</text:p>
          </table:table-cell>
          <table:table-cell office:value-type="string">
            <text:p>21</text:p>
          </table:table-cell>
          <table:table-cell/>
          <table:table-cell table:formula="of:=&quot;('&quot;&amp;[.B475]&amp;&quot;','&quot;&amp;[.C475]&amp;&quot;','&quot;&amp;[.D475]&amp;&quot;'),&quot;" office:value-type="string" office:string-value="('06503','PEKERJA SOSIAL PENYELIA','21'),">
            <text:p>('06503','PEKERJA SOSIAL PENYELI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4</text:p>
          </table:table-cell>
          <table:table-cell office:value-type="string">
            <text:p>PEKERJA SOSIAL PELAKSANA LANJUTAN</text:p>
          </table:table-cell>
          <table:table-cell office:value-type="string">
            <text:p>21</text:p>
          </table:table-cell>
          <table:table-cell/>
          <table:table-cell table:formula="of:=&quot;('&quot;&amp;[.B476]&amp;&quot;','&quot;&amp;[.C476]&amp;&quot;','&quot;&amp;[.D476]&amp;&quot;'),&quot;" office:value-type="string" office:string-value="('06504','PEKERJA SOSIAL PELAKSANA LANJUTAN','21'),">
            <text:p>('06504','PEKERJA SOSIAL PELAKSANA LANJUTAN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5</text:p>
          </table:table-cell>
          <table:table-cell office:value-type="string">
            <text:p>PEKERJA SOSIAL PELAKSANA</text:p>
          </table:table-cell>
          <table:table-cell office:value-type="string">
            <text:p>21</text:p>
          </table:table-cell>
          <table:table-cell/>
          <table:table-cell table:formula="of:=&quot;('&quot;&amp;[.B477]&amp;&quot;','&quot;&amp;[.C477]&amp;&quot;','&quot;&amp;[.D477]&amp;&quot;'),&quot;" office:value-type="string" office:string-value="('06505','PEKERJA SOSIAL PELAKSANA','21'),">
            <text:p>('06505','PEKERJA SOSIAL PELAKSAN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6</text:p>
          </table:table-cell>
          <table:table-cell office:value-type="string">
            <text:p>PEKERJA SOSIAL PELAKSANA PEMULA</text:p>
          </table:table-cell>
          <table:table-cell office:value-type="string">
            <text:p>21</text:p>
          </table:table-cell>
          <table:table-cell/>
          <table:table-cell table:formula="of:=&quot;('&quot;&amp;[.B478]&amp;&quot;','&quot;&amp;[.C478]&amp;&quot;','&quot;&amp;[.D478]&amp;&quot;'),&quot;" office:value-type="string" office:string-value="('06506','PEKERJA SOSIAL PELAKSANA PEMULA','21'),">
            <text:p>('06506','PEKERJA SOSIAL PELAKSANA PEMUL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507</text:p>
          </table:table-cell>
          <table:table-cell office:value-type="string">
            <text:p>PENGANTAR KERJA MADYA</text:p>
          </table:table-cell>
          <table:table-cell office:value-type="string">
            <text:p>21</text:p>
          </table:table-cell>
          <table:table-cell/>
          <table:table-cell table:formula="of:=&quot;('&quot;&amp;[.B479]&amp;&quot;','&quot;&amp;[.C479]&amp;&quot;','&quot;&amp;[.D479]&amp;&quot;'),&quot;" office:value-type="string" office:string-value="('06507','PENGANTAR KERJA MADYA','21'),">
            <text:p>('06507','PENGANTAR KERJA MADY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601</text:p>
          </table:table-cell>
          <table:table-cell office:value-type="string">
            <text:p>PENGANTAR KERJA MUDA</text:p>
          </table:table-cell>
          <table:table-cell office:value-type="string">
            <text:p>21</text:p>
          </table:table-cell>
          <table:table-cell/>
          <table:table-cell table:formula="of:=&quot;('&quot;&amp;[.B480]&amp;&quot;','&quot;&amp;[.C480]&amp;&quot;','&quot;&amp;[.D480]&amp;&quot;'),&quot;" office:value-type="string" office:string-value="('06601','PENGANTAR KERJA MUDA','21'),">
            <text:p>('06601','PENGANTAR KERJA MUD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602</text:p>
          </table:table-cell>
          <table:table-cell office:value-type="string">
            <text:p>PENGANTAR KERJA PERTAMA</text:p>
          </table:table-cell>
          <table:table-cell office:value-type="string">
            <text:p>21</text:p>
          </table:table-cell>
          <table:table-cell/>
          <table:table-cell table:formula="of:=&quot;('&quot;&amp;[.B481]&amp;&quot;','&quot;&amp;[.C481]&amp;&quot;','&quot;&amp;[.D481]&amp;&quot;'),&quot;" office:value-type="string" office:string-value="('06602','PENGANTAR KERJA PERTAMA','21'),">
            <text:p>('06602','PENGANTAR KERJA PERTAM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603</text:p>
          </table:table-cell>
          <table:table-cell office:value-type="string">
            <text:p>PENGANTAR KERJA PENYELIA</text:p>
          </table:table-cell>
          <table:table-cell office:value-type="string">
            <text:p>21</text:p>
          </table:table-cell>
          <table:table-cell/>
          <table:table-cell table:formula="of:=&quot;('&quot;&amp;[.B482]&amp;&quot;','&quot;&amp;[.C482]&amp;&quot;','&quot;&amp;[.D482]&amp;&quot;'),&quot;" office:value-type="string" office:string-value="('06603','PENGANTAR KERJA PENYELIA','21'),">
            <text:p>('06603','PENGANTAR KERJA PENYELI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604</text:p>
          </table:table-cell>
          <table:table-cell office:value-type="string">
            <text:p>PENGANTAR KERJA PELAKSANA LANJUTAN</text:p>
          </table:table-cell>
          <table:table-cell office:value-type="string">
            <text:p>21</text:p>
          </table:table-cell>
          <table:table-cell/>
          <table:table-cell table:formula="of:=&quot;('&quot;&amp;[.B483]&amp;&quot;','&quot;&amp;[.C483]&amp;&quot;','&quot;&amp;[.D483]&amp;&quot;'),&quot;" office:value-type="string" office:string-value="('06604','PENGANTAR KERJA PELAKSANA LANJUTAN','21'),">
            <text:p>('06604','PENGANTAR KERJA PELAKSANA LANJUTAN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605</text:p>
          </table:table-cell>
          <table:table-cell office:value-type="string">
            <text:p>PENGANTAR KERJA PELAKSANA</text:p>
          </table:table-cell>
          <table:table-cell office:value-type="string">
            <text:p>21</text:p>
          </table:table-cell>
          <table:table-cell/>
          <table:table-cell table:formula="of:=&quot;('&quot;&amp;[.B484]&amp;&quot;','&quot;&amp;[.C484]&amp;&quot;','&quot;&amp;[.D484]&amp;&quot;'),&quot;" office:value-type="string" office:string-value="('06605','PENGANTAR KERJA PELAKSANA','21'),">
            <text:p>('06605','PENGANTAR KERJA PELAKSAN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606</text:p>
          </table:table-cell>
          <table:table-cell office:value-type="string">
            <text:p>PENGGERAK SWADAYA MASYARAKAT MADYA</text:p>
          </table:table-cell>
          <table:table-cell office:value-type="string">
            <text:p>21</text:p>
          </table:table-cell>
          <table:table-cell/>
          <table:table-cell table:formula="of:=&quot;('&quot;&amp;[.B485]&amp;&quot;','&quot;&amp;[.C485]&amp;&quot;','&quot;&amp;[.D485]&amp;&quot;'),&quot;" office:value-type="string" office:string-value="('06606','PENGGERAK SWADAYA MASYARAKAT MADYA','21'),">
            <text:p>('06606','PENGGERAK SWADAYA MASYARAKAT MADY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1</text:p>
          </table:table-cell>
          <table:table-cell office:value-type="string">
            <text:p>PENGGERAK SWADAYA MASYARAKAT MUDA</text:p>
          </table:table-cell>
          <table:table-cell office:value-type="string">
            <text:p>21</text:p>
          </table:table-cell>
          <table:table-cell/>
          <table:table-cell table:formula="of:=&quot;('&quot;&amp;[.B486]&amp;&quot;','&quot;&amp;[.C486]&amp;&quot;','&quot;&amp;[.D486]&amp;&quot;'),&quot;" office:value-type="string" office:string-value="('06701','PENGGERAK SWADAYA MASYARAKAT MUDA','21'),">
            <text:p>('06701','PENGGERAK SWADAYA MASYARAKAT MUD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2</text:p>
          </table:table-cell>
          <table:table-cell office:value-type="string">
            <text:p>PENGGERAK SWADAYA MASYARAKAT PERTAMA</text:p>
          </table:table-cell>
          <table:table-cell office:value-type="string">
            <text:p>21</text:p>
          </table:table-cell>
          <table:table-cell/>
          <table:table-cell table:formula="of:=&quot;('&quot;&amp;[.B487]&amp;&quot;','&quot;&amp;[.C487]&amp;&quot;','&quot;&amp;[.D487]&amp;&quot;'),&quot;" office:value-type="string" office:string-value="('06702','PENGGERAK SWADAYA MASYARAKAT PERTAMA','21'),">
            <text:p>('06702','PENGGERAK SWADAYA MASYARAKAT PERTAM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3</text:p>
          </table:table-cell>
          <table:table-cell office:value-type="string">
            <text:p>PENGGERAK SWADAYA MASYARAKAT PENYELIA</text:p>
          </table:table-cell>
          <table:table-cell office:value-type="string">
            <text:p>21</text:p>
          </table:table-cell>
          <table:table-cell/>
          <table:table-cell table:formula="of:=&quot;('&quot;&amp;[.B488]&amp;&quot;','&quot;&amp;[.C488]&amp;&quot;','&quot;&amp;[.D488]&amp;&quot;'),&quot;" office:value-type="string" office:string-value="('06703','PENGGERAK SWADAYA MASYARAKAT PENYELIA','21'),">
            <text:p>('06703','PENGGERAK SWADAYA MASYARAKAT PENYELI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4</text:p>
          </table:table-cell>
          <table:table-cell office:value-type="string">
            <text:p>PENGGERAK SWADAYA MASYARAKAT PELAKSANA LANJUTAN</text:p>
          </table:table-cell>
          <table:table-cell office:value-type="string">
            <text:p>21</text:p>
          </table:table-cell>
          <table:table-cell/>
          <table:table-cell table:formula="of:=&quot;('&quot;&amp;[.B489]&amp;&quot;','&quot;&amp;[.C489]&amp;&quot;','&quot;&amp;[.D489]&amp;&quot;'),&quot;" office:value-type="string" office:string-value="('06704','PENGGERAK SWADAYA MASYARAKAT PELAKSANA LANJUTAN','21'),">
            <text:p>('06704','PENGGERAK SWADAYA MASYARAKAT PELAKSANA LANJUTAN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5</text:p>
          </table:table-cell>
          <table:table-cell office:value-type="string">
            <text:p>PENGGERAK SWADAYA MASYARAKAT PELAKSANA</text:p>
          </table:table-cell>
          <table:table-cell office:value-type="string">
            <text:p>21</text:p>
          </table:table-cell>
          <table:table-cell/>
          <table:table-cell table:formula="of:=&quot;('&quot;&amp;[.B490]&amp;&quot;','&quot;&amp;[.C490]&amp;&quot;','&quot;&amp;[.D490]&amp;&quot;'),&quot;" office:value-type="string" office:string-value="('06705','PENGGERAK SWADAYA MASYARAKAT PELAKSANA','21'),">
            <text:p>('06705','PENGGERAK SWADAYA MASYARAKAT PELAKSAN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6</text:p>
          </table:table-cell>
          <table:table-cell office:value-type="string">
            <text:p>PENGGERAK SWADAYA MASYARAKAT PELAKSANA PEMULA</text:p>
          </table:table-cell>
          <table:table-cell office:value-type="string">
            <text:p>21</text:p>
          </table:table-cell>
          <table:table-cell/>
          <table:table-cell table:formula="of:=&quot;('&quot;&amp;[.B491]&amp;&quot;','&quot;&amp;[.C491]&amp;&quot;','&quot;&amp;[.D491]&amp;&quot;'),&quot;" office:value-type="string" office:string-value="('06706','PENGGERAK SWADAYA MASYARAKAT PELAKSANA PEMULA','21'),">
            <text:p>('06706','PENGGERAK SWADAYA MASYARAKAT PELAKSANA PEMUL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707</text:p>
          </table:table-cell>
          <table:table-cell office:value-type="string">
            <text:p>PENYULUH KELUARGA BERENCANA MADYA</text:p>
          </table:table-cell>
          <table:table-cell office:value-type="string">
            <text:p>21</text:p>
          </table:table-cell>
          <table:table-cell/>
          <table:table-cell table:formula="of:=&quot;('&quot;&amp;[.B492]&amp;&quot;','&quot;&amp;[.C492]&amp;&quot;','&quot;&amp;[.D492]&amp;&quot;'),&quot;" office:value-type="string" office:string-value="('06707','PENYULUH KELUARGA BERENCANA MADYA','21'),">
            <text:p>('06707','PENYULUH KELUARGA BERENCANA MADY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1</text:p>
          </table:table-cell>
          <table:table-cell office:value-type="string">
            <text:p>PENYULUH KELUARGA BERENCANA MUDA</text:p>
          </table:table-cell>
          <table:table-cell office:value-type="string">
            <text:p>21</text:p>
          </table:table-cell>
          <table:table-cell/>
          <table:table-cell table:formula="of:=&quot;('&quot;&amp;[.B493]&amp;&quot;','&quot;&amp;[.C493]&amp;&quot;','&quot;&amp;[.D493]&amp;&quot;'),&quot;" office:value-type="string" office:string-value="('06801','PENYULUH KELUARGA BERENCANA MUDA','21'),">
            <text:p>('06801','PENYULUH KELUARGA BERENCANA MUD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2</text:p>
          </table:table-cell>
          <table:table-cell office:value-type="string">
            <text:p>PENYULUH KELUARGA BERENCANA PERTAMA</text:p>
          </table:table-cell>
          <table:table-cell office:value-type="string">
            <text:p>21</text:p>
          </table:table-cell>
          <table:table-cell/>
          <table:table-cell table:formula="of:=&quot;('&quot;&amp;[.B494]&amp;&quot;','&quot;&amp;[.C494]&amp;&quot;','&quot;&amp;[.D494]&amp;&quot;'),&quot;" office:value-type="string" office:string-value="('06802','PENYULUH KELUARGA BERENCANA PERTAMA','21'),">
            <text:p>('06802','PENYULUH KELUARGA BERENCANA PERTAM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3</text:p>
          </table:table-cell>
          <table:table-cell office:value-type="string">
            <text:p>PENYULUH KELUARGA BERENCANA PENYELIA</text:p>
          </table:table-cell>
          <table:table-cell office:value-type="string">
            <text:p>21</text:p>
          </table:table-cell>
          <table:table-cell/>
          <table:table-cell table:formula="of:=&quot;('&quot;&amp;[.B495]&amp;&quot;','&quot;&amp;[.C495]&amp;&quot;','&quot;&amp;[.D495]&amp;&quot;'),&quot;" office:value-type="string" office:string-value="('06803','PENYULUH KELUARGA BERENCANA PENYELIA','21'),">
            <text:p>('06803','PENYULUH KELUARGA BERENCANA PENYELI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4</text:p>
          </table:table-cell>
          <table:table-cell office:value-type="string">
            <text:p>PENYULUH KELUARGA BERENCANA PELAKSANA LANJUTAN</text:p>
          </table:table-cell>
          <table:table-cell office:value-type="string">
            <text:p>21</text:p>
          </table:table-cell>
          <table:table-cell/>
          <table:table-cell table:formula="of:=&quot;('&quot;&amp;[.B496]&amp;&quot;','&quot;&amp;[.C496]&amp;&quot;','&quot;&amp;[.D496]&amp;&quot;'),&quot;" office:value-type="string" office:string-value="('06804','PENYULUH KELUARGA BERENCANA PELAKSANA LANJUTAN','21'),">
            <text:p>('06804','PENYULUH KELUARGA BERENCANA PELAKSANA LANJUTAN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5</text:p>
          </table:table-cell>
          <table:table-cell office:value-type="string">
            <text:p>PENYULUH KELUARGA BERENCANA PELAKSANA</text:p>
          </table:table-cell>
          <table:table-cell office:value-type="string">
            <text:p>21</text:p>
          </table:table-cell>
          <table:table-cell/>
          <table:table-cell table:formula="of:=&quot;('&quot;&amp;[.B497]&amp;&quot;','&quot;&amp;[.C497]&amp;&quot;','&quot;&amp;[.D497]&amp;&quot;'),&quot;" office:value-type="string" office:string-value="('06805','PENYULUH KELUARGA BERENCANA PELAKSANA','21'),">
            <text:p>('06805','PENYULUH KELUARGA BERENCANA PELAKSAN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6</text:p>
          </table:table-cell>
          <table:table-cell office:value-type="string">
            <text:p>PENYULUH KELUARGA BERENCANA PELAKSANA PEMULA</text:p>
          </table:table-cell>
          <table:table-cell office:value-type="string">
            <text:p>21</text:p>
          </table:table-cell>
          <table:table-cell/>
          <table:table-cell table:formula="of:=&quot;('&quot;&amp;[.B498]&amp;&quot;','&quot;&amp;[.C498]&amp;&quot;','&quot;&amp;[.D498]&amp;&quot;'),&quot;" office:value-type="string" office:string-value="('06806','PENYULUH KELUARGA BERENCANA PELAKSANA PEMULA','21'),">
            <text:p>('06806','PENYULUH KELUARGA BERENCANA PELAKSANA PEMUL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6807</text:p>
          </table:table-cell>
          <table:table-cell office:value-type="string">
            <text:p>AUDITOR UTAMA</text:p>
          </table:table-cell>
          <table:table-cell office:value-type="string">
            <text:p>21</text:p>
          </table:table-cell>
          <table:table-cell/>
          <table:table-cell table:formula="of:=&quot;('&quot;&amp;[.B499]&amp;&quot;','&quot;&amp;[.C499]&amp;&quot;','&quot;&amp;[.D499]&amp;&quot;'),&quot;" office:value-type="string" office:string-value="('06807','AUDITOR UTAMA','21'),">
            <text:p>('06807','AUDITOR UTAMA','21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1</text:p>
          </table:table-cell>
          <table:table-cell office:value-type="string">
            <text:p>AUDITOR MADYA</text:p>
          </table:table-cell>
          <table:table-cell office:value-type="string">
            <text:p>22</text:p>
          </table:table-cell>
          <table:table-cell/>
          <table:table-cell table:formula="of:=&quot;('&quot;&amp;[.B500]&amp;&quot;','&quot;&amp;[.C500]&amp;&quot;','&quot;&amp;[.D500]&amp;&quot;'),&quot;" office:value-type="string" office:string-value="('07001','AUDITOR MADYA','22'),">
            <text:p>('07001','AUDITOR MADYA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2</text:p>
          </table:table-cell>
          <table:table-cell office:value-type="string">
            <text:p>AUDITOR MUDA</text:p>
          </table:table-cell>
          <table:table-cell office:value-type="string">
            <text:p>22</text:p>
          </table:table-cell>
          <table:table-cell/>
          <table:table-cell table:formula="of:=&quot;('&quot;&amp;[.B501]&amp;&quot;','&quot;&amp;[.C501]&amp;&quot;','&quot;&amp;[.D501]&amp;&quot;'),&quot;" office:value-type="string" office:string-value="('07002','AUDITOR MUDA','22'),">
            <text:p>('07002','AUDITOR MUDA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3</text:p>
          </table:table-cell>
          <table:table-cell office:value-type="string">
            <text:p>AUDITOR PERTAMA</text:p>
          </table:table-cell>
          <table:table-cell office:value-type="string">
            <text:p>22</text:p>
          </table:table-cell>
          <table:table-cell/>
          <table:table-cell table:formula="of:=&quot;('&quot;&amp;[.B502]&amp;&quot;','&quot;&amp;[.C502]&amp;&quot;','&quot;&amp;[.D502]&amp;&quot;'),&quot;" office:value-type="string" office:string-value="('07003','AUDITOR PERTAMA','22'),">
            <text:p>('07003','AUDITOR PERTAMA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4</text:p>
          </table:table-cell>
          <table:table-cell office:value-type="string">
            <text:p>AUDITOR PENYELIA</text:p>
          </table:table-cell>
          <table:table-cell office:value-type="string">
            <text:p>22</text:p>
          </table:table-cell>
          <table:table-cell/>
          <table:table-cell table:formula="of:=&quot;('&quot;&amp;[.B503]&amp;&quot;','&quot;&amp;[.C503]&amp;&quot;','&quot;&amp;[.D503]&amp;&quot;'),&quot;" office:value-type="string" office:string-value="('07004','AUDITOR PENYELIA','22'),">
            <text:p>('07004','AUDITOR PENYELIA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5</text:p>
          </table:table-cell>
          <table:table-cell office:value-type="string">
            <text:p>AUDITOR PELAKSANA LANJUTAN</text:p>
          </table:table-cell>
          <table:table-cell office:value-type="string">
            <text:p>22</text:p>
          </table:table-cell>
          <table:table-cell/>
          <table:table-cell table:formula="of:=&quot;('&quot;&amp;[.B504]&amp;&quot;','&quot;&amp;[.C504]&amp;&quot;','&quot;&amp;[.D504]&amp;&quot;'),&quot;" office:value-type="string" office:string-value="('07005','AUDITOR PELAKSANA LANJUTAN','22'),">
            <text:p>('07005','AUDITOR PELAKSANA LANJUTAN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6</text:p>
          </table:table-cell>
          <table:table-cell office:value-type="string">
            <text:p>AUDITOR PELAKSANA</text:p>
          </table:table-cell>
          <table:table-cell office:value-type="string">
            <text:p>22</text:p>
          </table:table-cell>
          <table:table-cell/>
          <table:table-cell table:formula="of:=&quot;('&quot;&amp;[.B505]&amp;&quot;','&quot;&amp;[.C505]&amp;&quot;','&quot;&amp;[.D505]&amp;&quot;'),&quot;" office:value-type="string" office:string-value="('07006','AUDITOR PELAKSANA','22'),">
            <text:p>('07006','AUDITOR PELAKSANA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007</text:p>
          </table:table-cell>
          <table:table-cell office:value-type="string">
            <text:p>PENGAMAT GUNUNG API PENYELIA</text:p>
          </table:table-cell>
          <table:table-cell office:value-type="string">
            <text:p>22</text:p>
          </table:table-cell>
          <table:table-cell/>
          <table:table-cell table:formula="of:=&quot;('&quot;&amp;[.B506]&amp;&quot;','&quot;&amp;[.C506]&amp;&quot;','&quot;&amp;[.D506]&amp;&quot;'),&quot;" office:value-type="string" office:string-value="('07007','PENGAMAT GUNUNG API PENYELIA','22'),">
            <text:p>('07007','PENGAMAT GUNUNG API PENYELIA','2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101</text:p>
          </table:table-cell>
          <table:table-cell office:value-type="string">
            <text:p>PENGAMAT GUNUNG API PELAKSANA LANJUTAN</text:p>
          </table:table-cell>
          <table:table-cell office:value-type="string">
            <text:p>23</text:p>
          </table:table-cell>
          <table:table-cell/>
          <table:table-cell table:formula="of:=&quot;('&quot;&amp;[.B507]&amp;&quot;','&quot;&amp;[.C507]&amp;&quot;','&quot;&amp;[.D507]&amp;&quot;'),&quot;" office:value-type="string" office:string-value="('07101','PENGAMAT GUNUNG API PELAKSANA LANJUTAN','23'),">
            <text:p>('07101','PENGAMAT GUNUNG API PELAKSANA LANJUTAN','2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102</text:p>
          </table:table-cell>
          <table:table-cell office:value-type="string">
            <text:p>PENGAMAT GUNUNG API PELAKSANA</text:p>
          </table:table-cell>
          <table:table-cell office:value-type="string">
            <text:p>23</text:p>
          </table:table-cell>
          <table:table-cell/>
          <table:table-cell table:formula="of:=&quot;('&quot;&amp;[.B508]&amp;&quot;','&quot;&amp;[.C508]&amp;&quot;','&quot;&amp;[.D508]&amp;&quot;'),&quot;" office:value-type="string" office:string-value="('07102','PENGAMAT GUNUNG API PELAKSANA','23'),">
            <text:p>('07102','PENGAMAT GUNUNG API PELAKSANA','2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103</text:p>
          </table:table-cell>
          <table:table-cell office:value-type="string">
            <text:p>PENGAMAT GUNUNG API PELAKSANA PEMULA</text:p>
          </table:table-cell>
          <table:table-cell office:value-type="string">
            <text:p>23</text:p>
          </table:table-cell>
          <table:table-cell/>
          <table:table-cell table:formula="of:=&quot;('&quot;&amp;[.B509]&amp;&quot;','&quot;&amp;[.C509]&amp;&quot;','&quot;&amp;[.D509]&amp;&quot;'),&quot;" office:value-type="string" office:string-value="('07103','PENGAMAT GUNUNG API PELAKSANA PEMULA','23'),">
            <text:p>('07103','PENGAMAT GUNUNG API PELAKSANA PEMULA','2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104</text:p>
          </table:table-cell>
          <table:table-cell office:value-type="string">
            <text:p>PENGAMAT GUNUNG API GOLONGAN II</text:p>
          </table:table-cell>
          <table:table-cell office:value-type="string">
            <text:p>23</text:p>
          </table:table-cell>
          <table:table-cell/>
          <table:table-cell table:formula="of:=&quot;('&quot;&amp;[.B510]&amp;&quot;','&quot;&amp;[.C510]&amp;&quot;','&quot;&amp;[.D510]&amp;&quot;'),&quot;" office:value-type="string" office:string-value="('07104','PENGAMAT GUNUNG API GOLONGAN II','23'),">
            <text:p>('07104','PENGAMAT GUNUNG API GOLONGAN II','2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105</text:p>
          </table:table-cell>
          <table:table-cell office:value-type="string">
            <text:p>PENGAMAT GUNUNG API GOLONGAN I</text:p>
          </table:table-cell>
          <table:table-cell office:value-type="string">
            <text:p>23</text:p>
          </table:table-cell>
          <table:table-cell/>
          <table:table-cell table:formula="of:=&quot;('&quot;&amp;[.B511]&amp;&quot;','&quot;&amp;[.C511]&amp;&quot;','&quot;&amp;[.D511]&amp;&quot;'),&quot;" office:value-type="string" office:string-value="('07105','PENGAMAT GUNUNG API GOLONGAN I','23'),">
            <text:p>('07105','PENGAMAT GUNUNG API GOLONGAN I','2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106</text:p>
          </table:table-cell>
          <table:table-cell office:value-type="string">
            <text:p>TEKNISI SIARAN UTAMA MUDA</text:p>
          </table:table-cell>
          <table:table-cell office:value-type="string">
            <text:p>23</text:p>
          </table:table-cell>
          <table:table-cell/>
          <table:table-cell table:formula="of:=&quot;('&quot;&amp;[.B512]&amp;&quot;','&quot;&amp;[.C512]&amp;&quot;','&quot;&amp;[.D512]&amp;&quot;'),&quot;" office:value-type="string" office:string-value="('07106','TEKNISI SIARAN UTAMA MUDA','23'),">
            <text:p>('07106','TEKNISI SIARAN UTAMA MUDA','2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1</text:p>
          </table:table-cell>
          <table:table-cell office:value-type="string">
            <text:p>TEKNISI SIARAN UTAMA PRATAMA</text:p>
          </table:table-cell>
          <table:table-cell office:value-type="string">
            <text:p>24</text:p>
          </table:table-cell>
          <table:table-cell/>
          <table:table-cell table:formula="of:=&quot;('&quot;&amp;[.B513]&amp;&quot;','&quot;&amp;[.C513]&amp;&quot;','&quot;&amp;[.D513]&amp;&quot;'),&quot;" office:value-type="string" office:string-value="('07201','TEKNISI SIARAN UTAMA PRATAMA','24'),">
            <text:p>('07201','TEKNISI SIARAN UTAMA PRATAM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2</text:p>
          </table:table-cell>
          <table:table-cell office:value-type="string">
            <text:p>TEKNISI SIARAN MADYA</text:p>
          </table:table-cell>
          <table:table-cell office:value-type="string">
            <text:p>24</text:p>
          </table:table-cell>
          <table:table-cell/>
          <table:table-cell table:formula="of:=&quot;('&quot;&amp;[.B514]&amp;&quot;','&quot;&amp;[.C514]&amp;&quot;','&quot;&amp;[.D514]&amp;&quot;'),&quot;" office:value-type="string" office:string-value="('07202','TEKNISI SIARAN MADYA','24'),">
            <text:p>('07202','TEKNISI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3</text:p>
          </table:table-cell>
          <table:table-cell office:value-type="string">
            <text:p>TEKNISI SIARAN MUDA</text:p>
          </table:table-cell>
          <table:table-cell office:value-type="string">
            <text:p>24</text:p>
          </table:table-cell>
          <table:table-cell/>
          <table:table-cell table:formula="of:=&quot;('&quot;&amp;[.B515]&amp;&quot;','&quot;&amp;[.C515]&amp;&quot;','&quot;&amp;[.D515]&amp;&quot;'),&quot;" office:value-type="string" office:string-value="('07203','TEKNISI SIARAN MUDA','24'),">
            <text:p>('07203','TEKNISI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4</text:p>
          </table:table-cell>
          <table:table-cell office:value-type="string">
            <text:p>TEKNISI SIARAN PRATAMA</text:p>
          </table:table-cell>
          <table:table-cell office:value-type="string">
            <text:p>24</text:p>
          </table:table-cell>
          <table:table-cell/>
          <table:table-cell table:formula="of:=&quot;('&quot;&amp;[.B516]&amp;&quot;','&quot;&amp;[.C516]&amp;&quot;','&quot;&amp;[.D516]&amp;&quot;'),&quot;" office:value-type="string" office:string-value="('07204','TEKNISI SIARAN PRATAMA','24'),">
            <text:p>('07204','TEKNISI SIARAN PRATAM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5</text:p>
          </table:table-cell>
          <table:table-cell office:value-type="string">
            <text:p>AJUN TEKNISI SIARAN</text:p>
          </table:table-cell>
          <table:table-cell office:value-type="string">
            <text:p>24</text:p>
          </table:table-cell>
          <table:table-cell/>
          <table:table-cell table:formula="of:=&quot;('&quot;&amp;[.B517]&amp;&quot;','&quot;&amp;[.C517]&amp;&quot;','&quot;&amp;[.D517]&amp;&quot;'),&quot;" office:value-type="string" office:string-value="('07205','AJUN TEKNISI SIARAN','24'),">
            <text:p>('07205','AJUN TEKNISI SIARA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6</text:p>
          </table:table-cell>
          <table:table-cell office:value-type="string">
            <text:p>AJUN TEKNISI SIARAN MADYA</text:p>
          </table:table-cell>
          <table:table-cell office:value-type="string">
            <text:p>24</text:p>
          </table:table-cell>
          <table:table-cell/>
          <table:table-cell table:formula="of:=&quot;('&quot;&amp;[.B518]&amp;&quot;','&quot;&amp;[.C518]&amp;&quot;','&quot;&amp;[.D518]&amp;&quot;'),&quot;" office:value-type="string" office:string-value="('07206','AJUN TEKNISI SIARAN MADYA','24'),">
            <text:p>('07206','AJUN TEKNISI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7</text:p>
          </table:table-cell>
          <table:table-cell office:value-type="string">
            <text:p>AJUN TEKNISI SIARAN MUDA</text:p>
          </table:table-cell>
          <table:table-cell office:value-type="string">
            <text:p>24</text:p>
          </table:table-cell>
          <table:table-cell/>
          <table:table-cell table:formula="of:=&quot;('&quot;&amp;[.B519]&amp;&quot;','&quot;&amp;[.C519]&amp;&quot;','&quot;&amp;[.D519]&amp;&quot;'),&quot;" office:value-type="string" office:string-value="('07207','AJUN TEKNISI SIARAN MUDA','24'),">
            <text:p>('07207','AJUN TEKNISI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8</text:p>
          </table:table-cell>
          <table:table-cell office:value-type="string">
            <text:p>ASISTEN TEKNISI SIARAN</text:p>
          </table:table-cell>
          <table:table-cell office:value-type="string">
            <text:p>24</text:p>
          </table:table-cell>
          <table:table-cell/>
          <table:table-cell table:formula="of:=&quot;('&quot;&amp;[.B520]&amp;&quot;','&quot;&amp;[.C520]&amp;&quot;','&quot;&amp;[.D520]&amp;&quot;'),&quot;" office:value-type="string" office:string-value="('07208','ASISTEN TEKNISI SIARAN','24'),">
            <text:p>('07208','ASISTEN TEKNISI SIARA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09</text:p>
          </table:table-cell>
          <table:table-cell office:value-type="string">
            <text:p>ASISTEN TEKNISI SIARAN MADYA</text:p>
          </table:table-cell>
          <table:table-cell office:value-type="string">
            <text:p>24</text:p>
          </table:table-cell>
          <table:table-cell/>
          <table:table-cell table:formula="of:=&quot;('&quot;&amp;[.B521]&amp;&quot;','&quot;&amp;[.C521]&amp;&quot;','&quot;&amp;[.D521]&amp;&quot;'),&quot;" office:value-type="string" office:string-value="('07209','ASISTEN TEKNISI SIARAN MADYA','24'),">
            <text:p>('07209','ASISTEN TEKNISI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10</text:p>
          </table:table-cell>
          <table:table-cell office:value-type="string">
            <text:p>ASISTEN TEKNISI SIARAN MUDA</text:p>
          </table:table-cell>
          <table:table-cell office:value-type="string">
            <text:p>24</text:p>
          </table:table-cell>
          <table:table-cell/>
          <table:table-cell table:formula="of:=&quot;('&quot;&amp;[.B522]&amp;&quot;','&quot;&amp;[.C522]&amp;&quot;','&quot;&amp;[.D522]&amp;&quot;'),&quot;" office:value-type="string" office:string-value="('07210','ASISTEN TEKNISI SIARAN MUDA','24'),">
            <text:p>('07210','ASISTEN TEKNISI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211</text:p>
          </table:table-cell>
          <table:table-cell office:value-type="string">
            <text:p>ANDALAN SIARAN UTAMA MUDA</text:p>
          </table:table-cell>
          <table:table-cell office:value-type="string">
            <text:p>24</text:p>
          </table:table-cell>
          <table:table-cell/>
          <table:table-cell table:formula="of:=&quot;('&quot;&amp;[.B523]&amp;&quot;','&quot;&amp;[.C523]&amp;&quot;','&quot;&amp;[.D523]&amp;&quot;'),&quot;" office:value-type="string" office:string-value="('07211','ANDALAN SIARAN UTAMA MUDA','24'),">
            <text:p>('07211','ANDALAN SIARAN UTAMA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1</text:p>
          </table:table-cell>
          <table:table-cell office:value-type="string">
            <text:p>ANDALAN SIARAN UTAMA PRATAMA</text:p>
          </table:table-cell>
          <table:table-cell office:value-type="string">
            <text:p>24</text:p>
          </table:table-cell>
          <table:table-cell/>
          <table:table-cell table:formula="of:=&quot;('&quot;&amp;[.B524]&amp;&quot;','&quot;&amp;[.C524]&amp;&quot;','&quot;&amp;[.D524]&amp;&quot;'),&quot;" office:value-type="string" office:string-value="('07301','ANDALAN SIARAN UTAMA PRATAMA','24'),">
            <text:p>('07301','ANDALAN SIARAN UTAMA PRATAM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2</text:p>
          </table:table-cell>
          <table:table-cell office:value-type="string">
            <text:p>ANDALAN SIARAN MADYA</text:p>
          </table:table-cell>
          <table:table-cell office:value-type="string">
            <text:p>24</text:p>
          </table:table-cell>
          <table:table-cell/>
          <table:table-cell table:formula="of:=&quot;('&quot;&amp;[.B525]&amp;&quot;','&quot;&amp;[.C525]&amp;&quot;','&quot;&amp;[.D525]&amp;&quot;'),&quot;" office:value-type="string" office:string-value="('07302','ANDALAN SIARAN MADYA','24'),">
            <text:p>('07302','ANDALAN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3</text:p>
          </table:table-cell>
          <table:table-cell office:value-type="string">
            <text:p>ANDALAN SIARAN MUDA</text:p>
          </table:table-cell>
          <table:table-cell office:value-type="string">
            <text:p>24</text:p>
          </table:table-cell>
          <table:table-cell/>
          <table:table-cell table:formula="of:=&quot;('&quot;&amp;[.B526]&amp;&quot;','&quot;&amp;[.C526]&amp;&quot;','&quot;&amp;[.D526]&amp;&quot;'),&quot;" office:value-type="string" office:string-value="('07303','ANDALAN SIARAN MUDA','24'),">
            <text:p>('07303','ANDALAN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4</text:p>
          </table:table-cell>
          <table:table-cell office:value-type="string">
            <text:p>ANDALAN SIARAN PRATAMA</text:p>
          </table:table-cell>
          <table:table-cell office:value-type="string">
            <text:p>24</text:p>
          </table:table-cell>
          <table:table-cell/>
          <table:table-cell table:formula="of:=&quot;('&quot;&amp;[.B527]&amp;&quot;','&quot;&amp;[.C527]&amp;&quot;','&quot;&amp;[.D527]&amp;&quot;'),&quot;" office:value-type="string" office:string-value="('07304','ANDALAN SIARAN PRATAMA','24'),">
            <text:p>('07304','ANDALAN SIARAN PRATAM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5</text:p>
          </table:table-cell>
          <table:table-cell office:value-type="string">
            <text:p>AJUN ANDALAN SIARAN</text:p>
          </table:table-cell>
          <table:table-cell office:value-type="string">
            <text:p>24</text:p>
          </table:table-cell>
          <table:table-cell/>
          <table:table-cell table:formula="of:=&quot;('&quot;&amp;[.B528]&amp;&quot;','&quot;&amp;[.C528]&amp;&quot;','&quot;&amp;[.D528]&amp;&quot;'),&quot;" office:value-type="string" office:string-value="('07305','AJUN ANDALAN SIARAN','24'),">
            <text:p>('07305','AJUN ANDALAN SIARA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6</text:p>
          </table:table-cell>
          <table:table-cell office:value-type="string">
            <text:p>AJUN ANDALAN SIARAN MADYA</text:p>
          </table:table-cell>
          <table:table-cell office:value-type="string">
            <text:p>24</text:p>
          </table:table-cell>
          <table:table-cell/>
          <table:table-cell table:formula="of:=&quot;('&quot;&amp;[.B529]&amp;&quot;','&quot;&amp;[.C529]&amp;&quot;','&quot;&amp;[.D529]&amp;&quot;'),&quot;" office:value-type="string" office:string-value="('07306','AJUN ANDALAN SIARAN MADYA','24'),">
            <text:p>('07306','AJUN ANDALAN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7</text:p>
          </table:table-cell>
          <table:table-cell office:value-type="string">
            <text:p>AJUN ANDALAN SIARAN MUDA</text:p>
          </table:table-cell>
          <table:table-cell office:value-type="string">
            <text:p>24</text:p>
          </table:table-cell>
          <table:table-cell/>
          <table:table-cell table:formula="of:=&quot;('&quot;&amp;[.B530]&amp;&quot;','&quot;&amp;[.C530]&amp;&quot;','&quot;&amp;[.D530]&amp;&quot;'),&quot;" office:value-type="string" office:string-value="('07307','AJUN ANDALAN SIARAN MUDA','24'),">
            <text:p>('07307','AJUN ANDALAN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8</text:p>
          </table:table-cell>
          <table:table-cell office:value-type="string">
            <text:p>ASISTEN ANDALAN SIARAN</text:p>
          </table:table-cell>
          <table:table-cell office:value-type="string">
            <text:p>24</text:p>
          </table:table-cell>
          <table:table-cell/>
          <table:table-cell table:formula="of:=&quot;('&quot;&amp;[.B531]&amp;&quot;','&quot;&amp;[.C531]&amp;&quot;','&quot;&amp;[.D531]&amp;&quot;'),&quot;" office:value-type="string" office:string-value="('07308','ASISTEN ANDALAN SIARAN','24'),">
            <text:p>('07308','ASISTEN ANDALAN SIARA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09</text:p>
          </table:table-cell>
          <table:table-cell office:value-type="string">
            <text:p>ASISTEN ANDALAN SIARAN MADYA</text:p>
          </table:table-cell>
          <table:table-cell office:value-type="string">
            <text:p>24</text:p>
          </table:table-cell>
          <table:table-cell/>
          <table:table-cell table:formula="of:=&quot;('&quot;&amp;[.B532]&amp;&quot;','&quot;&amp;[.C532]&amp;&quot;','&quot;&amp;[.D532]&amp;&quot;'),&quot;" office:value-type="string" office:string-value="('07309','ASISTEN ANDALAN SIARAN MADYA','24'),">
            <text:p>('07309','ASISTEN ANDALAN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10</text:p>
          </table:table-cell>
          <table:table-cell office:value-type="string">
            <text:p>ASISTEN</text:p>
          </table:table-cell>
          <table:table-cell office:value-type="string">
            <text:p>24</text:p>
          </table:table-cell>
          <table:table-cell/>
          <table:table-cell table:formula="of:=&quot;('&quot;&amp;[.B533]&amp;&quot;','&quot;&amp;[.C533]&amp;&quot;','&quot;&amp;[.D533]&amp;&quot;'),&quot;" office:value-type="string" office:string-value="('07310','ASISTEN','24'),">
            <text:p>('07310','ASISTE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311</text:p>
          </table:table-cell>
          <table:table-cell office:value-type="string">
            <text:p>ANDALAN SIARAN MUDA</text:p>
          </table:table-cell>
          <table:table-cell office:value-type="string">
            <text:p>24</text:p>
          </table:table-cell>
          <table:table-cell/>
          <table:table-cell table:formula="of:=&quot;('&quot;&amp;[.B534]&amp;&quot;','&quot;&amp;[.C534]&amp;&quot;','&quot;&amp;[.D534]&amp;&quot;'),&quot;" office:value-type="string" office:string-value="('07311','ANDALAN SIARAN MUDA','24'),">
            <text:p>('07311','ANDALAN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1</text:p>
          </table:table-cell>
          <table:table-cell office:value-type="string">
            <text:p>ADIKARA SIARAN UTAMA MUDA</text:p>
          </table:table-cell>
          <table:table-cell office:value-type="string">
            <text:p>24</text:p>
          </table:table-cell>
          <table:table-cell/>
          <table:table-cell table:formula="of:=&quot;('&quot;&amp;[.B535]&amp;&quot;','&quot;&amp;[.C535]&amp;&quot;','&quot;&amp;[.D535]&amp;&quot;'),&quot;" office:value-type="string" office:string-value="('07401','ADIKARA SIARAN UTAMA MUDA','24'),">
            <text:p>('07401','ADIKARA SIARAN UTAMA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2</text:p>
          </table:table-cell>
          <table:table-cell office:value-type="string">
            <text:p>ADIKARA SIARAN UTAMA PRATAMA</text:p>
          </table:table-cell>
          <table:table-cell office:value-type="string">
            <text:p>24</text:p>
          </table:table-cell>
          <table:table-cell/>
          <table:table-cell table:formula="of:=&quot;('&quot;&amp;[.B536]&amp;&quot;','&quot;&amp;[.C536]&amp;&quot;','&quot;&amp;[.D536]&amp;&quot;'),&quot;" office:value-type="string" office:string-value="('07402','ADIKARA SIARAN UTAMA PRATAMA','24'),">
            <text:p>('07402','ADIKARA SIARAN UTAMA PRATAM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3</text:p>
          </table:table-cell>
          <table:table-cell office:value-type="string">
            <text:p>ADIKARA SIARAN UTAMA MADYA</text:p>
          </table:table-cell>
          <table:table-cell office:value-type="string">
            <text:p>24</text:p>
          </table:table-cell>
          <table:table-cell/>
          <table:table-cell table:formula="of:=&quot;('&quot;&amp;[.B537]&amp;&quot;','&quot;&amp;[.C537]&amp;&quot;','&quot;&amp;[.D537]&amp;&quot;'),&quot;" office:value-type="string" office:string-value="('07403','ADIKARA SIARAN UTAMA MADYA','24'),">
            <text:p>('07403','ADIKARA SIARAN UTAMA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4</text:p>
          </table:table-cell>
          <table:table-cell office:value-type="string">
            <text:p>ADIKARA SIARAN MUDA</text:p>
          </table:table-cell>
          <table:table-cell office:value-type="string">
            <text:p>24</text:p>
          </table:table-cell>
          <table:table-cell/>
          <table:table-cell table:formula="of:=&quot;('&quot;&amp;[.B538]&amp;&quot;','&quot;&amp;[.C538]&amp;&quot;','&quot;&amp;[.D538]&amp;&quot;'),&quot;" office:value-type="string" office:string-value="('07404','ADIKARA SIARAN MUDA','24'),">
            <text:p>('07404','ADIKARA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5</text:p>
          </table:table-cell>
          <table:table-cell office:value-type="string">
            <text:p>ADIKARA SIARAN PRATAMA</text:p>
          </table:table-cell>
          <table:table-cell office:value-type="string">
            <text:p>24</text:p>
          </table:table-cell>
          <table:table-cell/>
          <table:table-cell table:formula="of:=&quot;('&quot;&amp;[.B539]&amp;&quot;','&quot;&amp;[.C539]&amp;&quot;','&quot;&amp;[.D539]&amp;&quot;'),&quot;" office:value-type="string" office:string-value="('07405','ADIKARA SIARAN PRATAMA','24'),">
            <text:p>('07405','ADIKARA SIARAN PRATAM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6</text:p>
          </table:table-cell>
          <table:table-cell office:value-type="string">
            <text:p>AJUN ADIKARA SIARAN</text:p>
          </table:table-cell>
          <table:table-cell office:value-type="string">
            <text:p>24</text:p>
          </table:table-cell>
          <table:table-cell/>
          <table:table-cell table:formula="of:=&quot;('&quot;&amp;[.B540]&amp;&quot;','&quot;&amp;[.C540]&amp;&quot;','&quot;&amp;[.D540]&amp;&quot;'),&quot;" office:value-type="string" office:string-value="('07406','AJUN ADIKARA SIARAN','24'),">
            <text:p>('07406','AJUN ADIKARA SIARA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7</text:p>
          </table:table-cell>
          <table:table-cell office:value-type="string">
            <text:p>AJUN ADIKARA SIARAN MADYA</text:p>
          </table:table-cell>
          <table:table-cell office:value-type="string">
            <text:p>24</text:p>
          </table:table-cell>
          <table:table-cell/>
          <table:table-cell table:formula="of:=&quot;('&quot;&amp;[.B541]&amp;&quot;','&quot;&amp;[.C541]&amp;&quot;','&quot;&amp;[.D541]&amp;&quot;'),&quot;" office:value-type="string" office:string-value="('07407','AJUN ADIKARA SIARAN MADYA','24'),">
            <text:p>('07407','AJUN ADIKARA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8</text:p>
          </table:table-cell>
          <table:table-cell office:value-type="string">
            <text:p>AJUN ADIKARA SIARAN MUDA</text:p>
          </table:table-cell>
          <table:table-cell office:value-type="string">
            <text:p>24</text:p>
          </table:table-cell>
          <table:table-cell/>
          <table:table-cell table:formula="of:=&quot;('&quot;&amp;[.B542]&amp;&quot;','&quot;&amp;[.C542]&amp;&quot;','&quot;&amp;[.D542]&amp;&quot;'),&quot;" office:value-type="string" office:string-value="('07408','AJUN ADIKARA SIARAN MUDA','24'),">
            <text:p>('07408','AJUN ADIKARA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09</text:p>
          </table:table-cell>
          <table:table-cell office:value-type="string">
            <text:p>ASISTEN ADIKARA SIARAN</text:p>
          </table:table-cell>
          <table:table-cell office:value-type="string">
            <text:p>24</text:p>
          </table:table-cell>
          <table:table-cell/>
          <table:table-cell table:formula="of:=&quot;('&quot;&amp;[.B543]&amp;&quot;','&quot;&amp;[.C543]&amp;&quot;','&quot;&amp;[.D543]&amp;&quot;'),&quot;" office:value-type="string" office:string-value="('07409','ASISTEN ADIKARA SIARAN','24'),">
            <text:p>('07409','ASISTEN ADIKARA SIARAN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10</text:p>
          </table:table-cell>
          <table:table-cell office:value-type="string">
            <text:p>ASISTEN ADIKARA SIARAN MADYA</text:p>
          </table:table-cell>
          <table:table-cell office:value-type="string">
            <text:p>24</text:p>
          </table:table-cell>
          <table:table-cell/>
          <table:table-cell table:formula="of:=&quot;('&quot;&amp;[.B544]&amp;&quot;','&quot;&amp;[.C544]&amp;&quot;','&quot;&amp;[.D544]&amp;&quot;'),&quot;" office:value-type="string" office:string-value="('07410','ASISTEN ADIKARA SIARAN MADYA','24'),">
            <text:p>('07410','ASISTEN ADIKARA SIARAN MADY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411</text:p>
          </table:table-cell>
          <table:table-cell office:value-type="string">
            <text:p>ASISTEN ADIKARA SIARAN MUDA</text:p>
          </table:table-cell>
          <table:table-cell office:value-type="string">
            <text:p>24</text:p>
          </table:table-cell>
          <table:table-cell/>
          <table:table-cell table:formula="of:=&quot;('&quot;&amp;[.B545]&amp;&quot;','&quot;&amp;[.C545]&amp;&quot;','&quot;&amp;[.D545]&amp;&quot;'),&quot;" office:value-type="string" office:string-value="('07411','ASISTEN ADIKARA SIARAN MUDA','24'),">
            <text:p>('07411','ASISTEN ADIKARA SIARAN MUDA','2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501</text:p>
          </table:table-cell>
          <table:table-cell office:value-type="string">
            <text:p>TEKNISI PENERBANGAN PENYELIA</text:p>
          </table:table-cell>
          <table:table-cell office:value-type="string">
            <text:p>25</text:p>
          </table:table-cell>
          <table:table-cell/>
          <table:table-cell table:formula="of:=&quot;('&quot;&amp;[.B546]&amp;&quot;','&quot;&amp;[.C546]&amp;&quot;','&quot;&amp;[.D546]&amp;&quot;'),&quot;" office:value-type="string" office:string-value="('07501','TEKNISI PENERBANGAN PENYELIA','25'),">
            <text:p>('07501','TEKNISI PENERBANGAN PENYELIA','2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502</text:p>
          </table:table-cell>
          <table:table-cell office:value-type="string">
            <text:p>TEKNISI PENERBANGAN PELAKSANA LANJUTAN</text:p>
          </table:table-cell>
          <table:table-cell office:value-type="string">
            <text:p>25</text:p>
          </table:table-cell>
          <table:table-cell/>
          <table:table-cell table:formula="of:=&quot;('&quot;&amp;[.B547]&amp;&quot;','&quot;&amp;[.C547]&amp;&quot;','&quot;&amp;[.D547]&amp;&quot;'),&quot;" office:value-type="string" office:string-value="('07502','TEKNISI PENERBANGAN PELAKSANA LANJUTAN','25'),">
            <text:p>('07502','TEKNISI PENERBANGAN PELAKSANA LANJUTAN','2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503</text:p>
          </table:table-cell>
          <table:table-cell office:value-type="string">
            <text:p>TEKNISI PENERBANGAN PELAKSANA</text:p>
          </table:table-cell>
          <table:table-cell office:value-type="string">
            <text:p>25</text:p>
          </table:table-cell>
          <table:table-cell/>
          <table:table-cell table:formula="of:=&quot;('&quot;&amp;[.B548]&amp;&quot;','&quot;&amp;[.C548]&amp;&quot;','&quot;&amp;[.D548]&amp;&quot;'),&quot;" office:value-type="string" office:string-value="('07503','TEKNISI PENERBANGAN PELAKSANA','25'),">
            <text:p>('07503','TEKNISI PENERBANGAN PELAKSANA','2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601</text:p>
          </table:table-cell>
          <table:table-cell office:value-type="string">
            <text:p>PENGUJI MUTU BARANG MADYA</text:p>
          </table:table-cell>
          <table:table-cell office:value-type="string">
            <text:p>26</text:p>
          </table:table-cell>
          <table:table-cell/>
          <table:table-cell table:formula="of:=&quot;('&quot;&amp;[.B549]&amp;&quot;','&quot;&amp;[.C549]&amp;&quot;','&quot;&amp;[.D549]&amp;&quot;'),&quot;" office:value-type="string" office:string-value="('07601','PENGUJI MUTU BARANG MADYA','26'),">
            <text:p>('07601','PENGUJI MUTU BARANG MADY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602</text:p>
          </table:table-cell>
          <table:table-cell office:value-type="string">
            <text:p>PENGUJI MUTU BARANG MUDA</text:p>
          </table:table-cell>
          <table:table-cell office:value-type="string">
            <text:p>26</text:p>
          </table:table-cell>
          <table:table-cell/>
          <table:table-cell table:formula="of:=&quot;('&quot;&amp;[.B550]&amp;&quot;','&quot;&amp;[.C550]&amp;&quot;','&quot;&amp;[.D550]&amp;&quot;'),&quot;" office:value-type="string" office:string-value="('07602','PENGUJI MUTU BARANG MUDA','26'),">
            <text:p>('07602','PENGUJI MUTU BARANG MUD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603</text:p>
          </table:table-cell>
          <table:table-cell office:value-type="string">
            <text:p>PENGUJI MUTU BARANG PERTAMA</text:p>
          </table:table-cell>
          <table:table-cell office:value-type="string">
            <text:p>26</text:p>
          </table:table-cell>
          <table:table-cell/>
          <table:table-cell table:formula="of:=&quot;('&quot;&amp;[.B551]&amp;&quot;','&quot;&amp;[.C551]&amp;&quot;','&quot;&amp;[.D551]&amp;&quot;'),&quot;" office:value-type="string" office:string-value="('07603','PENGUJI MUTU BARANG PERTAMA','26'),">
            <text:p>('07603','PENGUJI MUTU BARANG PERTAM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604</text:p>
          </table:table-cell>
          <table:table-cell office:value-type="string">
            <text:p>PENGUJI MUTU BARANG PENYELIA</text:p>
          </table:table-cell>
          <table:table-cell office:value-type="string">
            <text:p>26</text:p>
          </table:table-cell>
          <table:table-cell/>
          <table:table-cell table:formula="of:=&quot;('&quot;&amp;[.B552]&amp;&quot;','&quot;&amp;[.C552]&amp;&quot;','&quot;&amp;[.D552]&amp;&quot;'),&quot;" office:value-type="string" office:string-value="('07604','PENGUJI MUTU BARANG PENYELIA','26'),">
            <text:p>('07604','PENGUJI MUTU BARANG PENYELI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605</text:p>
          </table:table-cell>
          <table:table-cell office:value-type="string">
            <text:p>PENGUJI MUTU BARANG PELAKSANA LANJUTAN</text:p>
          </table:table-cell>
          <table:table-cell office:value-type="string">
            <text:p>26</text:p>
          </table:table-cell>
          <table:table-cell/>
          <table:table-cell table:formula="of:=&quot;('&quot;&amp;[.B553]&amp;&quot;','&quot;&amp;[.C553]&amp;&quot;','&quot;&amp;[.D553]&amp;&quot;'),&quot;" office:value-type="string" office:string-value="('07605','PENGUJI MUTU BARANG PELAKSANA LANJUTAN','26'),">
            <text:p>('07605','PENGUJI MUTU BARANG PELAKSANA LANJUTAN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606</text:p>
          </table:table-cell>
          <table:table-cell office:value-type="string">
            <text:p>PENGUJI MUTU BARANG PELAKSANA</text:p>
          </table:table-cell>
          <table:table-cell office:value-type="string">
            <text:p>26</text:p>
          </table:table-cell>
          <table:table-cell/>
          <table:table-cell table:formula="of:=&quot;('&quot;&amp;[.B554]&amp;&quot;','&quot;&amp;[.C554]&amp;&quot;','&quot;&amp;[.D554]&amp;&quot;'),&quot;" office:value-type="string" office:string-value="('07606','PENGUJI MUTU BARANG PELAKSANA','26'),">
            <text:p>('07606','PENGUJI MUTU BARANG PELAKSAN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701</text:p>
          </table:table-cell>
          <table:table-cell office:value-type="string">
            <text:p>PENERA MADYA</text:p>
          </table:table-cell>
          <table:table-cell office:value-type="string">
            <text:p>26</text:p>
          </table:table-cell>
          <table:table-cell/>
          <table:table-cell table:formula="of:=&quot;('&quot;&amp;[.B555]&amp;&quot;','&quot;&amp;[.C555]&amp;&quot;','&quot;&amp;[.D555]&amp;&quot;'),&quot;" office:value-type="string" office:string-value="('07701','PENERA MADYA','26'),">
            <text:p>('07701','PENERA MADY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702</text:p>
          </table:table-cell>
          <table:table-cell office:value-type="string">
            <text:p>PENERA MUDA</text:p>
          </table:table-cell>
          <table:table-cell office:value-type="string">
            <text:p>26</text:p>
          </table:table-cell>
          <table:table-cell/>
          <table:table-cell table:formula="of:=&quot;('&quot;&amp;[.B556]&amp;&quot;','&quot;&amp;[.C556]&amp;&quot;','&quot;&amp;[.D556]&amp;&quot;'),&quot;" office:value-type="string" office:string-value="('07702','PENERA MUDA','26'),">
            <text:p>('07702','PENERA MUD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703</text:p>
          </table:table-cell>
          <table:table-cell office:value-type="string">
            <text:p>PENERA PERTAMA</text:p>
          </table:table-cell>
          <table:table-cell office:value-type="string">
            <text:p>26</text:p>
          </table:table-cell>
          <table:table-cell/>
          <table:table-cell table:formula="of:=&quot;('&quot;&amp;[.B557]&amp;&quot;','&quot;&amp;[.C557]&amp;&quot;','&quot;&amp;[.D557]&amp;&quot;'),&quot;" office:value-type="string" office:string-value="('07703','PENERA PERTAMA','26'),">
            <text:p>('07703','PENERA PERTAM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704</text:p>
          </table:table-cell>
          <table:table-cell office:value-type="string">
            <text:p>PENERA PENYELIA</text:p>
          </table:table-cell>
          <table:table-cell office:value-type="string">
            <text:p>26</text:p>
          </table:table-cell>
          <table:table-cell/>
          <table:table-cell table:formula="of:=&quot;('&quot;&amp;[.B558]&amp;&quot;','&quot;&amp;[.C558]&amp;&quot;','&quot;&amp;[.D558]&amp;&quot;'),&quot;" office:value-type="string" office:string-value="('07704','PENERA PENYELIA','26'),">
            <text:p>('07704','PENERA PENYELI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705</text:p>
          </table:table-cell>
          <table:table-cell office:value-type="string">
            <text:p>PENERA PELAKSANA LANJUTAN</text:p>
          </table:table-cell>
          <table:table-cell office:value-type="string">
            <text:p>26</text:p>
          </table:table-cell>
          <table:table-cell/>
          <table:table-cell table:formula="of:=&quot;('&quot;&amp;[.B559]&amp;&quot;','&quot;&amp;[.C559]&amp;&quot;','&quot;&amp;[.D559]&amp;&quot;'),&quot;" office:value-type="string" office:string-value="('07705','PENERA PELAKSANA LANJUTAN','26'),">
            <text:p>('07705','PENERA PELAKSANA LANJUTAN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706</text:p>
          </table:table-cell>
          <table:table-cell office:value-type="string">
            <text:p>PENERA PELAKSANA</text:p>
          </table:table-cell>
          <table:table-cell office:value-type="string">
            <text:p>26</text:p>
          </table:table-cell>
          <table:table-cell/>
          <table:table-cell table:formula="of:=&quot;('&quot;&amp;[.B560]&amp;&quot;','&quot;&amp;[.C560]&amp;&quot;','&quot;&amp;[.D560]&amp;&quot;'),&quot;" office:value-type="string" office:string-value="('07706','PENERA PELAKSANA','26'),">
            <text:p>('07706','PENERA PELAKSAN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1</text:p>
          </table:table-cell>
          <table:table-cell office:value-type="string">
            <text:p>PENGAWAS MUTU PAKAN MADYA</text:p>
          </table:table-cell>
          <table:table-cell office:value-type="string">
            <text:p>26</text:p>
          </table:table-cell>
          <table:table-cell/>
          <table:table-cell table:formula="of:=&quot;('&quot;&amp;[.B561]&amp;&quot;','&quot;&amp;[.C561]&amp;&quot;','&quot;&amp;[.D561]&amp;&quot;'),&quot;" office:value-type="string" office:string-value="('08401','PENGAWAS MUTU PAKAN MADYA','26'),">
            <text:p>('08401','PENGAWAS MUTU PAKAN MADY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2</text:p>
          </table:table-cell>
          <table:table-cell office:value-type="string">
            <text:p>PENGAWAS MUTU PAKAN MUDA</text:p>
          </table:table-cell>
          <table:table-cell office:value-type="string">
            <text:p>26</text:p>
          </table:table-cell>
          <table:table-cell/>
          <table:table-cell table:formula="of:=&quot;('&quot;&amp;[.B562]&amp;&quot;','&quot;&amp;[.C562]&amp;&quot;','&quot;&amp;[.D562]&amp;&quot;'),&quot;" office:value-type="string" office:string-value="('08402','PENGAWAS MUTU PAKAN MUDA','26'),">
            <text:p>('08402','PENGAWAS MUTU PAKAN MUD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3</text:p>
          </table:table-cell>
          <table:table-cell office:value-type="string">
            <text:p>PENGAWAS MUTU PAKAN PERTAMA</text:p>
          </table:table-cell>
          <table:table-cell office:value-type="string">
            <text:p>26</text:p>
          </table:table-cell>
          <table:table-cell/>
          <table:table-cell table:formula="of:=&quot;('&quot;&amp;[.B563]&amp;&quot;','&quot;&amp;[.C563]&amp;&quot;','&quot;&amp;[.D563]&amp;&quot;'),&quot;" office:value-type="string" office:string-value="('08403','PENGAWAS MUTU PAKAN PERTAMA','26'),">
            <text:p>('08403','PENGAWAS MUTU PAKAN PERTAM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4</text:p>
          </table:table-cell>
          <table:table-cell office:value-type="string">
            <text:p>PENGAWAS MUTU PAKAN PENYELIA</text:p>
          </table:table-cell>
          <table:table-cell office:value-type="string">
            <text:p>26</text:p>
          </table:table-cell>
          <table:table-cell/>
          <table:table-cell table:formula="of:=&quot;('&quot;&amp;[.B564]&amp;&quot;','&quot;&amp;[.C564]&amp;&quot;','&quot;&amp;[.D564]&amp;&quot;'),&quot;" office:value-type="string" office:string-value="('08404','PENGAWAS MUTU PAKAN PENYELIA','26'),">
            <text:p>('08404','PENGAWAS MUTU PAKAN PENYELI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5</text:p>
          </table:table-cell>
          <table:table-cell office:value-type="string">
            <text:p>PENGAWAS MUTU PAKAN PELAKSANA LANJUTAN</text:p>
          </table:table-cell>
          <table:table-cell office:value-type="string">
            <text:p>26</text:p>
          </table:table-cell>
          <table:table-cell/>
          <table:table-cell table:formula="of:=&quot;('&quot;&amp;[.B565]&amp;&quot;','&quot;&amp;[.C565]&amp;&quot;','&quot;&amp;[.D565]&amp;&quot;'),&quot;" office:value-type="string" office:string-value="('08405','PENGAWAS MUTU PAKAN PELAKSANA LANJUTAN','26'),">
            <text:p>('08405','PENGAWAS MUTU PAKAN PELAKSANA LANJUTAN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6</text:p>
          </table:table-cell>
          <table:table-cell office:value-type="string">
            <text:p>PENGAWAS MUTU PAKAN PELAKSANA</text:p>
          </table:table-cell>
          <table:table-cell office:value-type="string">
            <text:p>26</text:p>
          </table:table-cell>
          <table:table-cell/>
          <table:table-cell table:formula="of:=&quot;('&quot;&amp;[.B566]&amp;&quot;','&quot;&amp;[.C566]&amp;&quot;','&quot;&amp;[.D566]&amp;&quot;'),&quot;" office:value-type="string" office:string-value="('08406','PENGAWAS MUTU PAKAN PELAKSANA','26'),">
            <text:p>('08406','PENGAWAS MUTU PAKAN PELAKSAN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407</text:p>
          </table:table-cell>
          <table:table-cell office:value-type="string">
            <text:p>PENGAWAS MUTU PAKAN PELAKSANA PEMULA</text:p>
          </table:table-cell>
          <table:table-cell office:value-type="string">
            <text:p>26</text:p>
          </table:table-cell>
          <table:table-cell/>
          <table:table-cell table:formula="of:=&quot;('&quot;&amp;[.B567]&amp;&quot;','&quot;&amp;[.C567]&amp;&quot;','&quot;&amp;[.D567]&amp;&quot;'),&quot;" office:value-type="string" office:string-value="('08407','PENGAWAS MUTU PAKAN PELAKSANA PEMULA','26'),">
            <text:p>('08407','PENGAWAS MUTU PAKAN PELAKSANA PEMUL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501</text:p>
          </table:table-cell>
          <table:table-cell office:value-type="string">
            <text:p>PENGUJI KENDARAAN BERMOTOR PENYELIA</text:p>
          </table:table-cell>
          <table:table-cell office:value-type="string">
            <text:p>26</text:p>
          </table:table-cell>
          <table:table-cell/>
          <table:table-cell table:formula="of:=&quot;('&quot;&amp;[.B568]&amp;&quot;','&quot;&amp;[.C568]&amp;&quot;','&quot;&amp;[.D568]&amp;&quot;'),&quot;" office:value-type="string" office:string-value="('08501','PENGUJI KENDARAAN BERMOTOR PENYELIA','26'),">
            <text:p>('08501','PENGUJI KENDARAAN BERMOTOR PENYELI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502</text:p>
          </table:table-cell>
          <table:table-cell office:value-type="string">
            <text:p>PENGUJI KENDARAAN BERMOTOR PELAKSANA LANJUTAN</text:p>
          </table:table-cell>
          <table:table-cell office:value-type="string">
            <text:p>26</text:p>
          </table:table-cell>
          <table:table-cell/>
          <table:table-cell table:formula="of:=&quot;('&quot;&amp;[.B569]&amp;&quot;','&quot;&amp;[.C569]&amp;&quot;','&quot;&amp;[.D569]&amp;&quot;'),&quot;" office:value-type="string" office:string-value="('08502','PENGUJI KENDARAAN BERMOTOR PELAKSANA LANJUTAN','26'),">
            <text:p>('08502','PENGUJI KENDARAAN BERMOTOR PELAKSANA LANJUTAN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503</text:p>
          </table:table-cell>
          <table:table-cell office:value-type="string">
            <text:p>PENGUJI KENDARAAN BERMOTOR PELAKSANA</text:p>
          </table:table-cell>
          <table:table-cell office:value-type="string">
            <text:p>26</text:p>
          </table:table-cell>
          <table:table-cell/>
          <table:table-cell table:formula="of:=&quot;('&quot;&amp;[.B570]&amp;&quot;','&quot;&amp;[.C570]&amp;&quot;','&quot;&amp;[.D570]&amp;&quot;'),&quot;" office:value-type="string" office:string-value="('08503','PENGUJI KENDARAAN BERMOTOR PELAKSANA','26'),">
            <text:p>('08503','PENGUJI KENDARAAN BERMOTOR PELAKSAN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504</text:p>
          </table:table-cell>
          <table:table-cell office:value-type="string">
            <text:p>PENGUJI KENDARAAN BERMOTOR PELAKSANA PEMULA</text:p>
          </table:table-cell>
          <table:table-cell office:value-type="string">
            <text:p>26</text:p>
          </table:table-cell>
          <table:table-cell/>
          <table:table-cell table:formula="of:=&quot;('&quot;&amp;[.B571]&amp;&quot;','&quot;&amp;[.C571]&amp;&quot;','&quot;&amp;[.D571]&amp;&quot;'),&quot;" office:value-type="string" office:string-value="('08504','PENGUJI KENDARAAN BERMOTOR PELAKSANA PEMULA','26'),">
            <text:p>('08504','PENGUJI KENDARAAN BERMOTOR PELAKSANA PEMULA','26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901</text:p>
          </table:table-cell>
          <table:table-cell office:value-type="string">
            <text:p>INSPEKTUR TAMBANG MADYA</text:p>
          </table:table-cell>
          <table:table-cell office:value-type="string">
            <text:p>28</text:p>
          </table:table-cell>
          <table:table-cell/>
          <table:table-cell table:formula="of:=&quot;('&quot;&amp;[.B572]&amp;&quot;','&quot;&amp;[.C572]&amp;&quot;','&quot;&amp;[.D572]&amp;&quot;'),&quot;" office:value-type="string" office:string-value="('07901','INSPEKTUR TAMBANG MADYA','28'),">
            <text:p>('07901','INSPEKTUR TAMBANG MADYA','2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902</text:p>
          </table:table-cell>
          <table:table-cell office:value-type="string">
            <text:p>INSPEKTUR TAMBANG MUDA</text:p>
          </table:table-cell>
          <table:table-cell office:value-type="string">
            <text:p>28</text:p>
          </table:table-cell>
          <table:table-cell/>
          <table:table-cell table:formula="of:=&quot;('&quot;&amp;[.B573]&amp;&quot;','&quot;&amp;[.C573]&amp;&quot;','&quot;&amp;[.D573]&amp;&quot;'),&quot;" office:value-type="string" office:string-value="('07902','INSPEKTUR TAMBANG MUDA','28'),">
            <text:p>('07902','INSPEKTUR TAMBANG MUDA','2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903</text:p>
          </table:table-cell>
          <table:table-cell office:value-type="string">
            <text:p>INSPEKTUR TAMBANG PERTAMA</text:p>
          </table:table-cell>
          <table:table-cell office:value-type="string">
            <text:p>28</text:p>
          </table:table-cell>
          <table:table-cell/>
          <table:table-cell table:formula="of:=&quot;('&quot;&amp;[.B574]&amp;&quot;','&quot;&amp;[.C574]&amp;&quot;','&quot;&amp;[.D574]&amp;&quot;'),&quot;" office:value-type="string" office:string-value="('07903','INSPEKTUR TAMBANG PERTAMA','28'),">
            <text:p>('07903','INSPEKTUR TAMBANG PERTAMA','2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001</text:p>
          </table:table-cell>
          <table:table-cell office:value-type="string">
            <text:p>INSPEKTUR MINYAK DAN GAS BUMI MADYA</text:p>
          </table:table-cell>
          <table:table-cell office:value-type="string">
            <text:p>28</text:p>
          </table:table-cell>
          <table:table-cell/>
          <table:table-cell table:formula="of:=&quot;('&quot;&amp;[.B575]&amp;&quot;','&quot;&amp;[.C575]&amp;&quot;','&quot;&amp;[.D575]&amp;&quot;'),&quot;" office:value-type="string" office:string-value="('08001','INSPEKTUR MINYAK DAN GAS BUMI MADYA','28'),">
            <text:p>('08001','INSPEKTUR MINYAK DAN GAS BUMI MADYA','2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002</text:p>
          </table:table-cell>
          <table:table-cell office:value-type="string">
            <text:p>INSPEKTUR MINYAK DAN GAS BUMI MUDA</text:p>
          </table:table-cell>
          <table:table-cell office:value-type="string">
            <text:p>28</text:p>
          </table:table-cell>
          <table:table-cell/>
          <table:table-cell table:formula="of:=&quot;('&quot;&amp;[.B576]&amp;&quot;','&quot;&amp;[.C576]&amp;&quot;','&quot;&amp;[.D576]&amp;&quot;'),&quot;" office:value-type="string" office:string-value="('08002','INSPEKTUR MINYAK DAN GAS BUMI MUDA','28'),">
            <text:p>('08002','INSPEKTUR MINYAK DAN GAS BUMI MUDA','2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8003</text:p>
          </table:table-cell>
          <table:table-cell office:value-type="string">
            <text:p>INSPEKTUR MINYAK DAN GAS BUMI PERTAMA</text:p>
          </table:table-cell>
          <table:table-cell office:value-type="string">
            <text:p>28</text:p>
          </table:table-cell>
          <table:table-cell/>
          <table:table-cell table:formula="of:=&quot;('&quot;&amp;[.B577]&amp;&quot;','&quot;&amp;[.C577]&amp;&quot;','&quot;&amp;[.D577]&amp;&quot;'),&quot;" office:value-type="string" office:string-value="('08003','INSPEKTUR MINYAK DAN GAS BUMI PERTAMA','28'),">
            <text:p>('08003','INSPEKTUR MINYAK DAN GAS BUMI PERTAMA','28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601</text:p>
          </table:table-cell>
          <table:table-cell office:value-type="string">
            <text:p>PENYULUH AGAMA MADYA</text:p>
          </table:table-cell>
          <table:table-cell office:value-type="string">
            <text:p>32</text:p>
          </table:table-cell>
          <table:table-cell/>
          <table:table-cell table:formula="of:=&quot;('&quot;&amp;[.B578]&amp;&quot;','&quot;&amp;[.C578]&amp;&quot;','&quot;&amp;[.D578]&amp;&quot;'),&quot;" office:value-type="string" office:string-value="('03601','PENYULUH AGAMA MADYA','32'),">
            <text:p>('03601','PENYULUH AGAMA MADYA','3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602</text:p>
          </table:table-cell>
          <table:table-cell office:value-type="string">
            <text:p>PENYULUH AGAMA MUDA</text:p>
          </table:table-cell>
          <table:table-cell office:value-type="string">
            <text:p>32</text:p>
          </table:table-cell>
          <table:table-cell/>
          <table:table-cell table:formula="of:=&quot;('&quot;&amp;[.B579]&amp;&quot;','&quot;&amp;[.C579]&amp;&quot;','&quot;&amp;[.D579]&amp;&quot;'),&quot;" office:value-type="string" office:string-value="('03602','PENYULUH AGAMA MUDA','32'),">
            <text:p>('03602','PENYULUH AGAMA MUDA','3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603</text:p>
          </table:table-cell>
          <table:table-cell office:value-type="string">
            <text:p>PENYULUH AGAMA PERTAMA</text:p>
          </table:table-cell>
          <table:table-cell office:value-type="string">
            <text:p>32</text:p>
          </table:table-cell>
          <table:table-cell/>
          <table:table-cell table:formula="of:=&quot;('&quot;&amp;[.B580]&amp;&quot;','&quot;&amp;[.C580]&amp;&quot;','&quot;&amp;[.D580]&amp;&quot;'),&quot;" office:value-type="string" office:string-value="('03603','PENYULUH AGAMA PERTAMA','32'),">
            <text:p>('03603','PENYULUH AGAMA PERTAMA','3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604</text:p>
          </table:table-cell>
          <table:table-cell office:value-type="string">
            <text:p>PENYULUH AGAMA PENYELIA</text:p>
          </table:table-cell>
          <table:table-cell office:value-type="string">
            <text:p>32</text:p>
          </table:table-cell>
          <table:table-cell/>
          <table:table-cell table:formula="of:=&quot;('&quot;&amp;[.B581]&amp;&quot;','&quot;&amp;[.C581]&amp;&quot;','&quot;&amp;[.D581]&amp;&quot;'),&quot;" office:value-type="string" office:string-value="('03604','PENYULUH AGAMA PENYELIA','32'),">
            <text:p>('03604','PENYULUH AGAMA PENYELIA','3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605</text:p>
          </table:table-cell>
          <table:table-cell office:value-type="string">
            <text:p>PENYULUH AGAMA PELAKSANA LANJUTAN</text:p>
          </table:table-cell>
          <table:table-cell office:value-type="string">
            <text:p>32</text:p>
          </table:table-cell>
          <table:table-cell/>
          <table:table-cell table:formula="of:=&quot;('&quot;&amp;[.B582]&amp;&quot;','&quot;&amp;[.C582]&amp;&quot;','&quot;&amp;[.D582]&amp;&quot;'),&quot;" office:value-type="string" office:string-value="('03605','PENYULUH AGAMA PELAKSANA LANJUTAN','32'),">
            <text:p>('03605','PENYULUH AGAMA PELAKSANA LANJUTAN','3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606</text:p>
          </table:table-cell>
          <table:table-cell office:value-type="string">
            <text:p>PENYULUH AGAMA PELAKSANA</text:p>
          </table:table-cell>
          <table:table-cell office:value-type="string">
            <text:p>32</text:p>
          </table:table-cell>
          <table:table-cell/>
          <table:table-cell table:formula="of:=&quot;('&quot;&amp;[.B583]&amp;&quot;','&quot;&amp;[.C583]&amp;&quot;','&quot;&amp;[.D583]&amp;&quot;'),&quot;" office:value-type="string" office:string-value="('03606','PENYULUH AGAMA PELAKSANA','32'),">
            <text:p>('03606','PENYULUH AGAMA PELAKSANA','32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701</text:p>
          </table:table-cell>
          <table:table-cell office:value-type="string">
            <text:p>PENGAWAS KETENAGAKERJAAN MADYA</text:p>
          </table:table-cell>
          <table:table-cell office:value-type="string">
            <text:p>33</text:p>
          </table:table-cell>
          <table:table-cell/>
          <table:table-cell table:formula="of:=&quot;('&quot;&amp;[.B584]&amp;&quot;','&quot;&amp;[.C584]&amp;&quot;','&quot;&amp;[.D584]&amp;&quot;'),&quot;" office:value-type="string" office:string-value="('03701','PENGAWAS KETENAGAKERJAAN MADYA','33'),">
            <text:p>('03701','PENGAWAS KETENAGAKERJAAN MADYA','3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702</text:p>
          </table:table-cell>
          <table:table-cell office:value-type="string">
            <text:p>PENGAWAS KETENAGAKERJAAN MUDA</text:p>
          </table:table-cell>
          <table:table-cell office:value-type="string">
            <text:p>33</text:p>
          </table:table-cell>
          <table:table-cell/>
          <table:table-cell table:formula="of:=&quot;('&quot;&amp;[.B585]&amp;&quot;','&quot;&amp;[.C585]&amp;&quot;','&quot;&amp;[.D585]&amp;&quot;'),&quot;" office:value-type="string" office:string-value="('03702','PENGAWAS KETENAGAKERJAAN MUDA','33'),">
            <text:p>('03702','PENGAWAS KETENAGAKERJAAN MUDA','3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703</text:p>
          </table:table-cell>
          <table:table-cell office:value-type="string">
            <text:p>PENGAWAS KETENAGAKERJAAN PERTAMA</text:p>
          </table:table-cell>
          <table:table-cell office:value-type="string">
            <text:p>33</text:p>
          </table:table-cell>
          <table:table-cell/>
          <table:table-cell table:formula="of:=&quot;('&quot;&amp;[.B586]&amp;&quot;','&quot;&amp;[.C586]&amp;&quot;','&quot;&amp;[.D586]&amp;&quot;'),&quot;" office:value-type="string" office:string-value="('03703','PENGAWAS KETENAGAKERJAAN PERTAMA','33'),">
            <text:p>('03703','PENGAWAS KETENAGAKERJAAN PERTAMA','3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704</text:p>
          </table:table-cell>
          <table:table-cell office:value-type="string">
            <text:p>PENGAWAS KETENAGAKERJAAN PENYELIA</text:p>
          </table:table-cell>
          <table:table-cell office:value-type="string">
            <text:p>33</text:p>
          </table:table-cell>
          <table:table-cell/>
          <table:table-cell table:formula="of:=&quot;('&quot;&amp;[.B587]&amp;&quot;','&quot;&amp;[.C587]&amp;&quot;','&quot;&amp;[.D587]&amp;&quot;'),&quot;" office:value-type="string" office:string-value="('03704','PENGAWAS KETENAGAKERJAAN PENYELIA','33'),">
            <text:p>('03704','PENGAWAS KETENAGAKERJAAN PENYELIA','3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705</text:p>
          </table:table-cell>
          <table:table-cell office:value-type="string">
            <text:p>PENGAWAS KETENAGAKERJAAN PELASANA LANJUTAN</text:p>
          </table:table-cell>
          <table:table-cell office:value-type="string">
            <text:p>33</text:p>
          </table:table-cell>
          <table:table-cell/>
          <table:table-cell table:formula="of:=&quot;('&quot;&amp;[.B588]&amp;&quot;','&quot;&amp;[.C588]&amp;&quot;','&quot;&amp;[.D588]&amp;&quot;'),&quot;" office:value-type="string" office:string-value="('03705','PENGAWAS KETENAGAKERJAAN PELASANA LANJUTAN','33'),">
            <text:p>('03705','PENGAWAS KETENAGAKERJAAN PELASANA LANJUTAN','3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3706</text:p>
          </table:table-cell>
          <table:table-cell office:value-type="string">
            <text:p>PENGAWAS KETENAGAKERJAAN PELASANA</text:p>
          </table:table-cell>
          <table:table-cell office:value-type="string">
            <text:p>33</text:p>
          </table:table-cell>
          <table:table-cell/>
          <table:table-cell table:formula="of:=&quot;('&quot;&amp;[.B589]&amp;&quot;','&quot;&amp;[.C589]&amp;&quot;','&quot;&amp;[.D589]&amp;&quot;'),&quot;" office:value-type="string" office:string-value="('03706','PENGAWAS KETENAGAKERJAAN PELASANA','33'),">
            <text:p>('03706','PENGAWAS KETENAGAKERJAAN PELASANA','33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801</text:p>
          </table:table-cell>
          <table:table-cell office:value-type="string">
            <text:p>INSPEKTUR KETENAGALISTRIKAN MADYA</text:p>
          </table:table-cell>
          <table:table-cell office:value-type="string">
            <text:p>34</text:p>
          </table:table-cell>
          <table:table-cell/>
          <table:table-cell table:formula="of:=&quot;('&quot;&amp;[.B590]&amp;&quot;','&quot;&amp;[.C590]&amp;&quot;','&quot;&amp;[.D590]&amp;&quot;'),&quot;" office:value-type="string" office:string-value="('07801','INSPEKTUR KETENAGALISTRIKAN MADYA','34'),">
            <text:p>('07801','INSPEKTUR KETENAGALISTRIKAN MADYA','3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802</text:p>
          </table:table-cell>
          <table:table-cell office:value-type="string">
            <text:p>INSPEKTUR KETENAGALISTRIKAN MUDA</text:p>
          </table:table-cell>
          <table:table-cell office:value-type="string">
            <text:p>34</text:p>
          </table:table-cell>
          <table:table-cell/>
          <table:table-cell table:formula="of:=&quot;('&quot;&amp;[.B591]&amp;&quot;','&quot;&amp;[.C591]&amp;&quot;','&quot;&amp;[.D591]&amp;&quot;'),&quot;" office:value-type="string" office:string-value="('07802','INSPEKTUR KETENAGALISTRIKAN MUDA','34'),">
            <text:p>('07802','INSPEKTUR KETENAGALISTRIKAN MUDA','3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7803</text:p>
          </table:table-cell>
          <table:table-cell office:value-type="string">
            <text:p>INSPEKTUR KETENAGALISTRIKAN PERTAMA</text:p>
          </table:table-cell>
          <table:table-cell office:value-type="string">
            <text:p>34</text:p>
          </table:table-cell>
          <table:table-cell/>
          <table:table-cell table:formula="of:=&quot;('&quot;&amp;[.B592]&amp;&quot;','&quot;&amp;[.C592]&amp;&quot;','&quot;&amp;[.D592]&amp;&quot;'),&quot;" office:value-type="string" office:string-value="('07803','INSPEKTUR KETENAGALISTRIKAN PERTAMA','34'),">
            <text:p>('07803','INSPEKTUR KETENAGALISTRIKAN PERTAMA','34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09606</text:p>
          </table:table-cell>
          <table:table-cell office:value-type="string">
            <text:p>SEKRETARIS PENGGANTI MAHKAMAH PELAYARAN</text:p>
          </table:table-cell>
          <table:table-cell office:value-type="string">
            <text:p>35</text:p>
          </table:table-cell>
          <table:table-cell/>
          <table:table-cell table:formula="of:=&quot;('&quot;&amp;[.B593]&amp;&quot;','&quot;&amp;[.C593]&amp;&quot;','&quot;&amp;[.D593]&amp;&quot;'),&quot;" office:value-type="string" office:string-value="('09606','SEKRETARIS PENGGANTI MAHKAMAH PELAYARAN','35'),">
            <text:p>('09606','SEKRETARIS PENGGANTI MAHKAMAH PELAYARAN','35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37001</text:p>
          </table:table-cell>
          <table:table-cell office:value-type="string">
            <text:p>PENGAWAS PEMERINTAHAN MADYA</text:p>
          </table:table-cell>
          <table:table-cell office:value-type="string">
            <text:p>37</text:p>
          </table:table-cell>
          <table:table-cell/>
          <table:table-cell table:formula="of:=&quot;('&quot;&amp;[.B594]&amp;&quot;','&quot;&amp;[.C594]&amp;&quot;','&quot;&amp;[.D594]&amp;&quot;'),&quot;" office:value-type="string" office:string-value="('37001','PENGAWAS PEMERINTAHAN MADYA','37'),">
            <text:p>('37001','PENGAWAS PEMERINTAHAN MADYA','3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37002</text:p>
          </table:table-cell>
          <table:table-cell office:value-type="string">
            <text:p>PENGAWAS PEMERINTAHAN MUDA</text:p>
          </table:table-cell>
          <table:table-cell office:value-type="string">
            <text:p>37</text:p>
          </table:table-cell>
          <table:table-cell/>
          <table:table-cell table:formula="of:=&quot;('&quot;&amp;[.B595]&amp;&quot;','&quot;&amp;[.C595]&amp;&quot;','&quot;&amp;[.D595]&amp;&quot;'),&quot;" office:value-type="string" office:string-value="('37002','PENGAWAS PEMERINTAHAN MUDA','37'),">
            <text:p>('37002','PENGAWAS PEMERINTAHAN MUDA','37')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37003</text:p>
          </table:table-cell>
          <table:table-cell office:value-type="string">
            <text:p>PENGAWAS PEMERINTAHAN PERTAMA</text:p>
          </table:table-cell>
          <table:table-cell office:value-type="string">
            <text:p>37</text:p>
          </table:table-cell>
          <table:table-cell/>
          <table:table-cell table:formula="of:=&quot;('&quot;&amp;[.B596]&amp;&quot;','&quot;&amp;[.C596]&amp;&quot;','&quot;&amp;[.D596]&amp;&quot;'),&quot;" office:value-type="string" office:string-value="('37003','PENGAWAS PEMERINTAHAN PERTAMA','37'),">
            <text:p>('37003','PENGAWAS PEMERINTAHAN PERTAMA','37'),</text:p>
          </table:table-cell>
          <table:table-cell table:number-columns-repeated="1018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03407</text:p>
          </table:table-cell>
          <table:table-cell office:value-type="string">
            <text:p>PENATA RUANG MADY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408</text:p>
          </table:table-cell>
          <table:table-cell office:value-type="string">
            <text:p>PENATA RUANG MUD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409</text:p>
          </table:table-cell>
          <table:table-cell office:value-type="string">
            <text:p>PENATA RUANG PERTAM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08</text:p>
          </table:table-cell>
          <table:table-cell office:value-type="string">
            <text:p>PUSTAKAWAN MADY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09</text:p>
          </table:table-cell>
          <table:table-cell office:value-type="string">
            <text:p>PUSTAKAWAN MUD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10</text:p>
          </table:table-cell>
          <table:table-cell office:value-type="string">
            <text:p>PUSTAKAWAN UTAM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11</text:p>
          </table:table-cell>
          <table:table-cell office:value-type="string">
            <text:p>PUSTAKAWAN PERTAM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12</text:p>
          </table:table-cell>
          <table:table-cell office:value-type="string">
            <text:p>PUSTAKAWAN PENYELI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13</text:p>
          </table:table-cell>
          <table:table-cell office:value-type="string">
            <text:p>PUSTAKAWAN PELAKSANA LANJUTAN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314</text:p>
          </table:table-cell>
          <table:table-cell office:value-type="string">
            <text:p>PUSTAKAWAN PELAKSAN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03901</text:p>
          </table:table-cell>
          <table:table-cell office:value-type="string">
            <text:p>PEMERIKSA PAJAK MADY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3902</text:p>
          </table:table-cell>
          <table:table-cell office:value-type="string">
            <text:p>PEMERIKSA PAJAK MUD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3903</text:p>
          </table:table-cell>
          <table:table-cell office:value-type="string">
            <text:p>PEMERIKSA PAJAK PERTAM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3904</text:p>
          </table:table-cell>
          <table:table-cell office:value-type="string">
            <text:p>PEMERIKSA PAJAK PENYELI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3905</text:p>
          </table:table-cell>
          <table:table-cell office:value-type="string">
            <text:p>PEMERIKSA PAJAK PELAKSANA LANJUTAN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3906</text:p>
          </table:table-cell>
          <table:table-cell office:value-type="string">
            <text:p>PEMERIKSA PAJAK PELAKSAN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001</text:p>
          </table:table-cell>
          <table:table-cell office:value-type="string">
            <text:p>PEMERIKSA BEA DAN CUKAI MADY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002</text:p>
          </table:table-cell>
          <table:table-cell office:value-type="string">
            <text:p>PEMERIKSA BEA DAN CUKAI MUD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003</text:p>
          </table:table-cell>
          <table:table-cell office:value-type="string">
            <text:p>PEMERIKSA BEA DAN CUKAI PERTAM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004</text:p>
          </table:table-cell>
          <table:table-cell office:value-type="string">
            <text:p>PEMERIKSA BEA DAN CUKAI PENYELI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005</text:p>
          </table:table-cell>
          <table:table-cell office:value-type="string">
            <text:p>PEMERIKSA BEA DAN CUKAI PELAKSANA LANJUTAN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006</text:p>
          </table:table-cell>
          <table:table-cell office:value-type="string">
            <text:p>PEMERIKSA BEA DAN CUKAI PELAKSAN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101</text:p>
          </table:table-cell>
          <table:table-cell office:value-type="string">
            <text:p>PENILAI PAJAK BUMI DAN BANGUNAN MADY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102</text:p>
          </table:table-cell>
          <table:table-cell office:value-type="string">
            <text:p>PENILAI PAJAK BUMI DAN BANGUNAN MUD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103</text:p>
          </table:table-cell>
          <table:table-cell office:value-type="string">
            <text:p>PENILAI PAJAK BUMI DAN BANGUNAN PERTAM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104</text:p>
          </table:table-cell>
          <table:table-cell office:value-type="string">
            <text:p>PENILAI PAJAK BUMI DAN BANGUNAN PENYELI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105</text:p>
          </table:table-cell>
          <table:table-cell office:value-type="string">
            <text:p>PENILAI PAJAK BUMI DAN BANGUNAN PELAKSANA LANJUTAN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4106</text:p>
          </table:table-cell>
          <table:table-cell office:value-type="string">
            <text:p>PENILAI PAJAK BUMI DAN BANGUNAN PELAKSANA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06001</text:p>
          </table:table-cell>
          <table:table-cell office:value-type="string">
            <text:p>PENGAMAT METEOROLOGI DAN GEOFISIKA MADYA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06002</text:p>
          </table:table-cell>
          <table:table-cell office:value-type="string">
            <text:p>PENGAMAT METEOROLOGI DAN GEOFISIKA MUDA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06003</text:p>
          </table:table-cell>
          <table:table-cell office:value-type="string">
            <text:p>PENGAMAT METEOROLOGI DAN GEOFISIKA PERTAMA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06004</text:p>
          </table:table-cell>
          <table:table-cell office:value-type="string">
            <text:p>PENGAMAT METEOROLOGI DAN GEOFISIKA PENYELIA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06005</text:p>
          </table:table-cell>
          <table:table-cell office:value-type="string">
            <text:p>PENGAMAT METEOROLOGI DAN GEOFISIKA PELAKSANA LANJUTAN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06006</text:p>
          </table:table-cell>
          <table:table-cell office:value-type="string">
            <text:p>PENGAMAT METEOROLOGI DAN GEOFISIKA PELAKSANA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06201</text:p>
          </table:table-cell>
          <table:table-cell office:value-type="string">
            <text:p>INSTRUKTUR MADY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2</text:p>
          </table:table-cell>
          <table:table-cell office:value-type="string">
            <text:p>INSTRUKTUR MUD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3</text:p>
          </table:table-cell>
          <table:table-cell office:value-type="string">
            <text:p>INSTRUKTUR PERTAM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4</text:p>
          </table:table-cell>
          <table:table-cell office:value-type="string">
            <text:p>INSTRUKTUR PENYELI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5</text:p>
          </table:table-cell>
          <table:table-cell office:value-type="string">
            <text:p>INSTRUKTUR PELAKSANA LANJUTAN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6</text:p>
          </table:table-cell>
          <table:table-cell office:value-type="string">
            <text:p>INSTRUKTUR PELAKSAN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301</text:p>
          </table:table-cell>
          <table:table-cell office:value-type="string">
            <text:p>WIDYAISWARA UTAM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302</text:p>
          </table:table-cell>
          <table:table-cell office:value-type="string">
            <text:p>WIDYAISWARA MADY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303</text:p>
          </table:table-cell>
          <table:table-cell office:value-type="string">
            <text:p>WIDYAISWARA MUD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304</text:p>
          </table:table-cell>
          <table:table-cell office:value-type="string">
            <text:p>WIDYAISWARA PERTAM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7</text:p>
          </table:table-cell>
          <table:table-cell office:value-type="string">
            <text:p>PENGEMBANG TEKNOLOGI PEMBELAJARAN MADY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01</text:p>
          </table:table-cell>
          <table:table-cell office:value-type="string">
            <text:p>GURU BESAR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02</text:p>
          </table:table-cell>
          <table:table-cell office:value-type="string">
            <text:p>LEKTOR KEPAL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03</text:p>
          </table:table-cell>
          <table:table-cell office:value-type="string">
            <text:p>LEKTOR ASISTEN AHL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04</text:p>
          </table:table-cell>
          <table:table-cell office:value-type="string">
            <text:p>GURU BESAR SEBAGAI REKTOR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11</text:p>
          </table:table-cell>
          <table:table-cell office:value-type="string">
            <text:p>LEKTOR KEPALA SEBAGAI REKTOR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12</text:p>
          </table:table-cell>
          <table:table-cell office:value-type="string">
            <text:p>GURU BESAR SEBAGAI PEMBANTU REKTOR/DEKAN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21</text:p>
          </table:table-cell>
          <table:table-cell office:value-type="string">
            <text:p>LEKTOR KEPALA SEBAGAI PEMBANTU REKTOR/DEKAN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22</text:p>
          </table:table-cell>
          <table:table-cell office:value-type="string">
            <text:p>GURU BESAR SBG PEMBANTU DEKAN/KETUA SEKOLAH TINGGI /DIR. POLTEK/ DIR.AKADEM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31</text:p>
          </table:table-cell>
          <table:table-cell office:value-type="string">
            <text:p>LEKTOR KEPALA SBG PEMBANTU DEKAN/KETUA SEKOLAH TINGGI /DIR. POLTEK/ DIR.AKADEM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32</text:p>
          </table:table-cell>
          <table:table-cell office:value-type="string">
            <text:p>LEKTOR SBG PEMBANTU DEKAN/KETUA SEKOLAH TINGGI /DIR. POLTEK/ DIR.AKADEM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33</text:p>
          </table:table-cell>
          <table:table-cell office:value-type="string">
            <text:p>GURU BESAR SEBAGAI PEMBANTU KETUA/PEMBANTU DIREKTUR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41</text:p>
          </table:table-cell>
          <table:table-cell office:value-type="string">
            <text:p>LEKTOR KEPALA SEBAGAI PEMBANTU KETUA/PEMBANTU DIREKTUR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42</text:p>
          </table:table-cell>
          <table:table-cell office:value-type="string">
            <text:p>LEKTOR SEBAGAI PEMBANTU KETUA/PEMBANTU DIREKTUR 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943</text:p>
          </table:table-cell>
          <table:table-cell office:value-type="string">
            <text:p>GURU GOLONGAN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02</text:p>
          </table:table-cell>
          <table:table-cell office:value-type="string">
            <text:p>GURU GOLONGAN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03</text:p>
          </table:table-cell>
          <table:table-cell office:value-type="string">
            <text:p>GURU GOLONGAN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04</text:p>
          </table:table-cell>
          <table:table-cell office:value-type="string">
            <text:p>PAMONG BELAJAR GOLONGAN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12</text:p>
          </table:table-cell>
          <table:table-cell office:value-type="string">
            <text:p>PAMONG BELAJAR GOLONGAN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13</text:p>
          </table:table-cell>
          <table:table-cell office:value-type="string">
            <text:p>PAMONG BELAJAR GOLONGAN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14</text:p>
          </table:table-cell>
          <table:table-cell office:value-type="string">
            <text:p>PENILIK GOLONGAN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22</text:p>
          </table:table-cell>
          <table:table-cell office:value-type="string">
            <text:p>PENILIK GOLONGAN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23</text:p>
          </table:table-cell>
          <table:table-cell office:value-type="string">
            <text:p>PENILIK GOLONGAN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24</text:p>
          </table:table-cell>
          <table:table-cell office:value-type="string">
            <text:p>GURU YANG DIBERI TUGAS TAMBAHAN SEBAGAI KEPALA TK, RA/BA, DAN YANG SEDERAJAT GOL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32</text:p>
          </table:table-cell>
          <table:table-cell office:value-type="string">
            <text:p>GURU YANG DIBERI TUGAS TAMBAHAN SEBAGAI KEPALA TK, RA/BA, DAN YANG SEDERAJAT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33</text:p>
          </table:table-cell>
          <table:table-cell office:value-type="string">
            <text:p>GURU YANG DIBERI TUGAS TAMBAHAN SEBAGAI KEPALA TK, RA/BA, DAN YANG SEDERAJAT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34</text:p>
          </table:table-cell>
          <table:table-cell office:value-type="string">
            <text:p>GURU YANG DIBERI TUGAS TAMBAHAN SEBAGAI KEPALA SD, SDLB, MI, DAN SEDERAJAT GOL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42</text:p>
          </table:table-cell>
          <table:table-cell office:value-type="string">
            <text:p>GURU YANG DIBERI TUGAS TAMBAHAN SEBAGAI KEPALA SD, SDLB, MI, DAN SEDERAJAT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43</text:p>
          </table:table-cell>
          <table:table-cell office:value-type="string">
            <text:p>GURU YANG DIBERI TUGAS TAMBAHAN SEBAGAI KEPALA SD, SDLB, MI, DAN SEDERAJAT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44</text:p>
          </table:table-cell>
          <table:table-cell office:value-type="string">
            <text:p>GURU YANG DIBERI TUGAS TAMBAHAN SBG KEPALA SLTP, MTS, DAN YANG SEDERAJAT GOL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52</text:p>
          </table:table-cell>
          <table:table-cell office:value-type="string">
            <text:p>GURU YANG DIBERI TUGAS TAMBAHAN SBG KEPALA SLTP, MTS, DAN YANG SEDERAJAT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53</text:p>
          </table:table-cell>
          <table:table-cell office:value-type="string">
            <text:p>GURU YANG DIBERI TUGAS TAMBAHAN SBG KEPALA SLTP, MTS, DAN YANG SEDERAJAT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54</text:p>
          </table:table-cell>
          <table:table-cell office:value-type="string">
            <text:p>GURU YANG DIBERI TUGAS TAMBAHAN SBG KEPALA SEKOLAH MENENGAH , SLB, MA, DAN YANG SEDERAJAT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63</text:p>
          </table:table-cell>
          <table:table-cell office:value-type="string">
            <text:p>GURU YANG DIBERI TUGAS TAMBAHAN SBG KEPALA SEKOLAH MENENGAH , SLB, MA, DAN YANG SEDERAJAT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64</text:p>
          </table:table-cell>
          <table:table-cell office:value-type="string">
            <text:p>PENGAWAS SEKOLAH DAN PENGAWAS MAPEL PEND.AGAMA PD TK, RA/BA, SD,MI, SDLB, DAN YANG SEDERAJAT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73</text:p>
          </table:table-cell>
          <table:table-cell office:value-type="string">
            <text:p>PENGAWAS SEKOLAH DAN PENGAWAS MAPEL PEND.AGAMA PD TK, RA/BA, SD,MI, SDLB, DAN YANG SEDERAJAT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74</text:p>
          </table:table-cell>
          <table:table-cell office:value-type="string">
            <text:p>PENGAWAS MAPEL/ RUMPUN MAPEL DAN PENGAWAS BIMBINGAN DAN KONSELING PD SLTP, MTS, SEKOLAH MENENGAH, MA, DAN YANG SEDERAJAT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83</text:p>
          </table:table-cell>
          <table:table-cell office:value-type="string">
            <text:p>PENGAWAS MAPEL/ RUMPUN MAPEL DAN PENGAWAS BIMBINGAN DAN KONSELING PD SLTP, MTS, SEKOLAH MENENGAH, MA, DAN YANG SEDERAJAT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84</text:p>
          </table:table-cell>
          <table:table-cell office:value-type="string">
            <text:p>PENGAWAS PENDIDIKAN LUAR BIASA PADA SEKOLAH LUAR BIASA GOL I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3</text:p>
          </table:table-cell>
          <table:table-cell office:value-type="string">
            <text:p>PENGAWAS PENDIDIKAN LUAR BIASA PADA SEKOLAH LUAR BIASA GOL IV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4</text:p>
          </table:table-cell>
          <table:table-cell office:value-type="string">
            <text:p>GURU BANTU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05</text:p>
          </table:table-cell>
          <table:table-cell office:value-type="string">
            <text:p>GURU BANTU 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06</text:p>
          </table:table-cell>
          <table:table-cell office:value-type="string">
            <text:p>GURU BANTU II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07</text:p>
          </table:table-cell>
          <table:table-cell office:value-type="string">
            <text:p>PRANATA LABORATORIUM PENDIDIKAN MADY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5</text:p>
          </table:table-cell>
          <table:table-cell office:value-type="string">
            <text:p>PRANATA LABORATORIUM PENDIDIKAN MUD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6</text:p>
          </table:table-cell>
          <table:table-cell office:value-type="string">
            <text:p>PRANATA LABORATORIUM PENDIDIKAN PERTAM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7</text:p>
          </table:table-cell>
          <table:table-cell office:value-type="string">
            <text:p>PRANATA LABORATORIUM PENDIDIKAN PENYELI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8</text:p>
          </table:table-cell>
          <table:table-cell office:value-type="string">
            <text:p>PRANATA LABORATORIUM PENDIDIKAN PELAKSANA LANJUTAN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799</text:p>
          </table:table-cell>
          <table:table-cell office:value-type="string">
            <text:p>PRANATA LABORATORIUM PENDIDIKAN PELAKSAN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8800</text:p>
          </table:table-cell>
          <table:table-cell office:value-type="string">
            <text:p>PENGEMBANG TEKNOLOGI PEMBELAJARAN MUD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8</text:p>
          </table:table-cell>
          <table:table-cell office:value-type="string">
            <text:p>PENGEMBANG TEKNOLOGI PEMBELAJARAN PERTAM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209</text:p>
          </table:table-cell>
          <table:table-cell office:value-type="string">
            <text:p>PENYULUH PERINDUSTRIAN DAN PERDAGANGAN MUDA</text:p>
          </table:table-cell>
          <table:table-cell office:value-type="string">
            <text:p>19</text:p>
          </table:table-cell>
        </table:table-row>
        <table:table-row table:style-name="ro1">
          <table:table-cell office:value-type="string">
            <text:p>06402</text:p>
          </table:table-cell>
          <table:table-cell office:value-type="string">
            <text:p>PENYULUH PERINDUSTRIAN DAN PERDAGANGAN PERTAMA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06403</text:p>
          </table:table-cell>
          <table:table-cell office:value-type="string">
            <text:p>PENYULUH PERINDUSTRIAN DAN PERDAGANGAN PENYELIA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06404</text:p>
          </table:table-cell>
          <table:table-cell office:value-type="string">
            <text:p>PENYULUH PERINDUSTRIAN DAN PERDAGANGAN PELAKSANA LANJUTAN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06405</text:p>
          </table:table-cell>
          <table:table-cell office:value-type="string">
            <text:p>PENYULUH PERINDUSTRIAN DAN PERDAGANGAN PELAKSANA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06406</text:p>
          </table:table-cell>
          <table:table-cell office:value-type="string">
            <text:p>PENYULUH PERINDUSTRIAN DAN PERDAGANGAN MADYA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06407</text:p>
          </table:table-cell>
          <table:table-cell office:value-type="string">
            <text:p>PEKERJA SOSIAL MADYA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06501</text:p>
          </table:table-cell>
          <table:table-cell office:value-type="string">
            <text:p>PEKERJA SOSIAL MUD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502</text:p>
          </table:table-cell>
          <table:table-cell office:value-type="string">
            <text:p>PEKERJA SOSIAL PERTAM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503</text:p>
          </table:table-cell>
          <table:table-cell office:value-type="string">
            <text:p>PEKERJA SOSIAL PENYELI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504</text:p>
          </table:table-cell>
          <table:table-cell office:value-type="string">
            <text:p>PEKERJA SOSIAL PELAKSANA LANJUTAN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505</text:p>
          </table:table-cell>
          <table:table-cell office:value-type="string">
            <text:p>PEKERJA SOSIAL PELAKSAN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506</text:p>
          </table:table-cell>
          <table:table-cell office:value-type="string">
            <text:p>PEKERJA SOSIAL PELAKSANA PEMUL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507</text:p>
          </table:table-cell>
          <table:table-cell office:value-type="string">
            <text:p>PENGANTAR KERJA MADY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601</text:p>
          </table:table-cell>
          <table:table-cell office:value-type="string">
            <text:p>PENGANTAR KERJA MUD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602</text:p>
          </table:table-cell>
          <table:table-cell office:value-type="string">
            <text:p>PENGANTAR KERJA PERTAM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603</text:p>
          </table:table-cell>
          <table:table-cell office:value-type="string">
            <text:p>PENGANTAR KERJA PENYELI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604</text:p>
          </table:table-cell>
          <table:table-cell office:value-type="string">
            <text:p>PENGANTAR KERJA PELAKSANA LANJUTAN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605</text:p>
          </table:table-cell>
          <table:table-cell office:value-type="string">
            <text:p>PENGANTAR KERJA PELAKSAN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606</text:p>
          </table:table-cell>
          <table:table-cell office:value-type="string">
            <text:p>PENGGERAK SWADAYA MASYARAKAT MADY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1</text:p>
          </table:table-cell>
          <table:table-cell office:value-type="string">
            <text:p>PENGGERAK SWADAYA MASYARAKAT MUD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2</text:p>
          </table:table-cell>
          <table:table-cell office:value-type="string">
            <text:p>PENGGERAK SWADAYA MASYARAKAT PERTAM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3</text:p>
          </table:table-cell>
          <table:table-cell office:value-type="string">
            <text:p>PENGGERAK SWADAYA MASYARAKAT PENYELI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4</text:p>
          </table:table-cell>
          <table:table-cell office:value-type="string">
            <text:p>PENGGERAK SWADAYA MASYARAKAT PELAKSANA LANJUTAN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5</text:p>
          </table:table-cell>
          <table:table-cell office:value-type="string">
            <text:p>PENGGERAK SWADAYA MASYARAKAT PELAKSAN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6</text:p>
          </table:table-cell>
          <table:table-cell office:value-type="string">
            <text:p>PENGGERAK SWADAYA MASYARAKAT PELAKSANA PEMUL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707</text:p>
          </table:table-cell>
          <table:table-cell office:value-type="string">
            <text:p>PENYULUH KELUARGA BERENCANA MADY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1</text:p>
          </table:table-cell>
          <table:table-cell office:value-type="string">
            <text:p>PENYULUH KELUARGA BERENCANA MUD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2</text:p>
          </table:table-cell>
          <table:table-cell office:value-type="string">
            <text:p>PENYULUH KELUARGA BERENCANA PERTAM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3</text:p>
          </table:table-cell>
          <table:table-cell office:value-type="string">
            <text:p>PENYULUH KELUARGA BERENCANA PENYELI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4</text:p>
          </table:table-cell>
          <table:table-cell office:value-type="string">
            <text:p>PENYULUH KELUARGA BERENCANA PELAKSANA LANJUTAN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5</text:p>
          </table:table-cell>
          <table:table-cell office:value-type="string">
            <text:p>PENYULUH KELUARGA BERENCANA PELAKSAN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6</text:p>
          </table:table-cell>
          <table:table-cell office:value-type="string">
            <text:p>PENYULUH KELUARGA BERENCANA PELAKSANA PEMUL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6807</text:p>
          </table:table-cell>
          <table:table-cell office:value-type="string">
            <text:p>AUDITOR UTAMA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07001</text:p>
          </table:table-cell>
          <table:table-cell office:value-type="string">
            <text:p>AUDITOR MADYA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002</text:p>
          </table:table-cell>
          <table:table-cell office:value-type="string">
            <text:p>AUDITOR MUDA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003</text:p>
          </table:table-cell>
          <table:table-cell office:value-type="string">
            <text:p>AUDITOR PERTAMA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004</text:p>
          </table:table-cell>
          <table:table-cell office:value-type="string">
            <text:p>AUDITOR PENYELIA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005</text:p>
          </table:table-cell>
          <table:table-cell office:value-type="string">
            <text:p>AUDITOR PELAKSANA LANJUTAN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006</text:p>
          </table:table-cell>
          <table:table-cell office:value-type="string">
            <text:p>AUDITOR PELAKSANA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007</text:p>
          </table:table-cell>
          <table:table-cell office:value-type="string">
            <text:p>PENGAMAT GUNUNG API PENYELIA</text:p>
          </table:table-cell>
          <table:table-cell office:value-type="string">
            <text:p>22</text:p>
          </table:table-cell>
        </table:table-row>
        <table:table-row table:style-name="ro1">
          <table:table-cell office:value-type="string">
            <text:p>07101</text:p>
          </table:table-cell>
          <table:table-cell office:value-type="string">
            <text:p>PENGAMAT GUNUNG API PELAKSANA LANJUTAN</text:p>
          </table:table-cell>
          <table:table-cell office:value-type="string">
            <text:p>23</text:p>
          </table:table-cell>
        </table:table-row>
        <table:table-row table:style-name="ro1">
          <table:table-cell office:value-type="string">
            <text:p>07102</text:p>
          </table:table-cell>
          <table:table-cell office:value-type="string">
            <text:p>PENGAMAT GUNUNG API PELAKSANA</text:p>
          </table:table-cell>
          <table:table-cell office:value-type="string">
            <text:p>23</text:p>
          </table:table-cell>
        </table:table-row>
        <table:table-row table:style-name="ro1">
          <table:table-cell office:value-type="string">
            <text:p>07103</text:p>
          </table:table-cell>
          <table:table-cell office:value-type="string">
            <text:p>PENGAMAT GUNUNG API PELAKSANA PEMULA</text:p>
          </table:table-cell>
          <table:table-cell office:value-type="string">
            <text:p>23</text:p>
          </table:table-cell>
        </table:table-row>
        <table:table-row table:style-name="ro1">
          <table:table-cell office:value-type="string">
            <text:p>07104</text:p>
          </table:table-cell>
          <table:table-cell office:value-type="string">
            <text:p>PENGAMAT GUNUNG API GOLONGAN II</text:p>
          </table:table-cell>
          <table:table-cell office:value-type="string">
            <text:p>23</text:p>
          </table:table-cell>
        </table:table-row>
        <table:table-row table:style-name="ro1">
          <table:table-cell office:value-type="string">
            <text:p>07105</text:p>
          </table:table-cell>
          <table:table-cell office:value-type="string">
            <text:p>PENGAMAT GUNUNG API GOLONGAN I</text:p>
          </table:table-cell>
          <table:table-cell office:value-type="string">
            <text:p>23</text:p>
          </table:table-cell>
        </table:table-row>
        <table:table-row table:style-name="ro1">
          <table:table-cell office:value-type="string">
            <text:p>07106</text:p>
          </table:table-cell>
          <table:table-cell office:value-type="string">
            <text:p>TEKNISI SIARAN UTAMA MUDA</text:p>
          </table:table-cell>
          <table:table-cell office:value-type="string">
            <text:p>23</text:p>
          </table:table-cell>
        </table:table-row>
        <table:table-row table:style-name="ro1">
          <table:table-cell office:value-type="string">
            <text:p>07201</text:p>
          </table:table-cell>
          <table:table-cell office:value-type="string">
            <text:p>TEKNISI SIARAN UTAMA PRATAM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2</text:p>
          </table:table-cell>
          <table:table-cell office:value-type="string">
            <text:p>TEKNISI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3</text:p>
          </table:table-cell>
          <table:table-cell office:value-type="string">
            <text:p>TEKNISI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4</text:p>
          </table:table-cell>
          <table:table-cell office:value-type="string">
            <text:p>TEKNISI SIARAN PRATAM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5</text:p>
          </table:table-cell>
          <table:table-cell office:value-type="string">
            <text:p>AJUN TEKNISI SIARA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6</text:p>
          </table:table-cell>
          <table:table-cell office:value-type="string">
            <text:p>AJUN TEKNISI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7</text:p>
          </table:table-cell>
          <table:table-cell office:value-type="string">
            <text:p>AJUN TEKNISI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8</text:p>
          </table:table-cell>
          <table:table-cell office:value-type="string">
            <text:p>ASISTEN TEKNISI SIARA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09</text:p>
          </table:table-cell>
          <table:table-cell office:value-type="string">
            <text:p>ASISTEN TEKNISI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10</text:p>
          </table:table-cell>
          <table:table-cell office:value-type="string">
            <text:p>ASISTEN TEKNISI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211</text:p>
          </table:table-cell>
          <table:table-cell office:value-type="string">
            <text:p>ANDALAN SIARAN UTAMA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1</text:p>
          </table:table-cell>
          <table:table-cell office:value-type="string">
            <text:p>ANDALAN SIARAN UTAMA PRATAM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2</text:p>
          </table:table-cell>
          <table:table-cell office:value-type="string">
            <text:p>ANDALAN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3</text:p>
          </table:table-cell>
          <table:table-cell office:value-type="string">
            <text:p>ANDALAN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4</text:p>
          </table:table-cell>
          <table:table-cell office:value-type="string">
            <text:p>ANDALAN SIARAN PRATAM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5</text:p>
          </table:table-cell>
          <table:table-cell office:value-type="string">
            <text:p>AJUN ANDALAN SIARA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6</text:p>
          </table:table-cell>
          <table:table-cell office:value-type="string">
            <text:p>AJUN ANDALAN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7</text:p>
          </table:table-cell>
          <table:table-cell office:value-type="string">
            <text:p>AJUN ANDALAN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8</text:p>
          </table:table-cell>
          <table:table-cell office:value-type="string">
            <text:p>ASISTEN ANDALAN SIARA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09</text:p>
          </table:table-cell>
          <table:table-cell office:value-type="string">
            <text:p>ASISTEN ANDALAN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10</text:p>
          </table:table-cell>
          <table:table-cell office:value-type="string">
            <text:p>ASISTE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311</text:p>
          </table:table-cell>
          <table:table-cell office:value-type="string">
            <text:p>ANDALAN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1</text:p>
          </table:table-cell>
          <table:table-cell office:value-type="string">
            <text:p>ADIKARA SIARAN UTAMA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2</text:p>
          </table:table-cell>
          <table:table-cell office:value-type="string">
            <text:p>ADIKARA SIARAN UTAMA PRATAM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3</text:p>
          </table:table-cell>
          <table:table-cell office:value-type="string">
            <text:p>ADIKARA SIARAN UTAMA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4</text:p>
          </table:table-cell>
          <table:table-cell office:value-type="string">
            <text:p>ADIKARA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5</text:p>
          </table:table-cell>
          <table:table-cell office:value-type="string">
            <text:p>ADIKARA SIARAN PRATAM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6</text:p>
          </table:table-cell>
          <table:table-cell office:value-type="string">
            <text:p>AJUN ADIKARA SIARA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7</text:p>
          </table:table-cell>
          <table:table-cell office:value-type="string">
            <text:p>AJUN ADIKARA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8</text:p>
          </table:table-cell>
          <table:table-cell office:value-type="string">
            <text:p>AJUN ADIKARA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09</text:p>
          </table:table-cell>
          <table:table-cell office:value-type="string">
            <text:p>ASISTEN ADIKARA SIARAN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10</text:p>
          </table:table-cell>
          <table:table-cell office:value-type="string">
            <text:p>ASISTEN ADIKARA SIARAN MADY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411</text:p>
          </table:table-cell>
          <table:table-cell office:value-type="string">
            <text:p>ASISTEN ADIKARA SIARAN MUDA</text:p>
          </table:table-cell>
          <table:table-cell office:value-type="string">
            <text:p>24</text:p>
          </table:table-cell>
        </table:table-row>
        <table:table-row table:style-name="ro1">
          <table:table-cell office:value-type="string">
            <text:p>07501</text:p>
          </table:table-cell>
          <table:table-cell office:value-type="string">
            <text:p>TEKNISI PENERBANGAN PENYELIA</text:p>
          </table:table-cell>
          <table:table-cell office:value-type="string">
            <text:p>25</text:p>
          </table:table-cell>
        </table:table-row>
        <table:table-row table:style-name="ro1">
          <table:table-cell office:value-type="string">
            <text:p>07502</text:p>
          </table:table-cell>
          <table:table-cell office:value-type="string">
            <text:p>TEKNISI PENERBANGAN PELAKSANA LANJUTAN</text:p>
          </table:table-cell>
          <table:table-cell office:value-type="string">
            <text:p>25</text:p>
          </table:table-cell>
        </table:table-row>
        <table:table-row table:style-name="ro1">
          <table:table-cell office:value-type="string">
            <text:p>07503</text:p>
          </table:table-cell>
          <table:table-cell office:value-type="string">
            <text:p>TEKNISI PENERBANGAN PELAKSANA</text:p>
          </table:table-cell>
          <table:table-cell office:value-type="string">
            <text:p>25</text:p>
          </table:table-cell>
        </table:table-row>
        <table:table-row table:style-name="ro1">
          <table:table-cell office:value-type="string">
            <text:p>07601</text:p>
          </table:table-cell>
          <table:table-cell office:value-type="string">
            <text:p>PENGUJI MUTU BARANG MADY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602</text:p>
          </table:table-cell>
          <table:table-cell office:value-type="string">
            <text:p>PENGUJI MUTU BARANG MUD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603</text:p>
          </table:table-cell>
          <table:table-cell office:value-type="string">
            <text:p>PENGUJI MUTU BARANG PERTAM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604</text:p>
          </table:table-cell>
          <table:table-cell office:value-type="string">
            <text:p>PENGUJI MUTU BARANG PENYELI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605</text:p>
          </table:table-cell>
          <table:table-cell office:value-type="string">
            <text:p>PENGUJI MUTU BARANG PELAKSANA LANJUTAN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606</text:p>
          </table:table-cell>
          <table:table-cell office:value-type="string">
            <text:p>PENGUJI MUTU BARANG PELAKSAN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701</text:p>
          </table:table-cell>
          <table:table-cell office:value-type="string">
            <text:p>PENERA MADY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702</text:p>
          </table:table-cell>
          <table:table-cell office:value-type="string">
            <text:p>PENERA MUD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703</text:p>
          </table:table-cell>
          <table:table-cell office:value-type="string">
            <text:p>PENERA PERTAM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704</text:p>
          </table:table-cell>
          <table:table-cell office:value-type="string">
            <text:p>PENERA PENYELI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705</text:p>
          </table:table-cell>
          <table:table-cell office:value-type="string">
            <text:p>PENERA PELAKSANA LANJUTAN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706</text:p>
          </table:table-cell>
          <table:table-cell office:value-type="string">
            <text:p>PENERA PELAKSAN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1</text:p>
          </table:table-cell>
          <table:table-cell office:value-type="string">
            <text:p>PENGAWAS MUTU PAKAN MADY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2</text:p>
          </table:table-cell>
          <table:table-cell office:value-type="string">
            <text:p>PENGAWAS MUTU PAKAN MUD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3</text:p>
          </table:table-cell>
          <table:table-cell office:value-type="string">
            <text:p>PENGAWAS MUTU PAKAN PERTAM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4</text:p>
          </table:table-cell>
          <table:table-cell office:value-type="string">
            <text:p>PENGAWAS MUTU PAKAN PENYELI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5</text:p>
          </table:table-cell>
          <table:table-cell office:value-type="string">
            <text:p>PENGAWAS MUTU PAKAN PELAKSANA LANJUTAN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6</text:p>
          </table:table-cell>
          <table:table-cell office:value-type="string">
            <text:p>PENGAWAS MUTU PAKAN PELAKSAN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407</text:p>
          </table:table-cell>
          <table:table-cell office:value-type="string">
            <text:p>PENGAWAS MUTU PAKAN PELAKSANA PEMUL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501</text:p>
          </table:table-cell>
          <table:table-cell office:value-type="string">
            <text:p>PENGUJI KENDARAAN BERMOTOR PENYELI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502</text:p>
          </table:table-cell>
          <table:table-cell office:value-type="string">
            <text:p>PENGUJI KENDARAAN BERMOTOR PELAKSANA LANJUTAN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503</text:p>
          </table:table-cell>
          <table:table-cell office:value-type="string">
            <text:p>PENGUJI KENDARAAN BERMOTOR PELAKSAN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8504</text:p>
          </table:table-cell>
          <table:table-cell office:value-type="string">
            <text:p>PENGUJI KENDARAAN BERMOTOR PELAKSANA PEMULA</text:p>
          </table:table-cell>
          <table:table-cell office:value-type="string">
            <text:p>26</text:p>
          </table:table-cell>
        </table:table-row>
        <table:table-row table:style-name="ro1">
          <table:table-cell office:value-type="string">
            <text:p>07901</text:p>
          </table:table-cell>
          <table:table-cell office:value-type="string">
            <text:p>INSPEKTUR TAMBANG MADYA</text:p>
          </table:table-cell>
          <table:table-cell office:value-type="string">
            <text:p>28</text:p>
          </table:table-cell>
        </table:table-row>
        <table:table-row table:style-name="ro1">
          <table:table-cell office:value-type="string">
            <text:p>07902</text:p>
          </table:table-cell>
          <table:table-cell office:value-type="string">
            <text:p>INSPEKTUR TAMBANG MUDA</text:p>
          </table:table-cell>
          <table:table-cell office:value-type="string">
            <text:p>28</text:p>
          </table:table-cell>
        </table:table-row>
        <table:table-row table:style-name="ro1">
          <table:table-cell office:value-type="string">
            <text:p>07903</text:p>
          </table:table-cell>
          <table:table-cell office:value-type="string">
            <text:p>INSPEKTUR TAMBANG PERTAMA</text:p>
          </table:table-cell>
          <table:table-cell office:value-type="string">
            <text:p>28</text:p>
          </table:table-cell>
        </table:table-row>
        <table:table-row table:style-name="ro1">
          <table:table-cell office:value-type="string">
            <text:p>08001</text:p>
          </table:table-cell>
          <table:table-cell office:value-type="string">
            <text:p>INSPEKTUR MINYAK DAN GAS BUMI MADYA</text:p>
          </table:table-cell>
          <table:table-cell office:value-type="string">
            <text:p>28</text:p>
          </table:table-cell>
        </table:table-row>
        <table:table-row table:style-name="ro1">
          <table:table-cell office:value-type="string">
            <text:p>08002</text:p>
          </table:table-cell>
          <table:table-cell office:value-type="string">
            <text:p>INSPEKTUR MINYAK DAN GAS BUMI MUDA</text:p>
          </table:table-cell>
          <table:table-cell office:value-type="string">
            <text:p>28</text:p>
          </table:table-cell>
        </table:table-row>
        <table:table-row table:style-name="ro1">
          <table:table-cell office:value-type="string">
            <text:p>08003</text:p>
          </table:table-cell>
          <table:table-cell office:value-type="string">
            <text:p>INSPEKTUR MINYAK DAN GAS BUMI PERTAMA</text:p>
          </table:table-cell>
          <table:table-cell office:value-type="string">
            <text:p>28</text:p>
          </table:table-cell>
        </table:table-row>
        <table:table-row table:style-name="ro1">
          <table:table-cell office:value-type="string">
            <text:p>03601</text:p>
          </table:table-cell>
          <table:table-cell office:value-type="string">
            <text:p>PENYULUH AGAMA MADYA</text:p>
          </table:table-cell>
          <table:table-cell office:value-type="string">
            <text:p>32</text:p>
          </table:table-cell>
        </table:table-row>
        <table:table-row table:style-name="ro1">
          <table:table-cell office:value-type="string">
            <text:p>03602</text:p>
          </table:table-cell>
          <table:table-cell office:value-type="string">
            <text:p>PENYULUH AGAMA MUDA</text:p>
          </table:table-cell>
          <table:table-cell office:value-type="string">
            <text:p>32</text:p>
          </table:table-cell>
        </table:table-row>
        <table:table-row table:style-name="ro1">
          <table:table-cell office:value-type="string">
            <text:p>03603</text:p>
          </table:table-cell>
          <table:table-cell office:value-type="string">
            <text:p>PENYULUH AGAMA PERTAMA</text:p>
          </table:table-cell>
          <table:table-cell office:value-type="string">
            <text:p>32</text:p>
          </table:table-cell>
        </table:table-row>
        <table:table-row table:style-name="ro1">
          <table:table-cell office:value-type="string">
            <text:p>03604</text:p>
          </table:table-cell>
          <table:table-cell office:value-type="string">
            <text:p>PENYULUH AGAMA PENYELIA</text:p>
          </table:table-cell>
          <table:table-cell office:value-type="string">
            <text:p>32</text:p>
          </table:table-cell>
        </table:table-row>
        <table:table-row table:style-name="ro1">
          <table:table-cell office:value-type="string">
            <text:p>03605</text:p>
          </table:table-cell>
          <table:table-cell office:value-type="string">
            <text:p>PENYULUH AGAMA PELAKSANA LANJUTAN</text:p>
          </table:table-cell>
          <table:table-cell office:value-type="string">
            <text:p>32</text:p>
          </table:table-cell>
        </table:table-row>
        <table:table-row table:style-name="ro1">
          <table:table-cell office:value-type="string">
            <text:p>03606</text:p>
          </table:table-cell>
          <table:table-cell office:value-type="string">
            <text:p>PENYULUH AGAMA PELAKSANA</text:p>
          </table:table-cell>
          <table:table-cell office:value-type="string">
            <text:p>32</text:p>
          </table:table-cell>
        </table:table-row>
        <table:table-row table:style-name="ro1">
          <table:table-cell office:value-type="string">
            <text:p>03701</text:p>
          </table:table-cell>
          <table:table-cell office:value-type="string">
            <text:p>PENGAWAS KETENAGAKERJAAN MADYA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03702</text:p>
          </table:table-cell>
          <table:table-cell office:value-type="string">
            <text:p>PENGAWAS KETENAGAKERJAAN MUDA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03703</text:p>
          </table:table-cell>
          <table:table-cell office:value-type="string">
            <text:p>PENGAWAS KETENAGAKERJAAN PERTAMA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03704</text:p>
          </table:table-cell>
          <table:table-cell office:value-type="string">
            <text:p>PENGAWAS KETENAGAKERJAAN PENYELIA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03705</text:p>
          </table:table-cell>
          <table:table-cell office:value-type="string">
            <text:p>PENGAWAS KETENAGAKERJAAN PELASANA LANJUTAN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03706</text:p>
          </table:table-cell>
          <table:table-cell office:value-type="string">
            <text:p>PENGAWAS KETENAGAKERJAAN PELASANA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07801</text:p>
          </table:table-cell>
          <table:table-cell office:value-type="string">
            <text:p>INSPEKTUR KETENAGALISTRIKAN MADYA</text:p>
          </table:table-cell>
          <table:table-cell office:value-type="string">
            <text:p>34</text:p>
          </table:table-cell>
        </table:table-row>
        <table:table-row table:style-name="ro1">
          <table:table-cell office:value-type="string">
            <text:p>07802</text:p>
          </table:table-cell>
          <table:table-cell office:value-type="string">
            <text:p>INSPEKTUR KETENAGALISTRIKAN MUDA</text:p>
          </table:table-cell>
          <table:table-cell office:value-type="string">
            <text:p>34</text:p>
          </table:table-cell>
        </table:table-row>
        <table:table-row table:style-name="ro1">
          <table:table-cell office:value-type="string">
            <text:p>07803</text:p>
          </table:table-cell>
          <table:table-cell office:value-type="string">
            <text:p>INSPEKTUR KETENAGALISTRIKAN PERTAMA</text:p>
          </table:table-cell>
          <table:table-cell office:value-type="string">
            <text:p>34</text:p>
          </table:table-cell>
        </table:table-row>
        <table:table-row table:style-name="ro1">
          <table:table-cell office:value-type="string">
            <text:p>09606</text:p>
          </table:table-cell>
          <table:table-cell office:value-type="string">
            <text:p>SEKRETARIS PENGGANTI MAHKAMAH PELAYARAN</text:p>
          </table:table-cell>
          <table:table-cell office:value-type="string">
            <text:p>35</text:p>
          </table:table-cell>
        </table:table-row>
        <table:table-row table:style-name="ro1">
          <table:table-cell office:value-type="string">
            <text:p>37001</text:p>
          </table:table-cell>
          <table:table-cell office:value-type="string">
            <text:p>PENGAWAS PEMERINTAHAN MADYA</text:p>
          </table:table-cell>
          <table:table-cell office:value-type="string">
            <text:p>37</text:p>
          </table:table-cell>
        </table:table-row>
        <table:table-row table:style-name="ro1">
          <table:table-cell office:value-type="string">
            <text:p>37002</text:p>
          </table:table-cell>
          <table:table-cell office:value-type="string">
            <text:p>PENGAWAS PEMERINTAHAN MUDA</text:p>
          </table:table-cell>
          <table:table-cell office:value-type="string">
            <text:p>37</text:p>
          </table:table-cell>
        </table:table-row>
        <table:table-row table:style-name="ro1">
          <table:table-cell office:value-type="string">
            <text:p>37003</text:p>
          </table:table-cell>
          <table:table-cell office:value-type="string">
            <text:p>PENGAWAS PEMERINTAHAN PERTAMA</text:p>
          </table:table-cell>
          <table:table-cell office:value-type="string">
            <text:p>37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9" table:default-cell-style-name="Default"/>
        <table:table-row table:style-name="ro1"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float" office:value="2">
            <text:p>2</text:p>
          </table:table-cell>
          <table:table-cell office:value-type="string">
            <text:p>PENATA RUANG MADYA</text:p>
          </table:table-cell>
          <table:table-cell table:formula="of:=LEN([.B1])"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NATA RUANG MUDA</text:p>
          </table:table-cell>
          <table:table-cell table:formula="of:=LEN([.B2])" office:value-type="float" office:value="17">
            <text:p>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ENATA RUANG PERTAMA</text:p>
          </table:table-cell>
          <table:table-cell table:formula="of:=LEN([.B3])"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USTAKAWAN MADYA</text:p>
          </table:table-cell>
          <table:table-cell table:formula="of:=LEN([.B4])"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USTAKAWAN MUDA</text:p>
          </table:table-cell>
          <table:table-cell table:formula="of:=LEN([.B5])"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USTAKAWAN UTAMA</text:p>
          </table:table-cell>
          <table:table-cell table:formula="of:=LEN([.B6])" office:value-type="float" office:value="16">
            <text:p>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USTAKAWAN PERTAMA</text:p>
          </table:table-cell>
          <table:table-cell table:formula="of:=LEN([.B7])" office:value-type="float" office:value="18">
            <text:p>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USTAKAWAN PENYELIA</text:p>
          </table:table-cell>
          <table:table-cell table:formula="of:=LEN([.B8])" office:value-type="float" office:value="19">
            <text:p>1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USTAKAWAN PELAKSANA LANJUTAN</text:p>
          </table:table-cell>
          <table:table-cell table:formula="of:=LEN([.B9])"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USTAKAWAN PELAKSANA</text:p>
          </table:table-cell>
          <table:table-cell table:formula="of:=LEN([.B10])" office:value-type="float" office:value="20">
            <text:p>2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EMERIKSA PAJAK MADYA</text:p>
          </table:table-cell>
          <table:table-cell table:formula="of:=LEN([.B11])" office:value-type="float" office:value="21">
            <text:p>2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EMERIKSA PAJAK MUDA</text:p>
          </table:table-cell>
          <table:table-cell table:formula="of:=LEN([.B12])" office:value-type="float" office:value="20">
            <text:p>2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EMERIKSA PAJAK PERTAMA</text:p>
          </table:table-cell>
          <table:table-cell table:formula="of:=LEN([.B13])" office:value-type="float" office:value="23">
            <text:p>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EMERIKSA PAJAK PENYELIA</text:p>
          </table:table-cell>
          <table:table-cell table:formula="of:=LEN([.B14])" office:value-type="float" office:value="24">
            <text:p>2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EMERIKSA PAJAK PELAKSANA LANJUTAN</text:p>
          </table:table-cell>
          <table:table-cell table:formula="of:=LEN([.B15])" office:value-type="float" office:value="34">
            <text:p>3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EMERIKSA PAJAK PELAKSANA</text:p>
          </table:table-cell>
          <table:table-cell table:formula="of:=LEN([.B16])" office:value-type="float" office:value="25">
            <text:p>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EMERIKSA BEA DAN CUKAI MADYA</text:p>
          </table:table-cell>
          <table:table-cell table:formula="of:=LEN([.B17])" office:value-type="float" office:value="29">
            <text:p>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EMERIKSA BEA DAN CUKAI MUDA</text:p>
          </table:table-cell>
          <table:table-cell table:formula="of:=LEN([.B18])" office:value-type="float" office:value="28">
            <text:p>2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EMERIKSA BEA DAN CUKAI PERTAMA</text:p>
          </table:table-cell>
          <table:table-cell table:formula="of:=LEN([.B19])" office:value-type="float" office:value="31">
            <text:p>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EMERIKSA</text:p>
          </table:table-cell>
          <table:table-cell table:formula="of:=LEN([.B20])" office:value-type="float" office:value="9">
            <text:p>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EA DAN CUKAI PENYELIA</text:p>
          </table:table-cell>
          <table:table-cell table:formula="of:=LEN([.B21])" office:value-type="float" office:value="22">
            <text:p>2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MERIKSA BEA DAN CUKAI PELAKSANA LANJUTAN</text:p>
          </table:table-cell>
          <table:table-cell table:formula="of:=LEN([.B22])" office:value-type="float" office:value="42">
            <text:p>4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EMERIKSA BEA DAN CUKAI PELAKSANA</text:p>
          </table:table-cell>
          <table:table-cell table:formula="of:=LEN([.B23])" office:value-type="float" office:value="33">
            <text:p>3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ENILAI PAJAK BUMI DAN BANGUNAN MADYA</text:p>
          </table:table-cell>
          <table:table-cell table:formula="of:=LEN([.B24])" office:value-type="float" office:value="37">
            <text:p>3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ENILAI PAJAK BUMI DAN BANGUNAN MUDA</text:p>
          </table:table-cell>
          <table:table-cell table:formula="of:=LEN([.B25])" office:value-type="float" office:value="36">
            <text:p>3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ENILAI PAJAK BUMI DAN BANGUNAN</text:p>
          </table:table-cell>
          <table:table-cell table:formula="of:=LEN([.B26])" office:value-type="float" office:value="31">
            <text:p>3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ERTAMA</text:p>
          </table:table-cell>
          <table:table-cell table:formula="of:=LEN([.B27])" office:value-type="float" office:value="7">
            <text:p>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NILAI PAJAK BUMI DAN BANGUNAN PENYELIA</text:p>
          </table:table-cell>
          <table:table-cell table:formula="of:=LEN([.B28])" office:value-type="float" office:value="40">
            <text:p>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ENILAI PAJAK BUMI DAN BANGUNAN PELAKSANA</text:p>
          </table:table-cell>
          <table:table-cell table:formula="of:=LEN([.B29])" office:value-type="float" office:value="41">
            <text:p>4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ANJUTAN</text:p>
          </table:table-cell>
          <table:table-cell table:formula="of:=LEN([.B30])" office:value-type="float" office:value="8">
            <text:p>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ENILAI PAJAK BUMI DAN BANGUNAN PELAKSANA</text:p>
          </table:table-cell>
          <table:table-cell table:formula="of:=LEN([.B31])" office:value-type="float" office:value="41">
            <text:p>4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ENGAMAT METEOROLOGI DAN GEOFISIKA MADYA</text:p>
          </table:table-cell>
          <table:table-cell table:formula="of:=LEN([.B32])" office:value-type="float" office:value="40">
            <text:p>4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ENGAMAT METEOROLOGI</text:p>
          </table:table-cell>
          <table:table-cell table:formula="of:=LEN([.B33])" office:value-type="float" office:value="20">
            <text:p>2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DAN GEOFISIKA MUDA</text:p>
          </table:table-cell>
          <table:table-cell table:formula="of:=LEN([.B34])" office:value-type="float" office:value="18">
            <text:p>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ENGAMAT METEOROLOGI DAN GEOFISIKA PERTAMA</text:p>
          </table:table-cell>
          <table:table-cell table:formula="of:=LEN([.B35])" office:value-type="float" office:value="42">
            <text:p>4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ENGAMAT METEOROLOGI DAN GEOFISIKA PENYELIA</text:p>
          </table:table-cell>
          <table:table-cell table:formula="of:=LEN([.B36])" office:value-type="float" office:value="43">
            <text:p>4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ENGAMAT METEOROLOGI DAN GEOFISIKA PELAKSANA</text:p>
          </table:table-cell>
          <table:table-cell table:formula="of:=LEN([.B37])" office:value-type="float" office:value="44">
            <text:p>4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LANJUTAN</text:p>
          </table:table-cell>
          <table:table-cell table:formula="of:=LEN([.B38])" office:value-type="float" office:value="8">
            <text:p>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ENGAMAT METEOROLOGI DAN GEOFISIKA PELAKSANA</text:p>
          </table:table-cell>
          <table:table-cell table:formula="of:=LEN([.B39])" office:value-type="float" office:value="44">
            <text:p>4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INSTRUKTUR MADYA</text:p>
          </table:table-cell>
          <table:table-cell table:formula="of:=LEN([.B40])" office:value-type="float" office:value="16">
            <text:p>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INSTRUKTUR MUDA</text:p>
          </table:table-cell>
          <table:table-cell table:formula="of:=LEN([.B41])" office:value-type="float" office:value="15">
            <text:p>1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INSTRUKTUR PERTAMA</text:p>
          </table:table-cell>
          <table:table-cell table:formula="of:=LEN([.B42])" office:value-type="float" office:value="18">
            <text:p>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INSTRUKTUR PENYELIA</text:p>
          </table:table-cell>
          <table:table-cell table:formula="of:=LEN([.B43])" office:value-type="float" office:value="19">
            <text:p>1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STRUKTUR PELAKSANA LANJUTAN</text:p>
          </table:table-cell>
          <table:table-cell table:formula="of:=LEN([.B44])" office:value-type="float" office:value="29">
            <text:p>2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NSTRUKTUR PELAKSANA</text:p>
          </table:table-cell>
          <table:table-cell table:formula="of:=LEN([.B45])" office:value-type="float" office:value="20">
            <text:p>2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DYAISWARA UTAMA</text:p>
          </table:table-cell>
          <table:table-cell table:formula="of:=LEN([.B46])" office:value-type="float" office:value="17">
            <text:p>1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WIDYAISWARA MADYA</text:p>
          </table:table-cell>
          <table:table-cell table:formula="of:=LEN([.B47])" office:value-type="float" office:value="17">
            <text:p>1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WIDYAISWARA MUDA</text:p>
          </table:table-cell>
          <table:table-cell table:formula="of:=LEN([.B48])" office:value-type="float" office:value="16">
            <text:p>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WIDYAISWARA PERTAMA</text:p>
          </table:table-cell>
          <table:table-cell table:formula="of:=LEN([.B49])" office:value-type="float" office:value="19">
            <text:p>1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ENGEMBANG TEKNOLOGI PEMBELAJARAN MADYA</text:p>
          </table:table-cell>
          <table:table-cell table:formula="of:=LEN([.B50])" office:value-type="float" office:value="39">
            <text:p>3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GURU</text:p>
          </table:table-cell>
          <table:table-cell table:formula="of:=LEN([.B51])" office:value-type="float" office:value="4">
            <text:p>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ESAR</text:p>
          </table:table-cell>
          <table:table-cell table:formula="of:=LEN([.B52])" office:value-type="float" office:value="5">
            <text:p>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EKTOR KEPALA</text:p>
          </table:table-cell>
          <table:table-cell table:formula="of:=LEN([.B53])" office:value-type="float" office:value="13">
            <text:p>1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EKTOR</text:p>
          </table:table-cell>
          <table:table-cell table:formula="of:=LEN([.B54])" office:value-type="float" office:value="6">
            <text:p>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SISTEN AHLI</text:p>
          </table:table-cell>
          <table:table-cell table:formula="of:=LEN([.B55])" office:value-type="float" office:value="12">
            <text:p>1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GURU BESAR SEBAGAI REKTOR</text:p>
          </table:table-cell>
          <table:table-cell table:formula="of:=LEN([.B56])" office:value-type="float" office:value="25">
            <text:p>2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LEKTOR KEPALA SEBAGAI REKTOR</text:p>
          </table:table-cell>
          <table:table-cell table:formula="of:=LEN([.B57])" office:value-type="float" office:value="28">
            <text:p>2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URU BESAR SEBAGAI PEMBANTU REKTOR/DEKAN</text:p>
          </table:table-cell>
          <table:table-cell table:formula="of:=LEN([.B58])" office:value-type="float" office:value="40">
            <text:p>4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EKTOR KEPALA SEBAGAI PEMBANTU REKTOR/DEKAN</text:p>
          </table:table-cell>
          <table:table-cell table:formula="of:=LEN([.B59])" office:value-type="float" office:value="43">
            <text:p>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GURU BESAR SBG PEMBANTU DEKAN/KETUA SEKOLAH</text:p>
          </table:table-cell>
          <table:table-cell table:formula="of:=LEN([.B60])" office:value-type="float" office:value="43">
            <text:p>4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INGGI /DIR. POLTEK/ DIR.AKADEMI</text:p>
          </table:table-cell>
          <table:table-cell table:formula="of:=LEN([.B61])" office:value-type="float" office:value="32">
            <text:p>3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LEKTOR KEPALA SBG PEMBANTU DEKAN/KETUA SEKOLAH</text:p>
          </table:table-cell>
          <table:table-cell table:formula="of:=LEN([.B62])" office:value-type="float" office:value="46">
            <text:p>4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INGGI /DIR. POLTEK/ DIR.AKADEMI</text:p>
          </table:table-cell>
          <table:table-cell table:formula="of:=LEN([.B63])" office:value-type="float" office:value="32">
            <text:p>3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LEKTOR SBG PEMBANTU DEKAN/KETUA SEKOLAH TINGGI</text:p>
          </table:table-cell>
          <table:table-cell table:formula="of:=LEN([.B64])" office:value-type="float" office:value="46">
            <text:p>4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/DIR. POLTEK/ DIR.AKADEMI</text:p>
          </table:table-cell>
          <table:table-cell table:formula="of:=LEN([.B65])" office:value-type="float" office:value="25">
            <text:p>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GURU BESAR SEBAGAI PEMBANTU KETUA/PEMBANTU</text:p>
          </table:table-cell>
          <table:table-cell table:formula="of:=LEN([.B66])" office:value-type="float" office:value="42">
            <text:p>4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IREKTUR</text:p>
          </table:table-cell>
          <table:table-cell table:formula="of:=LEN([.B67])" office:value-type="float" office:value="8">
            <text:p>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LEKTOR KEPALA SEBAGAI PEMBANTU KETUA/PEMBANTU</text:p>
          </table:table-cell>
          <table:table-cell table:formula="of:=LEN([.B68])" office:value-type="float" office:value="45">
            <text:p>4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IREKTUR</text:p>
          </table:table-cell>
          <table:table-cell table:formula="of:=LEN([.B69])" office:value-type="float" office:value="8">
            <text:p>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EKTOR SEBAGAI PEMBANTU KETUA/PEMBANTU DIREKTUR</text:p>
          </table:table-cell>
          <table:table-cell table:formula="of:=LEN([.B70])" office:value-type="float" office:value="47">
            <text:p>4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GURU GOLONGAN II</text:p>
          </table:table-cell>
          <table:table-cell table:formula="of:=LEN([.B71])" office:value-type="float" office:value="16">
            <text:p>1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GURU GOLONGAN III</text:p>
          </table:table-cell>
          <table:table-cell table:formula="of:=LEN([.B72])" office:value-type="float" office:value="17">
            <text:p>1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GURU</text:p>
          </table:table-cell>
          <table:table-cell table:formula="of:=LEN([.B73])" office:value-type="float" office:value="4">
            <text:p>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GOLONGAN IV</text:p>
          </table:table-cell>
          <table:table-cell table:formula="of:=LEN([.B74])" office:value-type="float" office:value="11">
            <text:p>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AMONG BELAJAR GOLONGAN II</text:p>
          </table:table-cell>
          <table:table-cell table:formula="of:=LEN([.B75])" office:value-type="float" office:value="26">
            <text:p>2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AMONG BELAJAR GOLONGAN III</text:p>
          </table:table-cell>
          <table:table-cell table:formula="of:=LEN([.B76])" office:value-type="float" office:value="27">
            <text:p>2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AMONG BELAJAR GOLONGAN IV</text:p>
          </table:table-cell>
          <table:table-cell table:formula="of:=LEN([.B77])" office:value-type="float" office:value="26">
            <text:p>2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ENILIK GOLONGAN II</text:p>
          </table:table-cell>
          <table:table-cell table:formula="of:=LEN([.B78])" office:value-type="float" office:value="19">
            <text:p>1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ENILIK GOLONGAN III</text:p>
          </table:table-cell>
          <table:table-cell table:formula="of:=LEN([.B79])" office:value-type="float" office:value="20">
            <text:p>2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ENILIK GOLONGAN IV</text:p>
          </table:table-cell>
          <table:table-cell table:formula="of:=LEN([.B80])" office:value-type="float" office:value="19">
            <text:p>1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GURU YANG DIBERI TUGAS</text:p>
          </table:table-cell>
          <table:table-cell table:formula="of:=LEN([.B81])" office:value-type="float" office:value="22">
            <text:p>2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TAMBAHAN SEBAGAI KEPALA TK,</text:p>
          </table:table-cell>
          <table:table-cell table:formula="of:=LEN([.B82])" office:value-type="float" office:value="27">
            <text:p>2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RA/BA, DAN YANG SEDERAJAT GOL II</text:p>
          </table:table-cell>
          <table:table-cell table:formula="of:=LEN([.B83])" office:value-type="float" office:value="32">
            <text:p>3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GURU YANG DIBERI TUGAS TAMBAHAN SEBAGAI KEPALA TK,</text:p>
          </table:table-cell>
          <table:table-cell table:formula="of:=LEN([.B84])" office:value-type="float" office:value="50">
            <text:p>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RA/BA, DAN YANG SEDERAJAT GOL III</text:p>
          </table:table-cell>
          <table:table-cell table:formula="of:=LEN([.B85])" office:value-type="float" office:value="33">
            <text:p>3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GURU YANG DIBERI TUGAS TAMBAHAN SEBAGAI KEPALA TK,</text:p>
          </table:table-cell>
          <table:table-cell table:formula="of:=LEN([.B86])" office:value-type="float" office:value="50">
            <text:p>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RA/BA, DAN YANG SEDERAJAT GOL IV</text:p>
          </table:table-cell>
          <table:table-cell table:formula="of:=LEN([.B87])" office:value-type="float" office:value="32">
            <text:p>3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GURU YANG DIBERI TUGAS TAMBAHAN SEBAGAI KEPALA</text:p>
          </table:table-cell>
          <table:table-cell table:formula="of:=LEN([.B88])" office:value-type="float" office:value="46">
            <text:p>4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, SDLB, MI, DAN SEDERAJAT GOL II</text:p>
          </table:table-cell>
          <table:table-cell table:formula="of:=LEN([.B89])" office:value-type="float" office:value="34">
            <text:p>3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GURU YANG DIBERI TUGAS TAMBAHAN SEBAGAI KEPALA</text:p>
          </table:table-cell>
          <table:table-cell table:formula="of:=LEN([.B90])" office:value-type="float" office:value="46">
            <text:p>4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, SDLB, MI, DAN SEDERAJAT GOL III</text:p>
          </table:table-cell>
          <table:table-cell table:formula="of:=LEN([.B91])" office:value-type="float" office:value="35">
            <text:p>3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GURU YANG DIBERI TUGAS TAMBAHAN SEBAGAI KEPALA</text:p>
          </table:table-cell>
          <table:table-cell table:formula="of:=LEN([.B92])" office:value-type="float" office:value="46">
            <text:p>4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D, SDLB, MI, DAN SEDERAJAT GOL IV</text:p>
          </table:table-cell>
          <table:table-cell table:formula="of:=LEN([.B93])" office:value-type="float" office:value="34">
            <text:p>3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GURU YANG DIBERI TUGAS TAMBAHAN SBG KEPALA SLTP,</text:p>
          </table:table-cell>
          <table:table-cell table:formula="of:=LEN([.B94])" office:value-type="float" office:value="48">
            <text:p>4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TS, DAN YANG SEDERAJAT GOL II</text:p>
          </table:table-cell>
          <table:table-cell table:formula="of:=LEN([.B95])" office:value-type="float" office:value="30">
            <text:p>3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GURU YANG DIBERI TUGAS TAMBAHAN SBG KEPALA SLTP,</text:p>
          </table:table-cell>
          <table:table-cell table:formula="of:=LEN([.B96])" office:value-type="float" office:value="48">
            <text:p>4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TS, DAN YANG SEDERAJAT GOL III</text:p>
          </table:table-cell>
          <table:table-cell table:formula="of:=LEN([.B97])" office:value-type="float" office:value="31">
            <text:p>3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GURU YANG DIBERI TUGAS TAMBAHAN SBG KEPALA</text:p>
          </table:table-cell>
          <table:table-cell table:formula="of:=LEN([.B98])" office:value-type="float" office:value="42">
            <text:p>4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LTP,</text:p>
          </table:table-cell>
          <table:table-cell table:formula="of:=LEN([.B99])" office:value-type="float" office:value="5">
            <text:p>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TS, DAN YANG SEDERAJAT GOL IV</text:p>
          </table:table-cell>
          <table:table-cell table:formula="of:=LEN([.B100])" office:value-type="float" office:value="30">
            <text:p>3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URU YANG DIBERI TUGAS TAMBAHAN SBG KEPALA</text:p>
          </table:table-cell>
          <table:table-cell table:formula="of:=LEN([.B101])" office:value-type="float" office:value="42">
            <text:p>4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EKOLAH MENENGAH , SLB, MA, DAN YANG SEDERAJAT GOL</text:p>
          </table:table-cell>
          <table:table-cell table:formula="of:=LEN([.B102])" office:value-type="float" office:value="50">
            <text:p>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III</text:p>
          </table:table-cell>
          <table:table-cell table:formula="of:=LEN([.B103])" office:value-type="float" office:value="3">
            <text:p>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GURU YANG DIBERI TUGAS TAMBAHAN SBG KEPALA</text:p>
          </table:table-cell>
          <table:table-cell table:formula="of:=LEN([.B104])" office:value-type="float" office:value="42">
            <text:p>4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EKOLAH MENENGAH , SLB, MA, DAN YANG SEDERAJAT GOL</text:p>
          </table:table-cell>
          <table:table-cell table:formula="of:=LEN([.B105])"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IV</text:p>
          </table:table-cell>
          <table:table-cell table:formula="of:=LEN([.B106])" office:value-type="float" office:value="2">
            <text:p>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ENGAWAS SEKOLAH DAN PENGAWAS MAPEL PEND.AGAMA</text:p>
          </table:table-cell>
          <table:table-cell table:formula="of:=LEN([.B107])" office:value-type="float" office:value="46">
            <text:p>4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URAIAN JABATAN FUNGSIONAL</text:p>
          </table:table-cell>
          <table:table-cell table:formula="of:=LEN([.B108])" office:value-type="float" office:value="25">
            <text:p>2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KELOMPOK</text:p>
          </table:table-cell>
          <table:table-cell table:formula="of:=LEN([.B109])" office:value-type="float" office:value="8">
            <text:p>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FUNGSIONAL</text:p>
          </table:table-cell>
          <table:table-cell table:formula="of:=LEN([.B110])" office:value-type="float" office:value="10">
            <text:p>1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D TK, RA/BA, SD,MI, SDLB, DAN YANG SEDERAJAT GOL III</text:p>
          </table:table-cell>
          <table:table-cell table:formula="of:=LEN([.B111])" office:value-type="float" office:value="53">
            <text:p>5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ENGAWAS SEKOLAH DAN PENGAWAS MAPEL PEND.AGAMA</text:p>
          </table:table-cell>
          <table:table-cell table:formula="of:=LEN([.B112])" office:value-type="float" office:value="46">
            <text:p>4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D TK, RA/BA, SD,MI, SDLB, DAN YANG SEDERAJAT GOL IV</text:p>
          </table:table-cell>
          <table:table-cell table:formula="of:=LEN([.B113])" office:value-type="float" office:value="52">
            <text:p>5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ENGAWAS MAPEL/ RUMPUN</text:p>
          </table:table-cell>
          <table:table-cell table:formula="of:=LEN([.B114])" office:value-type="float" office:value="22">
            <text:p>2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APEL DAN PENGAWAS</text:p>
          </table:table-cell>
          <table:table-cell table:formula="of:=LEN([.B115])" office:value-type="float" office:value="18">
            <text:p>1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BIMBINGAN DAN KONSELING PD SLTP, MTS, SEKOLAH</text:p>
          </table:table-cell>
          <table:table-cell table:formula="of:=LEN([.B116])" office:value-type="float" office:value="45">
            <text:p>4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ENENGAH, MA, DAN YANG SEDERAJAT GOL III</text:p>
          </table:table-cell>
          <table:table-cell table:formula="of:=LEN([.B117])" office:value-type="float" office:value="40">
            <text:p>4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PENGAWAS MAPEL/ RUMPUN MAPEL DAN PENGAWAS</text:p>
          </table:table-cell>
          <table:table-cell table:formula="of:=LEN([.B118])" office:value-type="float" office:value="41">
            <text:p>4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BIMBINGAN DAN KONSELING PD SLTP, MTS, SEKOLAH</text:p>
          </table:table-cell>
          <table:table-cell table:formula="of:=LEN([.B119])" office:value-type="float" office:value="45">
            <text:p>4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ENENGAH, MA, DAN YANG SEDERAJAT GOL IV</text:p>
          </table:table-cell>
          <table:table-cell table:formula="of:=LEN([.B120])" office:value-type="float" office:value="39">
            <text:p>3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ENGAWAS PENDIDIKAN LUAR BIASA PADA SEKOLAH LUAR</text:p>
          </table:table-cell>
          <table:table-cell table:formula="of:=LEN([.B121])" office:value-type="float" office:value="48">
            <text:p>4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BIASA GOL III</text:p>
          </table:table-cell>
          <table:table-cell table:formula="of:=LEN([.B122])" office:value-type="float" office:value="13">
            <text:p>1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ENGAWAS PENDIDIKAN LUAR BIASA PADA SEKOLAH LUAR</text:p>
          </table:table-cell>
          <table:table-cell table:formula="of:=LEN([.B123])" office:value-type="float" office:value="48">
            <text:p>4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IASA GOL IV</text:p>
          </table:table-cell>
          <table:table-cell table:formula="of:=LEN([.B124])" office:value-type="float" office:value="12">
            <text:p>1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GURU BANTU</text:p>
          </table:table-cell>
          <table:table-cell table:formula="of:=LEN([.B125])" office:value-type="float" office:value="10">
            <text:p>1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GURU BANTU I</text:p>
          </table:table-cell>
          <table:table-cell table:formula="of:=LEN([.B126])" office:value-type="float" office:value="12">
            <text:p>1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GURU BANTU II</text:p>
          </table:table-cell>
          <table:table-cell table:formula="of:=LEN([.B127])" office:value-type="float" office:value="13">
            <text:p>1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RANATA LABORATORIUM PENDIDIKAN MADYA</text:p>
          </table:table-cell>
          <table:table-cell table:formula="of:=LEN([.B128])" office:value-type="float" office:value="37">
            <text:p>3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RANATA LABORATORIUM PENDIDIKAN MUDA</text:p>
          </table:table-cell>
          <table:table-cell table:formula="of:=LEN([.B129])" office:value-type="float" office:value="36">
            <text:p>3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RANATA LABORATORIUM PENDIDIKAN PERTAMA</text:p>
          </table:table-cell>
          <table:table-cell table:formula="of:=LEN([.B130])" office:value-type="float" office:value="39">
            <text:p>3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RANATA LABORATORIUM PENDIDIKAN PENYELIA</text:p>
          </table:table-cell>
          <table:table-cell table:formula="of:=LEN([.B131])" office:value-type="float" office:value="40">
            <text:p>4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RANATA LABORATORIUM PENDIDIKAN PELAKSANA</text:p>
          </table:table-cell>
          <table:table-cell table:formula="of:=LEN([.B132])" office:value-type="float" office:value="41">
            <text:p>4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LAN</text:p>
          </table:table-cell>
          <table:table-cell table:formula="of:=LEN([.B133])" office:value-type="float" office:value="3">
            <text:p>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JUTAN</text:p>
          </table:table-cell>
          <table:table-cell table:formula="of:=LEN([.B134])" office:value-type="float" office:value="5">
            <text:p>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RANATA LABORATORIUM PENDIDIKAN PELAKSANA</text:p>
          </table:table-cell>
          <table:table-cell table:formula="of:=LEN([.B135])" office:value-type="float" office:value="41">
            <text:p>4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ENGEMBANG TEKNOLOGI PEMBELAJARAN MUDA</text:p>
          </table:table-cell>
          <table:table-cell table:formula="of:=LEN([.B136])" office:value-type="float" office:value="38">
            <text:p>3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ENGEMBANG TEKNOLOGI PEMBELAJARAN PERTAMA</text:p>
          </table:table-cell>
          <table:table-cell table:formula="of:=LEN([.B137])" office:value-type="float" office:value="41">
            <text:p>4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ENYULUH PERINDUSTRIAN DAN PERDAGANGAN MUDA</text:p>
          </table:table-cell>
          <table:table-cell table:formula="of:=LEN([.B138])" office:value-type="float" office:value="43">
            <text:p>4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YULUH PERINDUSTRIAN DAN PERDAGANGAN PERTAMA</text:p>
          </table:table-cell>
          <table:table-cell table:formula="of:=LEN([.B139])" office:value-type="float" office:value="46">
            <text:p>4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PENYULUH PERINDUSTRIAN</text:p>
          </table:table-cell>
          <table:table-cell table:formula="of:=LEN([.B140])" office:value-type="float" office:value="22">
            <text:p>2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DAN PERDAGANGAN PENYELIA</text:p>
          </table:table-cell>
          <table:table-cell table:formula="of:=LEN([.B141])" office:value-type="float" office:value="24">
            <text:p>2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PENYULUH PERINDUSTRIAN DAN PERDAGANGAN</text:p>
          </table:table-cell>
          <table:table-cell table:formula="of:=LEN([.B142])" office:value-type="float" office:value="38">
            <text:p>3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ELAKSANA LANJUTAN</text:p>
          </table:table-cell>
          <table:table-cell table:formula="of:=LEN([.B143])" office:value-type="float" office:value="18">
            <text:p>1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ENYULUH PERINDUSTRIAN DAN PERDAGANGAN</text:p>
          </table:table-cell>
          <table:table-cell table:formula="of:=LEN([.B144])" office:value-type="float" office:value="38">
            <text:p>3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ELAKSANA</text:p>
          </table:table-cell>
          <table:table-cell table:formula="of:=LEN([.B145])" office:value-type="float" office:value="9">
            <text:p>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ENYULUH PERINDUSTRIAN DAN PERDAGANGAN MADYA</text:p>
          </table:table-cell>
          <table:table-cell table:formula="of:=LEN([.B146])" office:value-type="float" office:value="44">
            <text:p>4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EKERJA SOSIAL MADYA</text:p>
          </table:table-cell>
          <table:table-cell table:formula="of:=LEN([.B147])" office:value-type="float" office:value="20">
            <text:p>2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EKERJA SOSIAL</text:p>
          </table:table-cell>
          <table:table-cell table:formula="of:=LEN([.B148])" office:value-type="float" office:value="14">
            <text:p>1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UDA</text:p>
          </table:table-cell>
          <table:table-cell table:formula="of:=LEN([.B149])" office:value-type="float" office:value="4">
            <text:p>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EKERJA SOSIAL PERTAMA</text:p>
          </table:table-cell>
          <table:table-cell table:formula="of:=LEN([.B150])" office:value-type="float" office:value="22">
            <text:p>2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EKERJA SOSIAL PENYELIA</text:p>
          </table:table-cell>
          <table:table-cell table:formula="of:=LEN([.B151])" office:value-type="float" office:value="23">
            <text:p>2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EKERJA SOSIAL PELAKSANA LANJUTAN</text:p>
          </table:table-cell>
          <table:table-cell table:formula="of:=LEN([.B152])" office:value-type="float" office:value="33">
            <text:p>3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EKERJA SOSIAL PELAKSANA</text:p>
          </table:table-cell>
          <table:table-cell table:formula="of:=LEN([.B153])" office:value-type="float" office:value="24">
            <text:p>2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EKERJA SOSIAL PELAKSANA PEMULA</text:p>
          </table:table-cell>
          <table:table-cell table:formula="of:=LEN([.B154])" office:value-type="float" office:value="31">
            <text:p>3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ENGANTAR KERJA MADYA</text:p>
          </table:table-cell>
          <table:table-cell table:formula="of:=LEN([.B155])" office:value-type="float" office:value="21">
            <text:p>2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ENGANTAR KERJA MUDA</text:p>
          </table:table-cell>
          <table:table-cell table:formula="of:=LEN([.B156])" office:value-type="float" office:value="20">
            <text:p>2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PENGANTAR KERJA PERTAMA</text:p>
          </table:table-cell>
          <table:table-cell table:formula="of:=LEN([.B157])" office:value-type="float" office:value="23">
            <text:p>2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ENGANTAR KERJA PENYELIA</text:p>
          </table:table-cell>
          <table:table-cell table:formula="of:=LEN([.B158])" office:value-type="float" office:value="24">
            <text:p>2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ENGANTAR KERJA PELAKSANA LANJUTAN</text:p>
          </table:table-cell>
          <table:table-cell table:formula="of:=LEN([.B159])" office:value-type="float" office:value="34">
            <text:p>3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ENGANTAR KERJA PELAKSANA</text:p>
          </table:table-cell>
          <table:table-cell table:formula="of:=LEN([.B160])" office:value-type="float" office:value="25">
            <text:p>2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ENGGERAK SWADAYA MASYARAKAT MADYA</text:p>
          </table:table-cell>
          <table:table-cell table:formula="of:=LEN([.B161])" office:value-type="float" office:value="34">
            <text:p>3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ENGGERAK SWADAYA MASYARAKAT MUDA</text:p>
          </table:table-cell>
          <table:table-cell table:formula="of:=LEN([.B162])" office:value-type="float" office:value="33">
            <text:p>3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ENGGERAK SWADAYA MASYARAKAT PERTAMA</text:p>
          </table:table-cell>
          <table:table-cell table:formula="of:=LEN([.B163])" office:value-type="float" office:value="36">
            <text:p>3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ENGGERAK SWADAYA MASYARAKAT PENYELIA</text:p>
          </table:table-cell>
          <table:table-cell table:formula="of:=LEN([.B164])" office:value-type="float" office:value="37">
            <text:p>3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ENGGERAK SWADAYA MASYARAKAT PELAKSANA</text:p>
          </table:table-cell>
          <table:table-cell table:formula="of:=LEN([.B165])" office:value-type="float" office:value="38">
            <text:p>3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LANJUTAN</text:p>
          </table:table-cell>
          <table:table-cell table:formula="of:=LEN([.B166])" office:value-type="float" office:value="8">
            <text:p>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ENGGERAK SWADAYA MASYARAKAT PELAKSANA</text:p>
          </table:table-cell>
          <table:table-cell table:formula="of:=LEN([.B167])" office:value-type="float" office:value="38">
            <text:p>3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ENGGERAK SWADAYA MASYARAKAT PELAKSANA PEMULA</text:p>
          </table:table-cell>
          <table:table-cell table:formula="of:=LEN([.B168])" office:value-type="float" office:value="45">
            <text:p>4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ENYULUH KELUARGA BERENCANA MADYA</text:p>
          </table:table-cell>
          <table:table-cell table:formula="of:=LEN([.B169])" office:value-type="float" office:value="33">
            <text:p>3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ENYULUH KELUARGA BERENCANA MUDA</text:p>
          </table:table-cell>
          <table:table-cell table:formula="of:=LEN([.B170])" office:value-type="float" office:value="32">
            <text:p>3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ENYULUH KELUARGA BERENCANA PERTAMA</text:p>
          </table:table-cell>
          <table:table-cell table:formula="of:=LEN([.B171])" office:value-type="float" office:value="35">
            <text:p>3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ENYULUH KELUARGA BERENCANA PENYELIA</text:p>
          </table:table-cell>
          <table:table-cell table:formula="of:=LEN([.B172])" office:value-type="float" office:value="36">
            <text:p>3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ENYULUH KELUARGA BERENCANA PELAKSANA LANJUTAN</text:p>
          </table:table-cell>
          <table:table-cell table:formula="of:=LEN([.B173])" office:value-type="float" office:value="46">
            <text:p>4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ENYULUH</text:p>
          </table:table-cell>
          <table:table-cell table:formula="of:=LEN([.B174])" office:value-type="float" office:value="8">
            <text:p>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KELUARGA BERENCANA PELAKSANA</text:p>
          </table:table-cell>
          <table:table-cell table:formula="of:=LEN([.B175])" office:value-type="float" office:value="28">
            <text:p>2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PENYULUH KELUARGA BERENCANA PELAKSANA PEMULA</text:p>
          </table:table-cell>
          <table:table-cell table:formula="of:=LEN([.B176])" office:value-type="float" office:value="44">
            <text:p>4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AUDITOR UTAMA</text:p>
          </table:table-cell>
          <table:table-cell table:formula="of:=LEN([.B177])" office:value-type="float" office:value="13">
            <text:p>1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AUDITOR MADYA</text:p>
          </table:table-cell>
          <table:table-cell table:formula="of:=LEN([.B178])" office:value-type="float" office:value="13">
            <text:p>1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AUDITOR MUDA</text:p>
          </table:table-cell>
          <table:table-cell table:formula="of:=LEN([.B179])" office:value-type="float" office:value="12">
            <text:p>1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AUDITOR PERTAMA</text:p>
          </table:table-cell>
          <table:table-cell table:formula="of:=LEN([.B180])" office:value-type="float" office:value="15">
            <text:p>1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AUDITOR PENYELIA</text:p>
          </table:table-cell>
          <table:table-cell table:formula="of:=LEN([.B181])" office:value-type="float" office:value="16">
            <text:p>1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AUDITOR PELAKSANA LANJUTAN</text:p>
          </table:table-cell>
          <table:table-cell table:formula="of:=LEN([.B182])" office:value-type="float" office:value="26">
            <text:p>2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UDITOR PELAKSANA</text:p>
          </table:table-cell>
          <table:table-cell table:formula="of:=LEN([.B183])" office:value-type="float" office:value="17">
            <text:p>17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PENGAMAT GUNUNG API PENYELIA</text:p>
          </table:table-cell>
          <table:table-cell table:formula="of:=LEN([.B184])" office:value-type="float" office:value="28">
            <text:p>2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ENGAMAT GUNUNG API PELAKSANA LANJUTAN</text:p>
          </table:table-cell>
          <table:table-cell table:formula="of:=LEN([.B185])" office:value-type="float" office:value="38">
            <text:p>3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PENGAMAT GUNUNG API PELAKSANA</text:p>
          </table:table-cell>
          <table:table-cell table:formula="of:=LEN([.B186])" office:value-type="float" office:value="29">
            <text:p>2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ENGAMAT GUNUNG API PELAKSANA PEMULA</text:p>
          </table:table-cell>
          <table:table-cell table:formula="of:=LEN([.B187])" office:value-type="float" office:value="36">
            <text:p>36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PENGAMAT GUNUNG API GOLONGAN II</text:p>
          </table:table-cell>
          <table:table-cell table:formula="of:=LEN([.B188])" office:value-type="float" office:value="31">
            <text:p>3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ENGAMAT</text:p>
          </table:table-cell>
          <table:table-cell table:formula="of:=LEN([.B189])" office:value-type="float" office:value="8">
            <text:p>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UNUNG API GOLONGAN I</text:p>
          </table:table-cell>
          <table:table-cell table:formula="of:=LEN([.B190])" office:value-type="float" office:value="21">
            <text:p>2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EKNISI SIARAN UTAMA MUDA</text:p>
          </table:table-cell>
          <table:table-cell table:formula="of:=LEN([.B191])" office:value-type="float" office:value="25">
            <text:p>2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EKNISI SIARAN UTAMA PRATAMA</text:p>
          </table:table-cell>
          <table:table-cell table:formula="of:=LEN([.B192])" office:value-type="float" office:value="28">
            <text:p>2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EKNISI SIARAN MADYA</text:p>
          </table:table-cell>
          <table:table-cell table:formula="of:=LEN([.B193])" office:value-type="float" office:value="20">
            <text:p>2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EKNISI SIARAN MUDA</text:p>
          </table:table-cell>
          <table:table-cell table:formula="of:=LEN([.B194])" office:value-type="float" office:value="19">
            <text:p>1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EKNISI SIARAN PRATAMA</text:p>
          </table:table-cell>
          <table:table-cell table:formula="of:=LEN([.B195])" office:value-type="float" office:value="22">
            <text:p>2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JUN TEKNISI SIARAN</text:p>
          </table:table-cell>
          <table:table-cell table:formula="of:=LEN([.B196])" office:value-type="float" office:value="19">
            <text:p>1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AJUN TEKNISI SIARAN MADYA</text:p>
          </table:table-cell>
          <table:table-cell table:formula="of:=LEN([.B197])" office:value-type="float" office:value="25">
            <text:p>2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AJUN TEKNISI SIARAN MUDA</text:p>
          </table:table-cell>
          <table:table-cell table:formula="of:=LEN([.B198])" office:value-type="float" office:value="24">
            <text:p>2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ASISTEN TEKNISI SIARAN</text:p>
          </table:table-cell>
          <table:table-cell table:formula="of:=LEN([.B199])" office:value-type="float" office:value="22">
            <text:p>2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ASISTEN TEKNISI SIARAN MADYA</text:p>
          </table:table-cell>
          <table:table-cell table:formula="of:=LEN([.B200])" office:value-type="float" office:value="28">
            <text:p>28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ASISTEN TEKNISI SIARAN MUDA</text:p>
          </table:table-cell>
          <table:table-cell table:formula="of:=LEN([.B201])" office:value-type="float" office:value="27">
            <text:p>2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ANDALAN SIARAN UTAMA MUDA</text:p>
          </table:table-cell>
          <table:table-cell table:formula="of:=LEN([.B202])" office:value-type="float" office:value="25">
            <text:p>25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ANDALAN SIARAN UTAMA PRATAMA</text:p>
          </table:table-cell>
          <table:table-cell table:formula="of:=LEN([.B203])" office:value-type="float" office:value="28">
            <text:p>2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NDALAN SIARAN MADYA</text:p>
          </table:table-cell>
          <table:table-cell table:formula="of:=LEN([.B204])" office:value-type="float" office:value="20">
            <text:p>2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ANDALAN SIARAN MUDA</text:p>
          </table:table-cell>
          <table:table-cell table:formula="of:=LEN([.B205])" office:value-type="float" office:value="19">
            <text:p>19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ANDALAN SIARAN PRATAMA</text:p>
          </table:table-cell>
          <table:table-cell table:formula="of:=LEN([.B206])" office:value-type="float" office:value="22">
            <text:p>2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AJUN ANDALAN SIARAN</text:p>
          </table:table-cell>
          <table:table-cell table:formula="of:=LEN([.B207])" office:value-type="float" office:value="19">
            <text:p>1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AJUN ANDALAN SIARAN MADYA</text:p>
          </table:table-cell>
          <table:table-cell table:formula="of:=LEN([.B208])" office:value-type="float" office:value="25">
            <text:p>2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AJUN ANDALAN SIARAN MUDA</text:p>
          </table:table-cell>
          <table:table-cell table:formula="of:=LEN([.B209])" office:value-type="float" office:value="24">
            <text:p>2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ASISTEN ANDALAN SIARAN</text:p>
          </table:table-cell>
          <table:table-cell table:formula="of:=LEN([.B210])" office:value-type="float" office:value="22">
            <text:p>22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ASISTEN ANDALAN SIARAN MADYA</text:p>
          </table:table-cell>
          <table:table-cell table:formula="of:=LEN([.B211])" office:value-type="float" office:value="28">
            <text:p>28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ASISTEN</text:p>
          </table:table-cell>
          <table:table-cell table:formula="of:=LEN([.B212])" office:value-type="float" office:value="7">
            <text:p>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ANDALAN SIARAN MUDA</text:p>
          </table:table-cell>
          <table:table-cell table:formula="of:=LEN([.B213])" office:value-type="float" office:value="19">
            <text:p>1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ADIKARA SIARAN UTAMA MUDA</text:p>
          </table:table-cell>
          <table:table-cell table:formula="of:=LEN([.B214])" office:value-type="float" office:value="25">
            <text:p>2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ADIKARA SIARAN UTAMA PRATAMA</text:p>
          </table:table-cell>
          <table:table-cell table:formula="of:=LEN([.B215])" office:value-type="float" office:value="28">
            <text:p>2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ADIKARA SIARAN UTAMA MADYA</text:p>
          </table:table-cell>
          <table:table-cell table:formula="of:=LEN([.B216])" office:value-type="float" office:value="26">
            <text:p>2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URAIAN JABATAN FUNGSIONAL</text:p>
          </table:table-cell>
          <table:table-cell table:formula="of:=LEN([.B217])" office:value-type="float" office:value="25">
            <text:p>2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KELOMPOK</text:p>
          </table:table-cell>
          <table:table-cell table:formula="of:=LEN([.B218])" office:value-type="float" office:value="8">
            <text:p>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FUNGSIONAL</text:p>
          </table:table-cell>
          <table:table-cell table:formula="of:=LEN([.B219])" office:value-type="float" office:value="10">
            <text:p>1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ADIKARA SIARAN MUDA</text:p>
          </table:table-cell>
          <table:table-cell table:formula="of:=LEN([.B220])" office:value-type="float" office:value="19">
            <text:p>19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ADIKARA SIARAN PRATAMA</text:p>
          </table:table-cell>
          <table:table-cell table:formula="of:=LEN([.B221])" office:value-type="float" office:value="22">
            <text:p>2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AJUN ADIKARA SIARAN</text:p>
          </table:table-cell>
          <table:table-cell table:formula="of:=LEN([.B222])" office:value-type="float" office:value="19">
            <text:p>1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AJUN ADIKARA SIARAN</text:p>
          </table:table-cell>
          <table:table-cell table:formula="of:=LEN([.B223])" office:value-type="float" office:value="19">
            <text:p>19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ADYA</text:p>
          </table:table-cell>
          <table:table-cell table:formula="of:=LEN([.B224])" office:value-type="float" office:value="5">
            <text:p>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AJUN ADIKARA SIARAN MUDA</text:p>
          </table:table-cell>
          <table:table-cell table:formula="of:=LEN([.B225])" office:value-type="float" office:value="24">
            <text:p>2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SISTEN ADIKARA SIARAN</text:p>
          </table:table-cell>
          <table:table-cell table:formula="of:=LEN([.B226])" office:value-type="float" office:value="22">
            <text:p>2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SISTEN ADIKARA SIARAN MADYA</text:p>
          </table:table-cell>
          <table:table-cell table:formula="of:=LEN([.B227])" office:value-type="float" office:value="28">
            <text:p>28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ASISTEN ADIKARA SIARAN MUDA</text:p>
          </table:table-cell>
          <table:table-cell table:formula="of:=LEN([.B228])" office:value-type="float" office:value="27">
            <text:p>2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EKNISI PENERBANGAN PENYELIA</text:p>
          </table:table-cell>
          <table:table-cell table:formula="of:=LEN([.B229])" office:value-type="float" office:value="28">
            <text:p>2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TEKNISI PENERBANGAN PELAKSANA LANJUTAN</text:p>
          </table:table-cell>
          <table:table-cell table:formula="of:=LEN([.B230])" office:value-type="float" office:value="38">
            <text:p>3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TEKNISI</text:p>
          </table:table-cell>
          <table:table-cell table:formula="of:=LEN([.B231])" office:value-type="float" office:value="7">
            <text:p>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PENERBANGAN PELAKSANA</text:p>
          </table:table-cell>
          <table:table-cell table:formula="of:=LEN([.B232])" office:value-type="float" office:value="21">
            <text:p>2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PENGUJI MUTU BARANG MADYA</text:p>
          </table:table-cell>
          <table:table-cell table:formula="of:=LEN([.B233])" office:value-type="float" office:value="25">
            <text:p>2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PENGUJI MUTU BARANG MUDA</text:p>
          </table:table-cell>
          <table:table-cell table:formula="of:=LEN([.B234])" office:value-type="float" office:value="24">
            <text:p>2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PENGUJI MUTU BARANG PERTAMA</text:p>
          </table:table-cell>
          <table:table-cell table:formula="of:=LEN([.B235])" office:value-type="float" office:value="27">
            <text:p>2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PENGUJI MUTU BARANG PENYELIA</text:p>
          </table:table-cell>
          <table:table-cell table:formula="of:=LEN([.B236])" office:value-type="float" office:value="28">
            <text:p>2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PENGUJI MUTU BARANG PELAKSANA LANJUTAN</text:p>
          </table:table-cell>
          <table:table-cell table:formula="of:=LEN([.B237])" office:value-type="float" office:value="38">
            <text:p>3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ENGUJI MUTU BARANG</text:p>
          </table:table-cell>
          <table:table-cell table:formula="of:=LEN([.B238])" office:value-type="float" office:value="19">
            <text:p>1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LAKSANA</text:p>
          </table:table-cell>
          <table:table-cell table:formula="of:=LEN([.B239])" office:value-type="float" office:value="9">
            <text:p>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PENERA MADYA</text:p>
          </table:table-cell>
          <table:table-cell table:formula="of:=LEN([.B240])" office:value-type="float" office:value="12">
            <text:p>1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PENERA MUDA</text:p>
          </table:table-cell>
          <table:table-cell table:formula="of:=LEN([.B241])" office:value-type="float" office:value="11">
            <text:p>1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ENERA PERTAMA</text:p>
          </table:table-cell>
          <table:table-cell table:formula="of:=LEN([.B242])" office:value-type="float" office:value="14">
            <text:p>14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ENERA PENYELIA</text:p>
          </table:table-cell>
          <table:table-cell table:formula="of:=LEN([.B243])" office:value-type="float" office:value="15">
            <text:p>1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ENERA PELAKSANA LANJUTAN</text:p>
          </table:table-cell>
          <table:table-cell table:formula="of:=LEN([.B244])" office:value-type="float" office:value="25">
            <text:p>2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PENERA PELAKSANA</text:p>
          </table:table-cell>
          <table:table-cell table:formula="of:=LEN([.B245])" office:value-type="float" office:value="16">
            <text:p>1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PENGAWAS MUTU PAKAN MADYA</text:p>
          </table:table-cell>
          <table:table-cell table:formula="of:=LEN([.B246])" office:value-type="float" office:value="25">
            <text:p>2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PENGAWAS MUTU PAKAN MUDA</text:p>
          </table:table-cell>
          <table:table-cell table:formula="of:=LEN([.B247])" office:value-type="float" office:value="24">
            <text:p>24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PENGAWAS MUTU PAKAN PERTAMA</text:p>
          </table:table-cell>
          <table:table-cell table:formula="of:=LEN([.B248])" office:value-type="float" office:value="27">
            <text:p>2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PENGAWAS MUTU PAKAN PENYELIA</text:p>
          </table:table-cell>
          <table:table-cell table:formula="of:=LEN([.B249])" office:value-type="float" office:value="28">
            <text:p>28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PENGAWAS MUTU PAKAN PELAKSANA LANJUTAN</text:p>
          </table:table-cell>
          <table:table-cell table:formula="of:=LEN([.B250])" office:value-type="float" office:value="38">
            <text:p>38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PENGAWAS MUTU PAKAN PELAKSANA</text:p>
          </table:table-cell>
          <table:table-cell table:formula="of:=LEN([.B251])" office:value-type="float" office:value="29">
            <text:p>29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PENGAWAS MUTU PAKAN PELAKSANA PEMULA</text:p>
          </table:table-cell>
          <table:table-cell table:formula="of:=LEN([.B252])" office:value-type="float" office:value="36">
            <text:p>3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PENGUJI KENDARAAN BERMOTOR PENYELIA</text:p>
          </table:table-cell>
          <table:table-cell table:formula="of:=LEN([.B253])" office:value-type="float" office:value="35">
            <text:p>3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PENGUJI KENDARAAN BERMOTOR PELAKSANA LANJUTAN</text:p>
          </table:table-cell>
          <table:table-cell table:formula="of:=LEN([.B254])" office:value-type="float" office:value="45">
            <text:p>45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PENGUJI KENDARAAN BERMOTOR PELAKSANA</text:p>
          </table:table-cell>
          <table:table-cell table:formula="of:=LEN([.B255])" office:value-type="float" office:value="36">
            <text:p>36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PENGUJI KENDARAAN BERMOTOR PELAKSANA PEMULA</text:p>
          </table:table-cell>
          <table:table-cell table:formula="of:=LEN([.B256])" office:value-type="float" office:value="43">
            <text:p>4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INSPEKTUR TAMBANG MADYA</text:p>
          </table:table-cell>
          <table:table-cell table:formula="of:=LEN([.B257])" office:value-type="float" office:value="23">
            <text:p>23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INSPEKTUR TAMBANG MUDA</text:p>
          </table:table-cell>
          <table:table-cell table:formula="of:=LEN([.B258])" office:value-type="float" office:value="22">
            <text:p>22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INSPEKTUR TAMBANG PERTAMA</text:p>
          </table:table-cell>
          <table:table-cell table:formula="of:=LEN([.B259])" office:value-type="float" office:value="25">
            <text:p>2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INSPEKTUR MINYAK DAN GAS BUMI MADYA</text:p>
          </table:table-cell>
          <table:table-cell table:formula="of:=LEN([.B260])" office:value-type="float" office:value="35">
            <text:p>3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INSPEKTUR MINYAK DAN GAS BUMI MUDA</text:p>
          </table:table-cell>
          <table:table-cell table:formula="of:=LEN([.B261])" office:value-type="float" office:value="34">
            <text:p>3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INSPEKTUR MINYAK DAN GAS BUMI PERTAMA</text:p>
          </table:table-cell>
          <table:table-cell table:formula="of:=LEN([.B262])" office:value-type="float" office:value="37">
            <text:p>37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PENYULUH AGAMA MADYA</text:p>
          </table:table-cell>
          <table:table-cell table:formula="of:=LEN([.B263])" office:value-type="float" office:value="20">
            <text:p>2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PENYULUH AGAMA MUDA</text:p>
          </table:table-cell>
          <table:table-cell table:formula="of:=LEN([.B264])" office:value-type="float" office:value="19">
            <text:p>19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PENYULUH AGAMA PERTAMA</text:p>
          </table:table-cell>
          <table:table-cell table:formula="of:=LEN([.B265])" office:value-type="float" office:value="22">
            <text:p>2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PENYULUH</text:p>
          </table:table-cell>
          <table:table-cell table:formula="of:=LEN([.B266])" office:value-type="float" office:value="8">
            <text:p>8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AGAMA PENYELIA</text:p>
          </table:table-cell>
          <table:table-cell table:formula="of:=LEN([.B267])" office:value-type="float" office:value="14">
            <text:p>1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PENYULUH AGAMA PELAKSANA LANJUTAN</text:p>
          </table:table-cell>
          <table:table-cell table:formula="of:=LEN([.B268])" office:value-type="float" office:value="33">
            <text:p>33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PENYULUH AGAMA PELAKSANA</text:p>
          </table:table-cell>
          <table:table-cell table:formula="of:=LEN([.B269])" office:value-type="float" office:value="24">
            <text:p>2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PENGAWAS KETENAGAKERJAAN MADYA</text:p>
          </table:table-cell>
          <table:table-cell table:formula="of:=LEN([.B270])" office:value-type="float" office:value="30">
            <text:p>3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PENGAWAS KETENAGAKERJAAN MUDA</text:p>
          </table:table-cell>
          <table:table-cell table:formula="of:=LEN([.B271])" office:value-type="float" office:value="29">
            <text:p>29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PENGAWAS KETENAGAKERJAAN PERTAMA</text:p>
          </table:table-cell>
          <table:table-cell table:formula="of:=LEN([.B272])" office:value-type="float" office:value="32">
            <text:p>3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ENGAWAS KETENAGAKERJAAN</text:p>
          </table:table-cell>
          <table:table-cell table:formula="of:=LEN([.B273])" office:value-type="float" office:value="24">
            <text:p>2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PENYELIA</text:p>
          </table:table-cell>
          <table:table-cell table:formula="of:=LEN([.B274])" office:value-type="float" office:value="8">
            <text:p>8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PENGAWAS KETENAGAKERJAAN PELASANA LANJUTAN</text:p>
          </table:table-cell>
          <table:table-cell table:formula="of:=LEN([.B275])" office:value-type="float" office:value="42">
            <text:p>4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PENGAWAS KETENAGAKERJAAN PELASANA</text:p>
          </table:table-cell>
          <table:table-cell table:formula="of:=LEN([.B276])" office:value-type="float" office:value="33">
            <text:p>3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INSPEKTUR KETENAGALISTRIKAN MADYA</text:p>
          </table:table-cell>
          <table:table-cell table:formula="of:=LEN([.B277])" office:value-type="float" office:value="33">
            <text:p>3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INSPEKTUR KETENAGALISTRIKAN MUDA</text:p>
          </table:table-cell>
          <table:table-cell table:formula="of:=LEN([.B278])" office:value-type="float" office:value="32">
            <text:p>3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INSPEKTUR KETENAGALISTRIKAN PERTAMA</text:p>
          </table:table-cell>
          <table:table-cell table:formula="of:=LEN([.B279])" office:value-type="float" office:value="35">
            <text:p>3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EKRETARIS PENGGANTI MAHKAMAH PELAYARAN</text:p>
          </table:table-cell>
          <table:table-cell table:formula="of:=LEN([.B280])" office:value-type="float" office:value="39">
            <text:p>39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PENGAWAS PEMERINTAHAN MADYA</text:p>
          </table:table-cell>
          <table:table-cell table:formula="of:=LEN([.B281])" office:value-type="float" office:value="27">
            <text:p>2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PENGAWAS PEMERINTAHAN MUDA</text:p>
          </table:table-cell>
          <table:table-cell table:formula="of:=LEN([.B282])" office:value-type="float" office:value="26">
            <text:p>2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PENGAWAS PEMERINTAHAN PERTAMA</text:p>
          </table:table-cell>
          <table:table-cell table:formula="of:=LEN([.B283])" office:value-type="float" office:value="29">
            <text:p>29</text:p>
          </table:table-cell>
        </table:table-row>
      </table:table>
      <table:database-ranges>
        <table:database-range table:target-range-address="Sheet3.A1:Sheet3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/12/2014</text:date>, <text:time>14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3:47:27.82</meta:creation-date>
    <dc:date>2014-12-12T14:33:47.08</dc:date>
    <meta:editing-duration>PT31M7S</meta:editing-duration>
    <meta:editing-cycles>4</meta:editing-cycles>
    <meta:generator>OpenOffice/4.0.1$Win32 OpenOffice.org_project/401m5$Build-9714</meta:generator>
    <meta:document-statistic meta:table-count="4" meta:cell-count="3990" meta:object-count="0"/>
  </office:meta>
</office:document-meta>
</file>